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3.5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Remote: cf &amp; logger</text:p>
          </table:table-cell>
          <table:table-cell table:number-columns-repeated="9"/>
        </table:table-row>
        <table:table-row table:style-name="ro1">
          <table:table-cell office:value-type="float" office:value="1427749494.0588" calcext:value-type="float">
            <text:p>1427749494.0588</text:p>
          </table:table-cell>
          <table:table-cell office:value-type="float" office:value="1427749575.59698" calcext:value-type="float">
            <text:p>1427749575.59698</text:p>
          </table:table-cell>
          <table:table-cell table:number-columns-repeated="6"/>
          <table:table-cell table:formula="of:=MAX([.B2];[.D2];[.G2])-MAX([.A2];[.C2];[.E2])" office:value-type="float" office:value="81.5381860733032" calcext:value-type="float">
            <text:p>81.5381860733</text:p>
          </table:table-cell>
          <table:table-cell table:formula="of:=IF(ISBLANK([.E2]);&quot;&quot;;[.I2])">
            <text:p/>
          </table:table-cell>
        </table:table-row>
        <table:table-row table:style-name="ro1">
          <table:table-cell table:number-columns-repeated="2"/>
          <table:table-cell office:value-type="float" office:value="1427749494.0588" calcext:value-type="float">
            <text:p>1427749494.0588</text:p>
          </table:table-cell>
          <table:table-cell office:value-type="float" office:value="1427749495.92472" calcext:value-type="float">
            <text:p>1427749495.92472</text:p>
          </table:table-cell>
          <table:table-cell table:number-columns-repeated="4"/>
          <table:table-cell table:formula="of:=MAX([.B3];[.D3];[.G3])-MAX([.A3];[.C3];[.E3])" office:value-type="float" office:value="1.86591506004334" calcext:value-type="float">
            <text:p>1.86591506</text:p>
          </table:table-cell>
          <table:table-cell table:formula="of:=IF(ISBLANK([.E3]);&quot;&quot;;[.I3])">
            <text:p/>
          </table:table-cell>
        </table:table-row>
        <table:table-row table:style-name="ro1">
          <table:table-cell table:number-columns-repeated="4"/>
          <table:table-cell office:value-type="float" office:value="1427749494.05881" calcext:value-type="float">
            <text:p>1427749494.05881</text:p>
          </table:table-cell>
          <table:table-cell office:value-type="float" office:value="1427749495.80884" calcext:value-type="float">
            <text:p>1427749495.80884</text:p>
          </table:table-cell>
          <table:table-cell office:value-type="float" office:value="1427749495.84371" calcext:value-type="float">
            <text:p>1427749495.84371</text:p>
          </table:table-cell>
          <table:table-cell/>
          <table:table-cell table:formula="of:=MAX([.B4];[.D4];[.G4])-MAX([.A4];[.C4];[.E4])" office:value-type="float" office:value="1.78490805625916" calcext:value-type="float">
            <text:p>1.7849080563</text:p>
          </table:table-cell>
          <table:table-cell table:formula="of:=IF(ISBLANK([.E4]);&quot;&quot;;[.I4])" office:value-type="float" office:value="1.78490805625916" calcext:value-type="float">
            <text:p>1.7849080563</text:p>
          </table:table-cell>
        </table:table-row>
        <table:table-row table:style-name="ro1">
          <table:table-cell table:number-columns-repeated="4"/>
          <table:table-cell office:value-type="float" office:value="1427749494.05898" calcext:value-type="float">
            <text:p>1427749494.05898</text:p>
          </table:table-cell>
          <table:table-cell office:value-type="float" office:value="1427749495.80899" calcext:value-type="float">
            <text:p>1427749495.80899</text:p>
          </table:table-cell>
          <table:table-cell office:value-type="float" office:value="1427749495.84404" calcext:value-type="float">
            <text:p>1427749495.84404</text:p>
          </table:table-cell>
          <table:table-cell/>
          <table:table-cell table:formula="of:=MAX([.B5];[.D5];[.G5])-MAX([.A5];[.C5];[.E5])" office:value-type="float" office:value="1.78506302833557" calcext:value-type="float">
            <text:p>1.7850630283</text:p>
          </table:table-cell>
          <table:table-cell table:formula="of:=IF(ISBLANK([.E5]);&quot;&quot;;[.I5])" office:value-type="float" office:value="1.78506302833557" calcext:value-type="float">
            <text:p>1.7850630283</text:p>
          </table:table-cell>
        </table:table-row>
        <table:table-row table:style-name="ro1">
          <table:table-cell table:number-columns-repeated="4"/>
          <table:table-cell office:value-type="float" office:value="1427749494.05919" calcext:value-type="float">
            <text:p>1427749494.05919</text:p>
          </table:table-cell>
          <table:table-cell office:value-type="float" office:value="1427749495.80878" calcext:value-type="float">
            <text:p>1427749495.80878</text:p>
          </table:table-cell>
          <table:table-cell office:value-type="float" office:value="1427749495.84411" calcext:value-type="float">
            <text:p>1427749495.84411</text:p>
          </table:table-cell>
          <table:table-cell/>
          <table:table-cell table:formula="of:=MAX([.B6];[.D6];[.G6])-MAX([.A6];[.C6];[.E6])" office:value-type="float" office:value="1.78491711616516" calcext:value-type="float">
            <text:p>1.7849171162</text:p>
          </table:table-cell>
          <table:table-cell table:formula="of:=IF(ISBLANK([.E6]);&quot;&quot;;[.I6])" office:value-type="float" office:value="1.78491711616516" calcext:value-type="float">
            <text:p>1.7849171162</text:p>
          </table:table-cell>
        </table:table-row>
        <table:table-row table:style-name="ro1">
          <table:table-cell table:number-columns-repeated="4"/>
          <table:table-cell office:value-type="float" office:value="1427749494.05936" calcext:value-type="float">
            <text:p>1427749494.05936</text:p>
          </table:table-cell>
          <table:table-cell office:value-type="float" office:value="1427749495.80904" calcext:value-type="float">
            <text:p>1427749495.80904</text:p>
          </table:table-cell>
          <table:table-cell office:value-type="float" office:value="1427749495.8441" calcext:value-type="float">
            <text:p>1427749495.8441</text:p>
          </table:table-cell>
          <table:table-cell/>
          <table:table-cell table:formula="of:=MAX([.B7];[.D7];[.G7])-MAX([.A7];[.C7];[.E7])" office:value-type="float" office:value="1.78473997116089" calcext:value-type="float">
            <text:p>1.7847399712</text:p>
          </table:table-cell>
          <table:table-cell table:formula="of:=IF(ISBLANK([.E7]);&quot;&quot;;[.I7])" office:value-type="float" office:value="1.78473997116089" calcext:value-type="float">
            <text:p>1.7847399712</text:p>
          </table:table-cell>
        </table:table-row>
        <table:table-row table:style-name="ro1">
          <table:table-cell table:number-columns-repeated="4"/>
          <table:table-cell office:value-type="float" office:value="1427749494.05951" calcext:value-type="float">
            <text:p>1427749494.05951</text:p>
          </table:table-cell>
          <table:table-cell office:value-type="float" office:value="1427749495.80914" calcext:value-type="float">
            <text:p>1427749495.80914</text:p>
          </table:table-cell>
          <table:table-cell office:value-type="float" office:value="1427749495.8436" calcext:value-type="float">
            <text:p>1427749495.8436</text:p>
          </table:table-cell>
          <table:table-cell/>
          <table:table-cell table:formula="of:=MAX([.B8];[.D8];[.G8])-MAX([.A8];[.C8];[.E8])" office:value-type="float" office:value="1.78409194946289" calcext:value-type="float">
            <text:p>1.7840919495</text:p>
          </table:table-cell>
          <table:table-cell table:formula="of:=IF(ISBLANK([.E8]);&quot;&quot;;[.I8])" office:value-type="float" office:value="1.78409194946289" calcext:value-type="float">
            <text:p>1.7840919495</text:p>
          </table:table-cell>
        </table:table-row>
        <table:table-row table:style-name="ro1">
          <table:table-cell table:number-columns-repeated="4"/>
          <table:table-cell office:value-type="float" office:value="1427749494.05969" calcext:value-type="float">
            <text:p>1427749494.05969</text:p>
          </table:table-cell>
          <table:table-cell office:value-type="float" office:value="1427749495.80909" calcext:value-type="float">
            <text:p>1427749495.80909</text:p>
          </table:table-cell>
          <table:table-cell office:value-type="float" office:value="1427749495.84366" calcext:value-type="float">
            <text:p>1427749495.84366</text:p>
          </table:table-cell>
          <table:table-cell/>
          <table:table-cell table:formula="of:=MAX([.B9];[.D9];[.G9])-MAX([.A9];[.C9];[.E9])" office:value-type="float" office:value="1.78396606445313" calcext:value-type="float">
            <text:p>1.7839660645</text:p>
          </table:table-cell>
          <table:table-cell table:formula="of:=IF(ISBLANK([.E9]);&quot;&quot;;[.I9])" office:value-type="float" office:value="1.78396606445313" calcext:value-type="float">
            <text:p>1.7839660645</text:p>
          </table:table-cell>
        </table:table-row>
        <table:table-row table:style-name="ro1">
          <table:table-cell table:number-columns-repeated="4"/>
          <table:table-cell office:value-type="float" office:value="1427749494.05991" calcext:value-type="float">
            <text:p>1427749494.05991</text:p>
          </table:table-cell>
          <table:table-cell office:value-type="float" office:value="1427749495.80889" calcext:value-type="float">
            <text:p>1427749495.80889</text:p>
          </table:table-cell>
          <table:table-cell office:value-type="float" office:value="1427749495.8462" calcext:value-type="float">
            <text:p>1427749495.8462</text:p>
          </table:table-cell>
          <table:table-cell/>
          <table:table-cell table:formula="of:=MAX([.B10];[.D10];[.G10])-MAX([.A10];[.C10];[.E10])" office:value-type="float" office:value="1.78629112243652" calcext:value-type="float">
            <text:p>1.7862911224</text:p>
          </table:table-cell>
          <table:table-cell table:formula="of:=IF(ISBLANK([.E10]);&quot;&quot;;[.I10])" office:value-type="float" office:value="1.78629112243652" calcext:value-type="float">
            <text:p>1.7862911224</text:p>
          </table:table-cell>
        </table:table-row>
        <table:table-row table:style-name="ro1">
          <table:table-cell table:number-columns-repeated="4"/>
          <table:table-cell office:value-type="float" office:value="1427749494.06013" calcext:value-type="float">
            <text:p>1427749494.06013</text:p>
          </table:table-cell>
          <table:table-cell office:value-type="float" office:value="1427749495.89308" calcext:value-type="float">
            <text:p>1427749495.89308</text:p>
          </table:table-cell>
          <table:table-cell office:value-type="float" office:value="1427749495.92471" calcext:value-type="float">
            <text:p>1427749495.92471</text:p>
          </table:table-cell>
          <table:table-cell/>
          <table:table-cell table:formula="of:=MAX([.B11];[.D11];[.G11])-MAX([.A11];[.C11];[.E11])" office:value-type="float" office:value="1.86458015441895" calcext:value-type="float">
            <text:p>1.8645801544</text:p>
          </table:table-cell>
          <table:table-cell table:formula="of:=IF(ISBLANK([.E11]);&quot;&quot;;[.I11])" office:value-type="float" office:value="1.86458015441895" calcext:value-type="float">
            <text:p>1.8645801544</text:p>
          </table:table-cell>
        </table:table-row>
        <table:table-row table:style-name="ro1">
          <table:table-cell table:number-columns-repeated="4"/>
          <table:table-cell office:value-type="float" office:value="1427749494.06036" calcext:value-type="float">
            <text:p>1427749494.06036</text:p>
          </table:table-cell>
          <table:table-cell office:value-type="float" office:value="1427749495.80919" calcext:value-type="float">
            <text:p>1427749495.80919</text:p>
          </table:table-cell>
          <table:table-cell office:value-type="float" office:value="1427749495.84628" calcext:value-type="float">
            <text:p>1427749495.84628</text:p>
          </table:table-cell>
          <table:table-cell/>
          <table:table-cell table:formula="of:=MAX([.B12];[.D12];[.G12])-MAX([.A12];[.C12];[.E12])" office:value-type="float" office:value="1.78592300415039" calcext:value-type="float">
            <text:p>1.7859230042</text:p>
          </table:table-cell>
          <table:table-cell table:formula="of:=IF(ISBLANK([.E12]);&quot;&quot;;[.I12])" office:value-type="float" office:value="1.78592300415039" calcext:value-type="float">
            <text:p>1.7859230042</text:p>
          </table:table-cell>
        </table:table-row>
        <table:table-row table:style-name="ro1">
          <table:table-cell table:number-columns-repeated="4"/>
          <table:table-cell office:value-type="float" office:value="1427749494.06058" calcext:value-type="float">
            <text:p>1427749494.06058</text:p>
          </table:table-cell>
          <table:table-cell office:value-type="float" office:value="1427749495.80894" calcext:value-type="float">
            <text:p>1427749495.80894</text:p>
          </table:table-cell>
          <table:table-cell office:value-type="float" office:value="1427749495.84409" calcext:value-type="float">
            <text:p>1427749495.84409</text:p>
          </table:table-cell>
          <table:table-cell/>
          <table:table-cell table:formula="of:=MAX([.B13];[.D13];[.G13])-MAX([.A13];[.C13];[.E13])" office:value-type="float" office:value="1.78351807594299" calcext:value-type="float">
            <text:p>1.7835180759</text:p>
          </table:table-cell>
          <table:table-cell table:formula="of:=IF(ISBLANK([.E13]);&quot;&quot;;[.I13])" office:value-type="float" office:value="1.78351807594299" calcext:value-type="float">
            <text:p>1.7835180759</text:p>
          </table:table-cell>
        </table:table-row>
        <table:table-row table:style-name="ro1">
          <table:table-cell table:number-columns-repeated="2"/>
          <table:table-cell office:value-type="float" office:value="1427749495.92473" calcext:value-type="float">
            <text:p>1427749495.92473</text:p>
          </table:table-cell>
          <table:table-cell office:value-type="float" office:value="1427749497.55453" calcext:value-type="float">
            <text:p>1427749497.55453</text:p>
          </table:table-cell>
          <table:table-cell table:number-columns-repeated="4"/>
          <table:table-cell table:formula="of:=MAX([.B14];[.D14];[.G14])-MAX([.A14];[.C14];[.E14])" office:value-type="float" office:value="1.62979793548584" calcext:value-type="float">
            <text:p>1.6297979355</text:p>
          </table:table-cell>
          <table:table-cell table:formula="of:=IF(ISBLANK([.E14]);&quot;&quot;;[.I14])">
            <text:p/>
          </table:table-cell>
        </table:table-row>
        <table:table-row table:style-name="ro1">
          <table:table-cell table:number-columns-repeated="4"/>
          <table:table-cell office:value-type="float" office:value="1427749495.92473" calcext:value-type="float">
            <text:p>1427749495.92473</text:p>
          </table:table-cell>
          <table:table-cell office:value-type="float" office:value="1427749497.44009" calcext:value-type="float">
            <text:p>1427749497.44009</text:p>
          </table:table-cell>
          <table:table-cell office:value-type="float" office:value="1427749497.47703" calcext:value-type="float">
            <text:p>1427749497.47703</text:p>
          </table:table-cell>
          <table:table-cell/>
          <table:table-cell table:formula="of:=MAX([.B15];[.D15];[.G15])-MAX([.A15];[.C15];[.E15])" office:value-type="float" office:value="1.55229783058167" calcext:value-type="float">
            <text:p>1.5522978306</text:p>
          </table:table-cell>
          <table:table-cell table:formula="of:=IF(ISBLANK([.E15]);&quot;&quot;;[.I15])" office:value-type="float" office:value="1.55229783058167" calcext:value-type="float">
            <text:p>1.5522978306</text:p>
          </table:table-cell>
        </table:table-row>
        <table:table-row table:style-name="ro1">
          <table:table-cell table:number-columns-repeated="4"/>
          <table:table-cell office:value-type="float" office:value="1427749495.92485" calcext:value-type="float">
            <text:p>1427749495.92485</text:p>
          </table:table-cell>
          <table:table-cell office:value-type="float" office:value="1427749497.43911" calcext:value-type="float">
            <text:p>1427749497.43911</text:p>
          </table:table-cell>
          <table:table-cell office:value-type="float" office:value="1427749497.47547" calcext:value-type="float">
            <text:p>1427749497.47547</text:p>
          </table:table-cell>
          <table:table-cell/>
          <table:table-cell table:formula="of:=MAX([.B16];[.D16];[.G16])-MAX([.A16];[.C16];[.E16])" office:value-type="float" office:value="1.55062007904053" calcext:value-type="float">
            <text:p>1.550620079</text:p>
          </table:table-cell>
          <table:table-cell table:formula="of:=IF(ISBLANK([.E16]);&quot;&quot;;[.I16])" office:value-type="float" office:value="1.55062007904053" calcext:value-type="float">
            <text:p>1.550620079</text:p>
          </table:table-cell>
        </table:table-row>
        <table:table-row table:style-name="ro1">
          <table:table-cell table:number-columns-repeated="4"/>
          <table:table-cell office:value-type="float" office:value="1427749495.92495" calcext:value-type="float">
            <text:p>1427749495.92495</text:p>
          </table:table-cell>
          <table:table-cell office:value-type="float" office:value="1427749497.27428" calcext:value-type="float">
            <text:p>1427749497.27428</text:p>
          </table:table-cell>
          <table:table-cell office:value-type="float" office:value="1427749497.43906" calcext:value-type="float">
            <text:p>1427749497.43906</text:p>
          </table:table-cell>
          <table:table-cell/>
          <table:table-cell table:formula="of:=MAX([.B17];[.D17];[.G17])-MAX([.A17];[.C17];[.E17])" office:value-type="float" office:value="1.51411008834839" calcext:value-type="float">
            <text:p>1.5141100883</text:p>
          </table:table-cell>
          <table:table-cell table:formula="of:=IF(ISBLANK([.E17]);&quot;&quot;;[.I17])" office:value-type="float" office:value="1.51411008834839" calcext:value-type="float">
            <text:p>1.5141100883</text:p>
          </table:table-cell>
        </table:table-row>
        <table:table-row table:style-name="ro1">
          <table:table-cell table:number-columns-repeated="4"/>
          <table:table-cell office:value-type="float" office:value="1427749495.92503" calcext:value-type="float">
            <text:p>1427749495.92503</text:p>
          </table:table-cell>
          <table:table-cell office:value-type="float" office:value="1427749497.43896" calcext:value-type="float">
            <text:p>1427749497.43896</text:p>
          </table:table-cell>
          <table:table-cell office:value-type="float" office:value="1427749497.47543" calcext:value-type="float">
            <text:p>1427749497.47543</text:p>
          </table:table-cell>
          <table:table-cell/>
          <table:table-cell table:formula="of:=MAX([.B18];[.D18];[.G18])-MAX([.A18];[.C18];[.E18])" office:value-type="float" office:value="1.55040121078491" calcext:value-type="float">
            <text:p>1.5504012108</text:p>
          </table:table-cell>
          <table:table-cell table:formula="of:=IF(ISBLANK([.E18]);&quot;&quot;;[.I18])" office:value-type="float" office:value="1.55040121078491" calcext:value-type="float">
            <text:p>1.5504012108</text:p>
          </table:table-cell>
        </table:table-row>
        <table:table-row table:style-name="ro1">
          <table:table-cell table:number-columns-repeated="4"/>
          <table:table-cell office:value-type="float" office:value="1427749495.92511" calcext:value-type="float">
            <text:p>1427749495.92511</text:p>
          </table:table-cell>
          <table:table-cell office:value-type="float" office:value="1427749497.43902" calcext:value-type="float">
            <text:p>1427749497.43902</text:p>
          </table:table-cell>
          <table:table-cell office:value-type="float" office:value="1427749497.4744" calcext:value-type="float">
            <text:p>1427749497.4744</text:p>
          </table:table-cell>
          <table:table-cell/>
          <table:table-cell table:formula="of:=MAX([.B19];[.D19];[.G19])-MAX([.A19];[.C19];[.E19])" office:value-type="float" office:value="1.54929399490356" calcext:value-type="float">
            <text:p>1.5492939949</text:p>
          </table:table-cell>
          <table:table-cell table:formula="of:=IF(ISBLANK([.E19]);&quot;&quot;;[.I19])" office:value-type="float" office:value="1.54929399490356" calcext:value-type="float">
            <text:p>1.5492939949</text:p>
          </table:table-cell>
        </table:table-row>
        <table:table-row table:style-name="ro1">
          <table:table-cell table:number-columns-repeated="4"/>
          <table:table-cell office:value-type="float" office:value="1427749495.92516" calcext:value-type="float">
            <text:p>1427749495.92516</text:p>
          </table:table-cell>
          <table:table-cell office:value-type="float" office:value="1427749497.43891" calcext:value-type="float">
            <text:p>1427749497.43891</text:p>
          </table:table-cell>
          <table:table-cell office:value-type="float" office:value="1427749497.47543" calcext:value-type="float">
            <text:p>1427749497.47543</text:p>
          </table:table-cell>
          <table:table-cell/>
          <table:table-cell table:formula="of:=MAX([.B20];[.D20];[.G20])-MAX([.A20];[.C20];[.E20])" office:value-type="float" office:value="1.55026292800903" calcext:value-type="float">
            <text:p>1.550262928</text:p>
          </table:table-cell>
          <table:table-cell table:formula="of:=IF(ISBLANK([.E20]);&quot;&quot;;[.I20])" office:value-type="float" office:value="1.55026292800903" calcext:value-type="float">
            <text:p>1.550262928</text:p>
          </table:table-cell>
        </table:table-row>
        <table:table-row table:style-name="ro1">
          <table:table-cell table:number-columns-repeated="4"/>
          <table:table-cell office:value-type="float" office:value="1427749495.92522" calcext:value-type="float">
            <text:p>1427749495.92522</text:p>
          </table:table-cell>
          <table:table-cell office:value-type="float" office:value="1427749497.43885" calcext:value-type="float">
            <text:p>1427749497.43885</text:p>
          </table:table-cell>
          <table:table-cell office:value-type="float" office:value="1427749497.47437" calcext:value-type="float">
            <text:p>1427749497.47437</text:p>
          </table:table-cell>
          <table:table-cell/>
          <table:table-cell table:formula="of:=MAX([.B21];[.D21];[.G21])-MAX([.A21];[.C21];[.E21])" office:value-type="float" office:value="1.54914999008179" calcext:value-type="float">
            <text:p>1.5491499901</text:p>
          </table:table-cell>
          <table:table-cell table:formula="of:=IF(ISBLANK([.E21]);&quot;&quot;;[.I21])" office:value-type="float" office:value="1.54914999008179" calcext:value-type="float">
            <text:p>1.5491499901</text:p>
          </table:table-cell>
        </table:table-row>
        <table:table-row table:style-name="ro1">
          <table:table-cell table:number-columns-repeated="4"/>
          <table:table-cell office:value-type="float" office:value="1427749495.92527" calcext:value-type="float">
            <text:p>1427749495.92527</text:p>
          </table:table-cell>
          <table:table-cell office:value-type="float" office:value="1427749497.43879" calcext:value-type="float">
            <text:p>1427749497.43879</text:p>
          </table:table-cell>
          <table:table-cell office:value-type="float" office:value="1427749497.47154" calcext:value-type="float">
            <text:p>1427749497.47154</text:p>
          </table:table-cell>
          <table:table-cell/>
          <table:table-cell table:formula="of:=MAX([.B22];[.D22];[.G22])-MAX([.A22];[.C22];[.E22])" office:value-type="float" office:value="1.54626989364624" calcext:value-type="float">
            <text:p>1.5462698936</text:p>
          </table:table-cell>
          <table:table-cell table:formula="of:=IF(ISBLANK([.E22]);&quot;&quot;;[.I22])" office:value-type="float" office:value="1.54626989364624" calcext:value-type="float">
            <text:p>1.5462698936</text:p>
          </table:table-cell>
        </table:table-row>
        <table:table-row table:style-name="ro1">
          <table:table-cell table:number-columns-repeated="4"/>
          <table:table-cell office:value-type="float" office:value="1427749495.92533" calcext:value-type="float">
            <text:p>1427749495.92533</text:p>
          </table:table-cell>
          <table:table-cell office:value-type="float" office:value="1427749497.52757" calcext:value-type="float">
            <text:p>1427749497.52757</text:p>
          </table:table-cell>
          <table:table-cell office:value-type="float" office:value="1427749497.55452" calcext:value-type="float">
            <text:p>1427749497.55452</text:p>
          </table:table-cell>
          <table:table-cell/>
          <table:table-cell table:formula="of:=MAX([.B23];[.D23];[.G23])-MAX([.A23];[.C23];[.E23])" office:value-type="float" office:value="1.62919211387634" calcext:value-type="float">
            <text:p>1.6291921139</text:p>
          </table:table-cell>
          <table:table-cell table:formula="of:=IF(ISBLANK([.E23]);&quot;&quot;;[.I23])" office:value-type="float" office:value="1.62919211387634" calcext:value-type="float">
            <text:p>1.6291921139</text:p>
          </table:table-cell>
        </table:table-row>
        <table:table-row table:style-name="ro1">
          <table:table-cell table:number-columns-repeated="4"/>
          <table:table-cell office:value-type="float" office:value="1427749495.92538" calcext:value-type="float">
            <text:p>1427749495.92538</text:p>
          </table:table-cell>
          <table:table-cell office:value-type="float" office:value="1427749497.43917" calcext:value-type="float">
            <text:p>1427749497.43917</text:p>
          </table:table-cell>
          <table:table-cell office:value-type="float" office:value="1427749497.47443" calcext:value-type="float">
            <text:p>1427749497.47443</text:p>
          </table:table-cell>
          <table:table-cell/>
          <table:table-cell table:formula="of:=MAX([.B24];[.D24];[.G24])-MAX([.A24];[.C24];[.E24])" office:value-type="float" office:value="1.54905200004578" calcext:value-type="float">
            <text:p>1.549052</text:p>
          </table:table-cell>
          <table:table-cell table:formula="of:=IF(ISBLANK([.E24]);&quot;&quot;;[.I24])" office:value-type="float" office:value="1.54905200004578" calcext:value-type="float">
            <text:p>1.549052</text:p>
          </table:table-cell>
        </table:table-row>
        <table:table-row table:style-name="ro1">
          <table:table-cell table:number-columns-repeated="2"/>
          <table:table-cell office:value-type="float" office:value="1427749497.55454" calcext:value-type="float">
            <text:p>1427749497.55454</text:p>
          </table:table-cell>
          <table:table-cell office:value-type="float" office:value="1427749499.15057" calcext:value-type="float">
            <text:p>1427749499.15057</text:p>
          </table:table-cell>
          <table:table-cell table:number-columns-repeated="4"/>
          <table:table-cell table:formula="of:=MAX([.B25];[.D25];[.G25])-MAX([.A25];[.C25];[.E25])" office:value-type="float" office:value="1.59602880477905" calcext:value-type="float">
            <text:p>1.5960288048</text:p>
          </table:table-cell>
          <table:table-cell table:formula="of:=IF(ISBLANK([.E25]);&quot;&quot;;[.I25])">
            <text:p/>
          </table:table-cell>
        </table:table-row>
        <table:table-row table:style-name="ro1">
          <table:table-cell table:number-columns-repeated="4"/>
          <table:table-cell office:value-type="float" office:value="1427749497.55454" calcext:value-type="float">
            <text:p>1427749497.55454</text:p>
          </table:table-cell>
          <table:table-cell office:value-type="float" office:value="1427749499.1183" calcext:value-type="float">
            <text:p>1427749499.1183</text:p>
          </table:table-cell>
          <table:table-cell office:value-type="float" office:value="1427749499.15056" calcext:value-type="float">
            <text:p>1427749499.15056</text:p>
          </table:table-cell>
          <table:table-cell/>
          <table:table-cell table:formula="of:=MAX([.B26];[.D26];[.G26])-MAX([.A26];[.C26];[.E26])" office:value-type="float" office:value="1.59602093696594" calcext:value-type="float">
            <text:p>1.596020937</text:p>
          </table:table-cell>
          <table:table-cell table:formula="of:=IF(ISBLANK([.E26]);&quot;&quot;;[.I26])" office:value-type="float" office:value="1.59602093696594" calcext:value-type="float">
            <text:p>1.596020937</text:p>
          </table:table-cell>
        </table:table-row>
        <table:table-row table:style-name="ro1">
          <table:table-cell table:number-columns-repeated="4"/>
          <table:table-cell office:value-type="float" office:value="1427749497.5548" calcext:value-type="float">
            <text:p>1427749497.5548</text:p>
          </table:table-cell>
          <table:table-cell office:value-type="float" office:value="1427749498.60411" calcext:value-type="float">
            <text:p>1427749498.60411</text:p>
          </table:table-cell>
          <table:table-cell office:value-type="float" office:value="1427749499.03038" calcext:value-type="float">
            <text:p>1427749499.03038</text:p>
          </table:table-cell>
          <table:table-cell/>
          <table:table-cell table:formula="of:=MAX([.B27];[.D27];[.G27])-MAX([.A27];[.C27];[.E27])" office:value-type="float" office:value="1.47558403015137" calcext:value-type="float">
            <text:p>1.4755840302</text:p>
          </table:table-cell>
          <table:table-cell table:formula="of:=IF(ISBLANK([.E27]);&quot;&quot;;[.I27])" office:value-type="float" office:value="1.47558403015137" calcext:value-type="float">
            <text:p>1.4755840302</text:p>
          </table:table-cell>
        </table:table-row>
        <table:table-row table:style-name="ro1">
          <table:table-cell table:number-columns-repeated="4"/>
          <table:table-cell office:value-type="float" office:value="1427749497.55502" calcext:value-type="float">
            <text:p>1427749497.55502</text:p>
          </table:table-cell>
          <table:table-cell office:value-type="float" office:value="1427749499.03018" calcext:value-type="float">
            <text:p>1427749499.03018</text:p>
          </table:table-cell>
          <table:table-cell office:value-type="float" office:value="1427749499.07142" calcext:value-type="float">
            <text:p>1427749499.07142</text:p>
          </table:table-cell>
          <table:table-cell/>
          <table:table-cell table:formula="of:=MAX([.B28];[.D28];[.G28])-MAX([.A28];[.C28];[.E28])" office:value-type="float" office:value="1.51640605926514" calcext:value-type="float">
            <text:p>1.5164060593</text:p>
          </table:table-cell>
          <table:table-cell table:formula="of:=IF(ISBLANK([.E28]);&quot;&quot;;[.I28])" office:value-type="float" office:value="1.51640605926514" calcext:value-type="float">
            <text:p>1.5164060593</text:p>
          </table:table-cell>
        </table:table-row>
        <table:table-row table:style-name="ro1">
          <table:table-cell table:number-columns-repeated="4"/>
          <table:table-cell office:value-type="float" office:value="1427749497.55524" calcext:value-type="float">
            <text:p>1427749497.55524</text:p>
          </table:table-cell>
          <table:table-cell office:value-type="float" office:value="1427749499.03013" calcext:value-type="float">
            <text:p>1427749499.03013</text:p>
          </table:table-cell>
          <table:table-cell office:value-type="float" office:value="1427749499.06748" calcext:value-type="float">
            <text:p>1427749499.06748</text:p>
          </table:table-cell>
          <table:table-cell/>
          <table:table-cell table:formula="of:=MAX([.B29];[.D29];[.G29])-MAX([.A29];[.C29];[.E29])" office:value-type="float" office:value="1.51224207878113" calcext:value-type="float">
            <text:p>1.5122420788</text:p>
          </table:table-cell>
          <table:table-cell table:formula="of:=IF(ISBLANK([.E29]);&quot;&quot;;[.I29])" office:value-type="float" office:value="1.51224207878113" calcext:value-type="float">
            <text:p>1.5122420788</text:p>
          </table:table-cell>
        </table:table-row>
        <table:table-row table:style-name="ro1">
          <table:table-cell table:number-columns-repeated="4"/>
          <table:table-cell office:value-type="float" office:value="1427749497.55549" calcext:value-type="float">
            <text:p>1427749497.55549</text:p>
          </table:table-cell>
          <table:table-cell office:value-type="float" office:value="1427749499.03024" calcext:value-type="float">
            <text:p>1427749499.03024</text:p>
          </table:table-cell>
          <table:table-cell office:value-type="float" office:value="1427749499.068" calcext:value-type="float">
            <text:p>1427749499.068</text:p>
          </table:table-cell>
          <table:table-cell/>
          <table:table-cell table:formula="of:=MAX([.B30];[.D30];[.G30])-MAX([.A30];[.C30];[.E30])" office:value-type="float" office:value="1.51250791549683" calcext:value-type="float">
            <text:p>1.5125079155</text:p>
          </table:table-cell>
          <table:table-cell table:formula="of:=IF(ISBLANK([.E30]);&quot;&quot;;[.I30])" office:value-type="float" office:value="1.51250791549683" calcext:value-type="float">
            <text:p>1.5125079155</text:p>
          </table:table-cell>
        </table:table-row>
        <table:table-row table:style-name="ro1">
          <table:table-cell table:number-columns-repeated="4"/>
          <table:table-cell office:value-type="float" office:value="1427749497.55561" calcext:value-type="float">
            <text:p>1427749497.55561</text:p>
          </table:table-cell>
          <table:table-cell office:value-type="float" office:value="1427749499.03029" calcext:value-type="float">
            <text:p>1427749499.03029</text:p>
          </table:table-cell>
          <table:table-cell office:value-type="float" office:value="1427749499.07014" calcext:value-type="float">
            <text:p>1427749499.07014</text:p>
          </table:table-cell>
          <table:table-cell/>
          <table:table-cell table:formula="of:=MAX([.B31];[.D31];[.G31])-MAX([.A31];[.C31];[.E31])" office:value-type="float" office:value="1.51452803611755" calcext:value-type="float">
            <text:p>1.5145280361</text:p>
          </table:table-cell>
          <table:table-cell table:formula="of:=IF(ISBLANK([.E31]);&quot;&quot;;[.I31])" office:value-type="float" office:value="1.51452803611755" calcext:value-type="float">
            <text:p>1.5145280361</text:p>
          </table:table-cell>
        </table:table-row>
        <table:table-row table:style-name="ro1">
          <table:table-cell table:number-columns-repeated="4"/>
          <table:table-cell office:value-type="float" office:value="1427749497.55569" calcext:value-type="float">
            <text:p>1427749497.55569</text:p>
          </table:table-cell>
          <table:table-cell office:value-type="float" office:value="1427749499.03035" calcext:value-type="float">
            <text:p>1427749499.03035</text:p>
          </table:table-cell>
          <table:table-cell office:value-type="float" office:value="1427749499.06805" calcext:value-type="float">
            <text:p>1427749499.06805</text:p>
          </table:table-cell>
          <table:table-cell/>
          <table:table-cell table:formula="of:=MAX([.B32];[.D32];[.G32])-MAX([.A32];[.C32];[.E32])" office:value-type="float" office:value="1.51235294342041" calcext:value-type="float">
            <text:p>1.5123529434</text:p>
          </table:table-cell>
          <table:table-cell table:formula="of:=IF(ISBLANK([.E32]);&quot;&quot;;[.I32])" office:value-type="float" office:value="1.51235294342041" calcext:value-type="float">
            <text:p>1.5123529434</text:p>
          </table:table-cell>
        </table:table-row>
        <table:table-row table:style-name="ro1">
          <table:table-cell table:number-columns-repeated="4"/>
          <table:table-cell office:value-type="float" office:value="1427749497.55578" calcext:value-type="float">
            <text:p>1427749497.55578</text:p>
          </table:table-cell>
          <table:table-cell office:value-type="float" office:value="1427749499.03007" calcext:value-type="float">
            <text:p>1427749499.03007</text:p>
          </table:table-cell>
          <table:table-cell office:value-type="float" office:value="1427749499.06367" calcext:value-type="float">
            <text:p>1427749499.06367</text:p>
          </table:table-cell>
          <table:table-cell/>
          <table:table-cell table:formula="of:=MAX([.B33];[.D33];[.G33])-MAX([.A33];[.C33];[.E33])" office:value-type="float" office:value="1.50789618492126" calcext:value-type="float">
            <text:p>1.5078961849</text:p>
          </table:table-cell>
          <table:table-cell table:formula="of:=IF(ISBLANK([.E33]);&quot;&quot;;[.I33])" office:value-type="float" office:value="1.50789618492126" calcext:value-type="float">
            <text:p>1.5078961849</text:p>
          </table:table-cell>
        </table:table-row>
        <table:table-row table:style-name="ro1">
          <table:table-cell table:number-columns-repeated="4"/>
          <table:table-cell office:value-type="float" office:value="1427749497.55586" calcext:value-type="float">
            <text:p>1427749497.55586</text:p>
          </table:table-cell>
          <table:table-cell office:value-type="float" office:value="1427749499.03049" calcext:value-type="float">
            <text:p>1427749499.03049</text:p>
          </table:table-cell>
          <table:table-cell office:value-type="float" office:value="1427749499.06795" calcext:value-type="float">
            <text:p>1427749499.06795</text:p>
          </table:table-cell>
          <table:table-cell/>
          <table:table-cell table:formula="of:=MAX([.B34];[.D34];[.G34])-MAX([.A34];[.C34];[.E34])" office:value-type="float" office:value="1.51208996772766" calcext:value-type="float">
            <text:p>1.5120899677</text:p>
          </table:table-cell>
          <table:table-cell table:formula="of:=IF(ISBLANK([.E34]);&quot;&quot;;[.I34])" office:value-type="float" office:value="1.51208996772766" calcext:value-type="float">
            <text:p>1.5120899677</text:p>
          </table:table-cell>
        </table:table-row>
        <table:table-row table:style-name="ro1">
          <table:table-cell table:number-columns-repeated="4"/>
          <table:table-cell office:value-type="float" office:value="1427749497.55594" calcext:value-type="float">
            <text:p>1427749497.55594</text:p>
          </table:table-cell>
          <table:table-cell office:value-type="float" office:value="1427749499.03044" calcext:value-type="float">
            <text:p>1427749499.03044</text:p>
          </table:table-cell>
          <table:table-cell office:value-type="float" office:value="1427749499.06754" calcext:value-type="float">
            <text:p>1427749499.06754</text:p>
          </table:table-cell>
          <table:table-cell/>
          <table:table-cell table:formula="of:=MAX([.B35];[.D35];[.G35])-MAX([.A35];[.C35];[.E35])" office:value-type="float" office:value="1.5115978717804" calcext:value-type="float">
            <text:p>1.5115978718</text:p>
          </table:table-cell>
          <table:table-cell table:formula="of:=IF(ISBLANK([.E35]);&quot;&quot;;[.I35])" office:value-type="float" office:value="1.5115978717804" calcext:value-type="float">
            <text:p>1.5115978718</text:p>
          </table:table-cell>
        </table:table-row>
        <table:table-row table:style-name="ro1">
          <table:table-cell table:number-columns-repeated="2"/>
          <table:table-cell office:value-type="float" office:value="1427749499.15058" calcext:value-type="float">
            <text:p>1427749499.15058</text:p>
          </table:table-cell>
          <table:table-cell office:value-type="float" office:value="1427749500.7069" calcext:value-type="float">
            <text:p>1427749500.7069</text:p>
          </table:table-cell>
          <table:table-cell table:number-columns-repeated="4"/>
          <table:table-cell table:formula="of:=MAX([.B36];[.D36];[.G36])-MAX([.A36];[.C36];[.E36])" office:value-type="float" office:value="1.55631613731384" calcext:value-type="float">
            <text:p>1.5563161373</text:p>
          </table:table-cell>
          <table:table-cell table:formula="of:=IF(ISBLANK([.E36]);&quot;&quot;;[.I36])">
            <text:p/>
          </table:table-cell>
        </table:table-row>
        <table:table-row table:style-name="ro1">
          <table:table-cell table:number-columns-repeated="4"/>
          <table:table-cell office:value-type="float" office:value="1427749499.15058" calcext:value-type="float">
            <text:p>1427749499.15058</text:p>
          </table:table-cell>
          <table:table-cell office:value-type="float" office:value="1427749500.58176" calcext:value-type="float">
            <text:p>1427749500.58176</text:p>
          </table:table-cell>
          <table:table-cell office:value-type="float" office:value="1427749500.61474" calcext:value-type="float">
            <text:p>1427749500.61474</text:p>
          </table:table-cell>
          <table:table-cell/>
          <table:table-cell table:formula="of:=MAX([.B37];[.D37];[.G37])-MAX([.A37];[.C37];[.E37])" office:value-type="float" office:value="1.46415996551514" calcext:value-type="float">
            <text:p>1.4641599655</text:p>
          </table:table-cell>
          <table:table-cell table:formula="of:=IF(ISBLANK([.E37]);&quot;&quot;;[.I37])" office:value-type="float" office:value="1.46415996551514" calcext:value-type="float">
            <text:p>1.4641599655</text:p>
          </table:table-cell>
        </table:table-row>
        <table:table-row table:style-name="ro1">
          <table:table-cell table:number-columns-repeated="4"/>
          <table:table-cell office:value-type="float" office:value="1427749499.1507" calcext:value-type="float">
            <text:p>1427749499.1507</text:p>
          </table:table-cell>
          <table:table-cell office:value-type="float" office:value="1427749500.67349" calcext:value-type="float">
            <text:p>1427749500.67349</text:p>
          </table:table-cell>
          <table:table-cell office:value-type="float" office:value="1427749500.70689" calcext:value-type="float">
            <text:p>1427749500.70689</text:p>
          </table:table-cell>
          <table:table-cell/>
          <table:table-cell table:formula="of:=MAX([.B38];[.D38];[.G38])-MAX([.A38];[.C38];[.E38])" office:value-type="float" office:value="1.55619502067566" calcext:value-type="float">
            <text:p>1.5561950207</text:p>
          </table:table-cell>
          <table:table-cell table:formula="of:=IF(ISBLANK([.E38]);&quot;&quot;;[.I38])" office:value-type="float" office:value="1.55619502067566" calcext:value-type="float">
            <text:p>1.5561950207</text:p>
          </table:table-cell>
        </table:table-row>
        <table:table-row table:style-name="ro1">
          <table:table-cell table:number-columns-repeated="4"/>
          <table:table-cell office:value-type="float" office:value="1427749499.15075" calcext:value-type="float">
            <text:p>1427749499.15075</text:p>
          </table:table-cell>
          <table:table-cell office:value-type="float" office:value="1427749500.58187" calcext:value-type="float">
            <text:p>1427749500.58187</text:p>
          </table:table-cell>
          <table:table-cell office:value-type="float" office:value="1427749500.61748" calcext:value-type="float">
            <text:p>1427749500.61748</text:p>
          </table:table-cell>
          <table:table-cell/>
          <table:table-cell table:formula="of:=MAX([.B39];[.D39];[.G39])-MAX([.A39];[.C39];[.E39])" office:value-type="float" office:value="1.46672487258911" calcext:value-type="float">
            <text:p>1.4667248726</text:p>
          </table:table-cell>
          <table:table-cell table:formula="of:=IF(ISBLANK([.E39]);&quot;&quot;;[.I39])" office:value-type="float" office:value="1.46672487258911" calcext:value-type="float">
            <text:p>1.4667248726</text:p>
          </table:table-cell>
        </table:table-row>
        <table:table-row table:style-name="ro1">
          <table:table-cell table:number-columns-repeated="4"/>
          <table:table-cell office:value-type="float" office:value="1427749499.15084" calcext:value-type="float">
            <text:p>1427749499.15084</text:p>
          </table:table-cell>
          <table:table-cell office:value-type="float" office:value="1427749500.58182" calcext:value-type="float">
            <text:p>1427749500.58182</text:p>
          </table:table-cell>
          <table:table-cell office:value-type="float" office:value="1427749500.62289" calcext:value-type="float">
            <text:p>1427749500.62289</text:p>
          </table:table-cell>
          <table:table-cell/>
          <table:table-cell table:formula="of:=MAX([.B40];[.D40];[.G40])-MAX([.A40];[.C40];[.E40])" office:value-type="float" office:value="1.4720458984375" calcext:value-type="float">
            <text:p>1.4720458984</text:p>
          </table:table-cell>
          <table:table-cell table:formula="of:=IF(ISBLANK([.E40]);&quot;&quot;;[.I40])" office:value-type="float" office:value="1.4720458984375" calcext:value-type="float">
            <text:p>1.4720458984</text:p>
          </table:table-cell>
        </table:table-row>
        <table:table-row table:style-name="ro1">
          <table:table-cell table:number-columns-repeated="4"/>
          <table:table-cell office:value-type="float" office:value="1427749499.15091" calcext:value-type="float">
            <text:p>1427749499.15091</text:p>
          </table:table-cell>
          <table:table-cell office:value-type="float" office:value="1427749500.58195" calcext:value-type="float">
            <text:p>1427749500.58195</text:p>
          </table:table-cell>
          <table:table-cell office:value-type="float" office:value="1427749500.61948" calcext:value-type="float">
            <text:p>1427749500.61948</text:p>
          </table:table-cell>
          <table:table-cell/>
          <table:table-cell table:formula="of:=MAX([.B41];[.D41];[.G41])-MAX([.A41];[.C41];[.E41])" office:value-type="float" office:value="1.46856188774109" calcext:value-type="float">
            <text:p>1.4685618877</text:p>
          </table:table-cell>
          <table:table-cell table:formula="of:=IF(ISBLANK([.E41]);&quot;&quot;;[.I41])" office:value-type="float" office:value="1.46856188774109" calcext:value-type="float">
            <text:p>1.4685618877</text:p>
          </table:table-cell>
        </table:table-row>
        <table:table-row table:style-name="ro1">
          <table:table-cell table:number-columns-repeated="4"/>
          <table:table-cell office:value-type="float" office:value="1427749499.15097" calcext:value-type="float">
            <text:p>1427749499.15097</text:p>
          </table:table-cell>
          <table:table-cell office:value-type="float" office:value="1427749500.582" calcext:value-type="float">
            <text:p>1427749500.582</text:p>
          </table:table-cell>
          <table:table-cell office:value-type="float" office:value="1427749500.61485" calcext:value-type="float">
            <text:p>1427749500.61485</text:p>
          </table:table-cell>
          <table:table-cell/>
          <table:table-cell table:formula="of:=MAX([.B42];[.D42];[.G42])-MAX([.A42];[.C42];[.E42])" office:value-type="float" office:value="1.46388697624207" calcext:value-type="float">
            <text:p>1.4638869762</text:p>
          </table:table-cell>
          <table:table-cell table:formula="of:=IF(ISBLANK([.E42]);&quot;&quot;;[.I42])" office:value-type="float" office:value="1.46388697624207" calcext:value-type="float">
            <text:p>1.4638869762</text:p>
          </table:table-cell>
        </table:table-row>
        <table:table-row table:style-name="ro1">
          <table:table-cell table:number-columns-repeated="4"/>
          <table:table-cell office:value-type="float" office:value="1427749499.15103" calcext:value-type="float">
            <text:p>1427749499.15103</text:p>
          </table:table-cell>
          <table:table-cell office:value-type="float" office:value="1427749500.58167" calcext:value-type="float">
            <text:p>1427749500.58167</text:p>
          </table:table-cell>
          <table:table-cell office:value-type="float" office:value="1427749500.62293" calcext:value-type="float">
            <text:p>1427749500.62293</text:p>
          </table:table-cell>
          <table:table-cell/>
          <table:table-cell table:formula="of:=MAX([.B43];[.D43];[.G43])-MAX([.A43];[.C43];[.E43])" office:value-type="float" office:value="1.47190594673157" calcext:value-type="float">
            <text:p>1.4719059467</text:p>
          </table:table-cell>
          <table:table-cell table:formula="of:=IF(ISBLANK([.E43]);&quot;&quot;;[.I43])" office:value-type="float" office:value="1.47190594673157" calcext:value-type="float">
            <text:p>1.4719059467</text:p>
          </table:table-cell>
        </table:table-row>
        <table:table-row table:style-name="ro1">
          <table:table-cell table:number-columns-repeated="4"/>
          <table:table-cell office:value-type="float" office:value="1427749499.15108" calcext:value-type="float">
            <text:p>1427749499.15108</text:p>
          </table:table-cell>
          <table:table-cell office:value-type="float" office:value="1427749500.58205" calcext:value-type="float">
            <text:p>1427749500.58205</text:p>
          </table:table-cell>
          <table:table-cell office:value-type="float" office:value="1427749500.61748" calcext:value-type="float">
            <text:p>1427749500.61748</text:p>
          </table:table-cell>
          <table:table-cell/>
          <table:table-cell table:formula="of:=MAX([.B44];[.D44];[.G44])-MAX([.A44];[.C44];[.E44])" office:value-type="float" office:value="1.46640181541443" calcext:value-type="float">
            <text:p>1.4664018154</text:p>
          </table:table-cell>
          <table:table-cell table:formula="of:=IF(ISBLANK([.E44]);&quot;&quot;;[.I44])" office:value-type="float" office:value="1.46640181541443" calcext:value-type="float">
            <text:p>1.4664018154</text:p>
          </table:table-cell>
        </table:table-row>
        <table:table-row table:style-name="ro1">
          <table:table-cell table:number-columns-repeated="4"/>
          <table:table-cell office:value-type="float" office:value="1427749499.15114" calcext:value-type="float">
            <text:p>1427749499.15114</text:p>
          </table:table-cell>
          <table:table-cell office:value-type="float" office:value="1427749499.94925" calcext:value-type="float">
            <text:p>1427749499.94925</text:p>
          </table:table-cell>
          <table:table-cell office:value-type="float" office:value="1427749500.5819" calcext:value-type="float">
            <text:p>1427749500.5819</text:p>
          </table:table-cell>
          <table:table-cell/>
          <table:table-cell table:formula="of:=MAX([.B45];[.D45];[.G45])-MAX([.A45];[.C45];[.E45])" office:value-type="float" office:value="1.43076300621033" calcext:value-type="float">
            <text:p>1.4307630062</text:p>
          </table:table-cell>
          <table:table-cell table:formula="of:=IF(ISBLANK([.E45]);&quot;&quot;;[.I45])" office:value-type="float" office:value="1.43076300621033" calcext:value-type="float">
            <text:p>1.4307630062</text:p>
          </table:table-cell>
        </table:table-row>
        <table:table-row table:style-name="ro1">
          <table:table-cell table:number-columns-repeated="4"/>
          <table:table-cell office:value-type="float" office:value="1427749499.15119" calcext:value-type="float">
            <text:p>1427749499.15119</text:p>
          </table:table-cell>
          <table:table-cell office:value-type="float" office:value="1427749500.58209" calcext:value-type="float">
            <text:p>1427749500.58209</text:p>
          </table:table-cell>
          <table:table-cell office:value-type="float" office:value="1427749500.61948" calcext:value-type="float">
            <text:p>1427749500.61948</text:p>
          </table:table-cell>
          <table:table-cell/>
          <table:table-cell table:formula="of:=MAX([.B46];[.D46];[.G46])-MAX([.A46];[.C46];[.E46])" office:value-type="float" office:value="1.46829319000244" calcext:value-type="float">
            <text:p>1.46829319</text:p>
          </table:table-cell>
          <table:table-cell table:formula="of:=IF(ISBLANK([.E46]);&quot;&quot;;[.I46])" office:value-type="float" office:value="1.46829319000244" calcext:value-type="float">
            <text:p>1.46829319</text:p>
          </table:table-cell>
        </table:table-row>
        <table:table-row table:style-name="ro1">
          <table:table-cell table:number-columns-repeated="2"/>
          <table:table-cell office:value-type="float" office:value="1427749500.70691" calcext:value-type="float">
            <text:p>1427749500.70691</text:p>
          </table:table-cell>
          <table:table-cell office:value-type="float" office:value="1427749502.38186" calcext:value-type="float">
            <text:p>1427749502.38186</text:p>
          </table:table-cell>
          <table:table-cell table:number-columns-repeated="4"/>
          <table:table-cell table:formula="of:=MAX([.B47];[.D47];[.G47])-MAX([.A47];[.C47];[.E47])" office:value-type="float" office:value="1.67494988441467" calcext:value-type="float">
            <text:p>1.6749498844</text:p>
          </table:table-cell>
          <table:table-cell table:formula="of:=IF(ISBLANK([.E47]);&quot;&quot;;[.I47])">
            <text:p/>
          </table:table-cell>
        </table:table-row>
        <table:table-row table:style-name="ro1">
          <table:table-cell table:number-columns-repeated="4"/>
          <table:table-cell office:value-type="float" office:value="1427749500.70691" calcext:value-type="float">
            <text:p>1427749500.70691</text:p>
          </table:table-cell>
          <table:table-cell office:value-type="float" office:value="1427749502.26761" calcext:value-type="float">
            <text:p>1427749502.26761</text:p>
          </table:table-cell>
          <table:table-cell office:value-type="float" office:value="1427749502.29884" calcext:value-type="float">
            <text:p>1427749502.29884</text:p>
          </table:table-cell>
          <table:table-cell/>
          <table:table-cell table:formula="of:=MAX([.B48];[.D48];[.G48])-MAX([.A48];[.C48];[.E48])" office:value-type="float" office:value="1.59193420410156" calcext:value-type="float">
            <text:p>1.5919342041</text:p>
          </table:table-cell>
          <table:table-cell table:formula="of:=IF(ISBLANK([.E48]);&quot;&quot;;[.I48])" office:value-type="float" office:value="1.59193420410156" calcext:value-type="float">
            <text:p>1.5919342041</text:p>
          </table:table-cell>
        </table:table-row>
        <table:table-row table:style-name="ro1">
          <table:table-cell table:number-columns-repeated="4"/>
          <table:table-cell office:value-type="float" office:value="1427749500.70708" calcext:value-type="float">
            <text:p>1427749500.70708</text:p>
          </table:table-cell>
          <table:table-cell office:value-type="float" office:value="1427749502.26566" calcext:value-type="float">
            <text:p>1427749502.26566</text:p>
          </table:table-cell>
          <table:table-cell office:value-type="float" office:value="1427749502.30159" calcext:value-type="float">
            <text:p>1427749502.30159</text:p>
          </table:table-cell>
          <table:table-cell/>
          <table:table-cell table:formula="of:=MAX([.B49];[.D49];[.G49])-MAX([.A49];[.C49];[.E49])" office:value-type="float" office:value="1.59450912475586" calcext:value-type="float">
            <text:p>1.5945091248</text:p>
          </table:table-cell>
          <table:table-cell table:formula="of:=IF(ISBLANK([.E49]);&quot;&quot;;[.I49])" office:value-type="float" office:value="1.59450912475586" calcext:value-type="float">
            <text:p>1.5945091248</text:p>
          </table:table-cell>
        </table:table-row>
        <table:table-row table:style-name="ro1">
          <table:table-cell table:number-columns-repeated="4"/>
          <table:table-cell office:value-type="float" office:value="1427749500.70724" calcext:value-type="float">
            <text:p>1427749500.70724</text:p>
          </table:table-cell>
          <table:table-cell office:value-type="float" office:value="1427749502.26548" calcext:value-type="float">
            <text:p>1427749502.26548</text:p>
          </table:table-cell>
          <table:table-cell office:value-type="float" office:value="1427749502.2955" calcext:value-type="float">
            <text:p>1427749502.2955</text:p>
          </table:table-cell>
          <table:table-cell/>
          <table:table-cell table:formula="of:=MAX([.B50];[.D50];[.G50])-MAX([.A50];[.C50];[.E50])" office:value-type="float" office:value="1.58826088905334" calcext:value-type="float">
            <text:p>1.5882608891</text:p>
          </table:table-cell>
          <table:table-cell table:formula="of:=IF(ISBLANK([.E50]);&quot;&quot;;[.I50])" office:value-type="float" office:value="1.58826088905334" calcext:value-type="float">
            <text:p>1.5882608891</text:p>
          </table:table-cell>
        </table:table-row>
        <table:table-row table:style-name="ro1">
          <table:table-cell table:number-columns-repeated="4"/>
          <table:table-cell office:value-type="float" office:value="1427749500.70742" calcext:value-type="float">
            <text:p>1427749500.70742</text:p>
          </table:table-cell>
          <table:table-cell office:value-type="float" office:value="1427749502.26557" calcext:value-type="float">
            <text:p>1427749502.26557</text:p>
          </table:table-cell>
          <table:table-cell office:value-type="float" office:value="1427749502.29949" calcext:value-type="float">
            <text:p>1427749502.29949</text:p>
          </table:table-cell>
          <table:table-cell/>
          <table:table-cell table:formula="of:=MAX([.B51];[.D51];[.G51])-MAX([.A51];[.C51];[.E51])" office:value-type="float" office:value="1.59207487106323" calcext:value-type="float">
            <text:p>1.5920748711</text:p>
          </table:table-cell>
          <table:table-cell table:formula="of:=IF(ISBLANK([.E51]);&quot;&quot;;[.I51])" office:value-type="float" office:value="1.59207487106323" calcext:value-type="float">
            <text:p>1.5920748711</text:p>
          </table:table-cell>
        </table:table-row>
        <table:table-row table:style-name="ro1">
          <table:table-cell table:number-columns-repeated="4"/>
          <table:table-cell office:value-type="float" office:value="1427749500.7076" calcext:value-type="float">
            <text:p>1427749500.7076</text:p>
          </table:table-cell>
          <table:table-cell office:value-type="float" office:value="1427749502.34799" calcext:value-type="float">
            <text:p>1427749502.34799</text:p>
          </table:table-cell>
          <table:table-cell office:value-type="float" office:value="1427749502.38185" calcext:value-type="float">
            <text:p>1427749502.38185</text:p>
          </table:table-cell>
          <table:table-cell/>
          <table:table-cell table:formula="of:=MAX([.B52];[.D52];[.G52])-MAX([.A52];[.C52];[.E52])" office:value-type="float" office:value="1.67425394058228" calcext:value-type="float">
            <text:p>1.6742539406</text:p>
          </table:table-cell>
          <table:table-cell table:formula="of:=IF(ISBLANK([.E52]);&quot;&quot;;[.I52])" office:value-type="float" office:value="1.67425394058228" calcext:value-type="float">
            <text:p>1.6742539406</text:p>
          </table:table-cell>
        </table:table-row>
        <table:table-row table:style-name="ro1">
          <table:table-cell table:number-columns-repeated="4"/>
          <table:table-cell office:value-type="float" office:value="1427749500.70774" calcext:value-type="float">
            <text:p>1427749500.70774</text:p>
          </table:table-cell>
          <table:table-cell office:value-type="float" office:value="1427749502.26575" calcext:value-type="float">
            <text:p>1427749502.26575</text:p>
          </table:table-cell>
          <table:table-cell office:value-type="float" office:value="1427749502.29943" calcext:value-type="float">
            <text:p>1427749502.29943</text:p>
          </table:table-cell>
          <table:table-cell/>
          <table:table-cell table:formula="of:=MAX([.B53];[.D53];[.G53])-MAX([.A53];[.C53];[.E53])" office:value-type="float" office:value="1.59169483184814" calcext:value-type="float">
            <text:p>1.5916948318</text:p>
          </table:table-cell>
          <table:table-cell table:formula="of:=IF(ISBLANK([.E53]);&quot;&quot;;[.I53])" office:value-type="float" office:value="1.59169483184814" calcext:value-type="float">
            <text:p>1.5916948318</text:p>
          </table:table-cell>
        </table:table-row>
        <table:table-row table:style-name="ro1">
          <table:table-cell table:number-columns-repeated="4"/>
          <table:table-cell office:value-type="float" office:value="1427749500.70788" calcext:value-type="float">
            <text:p>1427749500.70788</text:p>
          </table:table-cell>
          <table:table-cell office:value-type="float" office:value="1427749502.26584" calcext:value-type="float">
            <text:p>1427749502.26584</text:p>
          </table:table-cell>
          <table:table-cell office:value-type="float" office:value="1427749502.29893" calcext:value-type="float">
            <text:p>1427749502.29893</text:p>
          </table:table-cell>
          <table:table-cell/>
          <table:table-cell table:formula="of:=MAX([.B54];[.D54];[.G54])-MAX([.A54];[.C54];[.E54])" office:value-type="float" office:value="1.59104990959167" calcext:value-type="float">
            <text:p>1.5910499096</text:p>
          </table:table-cell>
          <table:table-cell table:formula="of:=IF(ISBLANK([.E54]);&quot;&quot;;[.I54])" office:value-type="float" office:value="1.59104990959167" calcext:value-type="float">
            <text:p>1.5910499096</text:p>
          </table:table-cell>
        </table:table-row>
        <table:table-row table:style-name="ro1">
          <table:table-cell table:number-columns-repeated="4"/>
          <table:table-cell office:value-type="float" office:value="1427749500.70802" calcext:value-type="float">
            <text:p>1427749500.70802</text:p>
          </table:table-cell>
          <table:table-cell office:value-type="float" office:value="1427749502.26537" calcext:value-type="float">
            <text:p>1427749502.26537</text:p>
          </table:table-cell>
          <table:table-cell office:value-type="float" office:value="1427749502.30158" calcext:value-type="float">
            <text:p>1427749502.30158</text:p>
          </table:table-cell>
          <table:table-cell/>
          <table:table-cell table:formula="of:=MAX([.B55];[.D55];[.G55])-MAX([.A55];[.C55];[.E55])" office:value-type="float" office:value="1.59356307983398" calcext:value-type="float">
            <text:p>1.5935630798</text:p>
          </table:table-cell>
          <table:table-cell table:formula="of:=IF(ISBLANK([.E55]);&quot;&quot;;[.I55])" office:value-type="float" office:value="1.59356307983398" calcext:value-type="float">
            <text:p>1.5935630798</text:p>
          </table:table-cell>
        </table:table-row>
        <table:table-row table:style-name="ro1">
          <table:table-cell table:number-columns-repeated="4"/>
          <table:table-cell office:value-type="float" office:value="1427749500.70816" calcext:value-type="float">
            <text:p>1427749500.70816</text:p>
          </table:table-cell>
          <table:table-cell office:value-type="float" office:value="1427749502.26594" calcext:value-type="float">
            <text:p>1427749502.26594</text:p>
          </table:table-cell>
          <table:table-cell office:value-type="float" office:value="1427749502.30344" calcext:value-type="float">
            <text:p>1427749502.30344</text:p>
          </table:table-cell>
          <table:table-cell/>
          <table:table-cell table:formula="of:=MAX([.B56];[.D56];[.G56])-MAX([.A56];[.C56];[.E56])" office:value-type="float" office:value="1.59528493881226" calcext:value-type="float">
            <text:p>1.5952849388</text:p>
          </table:table-cell>
          <table:table-cell table:formula="of:=IF(ISBLANK([.E56]);&quot;&quot;;[.I56])" office:value-type="float" office:value="1.59528493881226" calcext:value-type="float">
            <text:p>1.5952849388</text:p>
          </table:table-cell>
        </table:table-row>
        <table:table-row table:style-name="ro1">
          <table:table-cell table:number-columns-repeated="4"/>
          <table:table-cell office:value-type="float" office:value="1427749500.7083" calcext:value-type="float">
            <text:p>1427749500.7083</text:p>
          </table:table-cell>
          <table:table-cell office:value-type="float" office:value="1427749502.26529" calcext:value-type="float">
            <text:p>1427749502.26529</text:p>
          </table:table-cell>
          <table:table-cell office:value-type="float" office:value="1427749502.30351" calcext:value-type="float">
            <text:p>1427749502.30351</text:p>
          </table:table-cell>
          <table:table-cell/>
          <table:table-cell table:formula="of:=MAX([.B57];[.D57];[.G57])-MAX([.A57];[.C57];[.E57])" office:value-type="float" office:value="1.59521698951721" calcext:value-type="float">
            <text:p>1.5952169895</text:p>
          </table:table-cell>
          <table:table-cell table:formula="of:=IF(ISBLANK([.E57]);&quot;&quot;;[.I57])" office:value-type="float" office:value="1.59521698951721" calcext:value-type="float">
            <text:p>1.5952169895</text:p>
          </table:table-cell>
        </table:table-row>
        <table:table-row table:style-name="ro1">
          <table:table-cell table:number-columns-repeated="2"/>
          <table:table-cell office:value-type="float" office:value="1427749502.38187" calcext:value-type="float">
            <text:p>1427749502.38187</text:p>
          </table:table-cell>
          <table:table-cell office:value-type="float" office:value="1427749503.91051" calcext:value-type="float">
            <text:p>1427749503.91051</text:p>
          </table:table-cell>
          <table:table-cell table:number-columns-repeated="4"/>
          <table:table-cell table:formula="of:=MAX([.B58];[.D58];[.G58])-MAX([.A58];[.C58];[.E58])" office:value-type="float" office:value="1.52864003181458" calcext:value-type="float">
            <text:p>1.5286400318</text:p>
          </table:table-cell>
          <table:table-cell table:formula="of:=IF(ISBLANK([.E58]);&quot;&quot;;[.I58])">
            <text:p/>
          </table:table-cell>
        </table:table-row>
        <table:table-row table:style-name="ro1">
          <table:table-cell table:number-columns-repeated="4"/>
          <table:table-cell office:value-type="float" office:value="1427749502.38187" calcext:value-type="float">
            <text:p>1427749502.38187</text:p>
          </table:table-cell>
          <table:table-cell office:value-type="float" office:value="1427749503.7859" calcext:value-type="float">
            <text:p>1427749503.7859</text:p>
          </table:table-cell>
          <table:table-cell office:value-type="float" office:value="1427749503.8247" calcext:value-type="float">
            <text:p>1427749503.8247</text:p>
          </table:table-cell>
          <table:table-cell/>
          <table:table-cell table:formula="of:=MAX([.B59];[.D59];[.G59])-MAX([.A59];[.C59];[.E59])" office:value-type="float" office:value="1.44283390045166" calcext:value-type="float">
            <text:p>1.4428339005</text:p>
          </table:table-cell>
          <table:table-cell table:formula="of:=IF(ISBLANK([.E59]);&quot;&quot;;[.I59])" office:value-type="float" office:value="1.44283390045166" calcext:value-type="float">
            <text:p>1.4428339005</text:p>
          </table:table-cell>
        </table:table-row>
        <table:table-row table:style-name="ro1">
          <table:table-cell table:number-columns-repeated="4"/>
          <table:table-cell office:value-type="float" office:value="1427749502.382" calcext:value-type="float">
            <text:p>1427749502.382</text:p>
          </table:table-cell>
          <table:table-cell office:value-type="float" office:value="1427749503.78578" calcext:value-type="float">
            <text:p>1427749503.78578</text:p>
          </table:table-cell>
          <table:table-cell office:value-type="float" office:value="1427749503.83002" calcext:value-type="float">
            <text:p>1427749503.83002</text:p>
          </table:table-cell>
          <table:table-cell/>
          <table:table-cell table:formula="of:=MAX([.B60];[.D60];[.G60])-MAX([.A60];[.C60];[.E60])" office:value-type="float" office:value="1.44801592826843" calcext:value-type="float">
            <text:p>1.4480159283</text:p>
          </table:table-cell>
          <table:table-cell table:formula="of:=IF(ISBLANK([.E60]);&quot;&quot;;[.I60])" office:value-type="float" office:value="1.44801592826843" calcext:value-type="float">
            <text:p>1.4480159283</text:p>
          </table:table-cell>
        </table:table-row>
        <table:table-row table:style-name="ro1">
          <table:table-cell table:number-columns-repeated="4"/>
          <table:table-cell office:value-type="float" office:value="1427749502.38206" calcext:value-type="float">
            <text:p>1427749502.38206</text:p>
          </table:table-cell>
          <table:table-cell office:value-type="float" office:value="1427749503.78761" calcext:value-type="float">
            <text:p>1427749503.78761</text:p>
          </table:table-cell>
          <table:table-cell office:value-type="float" office:value="1427749503.83006" calcext:value-type="float">
            <text:p>1427749503.83006</text:p>
          </table:table-cell>
          <table:table-cell/>
          <table:table-cell table:formula="of:=MAX([.B61];[.D61];[.G61])-MAX([.A61];[.C61];[.E61])" office:value-type="float" office:value="1.44800090789795" calcext:value-type="float">
            <text:p>1.4480009079</text:p>
          </table:table-cell>
          <table:table-cell table:formula="of:=IF(ISBLANK([.E61]);&quot;&quot;;[.I61])" office:value-type="float" office:value="1.44800090789795" calcext:value-type="float">
            <text:p>1.4480009079</text:p>
          </table:table-cell>
        </table:table-row>
        <table:table-row table:style-name="ro1">
          <table:table-cell table:number-columns-repeated="4"/>
          <table:table-cell office:value-type="float" office:value="1427749502.38211" calcext:value-type="float">
            <text:p>1427749502.38211</text:p>
          </table:table-cell>
          <table:table-cell office:value-type="float" office:value="1427749503.78606" calcext:value-type="float">
            <text:p>1427749503.78606</text:p>
          </table:table-cell>
          <table:table-cell office:value-type="float" office:value="1427749503.82745" calcext:value-type="float">
            <text:p>1427749503.82745</text:p>
          </table:table-cell>
          <table:table-cell/>
          <table:table-cell table:formula="of:=MAX([.B62];[.D62];[.G62])-MAX([.A62];[.C62];[.E62])" office:value-type="float" office:value="1.44534516334534" calcext:value-type="float">
            <text:p>1.4453451633</text:p>
          </table:table-cell>
          <table:table-cell table:formula="of:=IF(ISBLANK([.E62]);&quot;&quot;;[.I62])" office:value-type="float" office:value="1.44534516334534" calcext:value-type="float">
            <text:p>1.4453451633</text:p>
          </table:table-cell>
        </table:table-row>
        <table:table-row table:style-name="ro1">
          <table:table-cell table:number-columns-repeated="4"/>
          <table:table-cell office:value-type="float" office:value="1427749502.38216" calcext:value-type="float">
            <text:p>1427749502.38216</text:p>
          </table:table-cell>
          <table:table-cell office:value-type="float" office:value="1427749503.87952" calcext:value-type="float">
            <text:p>1427749503.87952</text:p>
          </table:table-cell>
          <table:table-cell office:value-type="float" office:value="1427749503.9105" calcext:value-type="float">
            <text:p>1427749503.9105</text:p>
          </table:table-cell>
          <table:table-cell/>
          <table:table-cell table:formula="of:=MAX([.B63];[.D63];[.G63])-MAX([.A63];[.C63];[.E63])" office:value-type="float" office:value="1.52833890914917" calcext:value-type="float">
            <text:p>1.5283389091</text:p>
          </table:table-cell>
          <table:table-cell table:formula="of:=IF(ISBLANK([.E63]);&quot;&quot;;[.I63])" office:value-type="float" office:value="1.52833890914917" calcext:value-type="float">
            <text:p>1.5283389091</text:p>
          </table:table-cell>
        </table:table-row>
        <table:table-row table:style-name="ro1">
          <table:table-cell table:number-columns-repeated="4"/>
          <table:table-cell office:value-type="float" office:value="1427749502.38222" calcext:value-type="float">
            <text:p>1427749502.38222</text:p>
          </table:table-cell>
          <table:table-cell office:value-type="float" office:value="1427749503.786" calcext:value-type="float">
            <text:p>1427749503.786</text:p>
          </table:table-cell>
          <table:table-cell office:value-type="float" office:value="1427749503.82472" calcext:value-type="float">
            <text:p>1427749503.82472</text:p>
          </table:table-cell>
          <table:table-cell/>
          <table:table-cell table:formula="of:=MAX([.B64];[.D64];[.G64])-MAX([.A64];[.C64];[.E64])" office:value-type="float" office:value="1.44250106811523" calcext:value-type="float">
            <text:p>1.4425010681</text:p>
          </table:table-cell>
          <table:table-cell table:formula="of:=IF(ISBLANK([.E64]);&quot;&quot;;[.I64])" office:value-type="float" office:value="1.44250106811523" calcext:value-type="float">
            <text:p>1.4425010681</text:p>
          </table:table-cell>
        </table:table-row>
        <table:table-row table:style-name="ro1">
          <table:table-cell table:number-columns-repeated="4"/>
          <table:table-cell office:value-type="float" office:value="1427749502.38227" calcext:value-type="float">
            <text:p>1427749502.38227</text:p>
          </table:table-cell>
          <table:table-cell office:value-type="float" office:value="1427749503.78584" calcext:value-type="float">
            <text:p>1427749503.78584</text:p>
          </table:table-cell>
          <table:table-cell office:value-type="float" office:value="1427749503.82229" calcext:value-type="float">
            <text:p>1427749503.82229</text:p>
          </table:table-cell>
          <table:table-cell/>
          <table:table-cell table:formula="of:=MAX([.B65];[.D65];[.G65])-MAX([.A65];[.C65];[.E65])" office:value-type="float" office:value="1.44002604484558" calcext:value-type="float">
            <text:p>1.4400260448</text:p>
          </table:table-cell>
          <table:table-cell table:formula="of:=IF(ISBLANK([.E65]);&quot;&quot;;[.I65])" office:value-type="float" office:value="1.44002604484558" calcext:value-type="float">
            <text:p>1.4400260448</text:p>
          </table:table-cell>
        </table:table-row>
        <table:table-row table:style-name="ro1">
          <table:table-cell table:number-columns-repeated="4"/>
          <table:table-cell office:value-type="float" office:value="1427749502.38232" calcext:value-type="float">
            <text:p>1427749502.38232</text:p>
          </table:table-cell>
          <table:table-cell office:value-type="float" office:value="1427749503.78595" calcext:value-type="float">
            <text:p>1427749503.78595</text:p>
          </table:table-cell>
          <table:table-cell office:value-type="float" office:value="1427749503.8235" calcext:value-type="float">
            <text:p>1427749503.8235</text:p>
          </table:table-cell>
          <table:table-cell/>
          <table:table-cell table:formula="of:=MAX([.B66];[.D66];[.G66])-MAX([.A66];[.C66];[.E66])" office:value-type="float" office:value="1.44118404388428" calcext:value-type="float">
            <text:p>1.4411840439</text:p>
          </table:table-cell>
          <table:table-cell table:formula="of:=IF(ISBLANK([.E66]);&quot;&quot;;[.I66])" office:value-type="float" office:value="1.44118404388428" calcext:value-type="float">
            <text:p>1.4411840439</text:p>
          </table:table-cell>
        </table:table-row>
        <table:table-row table:style-name="ro1">
          <table:table-cell table:number-columns-repeated="4"/>
          <table:table-cell office:value-type="float" office:value="1427749502.38237" calcext:value-type="float">
            <text:p>1427749502.38237</text:p>
          </table:table-cell>
          <table:table-cell office:value-type="float" office:value="1427749503.78617" calcext:value-type="float">
            <text:p>1427749503.78617</text:p>
          </table:table-cell>
          <table:table-cell office:value-type="float" office:value="1427749503.82746" calcext:value-type="float">
            <text:p>1427749503.82746</text:p>
          </table:table-cell>
          <table:table-cell/>
          <table:table-cell table:formula="of:=MAX([.B67];[.D67];[.G67])-MAX([.A67];[.C67];[.E67])" office:value-type="float" office:value="1.44508504867554" calcext:value-type="float">
            <text:p>1.4450850487</text:p>
          </table:table-cell>
          <table:table-cell table:formula="of:=IF(ISBLANK([.E67]);&quot;&quot;;[.I67])" office:value-type="float" office:value="1.44508504867554" calcext:value-type="float">
            <text:p>1.4450850487</text:p>
          </table:table-cell>
        </table:table-row>
        <table:table-row table:style-name="ro1">
          <table:table-cell table:number-columns-repeated="4"/>
          <table:table-cell office:value-type="float" office:value="1427749502.38243" calcext:value-type="float">
            <text:p>1427749502.38243</text:p>
          </table:table-cell>
          <table:table-cell office:value-type="float" office:value="1427749503.78611" calcext:value-type="float">
            <text:p>1427749503.78611</text:p>
          </table:table-cell>
          <table:table-cell office:value-type="float" office:value="1427749503.82356" calcext:value-type="float">
            <text:p>1427749503.82356</text:p>
          </table:table-cell>
          <table:table-cell/>
          <table:table-cell table:formula="of:=MAX([.B68];[.D68];[.G68])-MAX([.A68];[.C68];[.E68])" office:value-type="float" office:value="1.44113492965698" calcext:value-type="float">
            <text:p>1.4411349297</text:p>
          </table:table-cell>
          <table:table-cell table:formula="of:=IF(ISBLANK([.E68]);&quot;&quot;;[.I68])" office:value-type="float" office:value="1.44113492965698" calcext:value-type="float">
            <text:p>1.4411349297</text:p>
          </table:table-cell>
        </table:table-row>
        <table:table-row table:style-name="ro1">
          <table:table-cell table:number-columns-repeated="2"/>
          <table:table-cell office:value-type="float" office:value="1427749503.91052" calcext:value-type="float">
            <text:p>1427749503.91052</text:p>
          </table:table-cell>
          <table:table-cell office:value-type="float" office:value="1427749505.49001" calcext:value-type="float">
            <text:p>1427749505.49001</text:p>
          </table:table-cell>
          <table:table-cell table:number-columns-repeated="4"/>
          <table:table-cell table:formula="of:=MAX([.B69];[.D69];[.G69])-MAX([.A69];[.C69];[.E69])" office:value-type="float" office:value="1.5794939994812" calcext:value-type="float">
            <text:p>1.5794939995</text:p>
          </table:table-cell>
          <table:table-cell table:formula="of:=IF(ISBLANK([.E69]);&quot;&quot;;[.I69])">
            <text:p/>
          </table:table-cell>
        </table:table-row>
        <table:table-row table:style-name="ro1">
          <table:table-cell table:number-columns-repeated="4"/>
          <table:table-cell office:value-type="float" office:value="1427749503.91052" calcext:value-type="float">
            <text:p>1427749503.91052</text:p>
          </table:table-cell>
          <table:table-cell office:value-type="float" office:value="1427749505.36737" calcext:value-type="float">
            <text:p>1427749505.36737</text:p>
          </table:table-cell>
          <table:table-cell office:value-type="float" office:value="1427749505.401" calcext:value-type="float">
            <text:p>1427749505.401</text:p>
          </table:table-cell>
          <table:table-cell/>
          <table:table-cell table:formula="of:=MAX([.B70];[.D70];[.G70])-MAX([.A70];[.C70];[.E70])" office:value-type="float" office:value="1.49047899246216" calcext:value-type="float">
            <text:p>1.4904789925</text:p>
          </table:table-cell>
          <table:table-cell table:formula="of:=IF(ISBLANK([.E70]);&quot;&quot;;[.I70])" office:value-type="float" office:value="1.49047899246216" calcext:value-type="float">
            <text:p>1.4904789925</text:p>
          </table:table-cell>
        </table:table-row>
        <table:table-row table:style-name="ro1">
          <table:table-cell table:number-columns-repeated="4"/>
          <table:table-cell office:value-type="float" office:value="1427749503.9107" calcext:value-type="float">
            <text:p>1427749503.9107</text:p>
          </table:table-cell>
          <table:table-cell office:value-type="float" office:value="1427749505.36697" calcext:value-type="float">
            <text:p>1427749505.36697</text:p>
          </table:table-cell>
          <table:table-cell office:value-type="float" office:value="1427749505.40337" calcext:value-type="float">
            <text:p>1427749505.40337</text:p>
          </table:table-cell>
          <table:table-cell/>
          <table:table-cell table:formula="of:=MAX([.B71];[.D71];[.G71])-MAX([.A71];[.C71];[.E71])" office:value-type="float" office:value="1.49267387390137" calcext:value-type="float">
            <text:p>1.4926738739</text:p>
          </table:table-cell>
          <table:table-cell table:formula="of:=IF(ISBLANK([.E71]);&quot;&quot;;[.I71])" office:value-type="float" office:value="1.49267387390137" calcext:value-type="float">
            <text:p>1.4926738739</text:p>
          </table:table-cell>
        </table:table-row>
        <table:table-row table:style-name="ro1">
          <table:table-cell table:number-columns-repeated="4"/>
          <table:table-cell office:value-type="float" office:value="1427749503.91084" calcext:value-type="float">
            <text:p>1427749503.91084</text:p>
          </table:table-cell>
          <table:table-cell office:value-type="float" office:value="1427749505.3671" calcext:value-type="float">
            <text:p>1427749505.3671</text:p>
          </table:table-cell>
          <table:table-cell office:value-type="float" office:value="1427749505.40086" calcext:value-type="float">
            <text:p>1427749505.40086</text:p>
          </table:table-cell>
          <table:table-cell/>
          <table:table-cell table:formula="of:=MAX([.B72];[.D72];[.G72])-MAX([.A72];[.C72];[.E72])" office:value-type="float" office:value="1.49001812934876" calcext:value-type="float">
            <text:p>1.4900181293</text:p>
          </table:table-cell>
          <table:table-cell table:formula="of:=IF(ISBLANK([.E72]);&quot;&quot;;[.I72])" office:value-type="float" office:value="1.49001812934876" calcext:value-type="float">
            <text:p>1.4900181293</text:p>
          </table:table-cell>
        </table:table-row>
        <table:table-row table:style-name="ro1">
          <table:table-cell table:number-columns-repeated="4"/>
          <table:table-cell office:value-type="float" office:value="1427749503.91098" calcext:value-type="float">
            <text:p>1427749503.91098</text:p>
          </table:table-cell>
          <table:table-cell office:value-type="float" office:value="1427749505.36703" calcext:value-type="float">
            <text:p>1427749505.36703</text:p>
          </table:table-cell>
          <table:table-cell office:value-type="float" office:value="1427749505.39946" calcext:value-type="float">
            <text:p>1427749505.39946</text:p>
          </table:table-cell>
          <table:table-cell/>
          <table:table-cell table:formula="of:=MAX([.B73];[.D73];[.G73])-MAX([.A73];[.C73];[.E73])" office:value-type="float" office:value="1.48847985267639" calcext:value-type="float">
            <text:p>1.4884798527</text:p>
          </table:table-cell>
          <table:table-cell table:formula="of:=IF(ISBLANK([.E73]);&quot;&quot;;[.I73])" office:value-type="float" office:value="1.48847985267639" calcext:value-type="float">
            <text:p>1.4884798527</text:p>
          </table:table-cell>
        </table:table-row>
        <table:table-row table:style-name="ro1">
          <table:table-cell table:number-columns-repeated="4"/>
          <table:table-cell office:value-type="float" office:value="1427749503.91112" calcext:value-type="float">
            <text:p>1427749503.91112</text:p>
          </table:table-cell>
          <table:table-cell office:value-type="float" office:value="1427749505.45689" calcext:value-type="float">
            <text:p>1427749505.45689</text:p>
          </table:table-cell>
          <table:table-cell office:value-type="float" office:value="1427749505.49001" calcext:value-type="float">
            <text:p>1427749505.49001</text:p>
          </table:table-cell>
          <table:table-cell/>
          <table:table-cell table:formula="of:=MAX([.B74];[.D74];[.G74])-MAX([.A74];[.C74];[.E74])" office:value-type="float" office:value="1.57888793945313" calcext:value-type="float">
            <text:p>1.5788879395</text:p>
          </table:table-cell>
          <table:table-cell table:formula="of:=IF(ISBLANK([.E74]);&quot;&quot;;[.I74])" office:value-type="float" office:value="1.57888793945313" calcext:value-type="float">
            <text:p>1.5788879395</text:p>
          </table:table-cell>
        </table:table-row>
        <table:table-row table:style-name="ro1">
          <table:table-cell table:number-columns-repeated="4"/>
          <table:table-cell office:value-type="float" office:value="1427749503.91132" calcext:value-type="float">
            <text:p>1427749503.91132</text:p>
          </table:table-cell>
          <table:table-cell office:value-type="float" office:value="1427749505.36721" calcext:value-type="float">
            <text:p>1427749505.36721</text:p>
          </table:table-cell>
          <table:table-cell office:value-type="float" office:value="1427749505.40339" calcext:value-type="float">
            <text:p>1427749505.40339</text:p>
          </table:table-cell>
          <table:table-cell/>
          <table:table-cell table:formula="of:=MAX([.B75];[.D75];[.G75])-MAX([.A75];[.C75];[.E75])" office:value-type="float" office:value="1.49207186698914" calcext:value-type="float">
            <text:p>1.492071867</text:p>
          </table:table-cell>
          <table:table-cell table:formula="of:=IF(ISBLANK([.E75]);&quot;&quot;;[.I75])" office:value-type="float" office:value="1.49207186698914" calcext:value-type="float">
            <text:p>1.492071867</text:p>
          </table:table-cell>
        </table:table-row>
        <table:table-row table:style-name="ro1">
          <table:table-cell table:number-columns-repeated="4"/>
          <table:table-cell office:value-type="float" office:value="1427749503.91147" calcext:value-type="float">
            <text:p>1427749503.91147</text:p>
          </table:table-cell>
          <table:table-cell office:value-type="float" office:value="1427749505.36715" calcext:value-type="float">
            <text:p>1427749505.36715</text:p>
          </table:table-cell>
          <table:table-cell office:value-type="float" office:value="1427749505.40148" calcext:value-type="float">
            <text:p>1427749505.40148</text:p>
          </table:table-cell>
          <table:table-cell/>
          <table:table-cell table:formula="of:=MAX([.B76];[.D76];[.G76])-MAX([.A76];[.C76];[.E76])" office:value-type="float" office:value="1.49000692367554" calcext:value-type="float">
            <text:p>1.4900069237</text:p>
          </table:table-cell>
          <table:table-cell table:formula="of:=IF(ISBLANK([.E76]);&quot;&quot;;[.I76])" office:value-type="float" office:value="1.49000692367554" calcext:value-type="float">
            <text:p>1.4900069237</text:p>
          </table:table-cell>
        </table:table-row>
        <table:table-row table:style-name="ro1">
          <table:table-cell table:number-columns-repeated="4"/>
          <table:table-cell office:value-type="float" office:value="1427749503.91165" calcext:value-type="float">
            <text:p>1427749503.91165</text:p>
          </table:table-cell>
          <table:table-cell office:value-type="float" office:value="1427749505.36727" calcext:value-type="float">
            <text:p>1427749505.36727</text:p>
          </table:table-cell>
          <table:table-cell office:value-type="float" office:value="1427749505.40041" calcext:value-type="float">
            <text:p>1427749505.40041</text:p>
          </table:table-cell>
          <table:table-cell/>
          <table:table-cell table:formula="of:=MAX([.B77];[.D77];[.G77])-MAX([.A77];[.C77];[.E77])" office:value-type="float" office:value="1.48875689506531" calcext:value-type="float">
            <text:p>1.4887568951</text:p>
          </table:table-cell>
          <table:table-cell table:formula="of:=IF(ISBLANK([.E77]);&quot;&quot;;[.I77])" office:value-type="float" office:value="1.48875689506531" calcext:value-type="float">
            <text:p>1.4887568951</text:p>
          </table:table-cell>
        </table:table-row>
        <table:table-row table:style-name="ro1">
          <table:table-cell table:number-columns-repeated="4"/>
          <table:table-cell office:value-type="float" office:value="1427749503.9118" calcext:value-type="float">
            <text:p>1427749503.9118</text:p>
          </table:table-cell>
          <table:table-cell office:value-type="float" office:value="1427749505.36743" calcext:value-type="float">
            <text:p>1427749505.36743</text:p>
          </table:table-cell>
          <table:table-cell office:value-type="float" office:value="1427749505.39877" calcext:value-type="float">
            <text:p>1427749505.39877</text:p>
          </table:table-cell>
          <table:table-cell/>
          <table:table-cell table:formula="of:=MAX([.B78];[.D78];[.G78])-MAX([.A78];[.C78];[.E78])" office:value-type="float" office:value="1.48697090148926" calcext:value-type="float">
            <text:p>1.4869709015</text:p>
          </table:table-cell>
          <table:table-cell table:formula="of:=IF(ISBLANK([.E78]);&quot;&quot;;[.I78])" office:value-type="float" office:value="1.48697090148926" calcext:value-type="float">
            <text:p>1.4869709015</text:p>
          </table:table-cell>
        </table:table-row>
        <table:table-row table:style-name="ro1">
          <table:table-cell table:number-columns-repeated="4"/>
          <table:table-cell office:value-type="float" office:value="1427749503.91194" calcext:value-type="float">
            <text:p>1427749503.91194</text:p>
          </table:table-cell>
          <table:table-cell office:value-type="float" office:value="1427749505.20996" calcext:value-type="float">
            <text:p>1427749505.20996</text:p>
          </table:table-cell>
          <table:table-cell office:value-type="float" office:value="1427749505.36731" calcext:value-type="float">
            <text:p>1427749505.36731</text:p>
          </table:table-cell>
          <table:table-cell/>
          <table:table-cell table:formula="of:=MAX([.B79];[.D79];[.G79])-MAX([.A79];[.C79];[.E79])" office:value-type="float" office:value="1.45537090301514" calcext:value-type="float">
            <text:p>1.455370903</text:p>
          </table:table-cell>
          <table:table-cell table:formula="of:=IF(ISBLANK([.E79]);&quot;&quot;;[.I79])" office:value-type="float" office:value="1.45537090301514" calcext:value-type="float">
            <text:p>1.455370903</text:p>
          </table:table-cell>
        </table:table-row>
        <table:table-row table:style-name="ro1">
          <table:table-cell table:number-columns-repeated="2"/>
          <table:table-cell office:value-type="float" office:value="1427749505.49003" calcext:value-type="float">
            <text:p>1427749505.49003</text:p>
          </table:table-cell>
          <table:table-cell office:value-type="float" office:value="1427749507.08139" calcext:value-type="float">
            <text:p>1427749507.08139</text:p>
          </table:table-cell>
          <table:table-cell table:number-columns-repeated="4"/>
          <table:table-cell table:formula="of:=MAX([.B80];[.D80];[.G80])-MAX([.A80];[.C80];[.E80])" office:value-type="float" office:value="1.5913679599762" calcext:value-type="float">
            <text:p>1.59136796</text:p>
          </table:table-cell>
          <table:table-cell table:formula="of:=IF(ISBLANK([.E80]);&quot;&quot;;[.I80])">
            <text:p/>
          </table:table-cell>
        </table:table-row>
        <table:table-row table:style-name="ro1">
          <table:table-cell table:number-columns-repeated="4"/>
          <table:table-cell office:value-type="float" office:value="1427749505.49003" calcext:value-type="float">
            <text:p>1427749505.49003</text:p>
          </table:table-cell>
          <table:table-cell office:value-type="float" office:value="1427749506.9548" calcext:value-type="float">
            <text:p>1427749506.9548</text:p>
          </table:table-cell>
          <table:table-cell office:value-type="float" office:value="1427749506.99392" calcext:value-type="float">
            <text:p>1427749506.99392</text:p>
          </table:table-cell>
          <table:table-cell/>
          <table:table-cell table:formula="of:=MAX([.B81];[.D81];[.G81])-MAX([.A81];[.C81];[.E81])" office:value-type="float" office:value="1.50389504432678" calcext:value-type="float">
            <text:p>1.5038950443</text:p>
          </table:table-cell>
          <table:table-cell table:formula="of:=IF(ISBLANK([.E81]);&quot;&quot;;[.I81])" office:value-type="float" office:value="1.50389504432678" calcext:value-type="float">
            <text:p>1.5038950443</text:p>
          </table:table-cell>
        </table:table-row>
        <table:table-row table:style-name="ro1">
          <table:table-cell table:number-columns-repeated="4"/>
          <table:table-cell office:value-type="float" office:value="1427749505.49022" calcext:value-type="float">
            <text:p>1427749505.49022</text:p>
          </table:table-cell>
          <table:table-cell office:value-type="float" office:value="1427749506.95486" calcext:value-type="float">
            <text:p>1427749506.95486</text:p>
          </table:table-cell>
          <table:table-cell office:value-type="float" office:value="1427749506.98869" calcext:value-type="float">
            <text:p>1427749506.98869</text:p>
          </table:table-cell>
          <table:table-cell/>
          <table:table-cell table:formula="of:=MAX([.B82];[.D82];[.G82])-MAX([.A82];[.C82];[.E82])" office:value-type="float" office:value="1.49846601486206" calcext:value-type="float">
            <text:p>1.4984660149</text:p>
          </table:table-cell>
          <table:table-cell table:formula="of:=IF(ISBLANK([.E82]);&quot;&quot;;[.I82])" office:value-type="float" office:value="1.49846601486206" calcext:value-type="float">
            <text:p>1.4984660149</text:p>
          </table:table-cell>
        </table:table-row>
        <table:table-row table:style-name="ro1">
          <table:table-cell table:number-columns-repeated="4"/>
          <table:table-cell office:value-type="float" office:value="1427749505.49042" calcext:value-type="float">
            <text:p>1427749505.49042</text:p>
          </table:table-cell>
          <table:table-cell office:value-type="float" office:value="1427749506.9707" calcext:value-type="float">
            <text:p>1427749506.9707</text:p>
          </table:table-cell>
          <table:table-cell office:value-type="float" office:value="1427749507.00676" calcext:value-type="float">
            <text:p>1427749507.00676</text:p>
          </table:table-cell>
          <table:table-cell/>
          <table:table-cell table:formula="of:=MAX([.B83];[.D83];[.G83])-MAX([.A83];[.C83];[.E83])" office:value-type="float" office:value="1.51634001731873" calcext:value-type="float">
            <text:p>1.5163400173</text:p>
          </table:table-cell>
          <table:table-cell table:formula="of:=IF(ISBLANK([.E83]);&quot;&quot;;[.I83])" office:value-type="float" office:value="1.51634001731873" calcext:value-type="float">
            <text:p>1.5163400173</text:p>
          </table:table-cell>
        </table:table-row>
        <table:table-row table:style-name="ro1">
          <table:table-cell table:number-columns-repeated="4"/>
          <table:table-cell office:value-type="float" office:value="1427749505.49061" calcext:value-type="float">
            <text:p>1427749505.49061</text:p>
          </table:table-cell>
          <table:table-cell office:value-type="float" office:value="1427749506.95496" calcext:value-type="float">
            <text:p>1427749506.95496</text:p>
          </table:table-cell>
          <table:table-cell office:value-type="float" office:value="1427749506.9915" calcext:value-type="float">
            <text:p>1427749506.9915</text:p>
          </table:table-cell>
          <table:table-cell/>
          <table:table-cell table:formula="of:=MAX([.B84];[.D84];[.G84])-MAX([.A84];[.C84];[.E84])" office:value-type="float" office:value="1.50089001655579" calcext:value-type="float">
            <text:p>1.5008900166</text:p>
          </table:table-cell>
          <table:table-cell table:formula="of:=IF(ISBLANK([.E84]);&quot;&quot;;[.I84])" office:value-type="float" office:value="1.50089001655579" calcext:value-type="float">
            <text:p>1.5008900166</text:p>
          </table:table-cell>
        </table:table-row>
        <table:table-row table:style-name="ro1">
          <table:table-cell table:number-columns-repeated="4"/>
          <table:table-cell office:value-type="float" office:value="1427749505.49075" calcext:value-type="float">
            <text:p>1427749505.49075</text:p>
          </table:table-cell>
          <table:table-cell office:value-type="float" office:value="1427749506.95501" calcext:value-type="float">
            <text:p>1427749506.95501</text:p>
          </table:table-cell>
          <table:table-cell office:value-type="float" office:value="1427749506.99135" calcext:value-type="float">
            <text:p>1427749506.99135</text:p>
          </table:table-cell>
          <table:table-cell/>
          <table:table-cell table:formula="of:=MAX([.B85];[.D85];[.G85])-MAX([.A85];[.C85];[.E85])" office:value-type="float" office:value="1.50059485435486" calcext:value-type="float">
            <text:p>1.5005948544</text:p>
          </table:table-cell>
          <table:table-cell table:formula="of:=IF(ISBLANK([.E85]);&quot;&quot;;[.I85])" office:value-type="float" office:value="1.50059485435486" calcext:value-type="float">
            <text:p>1.5005948544</text:p>
          </table:table-cell>
        </table:table-row>
        <table:table-row table:style-name="ro1">
          <table:table-cell table:number-columns-repeated="4"/>
          <table:table-cell office:value-type="float" office:value="1427749505.49089" calcext:value-type="float">
            <text:p>1427749505.49089</text:p>
          </table:table-cell>
          <table:table-cell office:value-type="float" office:value="1427749506.95491" calcext:value-type="float">
            <text:p>1427749506.95491</text:p>
          </table:table-cell>
          <table:table-cell office:value-type="float" office:value="1427749506.98754" calcext:value-type="float">
            <text:p>1427749506.98754</text:p>
          </table:table-cell>
          <table:table-cell/>
          <table:table-cell table:formula="of:=MAX([.B86];[.D86];[.G86])-MAX([.A86];[.C86];[.E86])" office:value-type="float" office:value="1.49664306640625" calcext:value-type="float">
            <text:p>1.4966430664</text:p>
          </table:table-cell>
          <table:table-cell table:formula="of:=IF(ISBLANK([.E86]);&quot;&quot;;[.I86])" office:value-type="float" office:value="1.49664306640625" calcext:value-type="float">
            <text:p>1.4966430664</text:p>
          </table:table-cell>
        </table:table-row>
        <table:table-row table:style-name="ro1">
          <table:table-cell table:number-columns-repeated="4"/>
          <table:table-cell office:value-type="float" office:value="1427749505.49103" calcext:value-type="float">
            <text:p>1427749505.49103</text:p>
          </table:table-cell>
          <table:table-cell office:value-type="float" office:value="1427749506.95512" calcext:value-type="float">
            <text:p>1427749506.95512</text:p>
          </table:table-cell>
          <table:table-cell office:value-type="float" office:value="1427749506.98876" calcext:value-type="float">
            <text:p>1427749506.98876</text:p>
          </table:table-cell>
          <table:table-cell/>
          <table:table-cell table:formula="of:=MAX([.B87];[.D87];[.G87])-MAX([.A87];[.C87];[.E87])" office:value-type="float" office:value="1.49772715568542" calcext:value-type="float">
            <text:p>1.4977271557</text:p>
          </table:table-cell>
          <table:table-cell table:formula="of:=IF(ISBLANK([.E87]);&quot;&quot;;[.I87])" office:value-type="float" office:value="1.49772715568542" calcext:value-type="float">
            <text:p>1.4977271557</text:p>
          </table:table-cell>
        </table:table-row>
        <table:table-row table:style-name="ro1">
          <table:table-cell table:number-columns-repeated="4"/>
          <table:table-cell office:value-type="float" office:value="1427749505.49119" calcext:value-type="float">
            <text:p>1427749505.49119</text:p>
          </table:table-cell>
          <table:table-cell office:value-type="float" office:value="1427749506.95507" calcext:value-type="float">
            <text:p>1427749506.95507</text:p>
          </table:table-cell>
          <table:table-cell office:value-type="float" office:value="1427749506.99135" calcext:value-type="float">
            <text:p>1427749506.99135</text:p>
          </table:table-cell>
          <table:table-cell/>
          <table:table-cell table:formula="of:=MAX([.B88];[.D88];[.G88])-MAX([.A88];[.C88];[.E88])" office:value-type="float" office:value="1.50015783309937" calcext:value-type="float">
            <text:p>1.5001578331</text:p>
          </table:table-cell>
          <table:table-cell table:formula="of:=IF(ISBLANK([.E88]);&quot;&quot;;[.I88])" office:value-type="float" office:value="1.50015783309937" calcext:value-type="float">
            <text:p>1.5001578331</text:p>
          </table:table-cell>
        </table:table-row>
        <table:table-row table:style-name="ro1">
          <table:table-cell table:number-columns-repeated="4"/>
          <table:table-cell office:value-type="float" office:value="1427749505.49139" calcext:value-type="float">
            <text:p>1427749505.49139</text:p>
          </table:table-cell>
          <table:table-cell office:value-type="float" office:value="1427749506.95517" calcext:value-type="float">
            <text:p>1427749506.95517</text:p>
          </table:table-cell>
          <table:table-cell office:value-type="float" office:value="1427749506.99396" calcext:value-type="float">
            <text:p>1427749506.99396</text:p>
          </table:table-cell>
          <table:table-cell/>
          <table:table-cell table:formula="of:=MAX([.B89];[.D89];[.G89])-MAX([.A89];[.C89];[.E89])" office:value-type="float" office:value="1.50256299972534" calcext:value-type="float">
            <text:p>1.5025629997</text:p>
          </table:table-cell>
          <table:table-cell table:formula="of:=IF(ISBLANK([.E89]);&quot;&quot;;[.I89])" office:value-type="float" office:value="1.50256299972534" calcext:value-type="float">
            <text:p>1.5025629997</text:p>
          </table:table-cell>
        </table:table-row>
        <table:table-row table:style-name="ro1">
          <table:table-cell table:number-columns-repeated="4"/>
          <table:table-cell office:value-type="float" office:value="1427749505.49154" calcext:value-type="float">
            <text:p>1427749505.49154</text:p>
          </table:table-cell>
          <table:table-cell office:value-type="float" office:value="1427749507.04631" calcext:value-type="float">
            <text:p>1427749507.04631</text:p>
          </table:table-cell>
          <table:table-cell office:value-type="float" office:value="1427749507.08138" calcext:value-type="float">
            <text:p>1427749507.08138</text:p>
          </table:table-cell>
          <table:table-cell/>
          <table:table-cell table:formula="of:=MAX([.B90];[.D90];[.G90])-MAX([.A90];[.C90];[.E90])" office:value-type="float" office:value="1.58984899520874" calcext:value-type="float">
            <text:p>1.5898489952</text:p>
          </table:table-cell>
          <table:table-cell table:formula="of:=IF(ISBLANK([.E90]);&quot;&quot;;[.I90])" office:value-type="float" office:value="1.58984899520874" calcext:value-type="float">
            <text:p>1.5898489952</text:p>
          </table:table-cell>
        </table:table-row>
        <table:table-row table:style-name="ro1">
          <table:table-cell table:number-columns-repeated="2"/>
          <table:table-cell office:value-type="float" office:value="1427749507.0814" calcext:value-type="float">
            <text:p>1427749507.0814</text:p>
          </table:table-cell>
          <table:table-cell office:value-type="float" office:value="1427749508.58464" calcext:value-type="float">
            <text:p>1427749508.58464</text:p>
          </table:table-cell>
          <table:table-cell table:number-columns-repeated="4"/>
          <table:table-cell table:formula="of:=MAX([.B91];[.D91];[.G91])-MAX([.A91];[.C91];[.E91])" office:value-type="float" office:value="1.5032320022583" calcext:value-type="float">
            <text:p>1.5032320023</text:p>
          </table:table-cell>
          <table:table-cell table:formula="of:=IF(ISBLANK([.E91]);&quot;&quot;;[.I91])">
            <text:p/>
          </table:table-cell>
        </table:table-row>
        <table:table-row table:style-name="ro1">
          <table:table-cell table:number-columns-repeated="4"/>
          <table:table-cell office:value-type="float" office:value="1427749507.08141" calcext:value-type="float">
            <text:p>1427749507.08141</text:p>
          </table:table-cell>
          <table:table-cell office:value-type="float" office:value="1427749508.47136" calcext:value-type="float">
            <text:p>1427749508.47136</text:p>
          </table:table-cell>
          <table:table-cell office:value-type="float" office:value="1427749508.50988" calcext:value-type="float">
            <text:p>1427749508.50988</text:p>
          </table:table-cell>
          <table:table-cell/>
          <table:table-cell table:formula="of:=MAX([.B92];[.D92];[.G92])-MAX([.A92];[.C92];[.E92])" office:value-type="float" office:value="1.42847919464111" calcext:value-type="float">
            <text:p>1.4284791946</text:p>
          </table:table-cell>
          <table:table-cell table:formula="of:=IF(ISBLANK([.E92]);&quot;&quot;;[.I92])" office:value-type="float" office:value="1.42847919464111" calcext:value-type="float">
            <text:p>1.4284791946</text:p>
          </table:table-cell>
        </table:table-row>
        <table:table-row table:style-name="ro1">
          <table:table-cell table:number-columns-repeated="4"/>
          <table:table-cell office:value-type="float" office:value="1427749507.08157" calcext:value-type="float">
            <text:p>1427749507.08157</text:p>
          </table:table-cell>
          <table:table-cell office:value-type="float" office:value="1427749508.47142" calcext:value-type="float">
            <text:p>1427749508.47142</text:p>
          </table:table-cell>
          <table:table-cell office:value-type="float" office:value="1427749508.50733" calcext:value-type="float">
            <text:p>1427749508.50733</text:p>
          </table:table-cell>
          <table:table-cell/>
          <table:table-cell table:formula="of:=MAX([.B93];[.D93];[.G93])-MAX([.A93];[.C93];[.E93])" office:value-type="float" office:value="1.42576003074646" calcext:value-type="float">
            <text:p>1.4257600307</text:p>
          </table:table-cell>
          <table:table-cell table:formula="of:=IF(ISBLANK([.E93]);&quot;&quot;;[.I93])" office:value-type="float" office:value="1.42576003074646" calcext:value-type="float">
            <text:p>1.4257600307</text:p>
          </table:table-cell>
        </table:table-row>
        <table:table-row table:style-name="ro1">
          <table:table-cell table:number-columns-repeated="4"/>
          <table:table-cell office:value-type="float" office:value="1427749507.08172" calcext:value-type="float">
            <text:p>1427749507.08172</text:p>
          </table:table-cell>
          <table:table-cell office:value-type="float" office:value="1427749508.47158" calcext:value-type="float">
            <text:p>1427749508.47158</text:p>
          </table:table-cell>
          <table:table-cell office:value-type="float" office:value="1427749508.50346" calcext:value-type="float">
            <text:p>1427749508.50346</text:p>
          </table:table-cell>
          <table:table-cell/>
          <table:table-cell table:formula="of:=MAX([.B94];[.D94];[.G94])-MAX([.A94];[.C94];[.E94])" office:value-type="float" office:value="1.42174291610718" calcext:value-type="float">
            <text:p>1.4217429161</text:p>
          </table:table-cell>
          <table:table-cell table:formula="of:=IF(ISBLANK([.E94]);&quot;&quot;;[.I94])" office:value-type="float" office:value="1.42174291610718" calcext:value-type="float">
            <text:p>1.4217429161</text:p>
          </table:table-cell>
        </table:table-row>
        <table:table-row table:style-name="ro1">
          <table:table-cell table:number-columns-repeated="4"/>
          <table:table-cell office:value-type="float" office:value="1427749507.08186" calcext:value-type="float">
            <text:p>1427749507.08186</text:p>
          </table:table-cell>
          <table:table-cell office:value-type="float" office:value="1427749508.47169" calcext:value-type="float">
            <text:p>1427749508.47169</text:p>
          </table:table-cell>
          <table:table-cell office:value-type="float" office:value="1427749508.50735" calcext:value-type="float">
            <text:p>1427749508.50735</text:p>
          </table:table-cell>
          <table:table-cell/>
          <table:table-cell table:formula="of:=MAX([.B95];[.D95];[.G95])-MAX([.A95];[.C95];[.E95])" office:value-type="float" office:value="1.42548990249634" calcext:value-type="float">
            <text:p>1.4254899025</text:p>
          </table:table-cell>
          <table:table-cell table:formula="of:=IF(ISBLANK([.E95]);&quot;&quot;;[.I95])" office:value-type="float" office:value="1.42548990249634" calcext:value-type="float">
            <text:p>1.4254899025</text:p>
          </table:table-cell>
        </table:table-row>
        <table:table-row table:style-name="ro1">
          <table:table-cell table:number-columns-repeated="4"/>
          <table:table-cell office:value-type="float" office:value="1427749507.082" calcext:value-type="float">
            <text:p>1427749507.082</text:p>
          </table:table-cell>
          <table:table-cell office:value-type="float" office:value="1427749508.47163" calcext:value-type="float">
            <text:p>1427749508.47163</text:p>
          </table:table-cell>
          <table:table-cell office:value-type="float" office:value="1427749508.50477" calcext:value-type="float">
            <text:p>1427749508.50477</text:p>
          </table:table-cell>
          <table:table-cell/>
          <table:table-cell table:formula="of:=MAX([.B96];[.D96];[.G96])-MAX([.A96];[.C96];[.E96])" office:value-type="float" office:value="1.4227659702301" calcext:value-type="float">
            <text:p>1.4227659702</text:p>
          </table:table-cell>
          <table:table-cell table:formula="of:=IF(ISBLANK([.E96]);&quot;&quot;;[.I96])" office:value-type="float" office:value="1.4227659702301" calcext:value-type="float">
            <text:p>1.4227659702</text:p>
          </table:table-cell>
        </table:table-row>
        <table:table-row table:style-name="ro1">
          <table:table-cell table:number-columns-repeated="4"/>
          <table:table-cell office:value-type="float" office:value="1427749507.08214" calcext:value-type="float">
            <text:p>1427749507.08214</text:p>
          </table:table-cell>
          <table:table-cell office:value-type="float" office:value="1427749508.47147" calcext:value-type="float">
            <text:p>1427749508.47147</text:p>
          </table:table-cell>
          <table:table-cell office:value-type="float" office:value="1427749508.50989" calcext:value-type="float">
            <text:p>1427749508.50989</text:p>
          </table:table-cell>
          <table:table-cell/>
          <table:table-cell table:formula="of:=MAX([.B97];[.D97];[.G97])-MAX([.A97];[.C97];[.E97])" office:value-type="float" office:value="1.42775678634644" calcext:value-type="float">
            <text:p>1.4277567863</text:p>
          </table:table-cell>
          <table:table-cell table:formula="of:=IF(ISBLANK([.E97]);&quot;&quot;;[.I97])" office:value-type="float" office:value="1.42775678634644" calcext:value-type="float">
            <text:p>1.4277567863</text:p>
          </table:table-cell>
        </table:table-row>
        <table:table-row table:style-name="ro1">
          <table:table-cell table:number-columns-repeated="4"/>
          <table:table-cell office:value-type="float" office:value="1427749507.08228" calcext:value-type="float">
            <text:p>1427749507.08228</text:p>
          </table:table-cell>
          <table:table-cell office:value-type="float" office:value="1427749508.55742" calcext:value-type="float">
            <text:p>1427749508.55742</text:p>
          </table:table-cell>
          <table:table-cell office:value-type="float" office:value="1427749508.58463" calcext:value-type="float">
            <text:p>1427749508.58463</text:p>
          </table:table-cell>
          <table:table-cell/>
          <table:table-cell table:formula="of:=MAX([.B98];[.D98];[.G98])-MAX([.A98];[.C98];[.E98])" office:value-type="float" office:value="1.50234985351563" calcext:value-type="float">
            <text:p>1.5023498535</text:p>
          </table:table-cell>
          <table:table-cell table:formula="of:=IF(ISBLANK([.E98]);&quot;&quot;;[.I98])" office:value-type="float" office:value="1.50234985351563" calcext:value-type="float">
            <text:p>1.5023498535</text:p>
          </table:table-cell>
        </table:table-row>
        <table:table-row table:style-name="ro1">
          <table:table-cell table:number-columns-repeated="4"/>
          <table:table-cell office:value-type="float" office:value="1427749507.08246" calcext:value-type="float">
            <text:p>1427749507.08246</text:p>
          </table:table-cell>
          <table:table-cell office:value-type="float" office:value="1427749508.48327" calcext:value-type="float">
            <text:p>1427749508.48327</text:p>
          </table:table-cell>
          <table:table-cell office:value-type="float" office:value="1427749508.51502" calcext:value-type="float">
            <text:p>1427749508.51502</text:p>
          </table:table-cell>
          <table:table-cell/>
          <table:table-cell table:formula="of:=MAX([.B99];[.D99];[.G99])-MAX([.A99];[.C99];[.E99])" office:value-type="float" office:value="1.43255805969238" calcext:value-type="float">
            <text:p>1.4325580597</text:p>
          </table:table-cell>
          <table:table-cell table:formula="of:=IF(ISBLANK([.E99]);&quot;&quot;;[.I99])" office:value-type="float" office:value="1.43255805969238" calcext:value-type="float">
            <text:p>1.4325580597</text:p>
          </table:table-cell>
        </table:table-row>
        <table:table-row table:style-name="ro1">
          <table:table-cell table:number-columns-repeated="4"/>
          <table:table-cell office:value-type="float" office:value="1427749507.08261" calcext:value-type="float">
            <text:p>1427749507.08261</text:p>
          </table:table-cell>
          <table:table-cell office:value-type="float" office:value="1427749508.47176" calcext:value-type="float">
            <text:p>1427749508.47176</text:p>
          </table:table-cell>
          <table:table-cell office:value-type="float" office:value="1427749508.50734" calcext:value-type="float">
            <text:p>1427749508.50734</text:p>
          </table:table-cell>
          <table:table-cell/>
          <table:table-cell table:formula="of:=MAX([.B100];[.D100];[.G100])-MAX([.A100];[.C100];[.E100])" office:value-type="float" office:value="1.42472696304321" calcext:value-type="float">
            <text:p>1.424726963</text:p>
          </table:table-cell>
          <table:table-cell table:formula="of:=IF(ISBLANK([.E100]);&quot;&quot;;[.I100])" office:value-type="float" office:value="1.42472696304321" calcext:value-type="float">
            <text:p>1.424726963</text:p>
          </table:table-cell>
        </table:table-row>
        <table:table-row table:style-name="ro1">
          <table:table-cell table:number-columns-repeated="4"/>
          <table:table-cell office:value-type="float" office:value="1427749507.08276" calcext:value-type="float">
            <text:p>1427749507.08276</text:p>
          </table:table-cell>
          <table:table-cell office:value-type="float" office:value="1427749508.47153" calcext:value-type="float">
            <text:p>1427749508.47153</text:p>
          </table:table-cell>
          <table:table-cell office:value-type="float" office:value="1427749508.50983" calcext:value-type="float">
            <text:p>1427749508.50983</text:p>
          </table:table-cell>
          <table:table-cell/>
          <table:table-cell table:formula="of:=MAX([.B101];[.D101];[.G101])-MAX([.A101];[.C101];[.E101])" office:value-type="float" office:value="1.42707586288452" calcext:value-type="float">
            <text:p>1.4270758629</text:p>
          </table:table-cell>
          <table:table-cell table:formula="of:=IF(ISBLANK([.E101]);&quot;&quot;;[.I101])" office:value-type="float" office:value="1.42707586288452" calcext:value-type="float">
            <text:p>1.4270758629</text:p>
          </table:table-cell>
        </table:table-row>
        <table:table-row table:style-name="ro1">
          <table:table-cell table:number-columns-repeated="2"/>
          <table:table-cell office:value-type="float" office:value="1427749508.58465" calcext:value-type="float">
            <text:p>1427749508.58465</text:p>
          </table:table-cell>
          <table:table-cell office:value-type="float" office:value="1427749510.20635" calcext:value-type="float">
            <text:p>1427749510.20635</text:p>
          </table:table-cell>
          <table:table-cell table:number-columns-repeated="4"/>
          <table:table-cell table:formula="of:=MAX([.B102];[.D102];[.G102])-MAX([.A102];[.C102];[.E102])" office:value-type="float" office:value="1.62170791625977" calcext:value-type="float">
            <text:p>1.6217079163</text:p>
          </table:table-cell>
          <table:table-cell table:formula="of:=IF(ISBLANK([.E102]);&quot;&quot;;[.I102])">
            <text:p/>
          </table:table-cell>
        </table:table-row>
        <table:table-row table:style-name="ro1">
          <table:table-cell table:number-columns-repeated="4"/>
          <table:table-cell office:value-type="float" office:value="1427749508.58465" calcext:value-type="float">
            <text:p>1427749508.58465</text:p>
          </table:table-cell>
          <table:table-cell office:value-type="float" office:value="1427749510.17487" calcext:value-type="float">
            <text:p>1427749510.17487</text:p>
          </table:table-cell>
          <table:table-cell office:value-type="float" office:value="1427749510.20635" calcext:value-type="float">
            <text:p>1427749510.20635</text:p>
          </table:table-cell>
          <table:table-cell/>
          <table:table-cell table:formula="of:=MAX([.B103];[.D103];[.G103])-MAX([.A103];[.C103];[.E103])" office:value-type="float" office:value="1.62170004844666" calcext:value-type="float">
            <text:p>1.6217000484</text:p>
          </table:table-cell>
          <table:table-cell table:formula="of:=IF(ISBLANK([.E103]);&quot;&quot;;[.I103])" office:value-type="float" office:value="1.62170004844666" calcext:value-type="float">
            <text:p>1.6217000484</text:p>
          </table:table-cell>
        </table:table-row>
        <table:table-row table:style-name="ro1">
          <table:table-cell table:number-columns-repeated="4"/>
          <table:table-cell office:value-type="float" office:value="1427749508.58484" calcext:value-type="float">
            <text:p>1427749508.58484</text:p>
          </table:table-cell>
          <table:table-cell office:value-type="float" office:value="1427749510.08179" calcext:value-type="float">
            <text:p>1427749510.08179</text:p>
          </table:table-cell>
          <table:table-cell office:value-type="float" office:value="1427749510.11945" calcext:value-type="float">
            <text:p>1427749510.11945</text:p>
          </table:table-cell>
          <table:table-cell/>
          <table:table-cell table:formula="of:=MAX([.B104];[.D104];[.G104])-MAX([.A104];[.C104];[.E104])" office:value-type="float" office:value="1.53460478782654" calcext:value-type="float">
            <text:p>1.5346047878</text:p>
          </table:table-cell>
          <table:table-cell table:formula="of:=IF(ISBLANK([.E104]);&quot;&quot;;[.I104])" office:value-type="float" office:value="1.53460478782654" calcext:value-type="float">
            <text:p>1.5346047878</text:p>
          </table:table-cell>
        </table:table-row>
        <table:table-row table:style-name="ro1">
          <table:table-cell table:number-columns-repeated="4"/>
          <table:table-cell office:value-type="float" office:value="1427749508.58499" calcext:value-type="float">
            <text:p>1427749508.58499</text:p>
          </table:table-cell>
          <table:table-cell office:value-type="float" office:value="1427749510.08163" calcext:value-type="float">
            <text:p>1427749510.08163</text:p>
          </table:table-cell>
          <table:table-cell office:value-type="float" office:value="1427749510.12011" calcext:value-type="float">
            <text:p>1427749510.12011</text:p>
          </table:table-cell>
          <table:table-cell/>
          <table:table-cell table:formula="of:=MAX([.B105];[.D105];[.G105])-MAX([.A105];[.C105];[.E105])" office:value-type="float" office:value="1.53511810302734" calcext:value-type="float">
            <text:p>1.535118103</text:p>
          </table:table-cell>
          <table:table-cell table:formula="of:=IF(ISBLANK([.E105]);&quot;&quot;;[.I105])" office:value-type="float" office:value="1.53511810302734" calcext:value-type="float">
            <text:p>1.535118103</text:p>
          </table:table-cell>
        </table:table-row>
        <table:table-row table:style-name="ro1">
          <table:table-cell table:number-columns-repeated="4"/>
          <table:table-cell office:value-type="float" office:value="1427749508.58513" calcext:value-type="float">
            <text:p>1427749508.58513</text:p>
          </table:table-cell>
          <table:table-cell office:value-type="float" office:value="1427749510.08157" calcext:value-type="float">
            <text:p>1427749510.08157</text:p>
          </table:table-cell>
          <table:table-cell office:value-type="float" office:value="1427749510.12288" calcext:value-type="float">
            <text:p>1427749510.12288</text:p>
          </table:table-cell>
          <table:table-cell/>
          <table:table-cell table:formula="of:=MAX([.B106];[.D106];[.G106])-MAX([.A106];[.C106];[.E106])" office:value-type="float" office:value="1.53775095939636" calcext:value-type="float">
            <text:p>1.5377509594</text:p>
          </table:table-cell>
          <table:table-cell table:formula="of:=IF(ISBLANK([.E106]);&quot;&quot;;[.I106])" office:value-type="float" office:value="1.53775095939636" calcext:value-type="float">
            <text:p>1.5377509594</text:p>
          </table:table-cell>
        </table:table-row>
        <table:table-row table:style-name="ro1">
          <table:table-cell table:number-columns-repeated="4"/>
          <table:table-cell office:value-type="float" office:value="1427749508.58527" calcext:value-type="float">
            <text:p>1427749508.58527</text:p>
          </table:table-cell>
          <table:table-cell office:value-type="float" office:value="1427749510.08173" calcext:value-type="float">
            <text:p>1427749510.08173</text:p>
          </table:table-cell>
          <table:table-cell office:value-type="float" office:value="1427749510.11952" calcext:value-type="float">
            <text:p>1427749510.11952</text:p>
          </table:table-cell>
          <table:table-cell/>
          <table:table-cell table:formula="of:=MAX([.B107];[.D107];[.G107])-MAX([.A107];[.C107];[.E107])" office:value-type="float" office:value="1.53424406051636" calcext:value-type="float">
            <text:p>1.5342440605</text:p>
          </table:table-cell>
          <table:table-cell table:formula="of:=IF(ISBLANK([.E107]);&quot;&quot;;[.I107])" office:value-type="float" office:value="1.53424406051636" calcext:value-type="float">
            <text:p>1.5342440605</text:p>
          </table:table-cell>
        </table:table-row>
        <table:table-row table:style-name="ro1">
          <table:table-cell table:number-columns-repeated="4"/>
          <table:table-cell office:value-type="float" office:value="1427749508.58541" calcext:value-type="float">
            <text:p>1427749508.58541</text:p>
          </table:table-cell>
          <table:table-cell office:value-type="float" office:value="1427749510.08168" calcext:value-type="float">
            <text:p>1427749510.08168</text:p>
          </table:table-cell>
          <table:table-cell office:value-type="float" office:value="1427749510.12304" calcext:value-type="float">
            <text:p>1427749510.12304</text:p>
          </table:table-cell>
          <table:table-cell/>
          <table:table-cell table:formula="of:=MAX([.B108];[.D108];[.G108])-MAX([.A108];[.C108];[.E108])" office:value-type="float" office:value="1.53762602806091" calcext:value-type="float">
            <text:p>1.5376260281</text:p>
          </table:table-cell>
          <table:table-cell table:formula="of:=IF(ISBLANK([.E108]);&quot;&quot;;[.I108])" office:value-type="float" office:value="1.53762602806091" calcext:value-type="float">
            <text:p>1.5376260281</text:p>
          </table:table-cell>
        </table:table-row>
        <table:table-row table:style-name="ro1">
          <table:table-cell table:number-columns-repeated="4"/>
          <table:table-cell office:value-type="float" office:value="1427749508.58555" calcext:value-type="float">
            <text:p>1427749508.58555</text:p>
          </table:table-cell>
          <table:table-cell office:value-type="float" office:value="1427749510.08151" calcext:value-type="float">
            <text:p>1427749510.08151</text:p>
          </table:table-cell>
          <table:table-cell office:value-type="float" office:value="1427749510.12292" calcext:value-type="float">
            <text:p>1427749510.12292</text:p>
          </table:table-cell>
          <table:table-cell/>
          <table:table-cell table:formula="of:=MAX([.B109];[.D109];[.G109])-MAX([.A109];[.C109];[.E109])" office:value-type="float" office:value="1.53737092018127" calcext:value-type="float">
            <text:p>1.5373709202</text:p>
          </table:table-cell>
          <table:table-cell table:formula="of:=IF(ISBLANK([.E109]);&quot;&quot;;[.I109])" office:value-type="float" office:value="1.53737092018127" calcext:value-type="float">
            <text:p>1.5373709202</text:p>
          </table:table-cell>
        </table:table-row>
        <table:table-row table:style-name="ro1">
          <table:table-cell table:number-columns-repeated="4"/>
          <table:table-cell office:value-type="float" office:value="1427749508.58569" calcext:value-type="float">
            <text:p>1427749508.58569</text:p>
          </table:table-cell>
          <table:table-cell office:value-type="float" office:value="1427749510.0819" calcext:value-type="float">
            <text:p>1427749510.0819</text:p>
          </table:table-cell>
          <table:table-cell office:value-type="float" office:value="1427749510.12291" calcext:value-type="float">
            <text:p>1427749510.12291</text:p>
          </table:table-cell>
          <table:table-cell/>
          <table:table-cell table:formula="of:=MAX([.B110];[.D110];[.G110])-MAX([.A110];[.C110];[.E110])" office:value-type="float" office:value="1.5372200012207" calcext:value-type="float">
            <text:p>1.5372200012</text:p>
          </table:table-cell>
          <table:table-cell table:formula="of:=IF(ISBLANK([.E110]);&quot;&quot;;[.I110])" office:value-type="float" office:value="1.5372200012207" calcext:value-type="float">
            <text:p>1.5372200012</text:p>
          </table:table-cell>
        </table:table-row>
        <table:table-row table:style-name="ro1">
          <table:table-cell table:number-columns-repeated="4"/>
          <table:table-cell office:value-type="float" office:value="1427749508.58583" calcext:value-type="float">
            <text:p>1427749508.58583</text:p>
          </table:table-cell>
          <table:table-cell office:value-type="float" office:value="1427749510.08184" calcext:value-type="float">
            <text:p>1427749510.08184</text:p>
          </table:table-cell>
          <table:table-cell office:value-type="float" office:value="1427749510.11955" calcext:value-type="float">
            <text:p>1427749510.11955</text:p>
          </table:table-cell>
          <table:table-cell/>
          <table:table-cell table:formula="of:=MAX([.B111];[.D111];[.G111])-MAX([.A111];[.C111];[.E111])" office:value-type="float" office:value="1.53371906280518" calcext:value-type="float">
            <text:p>1.5337190628</text:p>
          </table:table-cell>
          <table:table-cell table:formula="of:=IF(ISBLANK([.E111]);&quot;&quot;;[.I111])" office:value-type="float" office:value="1.53371906280518" calcext:value-type="float">
            <text:p>1.5337190628</text:p>
          </table:table-cell>
        </table:table-row>
        <table:table-row table:style-name="ro1">
          <table:table-cell table:number-columns-repeated="4"/>
          <table:table-cell office:value-type="float" office:value="1427749508.58597" calcext:value-type="float">
            <text:p>1427749508.58597</text:p>
          </table:table-cell>
          <table:table-cell office:value-type="float" office:value="1427749510.08195" calcext:value-type="float">
            <text:p>1427749510.08195</text:p>
          </table:table-cell>
          <table:table-cell office:value-type="float" office:value="1427749510.12294" calcext:value-type="float">
            <text:p>1427749510.12294</text:p>
          </table:table-cell>
          <table:table-cell/>
          <table:table-cell table:formula="of:=MAX([.B112];[.D112];[.G112])-MAX([.A112];[.C112];[.E112])" office:value-type="float" office:value="1.53697490692139" calcext:value-type="float">
            <text:p>1.5369749069</text:p>
          </table:table-cell>
          <table:table-cell table:formula="of:=IF(ISBLANK([.E112]);&quot;&quot;;[.I112])" office:value-type="float" office:value="1.53697490692139" calcext:value-type="float">
            <text:p>1.5369749069</text:p>
          </table:table-cell>
        </table:table-row>
        <table:table-row table:style-name="ro1">
          <table:table-cell table:number-columns-repeated="2"/>
          <table:table-cell office:value-type="float" office:value="1427749510.20636" calcext:value-type="float">
            <text:p>1427749510.20636</text:p>
          </table:table-cell>
          <table:table-cell office:value-type="float" office:value="1427749511.75305" calcext:value-type="float">
            <text:p>1427749511.75305</text:p>
          </table:table-cell>
          <table:table-cell table:number-columns-repeated="4"/>
          <table:table-cell table:formula="of:=MAX([.B113];[.D113];[.G113])-MAX([.A113];[.C113];[.E113])" office:value-type="float" office:value="1.54668807983398" calcext:value-type="float">
            <text:p>1.5466880798</text:p>
          </table:table-cell>
          <table:table-cell table:formula="of:=IF(ISBLANK([.E113]);&quot;&quot;;[.I113])">
            <text:p/>
          </table:table-cell>
        </table:table-row>
        <table:table-row table:style-name="ro1">
          <table:table-cell table:number-columns-repeated="4"/>
          <table:table-cell office:value-type="float" office:value="1427749510.20637" calcext:value-type="float">
            <text:p>1427749510.20637</text:p>
          </table:table-cell>
          <table:table-cell office:value-type="float" office:value="1427749511.6276" calcext:value-type="float">
            <text:p>1427749511.6276</text:p>
          </table:table-cell>
          <table:table-cell office:value-type="float" office:value="1427749511.66637" calcext:value-type="float">
            <text:p>1427749511.66637</text:p>
          </table:table-cell>
          <table:table-cell/>
          <table:table-cell table:formula="of:=MAX([.B114];[.D114];[.G114])-MAX([.A114];[.C114];[.E114])" office:value-type="float" office:value="1.46000385284424" calcext:value-type="float">
            <text:p>1.4600038528</text:p>
          </table:table-cell>
          <table:table-cell table:formula="of:=IF(ISBLANK([.E114]);&quot;&quot;;[.I114])" office:value-type="float" office:value="1.46000385284424" calcext:value-type="float">
            <text:p>1.4600038528</text:p>
          </table:table-cell>
        </table:table-row>
        <table:table-row table:style-name="ro1">
          <table:table-cell table:number-columns-repeated="4"/>
          <table:table-cell office:value-type="float" office:value="1427749510.20653" calcext:value-type="float">
            <text:p>1427749510.20653</text:p>
          </table:table-cell>
          <table:table-cell office:value-type="float" office:value="1427749511.7185" calcext:value-type="float">
            <text:p>1427749511.7185</text:p>
          </table:table-cell>
          <table:table-cell office:value-type="float" office:value="1427749511.75305" calcext:value-type="float">
            <text:p>1427749511.75305</text:p>
          </table:table-cell>
          <table:table-cell/>
          <table:table-cell table:formula="of:=MAX([.B115];[.D115];[.G115])-MAX([.A115];[.C115];[.E115])" office:value-type="float" office:value="1.54651308059692" calcext:value-type="float">
            <text:p>1.5465130806</text:p>
          </table:table-cell>
          <table:table-cell table:formula="of:=IF(ISBLANK([.E115]);&quot;&quot;;[.I115])" office:value-type="float" office:value="1.54651308059692" calcext:value-type="float">
            <text:p>1.5465130806</text:p>
          </table:table-cell>
        </table:table-row>
        <table:table-row table:style-name="ro1">
          <table:table-cell table:number-columns-repeated="4"/>
          <table:table-cell office:value-type="float" office:value="1427749510.20659" calcext:value-type="float">
            <text:p>1427749510.20659</text:p>
          </table:table-cell>
          <table:table-cell office:value-type="float" office:value="1427749511.62754" calcext:value-type="float">
            <text:p>1427749511.62754</text:p>
          </table:table-cell>
          <table:table-cell office:value-type="float" office:value="1427749511.66618" calcext:value-type="float">
            <text:p>1427749511.66618</text:p>
          </table:table-cell>
          <table:table-cell/>
          <table:table-cell table:formula="of:=MAX([.B116];[.D116];[.G116])-MAX([.A116];[.C116];[.E116])" office:value-type="float" office:value="1.45958709716797" calcext:value-type="float">
            <text:p>1.4595870972</text:p>
          </table:table-cell>
          <table:table-cell table:formula="of:=IF(ISBLANK([.E116]);&quot;&quot;;[.I116])" office:value-type="float" office:value="1.45958709716797" calcext:value-type="float">
            <text:p>1.4595870972</text:p>
          </table:table-cell>
        </table:table-row>
        <table:table-row table:style-name="ro1">
          <table:table-cell table:number-columns-repeated="4"/>
          <table:table-cell office:value-type="float" office:value="1427749510.20664" calcext:value-type="float">
            <text:p>1427749510.20664</text:p>
          </table:table-cell>
          <table:table-cell office:value-type="float" office:value="1427749511.62963" calcext:value-type="float">
            <text:p>1427749511.62963</text:p>
          </table:table-cell>
          <table:table-cell office:value-type="float" office:value="1427749511.67129" calcext:value-type="float">
            <text:p>1427749511.67129</text:p>
          </table:table-cell>
          <table:table-cell/>
          <table:table-cell table:formula="of:=MAX([.B117];[.D117];[.G117])-MAX([.A117];[.C117];[.E117])" office:value-type="float" office:value="1.46464800834656" calcext:value-type="float">
            <text:p>1.4646480083</text:p>
          </table:table-cell>
          <table:table-cell table:formula="of:=IF(ISBLANK([.E117]);&quot;&quot;;[.I117])" office:value-type="float" office:value="1.46464800834656" calcext:value-type="float">
            <text:p>1.4646480083</text:p>
          </table:table-cell>
        </table:table-row>
        <table:table-row table:style-name="ro1">
          <table:table-cell table:number-columns-repeated="4"/>
          <table:table-cell office:value-type="float" office:value="1427749510.2067" calcext:value-type="float">
            <text:p>1427749510.2067</text:p>
          </table:table-cell>
          <table:table-cell office:value-type="float" office:value="1427749511.62771" calcext:value-type="float">
            <text:p>1427749511.62771</text:p>
          </table:table-cell>
          <table:table-cell office:value-type="float" office:value="1427749511.66642" calcext:value-type="float">
            <text:p>1427749511.66642</text:p>
          </table:table-cell>
          <table:table-cell/>
          <table:table-cell table:formula="of:=MAX([.B118];[.D118];[.G118])-MAX([.A118];[.C118];[.E118])" office:value-type="float" office:value="1.45971989631653" calcext:value-type="float">
            <text:p>1.4597198963</text:p>
          </table:table-cell>
          <table:table-cell table:formula="of:=IF(ISBLANK([.E118]);&quot;&quot;;[.I118])" office:value-type="float" office:value="1.45971989631653" calcext:value-type="float">
            <text:p>1.4597198963</text:p>
          </table:table-cell>
        </table:table-row>
        <table:table-row table:style-name="ro1">
          <table:table-cell table:number-columns-repeated="4"/>
          <table:table-cell office:value-type="float" office:value="1427749510.20675" calcext:value-type="float">
            <text:p>1427749510.20675</text:p>
          </table:table-cell>
          <table:table-cell office:value-type="float" office:value="1427749511.62782" calcext:value-type="float">
            <text:p>1427749511.62782</text:p>
          </table:table-cell>
          <table:table-cell office:value-type="float" office:value="1427749511.66644" calcext:value-type="float">
            <text:p>1427749511.66644</text:p>
          </table:table-cell>
          <table:table-cell/>
          <table:table-cell table:formula="of:=MAX([.B119];[.D119];[.G119])-MAX([.A119];[.C119];[.E119])" office:value-type="float" office:value="1.45969390869141" calcext:value-type="float">
            <text:p>1.4596939087</text:p>
          </table:table-cell>
          <table:table-cell table:formula="of:=IF(ISBLANK([.E119]);&quot;&quot;;[.I119])" office:value-type="float" office:value="1.45969390869141" calcext:value-type="float">
            <text:p>1.4596939087</text:p>
          </table:table-cell>
        </table:table-row>
        <table:table-row table:style-name="ro1">
          <table:table-cell table:number-columns-repeated="4"/>
          <table:table-cell office:value-type="float" office:value="1427749510.2068" calcext:value-type="float">
            <text:p>1427749510.2068</text:p>
          </table:table-cell>
          <table:table-cell office:value-type="float" office:value="1427749511.62776" calcext:value-type="float">
            <text:p>1427749511.62776</text:p>
          </table:table-cell>
          <table:table-cell office:value-type="float" office:value="1427749511.6595" calcext:value-type="float">
            <text:p>1427749511.6595</text:p>
          </table:table-cell>
          <table:table-cell/>
          <table:table-cell table:formula="of:=MAX([.B120];[.D120];[.G120])-MAX([.A120];[.C120];[.E120])" office:value-type="float" office:value="1.45269513130188" calcext:value-type="float">
            <text:p>1.4526951313</text:p>
          </table:table-cell>
          <table:table-cell table:formula="of:=IF(ISBLANK([.E120]);&quot;&quot;;[.I120])" office:value-type="float" office:value="1.45269513130188" calcext:value-type="float">
            <text:p>1.4526951313</text:p>
          </table:table-cell>
        </table:table-row>
        <table:table-row table:style-name="ro1">
          <table:table-cell table:number-columns-repeated="4"/>
          <table:table-cell office:value-type="float" office:value="1427749510.20685" calcext:value-type="float">
            <text:p>1427749510.20685</text:p>
          </table:table-cell>
          <table:table-cell office:value-type="float" office:value="1427749511.62787" calcext:value-type="float">
            <text:p>1427749511.62787</text:p>
          </table:table-cell>
          <table:table-cell office:value-type="float" office:value="1427749511.66364" calcext:value-type="float">
            <text:p>1427749511.66364</text:p>
          </table:table-cell>
          <table:table-cell/>
          <table:table-cell table:formula="of:=MAX([.B121];[.D121];[.G121])-MAX([.A121];[.C121];[.E121])" office:value-type="float" office:value="1.45678496360779" calcext:value-type="float">
            <text:p>1.4567849636</text:p>
          </table:table-cell>
          <table:table-cell table:formula="of:=IF(ISBLANK([.E121]);&quot;&quot;;[.I121])" office:value-type="float" office:value="1.45678496360779" calcext:value-type="float">
            <text:p>1.4567849636</text:p>
          </table:table-cell>
        </table:table-row>
        <table:table-row table:style-name="ro1">
          <table:table-cell table:number-columns-repeated="4"/>
          <table:table-cell office:value-type="float" office:value="1427749510.2069" calcext:value-type="float">
            <text:p>1427749510.2069</text:p>
          </table:table-cell>
          <table:table-cell office:value-type="float" office:value="1427749511.62765" calcext:value-type="float">
            <text:p>1427749511.62765</text:p>
          </table:table-cell>
          <table:table-cell office:value-type="float" office:value="1427749511.66637" calcext:value-type="float">
            <text:p>1427749511.66637</text:p>
          </table:table-cell>
          <table:table-cell/>
          <table:table-cell table:formula="of:=MAX([.B122];[.D122];[.G122])-MAX([.A122];[.C122];[.E122])" office:value-type="float" office:value="1.45947408676147" calcext:value-type="float">
            <text:p>1.4594740868</text:p>
          </table:table-cell>
          <table:table-cell table:formula="of:=IF(ISBLANK([.E122]);&quot;&quot;;[.I122])" office:value-type="float" office:value="1.45947408676147" calcext:value-type="float">
            <text:p>1.4594740868</text:p>
          </table:table-cell>
        </table:table-row>
        <table:table-row table:style-name="ro1">
          <table:table-cell table:number-columns-repeated="4"/>
          <table:table-cell office:value-type="float" office:value="1427749510.20695" calcext:value-type="float">
            <text:p>1427749510.20695</text:p>
          </table:table-cell>
          <table:table-cell office:value-type="float" office:value="1427749511.62792" calcext:value-type="float">
            <text:p>1427749511.62792</text:p>
          </table:table-cell>
          <table:table-cell office:value-type="float" office:value="1427749511.66364" calcext:value-type="float">
            <text:p>1427749511.66364</text:p>
          </table:table-cell>
          <table:table-cell/>
          <table:table-cell table:formula="of:=MAX([.B123];[.D123];[.G123])-MAX([.A123];[.C123];[.E123])" office:value-type="float" office:value="1.45669293403626" calcext:value-type="float">
            <text:p>1.456692934</text:p>
          </table:table-cell>
          <table:table-cell table:formula="of:=IF(ISBLANK([.E123]);&quot;&quot;;[.I123])" office:value-type="float" office:value="1.45669293403626" calcext:value-type="float">
            <text:p>1.456692934</text:p>
          </table:table-cell>
        </table:table-row>
        <table:table-row table:style-name="ro1">
          <table:table-cell table:number-columns-repeated="2"/>
          <table:table-cell office:value-type="float" office:value="1427749511.75307" calcext:value-type="float">
            <text:p>1427749511.75307</text:p>
          </table:table-cell>
          <table:table-cell office:value-type="float" office:value="1427749513.34886" calcext:value-type="float">
            <text:p>1427749513.34886</text:p>
          </table:table-cell>
          <table:table-cell table:number-columns-repeated="4"/>
          <table:table-cell table:formula="of:=MAX([.B124];[.D124];[.G124])-MAX([.A124];[.C124];[.E124])" office:value-type="float" office:value="1.59579610824585" calcext:value-type="float">
            <text:p>1.5957961082</text:p>
          </table:table-cell>
          <table:table-cell table:formula="of:=IF(ISBLANK([.E124]);&quot;&quot;;[.I124])">
            <text:p/>
          </table:table-cell>
        </table:table-row>
        <table:table-row table:style-name="ro1">
          <table:table-cell table:number-columns-repeated="4"/>
          <table:table-cell office:value-type="float" office:value="1427749511.75307" calcext:value-type="float">
            <text:p>1427749511.75307</text:p>
          </table:table-cell>
          <table:table-cell office:value-type="float" office:value="1427749513.23008" calcext:value-type="float">
            <text:p>1427749513.23008</text:p>
          </table:table-cell>
          <table:table-cell office:value-type="float" office:value="1427749513.26853" calcext:value-type="float">
            <text:p>1427749513.26853</text:p>
          </table:table-cell>
          <table:table-cell/>
          <table:table-cell table:formula="of:=MAX([.B125];[.D125];[.G125])-MAX([.A125];[.C125];[.E125])" office:value-type="float" office:value="1.51545596122742" calcext:value-type="float">
            <text:p>1.5154559612</text:p>
          </table:table-cell>
          <table:table-cell table:formula="of:=IF(ISBLANK([.E125]);&quot;&quot;;[.I125])" office:value-type="float" office:value="1.51545596122742" calcext:value-type="float">
            <text:p>1.5154559612</text:p>
          </table:table-cell>
        </table:table-row>
        <table:table-row table:style-name="ro1">
          <table:table-cell table:number-columns-repeated="4"/>
          <table:table-cell office:value-type="float" office:value="1427749511.75325" calcext:value-type="float">
            <text:p>1427749511.75325</text:p>
          </table:table-cell>
          <table:table-cell office:value-type="float" office:value="1427749513.23023" calcext:value-type="float">
            <text:p>1427749513.23023</text:p>
          </table:table-cell>
          <table:table-cell office:value-type="float" office:value="1427749513.27121" calcext:value-type="float">
            <text:p>1427749513.27121</text:p>
          </table:table-cell>
          <table:table-cell/>
          <table:table-cell table:formula="of:=MAX([.B126];[.D126];[.G126])-MAX([.A126];[.C126];[.E126])" office:value-type="float" office:value="1.51796102523804" calcext:value-type="float">
            <text:p>1.5179610252</text:p>
          </table:table-cell>
          <table:table-cell table:formula="of:=IF(ISBLANK([.E126]);&quot;&quot;;[.I126])" office:value-type="float" office:value="1.51796102523804" calcext:value-type="float">
            <text:p>1.5179610252</text:p>
          </table:table-cell>
        </table:table-row>
        <table:table-row table:style-name="ro1">
          <table:table-cell table:number-columns-repeated="4"/>
          <table:table-cell office:value-type="float" office:value="1427749511.75339" calcext:value-type="float">
            <text:p>1427749511.75339</text:p>
          </table:table-cell>
          <table:table-cell office:value-type="float" office:value="1427749513.23014" calcext:value-type="float">
            <text:p>1427749513.23014</text:p>
          </table:table-cell>
          <table:table-cell office:value-type="float" office:value="1427749513.26344" calcext:value-type="float">
            <text:p>1427749513.26344</text:p>
          </table:table-cell>
          <table:table-cell/>
          <table:table-cell table:formula="of:=MAX([.B127];[.D127];[.G127])-MAX([.A127];[.C127];[.E127])" office:value-type="float" office:value="1.51004815101624" calcext:value-type="float">
            <text:p>1.510048151</text:p>
          </table:table-cell>
          <table:table-cell table:formula="of:=IF(ISBLANK([.E127]);&quot;&quot;;[.I127])" office:value-type="float" office:value="1.51004815101624" calcext:value-type="float">
            <text:p>1.510048151</text:p>
          </table:table-cell>
        </table:table-row>
        <table:table-row table:style-name="ro1">
          <table:table-cell table:number-columns-repeated="4"/>
          <table:table-cell office:value-type="float" office:value="1427749511.75353" calcext:value-type="float">
            <text:p>1427749511.75353</text:p>
          </table:table-cell>
          <table:table-cell office:value-type="float" office:value="1427749513.3195" calcext:value-type="float">
            <text:p>1427749513.3195</text:p>
          </table:table-cell>
          <table:table-cell office:value-type="float" office:value="1427749513.34886" calcext:value-type="float">
            <text:p>1427749513.34886</text:p>
          </table:table-cell>
          <table:table-cell/>
          <table:table-cell table:formula="of:=MAX([.B128];[.D128];[.G128])-MAX([.A128];[.C128];[.E128])" office:value-type="float" office:value="1.59533309936523" calcext:value-type="float">
            <text:p>1.5953330994</text:p>
          </table:table-cell>
          <table:table-cell table:formula="of:=IF(ISBLANK([.E128]);&quot;&quot;;[.I128])" office:value-type="float" office:value="1.59533309936523" calcext:value-type="float">
            <text:p>1.5953330994</text:p>
          </table:table-cell>
        </table:table-row>
        <table:table-row table:style-name="ro1">
          <table:table-cell table:number-columns-repeated="4"/>
          <table:table-cell office:value-type="float" office:value="1427749511.75369" calcext:value-type="float">
            <text:p>1427749511.75369</text:p>
          </table:table-cell>
          <table:table-cell office:value-type="float" office:value="1427749513.23019" calcext:value-type="float">
            <text:p>1427749513.23019</text:p>
          </table:table-cell>
          <table:table-cell office:value-type="float" office:value="1427749513.27116" calcext:value-type="float">
            <text:p>1427749513.27116</text:p>
          </table:table-cell>
          <table:table-cell/>
          <table:table-cell table:formula="of:=MAX([.B129];[.D129];[.G129])-MAX([.A129];[.C129];[.E129])" office:value-type="float" office:value="1.51747894287109" calcext:value-type="float">
            <text:p>1.5174789429</text:p>
          </table:table-cell>
          <table:table-cell table:formula="of:=IF(ISBLANK([.E129]);&quot;&quot;;[.I129])" office:value-type="float" office:value="1.51747894287109" calcext:value-type="float">
            <text:p>1.5174789429</text:p>
          </table:table-cell>
        </table:table-row>
        <table:table-row table:style-name="ro1">
          <table:table-cell table:number-columns-repeated="4"/>
          <table:table-cell office:value-type="float" office:value="1427749511.75387" calcext:value-type="float">
            <text:p>1427749511.75387</text:p>
          </table:table-cell>
          <table:table-cell office:value-type="float" office:value="1427749513.23028" calcext:value-type="float">
            <text:p>1427749513.23028</text:p>
          </table:table-cell>
          <table:table-cell office:value-type="float" office:value="1427749513.26349" calcext:value-type="float">
            <text:p>1427749513.26349</text:p>
          </table:table-cell>
          <table:table-cell/>
          <table:table-cell table:formula="of:=MAX([.B130];[.D130];[.G130])-MAX([.A130];[.C130];[.E130])" office:value-type="float" office:value="1.50961899757385" calcext:value-type="float">
            <text:p>1.5096189976</text:p>
          </table:table-cell>
          <table:table-cell table:formula="of:=IF(ISBLANK([.E130]);&quot;&quot;;[.I130])" office:value-type="float" office:value="1.50961899757385" calcext:value-type="float">
            <text:p>1.5096189976</text:p>
          </table:table-cell>
        </table:table-row>
        <table:table-row table:style-name="ro1">
          <table:table-cell table:number-columns-repeated="4"/>
          <table:table-cell office:value-type="float" office:value="1427749511.75405" calcext:value-type="float">
            <text:p>1427749511.75405</text:p>
          </table:table-cell>
          <table:table-cell office:value-type="float" office:value="1427749513.23282" calcext:value-type="float">
            <text:p>1427749513.23282</text:p>
          </table:table-cell>
          <table:table-cell office:value-type="float" office:value="1427749513.26854" calcext:value-type="float">
            <text:p>1427749513.26854</text:p>
          </table:table-cell>
          <table:table-cell/>
          <table:table-cell table:formula="of:=MAX([.B131];[.D131];[.G131])-MAX([.A131];[.C131];[.E131])" office:value-type="float" office:value="1.51448917388916" calcext:value-type="float">
            <text:p>1.5144891739</text:p>
          </table:table-cell>
          <table:table-cell table:formula="of:=IF(ISBLANK([.E131]);&quot;&quot;;[.I131])" office:value-type="float" office:value="1.51448917388916" calcext:value-type="float">
            <text:p>1.5144891739</text:p>
          </table:table-cell>
        </table:table-row>
        <table:table-row table:style-name="ro1">
          <table:table-cell table:number-columns-repeated="4"/>
          <table:table-cell office:value-type="float" office:value="1427749511.75419" calcext:value-type="float">
            <text:p>1427749511.75419</text:p>
          </table:table-cell>
          <table:table-cell office:value-type="float" office:value="1427749513.23033" calcext:value-type="float">
            <text:p>1427749513.23033</text:p>
          </table:table-cell>
          <table:table-cell office:value-type="float" office:value="1427749513.26595" calcext:value-type="float">
            <text:p>1427749513.26595</text:p>
          </table:table-cell>
          <table:table-cell/>
          <table:table-cell table:formula="of:=MAX([.B132];[.D132];[.G132])-MAX([.A132];[.C132];[.E132])" office:value-type="float" office:value="1.51175808906555" calcext:value-type="float">
            <text:p>1.5117580891</text:p>
          </table:table-cell>
          <table:table-cell table:formula="of:=IF(ISBLANK([.E132]);&quot;&quot;;[.I132])" office:value-type="float" office:value="1.51175808906555" calcext:value-type="float">
            <text:p>1.5117580891</text:p>
          </table:table-cell>
        </table:table-row>
        <table:table-row table:style-name="ro1">
          <table:table-cell table:number-columns-repeated="4"/>
          <table:table-cell office:value-type="float" office:value="1427749511.75433" calcext:value-type="float">
            <text:p>1427749511.75433</text:p>
          </table:table-cell>
          <table:table-cell office:value-type="float" office:value="1427749513.23043" calcext:value-type="float">
            <text:p>1427749513.23043</text:p>
          </table:table-cell>
          <table:table-cell office:value-type="float" office:value="1427749513.26593" calcext:value-type="float">
            <text:p>1427749513.26593</text:p>
          </table:table-cell>
          <table:table-cell/>
          <table:table-cell table:formula="of:=MAX([.B133];[.D133];[.G133])-MAX([.A133];[.C133];[.E133])" office:value-type="float" office:value="1.5115978717804" calcext:value-type="float">
            <text:p>1.5115978718</text:p>
          </table:table-cell>
          <table:table-cell table:formula="of:=IF(ISBLANK([.E133]);&quot;&quot;;[.I133])" office:value-type="float" office:value="1.5115978717804" calcext:value-type="float">
            <text:p>1.5115978718</text:p>
          </table:table-cell>
        </table:table-row>
        <table:table-row table:style-name="ro1">
          <table:table-cell table:number-columns-repeated="4"/>
          <table:table-cell office:value-type="float" office:value="1427749511.75447" calcext:value-type="float">
            <text:p>1427749511.75447</text:p>
          </table:table-cell>
          <table:table-cell office:value-type="float" office:value="1427749513.23038" calcext:value-type="float">
            <text:p>1427749513.23038</text:p>
          </table:table-cell>
          <table:table-cell office:value-type="float" office:value="1427749513.2674" calcext:value-type="float">
            <text:p>1427749513.2674</text:p>
          </table:table-cell>
          <table:table-cell/>
          <table:table-cell table:formula="of:=MAX([.B134];[.D134];[.G134])-MAX([.A134];[.C134];[.E134])" office:value-type="float" office:value="1.51292610168457" calcext:value-type="float">
            <text:p>1.5129261017</text:p>
          </table:table-cell>
          <table:table-cell table:formula="of:=IF(ISBLANK([.E134]);&quot;&quot;;[.I134])" office:value-type="float" office:value="1.51292610168457" calcext:value-type="float">
            <text:p>1.5129261017</text:p>
          </table:table-cell>
        </table:table-row>
        <table:table-row table:style-name="ro1">
          <table:table-cell table:number-columns-repeated="2"/>
          <table:table-cell office:value-type="float" office:value="1427749513.34887" calcext:value-type="float">
            <text:p>1427749513.34887</text:p>
          </table:table-cell>
          <table:table-cell office:value-type="float" office:value="1427749514.93408" calcext:value-type="float">
            <text:p>1427749514.93408</text:p>
          </table:table-cell>
          <table:table-cell table:number-columns-repeated="4"/>
          <table:table-cell table:formula="of:=MAX([.B135];[.D135];[.G135])-MAX([.A135];[.C135];[.E135])" office:value-type="float" office:value="1.58521485328674" calcext:value-type="float">
            <text:p>1.5852148533</text:p>
          </table:table-cell>
          <table:table-cell table:formula="of:=IF(ISBLANK([.E135]);&quot;&quot;;[.I135])">
            <text:p/>
          </table:table-cell>
        </table:table-row>
        <table:table-row table:style-name="ro1">
          <table:table-cell table:number-columns-repeated="4"/>
          <table:table-cell office:value-type="float" office:value="1427749513.34887" calcext:value-type="float">
            <text:p>1427749513.34887</text:p>
          </table:table-cell>
          <table:table-cell office:value-type="float" office:value="1427749514.89977" calcext:value-type="float">
            <text:p>1427749514.89977</text:p>
          </table:table-cell>
          <table:table-cell office:value-type="float" office:value="1427749514.93408" calcext:value-type="float">
            <text:p>1427749514.93408</text:p>
          </table:table-cell>
          <table:table-cell/>
          <table:table-cell table:formula="of:=MAX([.B136];[.D136];[.G136])-MAX([.A136];[.C136];[.E136])" office:value-type="float" office:value="1.58521008491516" calcext:value-type="float">
            <text:p>1.5852100849</text:p>
          </table:table-cell>
          <table:table-cell table:formula="of:=IF(ISBLANK([.E136]);&quot;&quot;;[.I136])" office:value-type="float" office:value="1.58521008491516" calcext:value-type="float">
            <text:p>1.5852100849</text:p>
          </table:table-cell>
        </table:table-row>
        <table:table-row table:style-name="ro1">
          <table:table-cell table:number-columns-repeated="4"/>
          <table:table-cell office:value-type="float" office:value="1427749513.34895" calcext:value-type="float">
            <text:p>1427749513.34895</text:p>
          </table:table-cell>
          <table:table-cell office:value-type="float" office:value="1427749514.82496" calcext:value-type="float">
            <text:p>1427749514.82496</text:p>
          </table:table-cell>
          <table:table-cell office:value-type="float" office:value="1427749514.86251" calcext:value-type="float">
            <text:p>1427749514.86251</text:p>
          </table:table-cell>
          <table:table-cell/>
          <table:table-cell table:formula="of:=MAX([.B137];[.D137];[.G137])-MAX([.A137];[.C137];[.E137])" office:value-type="float" office:value="1.51355814933777" calcext:value-type="float">
            <text:p>1.5135581493</text:p>
          </table:table-cell>
          <table:table-cell table:formula="of:=IF(ISBLANK([.E137]);&quot;&quot;;[.I137])" office:value-type="float" office:value="1.51355814933777" calcext:value-type="float">
            <text:p>1.5135581493</text:p>
          </table:table-cell>
        </table:table-row>
        <table:table-row table:style-name="ro1">
          <table:table-cell table:number-columns-repeated="4"/>
          <table:table-cell office:value-type="float" office:value="1427749513.34901" calcext:value-type="float">
            <text:p>1427749513.34901</text:p>
          </table:table-cell>
          <table:table-cell office:value-type="float" office:value="1427749514.81766" calcext:value-type="float">
            <text:p>1427749514.81766</text:p>
          </table:table-cell>
          <table:table-cell office:value-type="float" office:value="1427749514.85942" calcext:value-type="float">
            <text:p>1427749514.85942</text:p>
          </table:table-cell>
          <table:table-cell/>
          <table:table-cell table:formula="of:=MAX([.B138];[.D138];[.G138])-MAX([.A138];[.C138];[.E138])" office:value-type="float" office:value="1.51040720939636" calcext:value-type="float">
            <text:p>1.5104072094</text:p>
          </table:table-cell>
          <table:table-cell table:formula="of:=IF(ISBLANK([.E138]);&quot;&quot;;[.I138])" office:value-type="float" office:value="1.51040720939636" calcext:value-type="float">
            <text:p>1.5104072094</text:p>
          </table:table-cell>
        </table:table-row>
        <table:table-row table:style-name="ro1">
          <table:table-cell table:number-columns-repeated="4"/>
          <table:table-cell office:value-type="float" office:value="1427749513.3491" calcext:value-type="float">
            <text:p>1427749513.3491</text:p>
          </table:table-cell>
          <table:table-cell office:value-type="float" office:value="1427749514.81792" calcext:value-type="float">
            <text:p>1427749514.81792</text:p>
          </table:table-cell>
          <table:table-cell office:value-type="float" office:value="1427749514.85656" calcext:value-type="float">
            <text:p>1427749514.85656</text:p>
          </table:table-cell>
          <table:table-cell/>
          <table:table-cell table:formula="of:=MAX([.B139];[.D139];[.G139])-MAX([.A139];[.C139];[.E139])" office:value-type="float" office:value="1.50745797157288" calcext:value-type="float">
            <text:p>1.5074579716</text:p>
          </table:table-cell>
          <table:table-cell table:formula="of:=IF(ISBLANK([.E139]);&quot;&quot;;[.I139])" office:value-type="float" office:value="1.50745797157288" calcext:value-type="float">
            <text:p>1.5074579716</text:p>
          </table:table-cell>
        </table:table-row>
        <table:table-row table:style-name="ro1">
          <table:table-cell table:number-columns-repeated="4"/>
          <table:table-cell office:value-type="float" office:value="1427749513.34916" calcext:value-type="float">
            <text:p>1427749513.34916</text:p>
          </table:table-cell>
          <table:table-cell office:value-type="float" office:value="1427749514.81772" calcext:value-type="float">
            <text:p>1427749514.81772</text:p>
          </table:table-cell>
          <table:table-cell office:value-type="float" office:value="1427749514.85662" calcext:value-type="float">
            <text:p>1427749514.85662</text:p>
          </table:table-cell>
          <table:table-cell/>
          <table:table-cell table:formula="of:=MAX([.B140];[.D140];[.G140])-MAX([.A140];[.C140];[.E140])" office:value-type="float" office:value="1.5074610710144" calcext:value-type="float">
            <text:p>1.507461071</text:p>
          </table:table-cell>
          <table:table-cell table:formula="of:=IF(ISBLANK([.E140]);&quot;&quot;;[.I140])" office:value-type="float" office:value="1.5074610710144" calcext:value-type="float">
            <text:p>1.507461071</text:p>
          </table:table-cell>
        </table:table-row>
        <table:table-row table:style-name="ro1">
          <table:table-cell table:number-columns-repeated="4"/>
          <table:table-cell office:value-type="float" office:value="1427749513.34923" calcext:value-type="float">
            <text:p>1427749513.34923</text:p>
          </table:table-cell>
          <table:table-cell office:value-type="float" office:value="1427749514.81782" calcext:value-type="float">
            <text:p>1427749514.81782</text:p>
          </table:table-cell>
          <table:table-cell office:value-type="float" office:value="1427749514.85391" calcext:value-type="float">
            <text:p>1427749514.85391</text:p>
          </table:table-cell>
          <table:table-cell/>
          <table:table-cell table:formula="of:=MAX([.B141];[.D141];[.G141])-MAX([.A141];[.C141];[.E141])" office:value-type="float" office:value="1.50467801094055" calcext:value-type="float">
            <text:p>1.5046780109</text:p>
          </table:table-cell>
          <table:table-cell table:formula="of:=IF(ISBLANK([.E141]);&quot;&quot;;[.I141])" office:value-type="float" office:value="1.50467801094055" calcext:value-type="float">
            <text:p>1.5046780109</text:p>
          </table:table-cell>
        </table:table-row>
        <table:table-row table:style-name="ro1">
          <table:table-cell table:number-columns-repeated="4"/>
          <table:table-cell office:value-type="float" office:value="1427749513.34929" calcext:value-type="float">
            <text:p>1427749513.34929</text:p>
          </table:table-cell>
          <table:table-cell office:value-type="float" office:value="1427749514.81777" calcext:value-type="float">
            <text:p>1427749514.81777</text:p>
          </table:table-cell>
          <table:table-cell office:value-type="float" office:value="1427749514.85667" calcext:value-type="float">
            <text:p>1427749514.85667</text:p>
          </table:table-cell>
          <table:table-cell/>
          <table:table-cell table:formula="of:=MAX([.B142];[.D142];[.G142])-MAX([.A142];[.C142];[.E142])" office:value-type="float" office:value="1.50737905502319" calcext:value-type="float">
            <text:p>1.507379055</text:p>
          </table:table-cell>
          <table:table-cell table:formula="of:=IF(ISBLANK([.E142]);&quot;&quot;;[.I142])" office:value-type="float" office:value="1.50737905502319" calcext:value-type="float">
            <text:p>1.507379055</text:p>
          </table:table-cell>
        </table:table-row>
        <table:table-row table:style-name="ro1">
          <table:table-cell table:number-columns-repeated="4"/>
          <table:table-cell office:value-type="float" office:value="1427749513.34934" calcext:value-type="float">
            <text:p>1427749513.34934</text:p>
          </table:table-cell>
          <table:table-cell office:value-type="float" office:value="1427749514.81787" calcext:value-type="float">
            <text:p>1427749514.81787</text:p>
          </table:table-cell>
          <table:table-cell office:value-type="float" office:value="1427749514.85672" calcext:value-type="float">
            <text:p>1427749514.85672</text:p>
          </table:table-cell>
          <table:table-cell/>
          <table:table-cell table:formula="of:=MAX([.B143];[.D143];[.G143])-MAX([.A143];[.C143];[.E143])" office:value-type="float" office:value="1.50737690925598" calcext:value-type="float">
            <text:p>1.5073769093</text:p>
          </table:table-cell>
          <table:table-cell table:formula="of:=IF(ISBLANK([.E143]);&quot;&quot;;[.I143])" office:value-type="float" office:value="1.50737690925598" calcext:value-type="float">
            <text:p>1.5073769093</text:p>
          </table:table-cell>
        </table:table-row>
        <table:table-row table:style-name="ro1">
          <table:table-cell table:number-columns-repeated="4"/>
          <table:table-cell office:value-type="float" office:value="1427749513.3494" calcext:value-type="float">
            <text:p>1427749513.3494</text:p>
          </table:table-cell>
          <table:table-cell office:value-type="float" office:value="1427749514.81797" calcext:value-type="float">
            <text:p>1427749514.81797</text:p>
          </table:table-cell>
          <table:table-cell office:value-type="float" office:value="1427749514.85943" calcext:value-type="float">
            <text:p>1427749514.85943</text:p>
          </table:table-cell>
          <table:table-cell/>
          <table:table-cell table:formula="of:=MAX([.B144];[.D144];[.G144])-MAX([.A144];[.C144];[.E144])" office:value-type="float" office:value="1.51003694534302" calcext:value-type="float">
            <text:p>1.5100369453</text:p>
          </table:table-cell>
          <table:table-cell table:formula="of:=IF(ISBLANK([.E144]);&quot;&quot;;[.I144])" office:value-type="float" office:value="1.51003694534302" calcext:value-type="float">
            <text:p>1.5100369453</text:p>
          </table:table-cell>
        </table:table-row>
        <table:table-row table:style-name="ro1">
          <table:table-cell table:number-columns-repeated="4"/>
          <table:table-cell office:value-type="float" office:value="1427749513.34945" calcext:value-type="float">
            <text:p>1427749513.34945</text:p>
          </table:table-cell>
          <table:table-cell office:value-type="float" office:value="1427749514.81802" calcext:value-type="float">
            <text:p>1427749514.81802</text:p>
          </table:table-cell>
          <table:table-cell office:value-type="float" office:value="1427749514.85387" calcext:value-type="float">
            <text:p>1427749514.85387</text:p>
          </table:table-cell>
          <table:table-cell/>
          <table:table-cell table:formula="of:=MAX([.B145];[.D145];[.G145])-MAX([.A145];[.C145];[.E145])" office:value-type="float" office:value="1.50441884994507" calcext:value-type="float">
            <text:p>1.5044188499</text:p>
          </table:table-cell>
          <table:table-cell table:formula="of:=IF(ISBLANK([.E145]);&quot;&quot;;[.I145])" office:value-type="float" office:value="1.50441884994507" calcext:value-type="float">
            <text:p>1.5044188499</text:p>
          </table:table-cell>
        </table:table-row>
        <table:table-row table:style-name="ro1">
          <table:table-cell table:number-columns-repeated="2"/>
          <table:table-cell office:value-type="float" office:value="1427749514.9341" calcext:value-type="float">
            <text:p>1427749514.9341</text:p>
          </table:table-cell>
          <table:table-cell office:value-type="float" office:value="1427749516.51774" calcext:value-type="float">
            <text:p>1427749516.51774</text:p>
          </table:table-cell>
          <table:table-cell table:number-columns-repeated="4"/>
          <table:table-cell table:formula="of:=MAX([.B146];[.D146];[.G146])-MAX([.A146];[.C146];[.E146])" office:value-type="float" office:value="1.58364605903626" calcext:value-type="float">
            <text:p>1.583646059</text:p>
          </table:table-cell>
          <table:table-cell table:formula="of:=IF(ISBLANK([.E146]);&quot;&quot;;[.I146])">
            <text:p/>
          </table:table-cell>
        </table:table-row>
        <table:table-row table:style-name="ro1">
          <table:table-cell table:number-columns-repeated="4"/>
          <table:table-cell office:value-type="float" office:value="1427749514.9341" calcext:value-type="float">
            <text:p>1427749514.9341</text:p>
          </table:table-cell>
          <table:table-cell office:value-type="float" office:value="1427749516.40063" calcext:value-type="float">
            <text:p>1427749516.40063</text:p>
          </table:table-cell>
          <table:table-cell office:value-type="float" office:value="1427749516.43787" calcext:value-type="float">
            <text:p>1427749516.43787</text:p>
          </table:table-cell>
          <table:table-cell/>
          <table:table-cell table:formula="of:=MAX([.B147];[.D147];[.G147])-MAX([.A147];[.C147];[.E147])" office:value-type="float" office:value="1.50377202033997" calcext:value-type="float">
            <text:p>1.5037720203</text:p>
          </table:table-cell>
          <table:table-cell table:formula="of:=IF(ISBLANK([.E147]);&quot;&quot;;[.I147])" office:value-type="float" office:value="1.50377202033997" calcext:value-type="float">
            <text:p>1.5037720203</text:p>
          </table:table-cell>
        </table:table-row>
        <table:table-row table:style-name="ro1">
          <table:table-cell table:number-columns-repeated="4"/>
          <table:table-cell office:value-type="float" office:value="1427749514.93427" calcext:value-type="float">
            <text:p>1427749514.93427</text:p>
          </table:table-cell>
          <table:table-cell office:value-type="float" office:value="1427749516.48514" calcext:value-type="float">
            <text:p>1427749516.48514</text:p>
          </table:table-cell>
          <table:table-cell office:value-type="float" office:value="1427749516.51773" calcext:value-type="float">
            <text:p>1427749516.51773</text:p>
          </table:table-cell>
          <table:table-cell/>
          <table:table-cell table:formula="of:=MAX([.B148];[.D148];[.G148])-MAX([.A148];[.C148];[.E148])" office:value-type="float" office:value="1.5834641456604" calcext:value-type="float">
            <text:p>1.5834641457</text:p>
          </table:table-cell>
          <table:table-cell table:formula="of:=IF(ISBLANK([.E148]);&quot;&quot;;[.I148])" office:value-type="float" office:value="1.5834641456604" calcext:value-type="float">
            <text:p>1.5834641457</text:p>
          </table:table-cell>
        </table:table-row>
        <table:table-row table:style-name="ro1">
          <table:table-cell table:number-columns-repeated="4"/>
          <table:table-cell office:value-type="float" office:value="1427749514.93441" calcext:value-type="float">
            <text:p>1427749514.93441</text:p>
          </table:table-cell>
          <table:table-cell office:value-type="float" office:value="1427749516.40623" calcext:value-type="float">
            <text:p>1427749516.40623</text:p>
          </table:table-cell>
          <table:table-cell office:value-type="float" office:value="1427749516.44274" calcext:value-type="float">
            <text:p>1427749516.44274</text:p>
          </table:table-cell>
          <table:table-cell/>
          <table:table-cell table:formula="of:=MAX([.B149];[.D149];[.G149])-MAX([.A149];[.C149];[.E149])" office:value-type="float" office:value="1.5083270072937" calcext:value-type="float">
            <text:p>1.5083270073</text:p>
          </table:table-cell>
          <table:table-cell table:formula="of:=IF(ISBLANK([.E149]);&quot;&quot;;[.I149])" office:value-type="float" office:value="1.5083270072937" calcext:value-type="float">
            <text:p>1.5083270073</text:p>
          </table:table-cell>
        </table:table-row>
        <table:table-row table:style-name="ro1">
          <table:table-cell table:number-columns-repeated="4"/>
          <table:table-cell office:value-type="float" office:value="1427749514.93455" calcext:value-type="float">
            <text:p>1427749514.93455</text:p>
          </table:table-cell>
          <table:table-cell office:value-type="float" office:value="1427749516.40057" calcext:value-type="float">
            <text:p>1427749516.40057</text:p>
          </table:table-cell>
          <table:table-cell office:value-type="float" office:value="1427749516.43553" calcext:value-type="float">
            <text:p>1427749516.43553</text:p>
          </table:table-cell>
          <table:table-cell/>
          <table:table-cell table:formula="of:=MAX([.B150];[.D150];[.G150])-MAX([.A150];[.C150];[.E150])" office:value-type="float" office:value="1.50097298622131" calcext:value-type="float">
            <text:p>1.5009729862</text:p>
          </table:table-cell>
          <table:table-cell table:formula="of:=IF(ISBLANK([.E150]);&quot;&quot;;[.I150])" office:value-type="float" office:value="1.50097298622131" calcext:value-type="float">
            <text:p>1.5009729862</text:p>
          </table:table-cell>
        </table:table-row>
        <table:table-row table:style-name="ro1">
          <table:table-cell table:number-columns-repeated="4"/>
          <table:table-cell office:value-type="float" office:value="1427749514.93469" calcext:value-type="float">
            <text:p>1427749514.93469</text:p>
          </table:table-cell>
          <table:table-cell office:value-type="float" office:value="1427749516.40051" calcext:value-type="float">
            <text:p>1427749516.40051</text:p>
          </table:table-cell>
          <table:table-cell office:value-type="float" office:value="1427749516.43548" calcext:value-type="float">
            <text:p>1427749516.43548</text:p>
          </table:table-cell>
          <table:table-cell/>
          <table:table-cell table:formula="of:=MAX([.B151];[.D151];[.G151])-MAX([.A151];[.C151];[.E151])" office:value-type="float" office:value="1.50078701972961" calcext:value-type="float">
            <text:p>1.5007870197</text:p>
          </table:table-cell>
          <table:table-cell table:formula="of:=IF(ISBLANK([.E151]);&quot;&quot;;[.I151])" office:value-type="float" office:value="1.50078701972961" calcext:value-type="float">
            <text:p>1.5007870197</text:p>
          </table:table-cell>
        </table:table-row>
        <table:table-row table:style-name="ro1">
          <table:table-cell table:number-columns-repeated="4"/>
          <table:table-cell office:value-type="float" office:value="1427749514.93483" calcext:value-type="float">
            <text:p>1427749514.93483</text:p>
          </table:table-cell>
          <table:table-cell office:value-type="float" office:value="1427749516.40069" calcext:value-type="float">
            <text:p>1427749516.40069</text:p>
          </table:table-cell>
          <table:table-cell office:value-type="float" office:value="1427749516.43145" calcext:value-type="float">
            <text:p>1427749516.43145</text:p>
          </table:table-cell>
          <table:table-cell/>
          <table:table-cell table:formula="of:=MAX([.B152];[.D152];[.G152])-MAX([.A152];[.C152];[.E152])" office:value-type="float" office:value="1.49662208557129" calcext:value-type="float">
            <text:p>1.4966220856</text:p>
          </table:table-cell>
          <table:table-cell table:formula="of:=IF(ISBLANK([.E152]);&quot;&quot;;[.I152])" office:value-type="float" office:value="1.49662208557129" calcext:value-type="float">
            <text:p>1.4966220856</text:p>
          </table:table-cell>
        </table:table-row>
        <table:table-row table:style-name="ro1">
          <table:table-cell table:number-columns-repeated="4"/>
          <table:table-cell office:value-type="float" office:value="1427749514.935" calcext:value-type="float">
            <text:p>1427749514.935</text:p>
          </table:table-cell>
          <table:table-cell office:value-type="float" office:value="1427749516.40074" calcext:value-type="float">
            <text:p>1427749516.40074</text:p>
          </table:table-cell>
          <table:table-cell office:value-type="float" office:value="1427749516.43947" calcext:value-type="float">
            <text:p>1427749516.43947</text:p>
          </table:table-cell>
          <table:table-cell/>
          <table:table-cell table:formula="of:=MAX([.B153];[.D153];[.G153])-MAX([.A153];[.C153];[.E153])" office:value-type="float" office:value="1.50446891784668" calcext:value-type="float">
            <text:p>1.5044689178</text:p>
          </table:table-cell>
          <table:table-cell table:formula="of:=IF(ISBLANK([.E153]);&quot;&quot;;[.I153])" office:value-type="float" office:value="1.50446891784668" calcext:value-type="float">
            <text:p>1.5044689178</text:p>
          </table:table-cell>
        </table:table-row>
        <table:table-row table:style-name="ro1">
          <table:table-cell table:number-columns-repeated="4"/>
          <table:table-cell office:value-type="float" office:value="1427749514.93514" calcext:value-type="float">
            <text:p>1427749514.93514</text:p>
          </table:table-cell>
          <table:table-cell office:value-type="float" office:value="1427749516.40079" calcext:value-type="float">
            <text:p>1427749516.40079</text:p>
          </table:table-cell>
          <table:table-cell office:value-type="float" office:value="1427749516.43558" calcext:value-type="float">
            <text:p>1427749516.43558</text:p>
          </table:table-cell>
          <table:table-cell/>
          <table:table-cell table:formula="of:=MAX([.B154];[.D154];[.G154])-MAX([.A154];[.C154];[.E154])" office:value-type="float" office:value="1.50043392181396" calcext:value-type="float">
            <text:p>1.5004339218</text:p>
          </table:table-cell>
          <table:table-cell table:formula="of:=IF(ISBLANK([.E154]);&quot;&quot;;[.I154])" office:value-type="float" office:value="1.50043392181396" calcext:value-type="float">
            <text:p>1.5004339218</text:p>
          </table:table-cell>
        </table:table-row>
        <table:table-row table:style-name="ro1">
          <table:table-cell table:number-columns-repeated="4"/>
          <table:table-cell office:value-type="float" office:value="1427749514.93528" calcext:value-type="float">
            <text:p>1427749514.93528</text:p>
          </table:table-cell>
          <table:table-cell office:value-type="float" office:value="1427749516.40084" calcext:value-type="float">
            <text:p>1427749516.40084</text:p>
          </table:table-cell>
          <table:table-cell office:value-type="float" office:value="1427749516.43799" calcext:value-type="float">
            <text:p>1427749516.43799</text:p>
          </table:table-cell>
          <table:table-cell/>
          <table:table-cell table:formula="of:=MAX([.B155];[.D155];[.G155])-MAX([.A155];[.C155];[.E155])" office:value-type="float" office:value="1.5027060508728" calcext:value-type="float">
            <text:p>1.5027060509</text:p>
          </table:table-cell>
          <table:table-cell table:formula="of:=IF(ISBLANK([.E155]);&quot;&quot;;[.I155])" office:value-type="float" office:value="1.5027060508728" calcext:value-type="float">
            <text:p>1.5027060509</text:p>
          </table:table-cell>
        </table:table-row>
        <table:table-row table:style-name="ro1">
          <table:table-cell table:number-columns-repeated="4"/>
          <table:table-cell office:value-type="float" office:value="1427749514.93545" calcext:value-type="float">
            <text:p>1427749514.93545</text:p>
          </table:table-cell>
          <table:table-cell office:value-type="float" office:value="1427749516.40089" calcext:value-type="float">
            <text:p>1427749516.40089</text:p>
          </table:table-cell>
          <table:table-cell office:value-type="float" office:value="1427749516.44265" calcext:value-type="float">
            <text:p>1427749516.44265</text:p>
          </table:table-cell>
          <table:table-cell/>
          <table:table-cell table:formula="of:=MAX([.B156];[.D156];[.G156])-MAX([.A156];[.C156];[.E156])" office:value-type="float" office:value="1.50720882415771" calcext:value-type="float">
            <text:p>1.5072088242</text:p>
          </table:table-cell>
          <table:table-cell table:formula="of:=IF(ISBLANK([.E156]);&quot;&quot;;[.I156])" office:value-type="float" office:value="1.50720882415771" calcext:value-type="float">
            <text:p>1.5072088242</text:p>
          </table:table-cell>
        </table:table-row>
        <table:table-row table:style-name="ro1">
          <table:table-cell table:number-columns-repeated="2"/>
          <table:table-cell office:value-type="float" office:value="1427749516.51775" calcext:value-type="float">
            <text:p>1427749516.51775</text:p>
          </table:table-cell>
          <table:table-cell office:value-type="float" office:value="1427749518.01669" calcext:value-type="float">
            <text:p>1427749518.01669</text:p>
          </table:table-cell>
          <table:table-cell table:number-columns-repeated="4"/>
          <table:table-cell table:formula="of:=MAX([.B157];[.D157];[.G157])-MAX([.A157];[.C157];[.E157])" office:value-type="float" office:value="1.49893999099731" calcext:value-type="float">
            <text:p>1.498939991</text:p>
          </table:table-cell>
          <table:table-cell table:formula="of:=IF(ISBLANK([.E157]);&quot;&quot;;[.I157])">
            <text:p/>
          </table:table-cell>
        </table:table-row>
        <table:table-row table:style-name="ro1">
          <table:table-cell table:number-columns-repeated="4"/>
          <table:table-cell office:value-type="float" office:value="1427749516.51776" calcext:value-type="float">
            <text:p>1427749516.51776</text:p>
          </table:table-cell>
          <table:table-cell office:value-type="float" office:value="1427749517.88714" calcext:value-type="float">
            <text:p>1427749517.88714</text:p>
          </table:table-cell>
          <table:table-cell office:value-type="float" office:value="1427749517.92322" calcext:value-type="float">
            <text:p>1427749517.92322</text:p>
          </table:table-cell>
          <table:table-cell/>
          <table:table-cell table:formula="of:=MAX([.B158];[.D158];[.G158])-MAX([.A158];[.C158];[.E158])" office:value-type="float" office:value="1.4054651260376" calcext:value-type="float">
            <text:p>1.405465126</text:p>
          </table:table-cell>
          <table:table-cell table:formula="of:=IF(ISBLANK([.E158]);&quot;&quot;;[.I158])" office:value-type="float" office:value="1.4054651260376" calcext:value-type="float">
            <text:p>1.405465126</text:p>
          </table:table-cell>
        </table:table-row>
        <table:table-row table:style-name="ro1">
          <table:table-cell table:number-columns-repeated="4"/>
          <table:table-cell office:value-type="float" office:value="1427749516.51795" calcext:value-type="float">
            <text:p>1427749516.51795</text:p>
          </table:table-cell>
          <table:table-cell office:value-type="float" office:value="1427749517.8872" calcext:value-type="float">
            <text:p>1427749517.8872</text:p>
          </table:table-cell>
          <table:table-cell office:value-type="float" office:value="1427749517.92389" calcext:value-type="float">
            <text:p>1427749517.92389</text:p>
          </table:table-cell>
          <table:table-cell/>
          <table:table-cell table:formula="of:=MAX([.B159];[.D159];[.G159])-MAX([.A159];[.C159];[.E159])" office:value-type="float" office:value="1.40594005584717" calcext:value-type="float">
            <text:p>1.4059400558</text:p>
          </table:table-cell>
          <table:table-cell table:formula="of:=IF(ISBLANK([.E159]);&quot;&quot;;[.I159])" office:value-type="float" office:value="1.40594005584717" calcext:value-type="float">
            <text:p>1.4059400558</text:p>
          </table:table-cell>
        </table:table-row>
        <table:table-row table:style-name="ro1">
          <table:table-cell table:number-columns-repeated="4"/>
          <table:table-cell office:value-type="float" office:value="1427749516.51809" calcext:value-type="float">
            <text:p>1427749516.51809</text:p>
          </table:table-cell>
          <table:table-cell office:value-type="float" office:value="1427749517.88726" calcext:value-type="float">
            <text:p>1427749517.88726</text:p>
          </table:table-cell>
          <table:table-cell office:value-type="float" office:value="1427749517.91925" calcext:value-type="float">
            <text:p>1427749517.91925</text:p>
          </table:table-cell>
          <table:table-cell/>
          <table:table-cell table:formula="of:=MAX([.B160];[.D160];[.G160])-MAX([.A160];[.C160];[.E160])" office:value-type="float" office:value="1.40116000175476" calcext:value-type="float">
            <text:p>1.4011600018</text:p>
          </table:table-cell>
          <table:table-cell table:formula="of:=IF(ISBLANK([.E160]);&quot;&quot;;[.I160])" office:value-type="float" office:value="1.40116000175476" calcext:value-type="float">
            <text:p>1.4011600018</text:p>
          </table:table-cell>
        </table:table-row>
        <table:table-row table:style-name="ro1">
          <table:table-cell table:number-columns-repeated="4"/>
          <table:table-cell office:value-type="float" office:value="1427749516.51823" calcext:value-type="float">
            <text:p>1427749516.51823</text:p>
          </table:table-cell>
          <table:table-cell office:value-type="float" office:value="1427749517.25678" calcext:value-type="float">
            <text:p>1427749517.25678</text:p>
          </table:table-cell>
          <table:table-cell office:value-type="float" office:value="1427749517.88729" calcext:value-type="float">
            <text:p>1427749517.88729</text:p>
          </table:table-cell>
          <table:table-cell/>
          <table:table-cell table:formula="of:=MAX([.B161];[.D161];[.G161])-MAX([.A161];[.C161];[.E161])" office:value-type="float" office:value="1.3690619468689" calcext:value-type="float">
            <text:p>1.3690619469</text:p>
          </table:table-cell>
          <table:table-cell table:formula="of:=IF(ISBLANK([.E161]);&quot;&quot;;[.I161])" office:value-type="float" office:value="1.3690619468689" calcext:value-type="float">
            <text:p>1.3690619469</text:p>
          </table:table-cell>
        </table:table-row>
        <table:table-row table:style-name="ro1">
          <table:table-cell table:number-columns-repeated="4"/>
          <table:table-cell office:value-type="float" office:value="1427749516.51837" calcext:value-type="float">
            <text:p>1427749516.51837</text:p>
          </table:table-cell>
          <table:table-cell office:value-type="float" office:value="1427749517.98099" calcext:value-type="float">
            <text:p>1427749517.98099</text:p>
          </table:table-cell>
          <table:table-cell office:value-type="float" office:value="1427749518.01669" calcext:value-type="float">
            <text:p>1427749518.01669</text:p>
          </table:table-cell>
          <table:table-cell/>
          <table:table-cell table:formula="of:=MAX([.B162];[.D162];[.G162])-MAX([.A162];[.C162];[.E162])" office:value-type="float" office:value="1.49831891059876" calcext:value-type="float">
            <text:p>1.4983189106</text:p>
          </table:table-cell>
          <table:table-cell table:formula="of:=IF(ISBLANK([.E162]);&quot;&quot;;[.I162])" office:value-type="float" office:value="1.49831891059876" calcext:value-type="float">
            <text:p>1.4983189106</text:p>
          </table:table-cell>
        </table:table-row>
        <table:table-row table:style-name="ro1">
          <table:table-cell table:number-columns-repeated="4"/>
          <table:table-cell office:value-type="float" office:value="1427749516.51851" calcext:value-type="float">
            <text:p>1427749516.51851</text:p>
          </table:table-cell>
          <table:table-cell office:value-type="float" office:value="1427749517.88737" calcext:value-type="float">
            <text:p>1427749517.88737</text:p>
          </table:table-cell>
          <table:table-cell office:value-type="float" office:value="1427749517.92928" calcext:value-type="float">
            <text:p>1427749517.92928</text:p>
          </table:table-cell>
          <table:table-cell/>
          <table:table-cell table:formula="of:=MAX([.B163];[.D163];[.G163])-MAX([.A163];[.C163];[.E163])" office:value-type="float" office:value="1.41076803207397" calcext:value-type="float">
            <text:p>1.4107680321</text:p>
          </table:table-cell>
          <table:table-cell table:formula="of:=IF(ISBLANK([.E163]);&quot;&quot;;[.I163])" office:value-type="float" office:value="1.41076803207397" calcext:value-type="float">
            <text:p>1.4107680321</text:p>
          </table:table-cell>
        </table:table-row>
        <table:table-row table:style-name="ro1">
          <table:table-cell table:number-columns-repeated="4"/>
          <table:table-cell office:value-type="float" office:value="1427749516.51869" calcext:value-type="float">
            <text:p>1427749516.51869</text:p>
          </table:table-cell>
          <table:table-cell office:value-type="float" office:value="1427749517.88742" calcext:value-type="float">
            <text:p>1427749517.88742</text:p>
          </table:table-cell>
          <table:table-cell office:value-type="float" office:value="1427749517.9275" calcext:value-type="float">
            <text:p>1427749517.9275</text:p>
          </table:table-cell>
          <table:table-cell/>
          <table:table-cell table:formula="of:=MAX([.B164];[.D164];[.G164])-MAX([.A164];[.C164];[.E164])" office:value-type="float" office:value="1.40880990028381" calcext:value-type="float">
            <text:p>1.4088099003</text:p>
          </table:table-cell>
          <table:table-cell table:formula="of:=IF(ISBLANK([.E164]);&quot;&quot;;[.I164])" office:value-type="float" office:value="1.40880990028381" calcext:value-type="float">
            <text:p>1.4088099003</text:p>
          </table:table-cell>
        </table:table-row>
        <table:table-row table:style-name="ro1">
          <table:table-cell table:number-columns-repeated="4"/>
          <table:table-cell office:value-type="float" office:value="1427749516.51883" calcext:value-type="float">
            <text:p>1427749516.51883</text:p>
          </table:table-cell>
          <table:table-cell office:value-type="float" office:value="1427749517.88748" calcext:value-type="float">
            <text:p>1427749517.88748</text:p>
          </table:table-cell>
          <table:table-cell office:value-type="float" office:value="1427749517.91901" calcext:value-type="float">
            <text:p>1427749517.91901</text:p>
          </table:table-cell>
          <table:table-cell/>
          <table:table-cell table:formula="of:=MAX([.B165];[.D165];[.G165])-MAX([.A165];[.C165];[.E165])" office:value-type="float" office:value="1.40018081665039" calcext:value-type="float">
            <text:p>1.4001808167</text:p>
          </table:table-cell>
          <table:table-cell table:formula="of:=IF(ISBLANK([.E165]);&quot;&quot;;[.I165])" office:value-type="float" office:value="1.40018081665039" calcext:value-type="float">
            <text:p>1.4001808167</text:p>
          </table:table-cell>
        </table:table-row>
        <table:table-row table:style-name="ro1">
          <table:table-cell table:number-columns-repeated="4"/>
          <table:table-cell office:value-type="float" office:value="1427749516.51897" calcext:value-type="float">
            <text:p>1427749516.51897</text:p>
          </table:table-cell>
          <table:table-cell office:value-type="float" office:value="1427749517.88753" calcext:value-type="float">
            <text:p>1427749517.88753</text:p>
          </table:table-cell>
          <table:table-cell office:value-type="float" office:value="1427749517.93141" calcext:value-type="float">
            <text:p>1427749517.93141</text:p>
          </table:table-cell>
          <table:table-cell/>
          <table:table-cell table:formula="of:=MAX([.B166];[.D166];[.G166])-MAX([.A166];[.C166];[.E166])" office:value-type="float" office:value="1.4124391078949" calcext:value-type="float">
            <text:p>1.4124391079</text:p>
          </table:table-cell>
          <table:table-cell table:formula="of:=IF(ISBLANK([.E166]);&quot;&quot;;[.I166])" office:value-type="float" office:value="1.4124391078949" calcext:value-type="float">
            <text:p>1.4124391079</text:p>
          </table:table-cell>
        </table:table-row>
        <table:table-row table:style-name="ro1">
          <table:table-cell table:number-columns-repeated="4"/>
          <table:table-cell office:value-type="float" office:value="1427749516.51915" calcext:value-type="float">
            <text:p>1427749516.51915</text:p>
          </table:table-cell>
          <table:table-cell office:value-type="float" office:value="1427749517.88758" calcext:value-type="float">
            <text:p>1427749517.88758</text:p>
          </table:table-cell>
          <table:table-cell office:value-type="float" office:value="1427749517.93243" calcext:value-type="float">
            <text:p>1427749517.93243</text:p>
          </table:table-cell>
          <table:table-cell/>
          <table:table-cell table:formula="of:=MAX([.B167];[.D167];[.G167])-MAX([.A167];[.C167];[.E167])" office:value-type="float" office:value="1.41327595710754" calcext:value-type="float">
            <text:p>1.4132759571</text:p>
          </table:table-cell>
          <table:table-cell table:formula="of:=IF(ISBLANK([.E167]);&quot;&quot;;[.I167])" office:value-type="float" office:value="1.41327595710754" calcext:value-type="float">
            <text:p>1.4132759571</text:p>
          </table:table-cell>
        </table:table-row>
        <table:table-row table:style-name="ro1">
          <table:table-cell table:number-columns-repeated="2"/>
          <table:table-cell office:value-type="float" office:value="1427749518.0167" calcext:value-type="float">
            <text:p>1427749518.0167</text:p>
          </table:table-cell>
          <table:table-cell office:value-type="float" office:value="1427749519.66204" calcext:value-type="float">
            <text:p>1427749519.66204</text:p>
          </table:table-cell>
          <table:table-cell table:number-columns-repeated="4"/>
          <table:table-cell table:formula="of:=MAX([.B168];[.D168];[.G168])-MAX([.A168];[.C168];[.E168])" office:value-type="float" office:value="1.64533090591431" calcext:value-type="float">
            <text:p>1.6453309059</text:p>
          </table:table-cell>
          <table:table-cell table:formula="of:=IF(ISBLANK([.E168]);&quot;&quot;;[.I168])">
            <text:p/>
          </table:table-cell>
        </table:table-row>
        <table:table-row table:style-name="ro1">
          <table:table-cell table:number-columns-repeated="4"/>
          <table:table-cell office:value-type="float" office:value="1427749518.01671" calcext:value-type="float">
            <text:p>1427749518.01671</text:p>
          </table:table-cell>
          <table:table-cell office:value-type="float" office:value="1427749519.53754" calcext:value-type="float">
            <text:p>1427749519.53754</text:p>
          </table:table-cell>
          <table:table-cell office:value-type="float" office:value="1427749519.58095" calcext:value-type="float">
            <text:p>1427749519.58095</text:p>
          </table:table-cell>
          <table:table-cell/>
          <table:table-cell table:formula="of:=MAX([.B169];[.D169];[.G169])-MAX([.A169];[.C169];[.E169])" office:value-type="float" office:value="1.56423997879028" calcext:value-type="float">
            <text:p>1.5642399788</text:p>
          </table:table-cell>
          <table:table-cell table:formula="of:=IF(ISBLANK([.E169]);&quot;&quot;;[.I169])" office:value-type="float" office:value="1.56423997879028" calcext:value-type="float">
            <text:p>1.5642399788</text:p>
          </table:table-cell>
        </table:table-row>
        <table:table-row table:style-name="ro1">
          <table:table-cell table:number-columns-repeated="4"/>
          <table:table-cell office:value-type="float" office:value="1427749518.01689" calcext:value-type="float">
            <text:p>1427749518.01689</text:p>
          </table:table-cell>
          <table:table-cell office:value-type="float" office:value="1427749519.53782" calcext:value-type="float">
            <text:p>1427749519.53782</text:p>
          </table:table-cell>
          <table:table-cell office:value-type="float" office:value="1427749519.58084" calcext:value-type="float">
            <text:p>1427749519.58084</text:p>
          </table:table-cell>
          <table:table-cell/>
          <table:table-cell table:formula="of:=MAX([.B170];[.D170];[.G170])-MAX([.A170];[.C170];[.E170])" office:value-type="float" office:value="1.56395506858826" calcext:value-type="float">
            <text:p>1.5639550686</text:p>
          </table:table-cell>
          <table:table-cell table:formula="of:=IF(ISBLANK([.E170]);&quot;&quot;;[.I170])" office:value-type="float" office:value="1.56395506858826" calcext:value-type="float">
            <text:p>1.5639550686</text:p>
          </table:table-cell>
        </table:table-row>
        <table:table-row table:style-name="ro1">
          <table:table-cell table:number-columns-repeated="4"/>
          <table:table-cell office:value-type="float" office:value="1427749518.01703" calcext:value-type="float">
            <text:p>1427749518.01703</text:p>
          </table:table-cell>
          <table:table-cell office:value-type="float" office:value="1427749519.53776" calcext:value-type="float">
            <text:p>1427749519.53776</text:p>
          </table:table-cell>
          <table:table-cell office:value-type="float" office:value="1427749519.57956" calcext:value-type="float">
            <text:p>1427749519.57956</text:p>
          </table:table-cell>
          <table:table-cell/>
          <table:table-cell table:formula="of:=MAX([.B171];[.D171];[.G171])-MAX([.A171];[.C171];[.E171])" office:value-type="float" office:value="1.56253099441528" calcext:value-type="float">
            <text:p>1.5625309944</text:p>
          </table:table-cell>
          <table:table-cell table:formula="of:=IF(ISBLANK([.E171]);&quot;&quot;;[.I171])" office:value-type="float" office:value="1.56253099441528" calcext:value-type="float">
            <text:p>1.5625309944</text:p>
          </table:table-cell>
        </table:table-row>
        <table:table-row table:style-name="ro1">
          <table:table-cell table:number-columns-repeated="4"/>
          <table:table-cell office:value-type="float" office:value="1427749518.01719" calcext:value-type="float">
            <text:p>1427749518.01719</text:p>
          </table:table-cell>
          <table:table-cell office:value-type="float" office:value="1427749519.53766" calcext:value-type="float">
            <text:p>1427749519.53766</text:p>
          </table:table-cell>
          <table:table-cell office:value-type="float" office:value="1427749519.58711" calcext:value-type="float">
            <text:p>1427749519.58711</text:p>
          </table:table-cell>
          <table:table-cell/>
          <table:table-cell table:formula="of:=MAX([.B172];[.D172];[.G172])-MAX([.A172];[.C172];[.E172])" office:value-type="float" office:value="1.5699257850647" calcext:value-type="float">
            <text:p>1.5699257851</text:p>
          </table:table-cell>
          <table:table-cell table:formula="of:=IF(ISBLANK([.E172]);&quot;&quot;;[.I172])" office:value-type="float" office:value="1.5699257850647" calcext:value-type="float">
            <text:p>1.5699257851</text:p>
          </table:table-cell>
        </table:table-row>
        <table:table-row table:style-name="ro1">
          <table:table-cell table:number-columns-repeated="4"/>
          <table:table-cell office:value-type="float" office:value="1427749518.01733" calcext:value-type="float">
            <text:p>1427749518.01733</text:p>
          </table:table-cell>
          <table:table-cell office:value-type="float" office:value="1427749519.5376" calcext:value-type="float">
            <text:p>1427749519.5376</text:p>
          </table:table-cell>
          <table:table-cell office:value-type="float" office:value="1427749519.58091" calcext:value-type="float">
            <text:p>1427749519.58091</text:p>
          </table:table-cell>
          <table:table-cell/>
          <table:table-cell table:formula="of:=MAX([.B173];[.D173];[.G173])-MAX([.A173];[.C173];[.E173])" office:value-type="float" office:value="1.56358194351196" calcext:value-type="float">
            <text:p>1.5635819435</text:p>
          </table:table-cell>
          <table:table-cell table:formula="of:=IF(ISBLANK([.E173]);&quot;&quot;;[.I173])" office:value-type="float" office:value="1.56358194351196" calcext:value-type="float">
            <text:p>1.5635819435</text:p>
          </table:table-cell>
        </table:table-row>
        <table:table-row table:style-name="ro1">
          <table:table-cell table:number-columns-repeated="4"/>
          <table:table-cell office:value-type="float" office:value="1427749518.01747" calcext:value-type="float">
            <text:p>1427749518.01747</text:p>
          </table:table-cell>
          <table:table-cell office:value-type="float" office:value="1427749519.62362" calcext:value-type="float">
            <text:p>1427749519.62362</text:p>
          </table:table-cell>
          <table:table-cell office:value-type="float" office:value="1427749519.66203" calcext:value-type="float">
            <text:p>1427749519.66203</text:p>
          </table:table-cell>
          <table:table-cell/>
          <table:table-cell table:formula="of:=MAX([.B174];[.D174];[.G174])-MAX([.A174];[.C174];[.E174])" office:value-type="float" office:value="1.64456081390381" calcext:value-type="float">
            <text:p>1.6445608139</text:p>
          </table:table-cell>
          <table:table-cell table:formula="of:=IF(ISBLANK([.E174]);&quot;&quot;;[.I174])" office:value-type="float" office:value="1.64456081390381" calcext:value-type="float">
            <text:p>1.6445608139</text:p>
          </table:table-cell>
        </table:table-row>
        <table:table-row table:style-name="ro1">
          <table:table-cell table:number-columns-repeated="4"/>
          <table:table-cell office:value-type="float" office:value="1427749518.01761" calcext:value-type="float">
            <text:p>1427749518.01761</text:p>
          </table:table-cell>
          <table:table-cell office:value-type="float" office:value="1427749519.53787" calcext:value-type="float">
            <text:p>1427749519.53787</text:p>
          </table:table-cell>
          <table:table-cell office:value-type="float" office:value="1427749519.57961" calcext:value-type="float">
            <text:p>1427749519.57961</text:p>
          </table:table-cell>
          <table:table-cell/>
          <table:table-cell table:formula="of:=MAX([.B175];[.D175];[.G175])-MAX([.A175];[.C175];[.E175])" office:value-type="float" office:value="1.56200695037842" calcext:value-type="float">
            <text:p>1.5620069504</text:p>
          </table:table-cell>
          <table:table-cell table:formula="of:=IF(ISBLANK([.E175]);&quot;&quot;;[.I175])" office:value-type="float" office:value="1.56200695037842" calcext:value-type="float">
            <text:p>1.5620069504</text:p>
          </table:table-cell>
        </table:table-row>
        <table:table-row table:style-name="ro1">
          <table:table-cell table:number-columns-repeated="4"/>
          <table:table-cell office:value-type="float" office:value="1427749518.01779" calcext:value-type="float">
            <text:p>1427749518.01779</text:p>
          </table:table-cell>
          <table:table-cell office:value-type="float" office:value="1427749519.53797" calcext:value-type="float">
            <text:p>1427749519.53797</text:p>
          </table:table-cell>
          <table:table-cell office:value-type="float" office:value="1427749519.57952" calcext:value-type="float">
            <text:p>1427749519.57952</text:p>
          </table:table-cell>
          <table:table-cell/>
          <table:table-cell table:formula="of:=MAX([.B176];[.D176];[.G176])-MAX([.A176];[.C176];[.E176])" office:value-type="float" office:value="1.5617311000824" calcext:value-type="float">
            <text:p>1.5617311001</text:p>
          </table:table-cell>
          <table:table-cell table:formula="of:=IF(ISBLANK([.E176]);&quot;&quot;;[.I176])" office:value-type="float" office:value="1.5617311000824" calcext:value-type="float">
            <text:p>1.5617311001</text:p>
          </table:table-cell>
        </table:table-row>
        <table:table-row table:style-name="ro1">
          <table:table-cell table:number-columns-repeated="4"/>
          <table:table-cell office:value-type="float" office:value="1427749518.01794" calcext:value-type="float">
            <text:p>1427749518.01794</text:p>
          </table:table-cell>
          <table:table-cell office:value-type="float" office:value="1427749519.53792" calcext:value-type="float">
            <text:p>1427749519.53792</text:p>
          </table:table-cell>
          <table:table-cell office:value-type="float" office:value="1427749519.58346" calcext:value-type="float">
            <text:p>1427749519.58346</text:p>
          </table:table-cell>
          <table:table-cell/>
          <table:table-cell table:formula="of:=MAX([.B177];[.D177];[.G177])-MAX([.A177];[.C177];[.E177])" office:value-type="float" office:value="1.5655210018158" calcext:value-type="float">
            <text:p>1.5655210018</text:p>
          </table:table-cell>
          <table:table-cell table:formula="of:=IF(ISBLANK([.E177]);&quot;&quot;;[.I177])" office:value-type="float" office:value="1.5655210018158" calcext:value-type="float">
            <text:p>1.5655210018</text:p>
          </table:table-cell>
        </table:table-row>
        <table:table-row table:style-name="ro1">
          <table:table-cell table:number-columns-repeated="4"/>
          <table:table-cell office:value-type="float" office:value="1427749518.01812" calcext:value-type="float">
            <text:p>1427749518.01812</text:p>
          </table:table-cell>
          <table:table-cell office:value-type="float" office:value="1427749519.53771" calcext:value-type="float">
            <text:p>1427749519.53771</text:p>
          </table:table-cell>
          <table:table-cell office:value-type="float" office:value="1427749519.57787" calcext:value-type="float">
            <text:p>1427749519.57787</text:p>
          </table:table-cell>
          <table:table-cell/>
          <table:table-cell table:formula="of:=MAX([.B178];[.D178];[.G178])-MAX([.A178];[.C178];[.E178])" office:value-type="float" office:value="1.55975294113159" calcext:value-type="float">
            <text:p>1.5597529411</text:p>
          </table:table-cell>
          <table:table-cell table:formula="of:=IF(ISBLANK([.E178]);&quot;&quot;;[.I178])" office:value-type="float" office:value="1.55975294113159" calcext:value-type="float">
            <text:p>1.5597529411</text:p>
          </table:table-cell>
        </table:table-row>
        <table:table-row table:style-name="ro1">
          <table:table-cell table:number-columns-repeated="2"/>
          <table:table-cell office:value-type="float" office:value="1427749519.66205" calcext:value-type="float">
            <text:p>1427749519.66205</text:p>
          </table:table-cell>
          <table:table-cell office:value-type="float" office:value="1427749521.25655" calcext:value-type="float">
            <text:p>1427749521.25655</text:p>
          </table:table-cell>
          <table:table-cell table:number-columns-repeated="4"/>
          <table:table-cell table:formula="of:=MAX([.B179];[.D179];[.G179])-MAX([.A179];[.C179];[.E179])" office:value-type="float" office:value="1.59450602531433" calcext:value-type="float">
            <text:p>1.5945060253</text:p>
          </table:table-cell>
          <table:table-cell table:formula="of:=IF(ISBLANK([.E179]);&quot;&quot;;[.I179])">
            <text:p/>
          </table:table-cell>
        </table:table-row>
        <table:table-row table:style-name="ro1">
          <table:table-cell table:number-columns-repeated="4"/>
          <table:table-cell office:value-type="float" office:value="1427749519.66205" calcext:value-type="float">
            <text:p>1427749519.66205</text:p>
          </table:table-cell>
          <table:table-cell office:value-type="float" office:value="1427749521.13942" calcext:value-type="float">
            <text:p>1427749521.13942</text:p>
          </table:table-cell>
          <table:table-cell office:value-type="float" office:value="1427749521.17974" calcext:value-type="float">
            <text:p>1427749521.17974</text:p>
          </table:table-cell>
          <table:table-cell/>
          <table:table-cell table:formula="of:=MAX([.B180];[.D180];[.G180])-MAX([.A180];[.C180];[.E180])" office:value-type="float" office:value="1.51769280433655" calcext:value-type="float">
            <text:p>1.5176928043</text:p>
          </table:table-cell>
          <table:table-cell table:formula="of:=IF(ISBLANK([.E180]);&quot;&quot;;[.I180])" office:value-type="float" office:value="1.51769280433655" calcext:value-type="float">
            <text:p>1.5176928043</text:p>
          </table:table-cell>
        </table:table-row>
        <table:table-row table:style-name="ro1">
          <table:table-cell table:number-columns-repeated="4"/>
          <table:table-cell office:value-type="float" office:value="1427749519.66222" calcext:value-type="float">
            <text:p>1427749519.66222</text:p>
          </table:table-cell>
          <table:table-cell office:value-type="float" office:value="1427749521.13923" calcext:value-type="float">
            <text:p>1427749521.13923</text:p>
          </table:table-cell>
          <table:table-cell office:value-type="float" office:value="1427749521.1794" calcext:value-type="float">
            <text:p>1427749521.1794</text:p>
          </table:table-cell>
          <table:table-cell/>
          <table:table-cell table:formula="of:=MAX([.B181];[.D181];[.G181])-MAX([.A181];[.C181];[.E181])" office:value-type="float" office:value="1.51718187332153" calcext:value-type="float">
            <text:p>1.5171818733</text:p>
          </table:table-cell>
          <table:table-cell table:formula="of:=IF(ISBLANK([.E181]);&quot;&quot;;[.I181])" office:value-type="float" office:value="1.51718187332153" calcext:value-type="float">
            <text:p>1.5171818733</text:p>
          </table:table-cell>
        </table:table-row>
        <table:table-row table:style-name="ro1">
          <table:table-cell table:number-columns-repeated="4"/>
          <table:table-cell office:value-type="float" office:value="1427749519.66236" calcext:value-type="float">
            <text:p>1427749519.66236</text:p>
          </table:table-cell>
          <table:table-cell office:value-type="float" office:value="1427749521.22442" calcext:value-type="float">
            <text:p>1427749521.22442</text:p>
          </table:table-cell>
          <table:table-cell office:value-type="float" office:value="1427749521.25655" calcext:value-type="float">
            <text:p>1427749521.25655</text:p>
          </table:table-cell>
          <table:table-cell/>
          <table:table-cell table:formula="of:=MAX([.B182];[.D182];[.G182])-MAX([.A182];[.C182];[.E182])" office:value-type="float" office:value="1.59418201446533" calcext:value-type="float">
            <text:p>1.5941820145</text:p>
          </table:table-cell>
          <table:table-cell table:formula="of:=IF(ISBLANK([.E182]);&quot;&quot;;[.I182])" office:value-type="float" office:value="1.59418201446533" calcext:value-type="float">
            <text:p>1.5941820145</text:p>
          </table:table-cell>
        </table:table-row>
        <table:table-row table:style-name="ro1">
          <table:table-cell table:number-columns-repeated="4"/>
          <table:table-cell office:value-type="float" office:value="1427749519.6625" calcext:value-type="float">
            <text:p>1427749519.6625</text:p>
          </table:table-cell>
          <table:table-cell office:value-type="float" office:value="1427749521.13929" calcext:value-type="float">
            <text:p>1427749521.13929</text:p>
          </table:table-cell>
          <table:table-cell office:value-type="float" office:value="1427749521.1754" calcext:value-type="float">
            <text:p>1427749521.1754</text:p>
          </table:table-cell>
          <table:table-cell/>
          <table:table-cell table:formula="of:=MAX([.B183];[.D183];[.G183])-MAX([.A183];[.C183];[.E183])" office:value-type="float" office:value="1.51289796829224" calcext:value-type="float">
            <text:p>1.5128979683</text:p>
          </table:table-cell>
          <table:table-cell table:formula="of:=IF(ISBLANK([.E183]);&quot;&quot;;[.I183])" office:value-type="float" office:value="1.51289796829224" calcext:value-type="float">
            <text:p>1.5128979683</text:p>
          </table:table-cell>
        </table:table-row>
        <table:table-row table:style-name="ro1">
          <table:table-cell table:number-columns-repeated="4"/>
          <table:table-cell office:value-type="float" office:value="1427749519.66263" calcext:value-type="float">
            <text:p>1427749519.66263</text:p>
          </table:table-cell>
          <table:table-cell office:value-type="float" office:value="1427749521.13936" calcext:value-type="float">
            <text:p>1427749521.13936</text:p>
          </table:table-cell>
          <table:table-cell office:value-type="float" office:value="1427749521.17678" calcext:value-type="float">
            <text:p>1427749521.17678</text:p>
          </table:table-cell>
          <table:table-cell/>
          <table:table-cell table:formula="of:=MAX([.B184];[.D184];[.G184])-MAX([.A184];[.C184];[.E184])" office:value-type="float" office:value="1.51414108276367" calcext:value-type="float">
            <text:p>1.5141410828</text:p>
          </table:table-cell>
          <table:table-cell table:formula="of:=IF(ISBLANK([.E184]);&quot;&quot;;[.I184])" office:value-type="float" office:value="1.51414108276367" calcext:value-type="float">
            <text:p>1.5141410828</text:p>
          </table:table-cell>
        </table:table-row>
        <table:table-row table:style-name="ro1">
          <table:table-cell table:number-columns-repeated="4"/>
          <table:table-cell office:value-type="float" office:value="1427749519.66277" calcext:value-type="float">
            <text:p>1427749519.66277</text:p>
          </table:table-cell>
          <table:table-cell office:value-type="float" office:value="1427749521.13953" calcext:value-type="float">
            <text:p>1427749521.13953</text:p>
          </table:table-cell>
          <table:table-cell office:value-type="float" office:value="1427749521.17941" calcext:value-type="float">
            <text:p>1427749521.17941</text:p>
          </table:table-cell>
          <table:table-cell/>
          <table:table-cell table:formula="of:=MAX([.B185];[.D185];[.G185])-MAX([.A185];[.C185];[.E185])" office:value-type="float" office:value="1.51663398742676" calcext:value-type="float">
            <text:p>1.5166339874</text:p>
          </table:table-cell>
          <table:table-cell table:formula="of:=IF(ISBLANK([.E185]);&quot;&quot;;[.I185])" office:value-type="float" office:value="1.51663398742676" calcext:value-type="float">
            <text:p>1.5166339874</text:p>
          </table:table-cell>
        </table:table-row>
        <table:table-row table:style-name="ro1">
          <table:table-cell table:number-columns-repeated="4"/>
          <table:table-cell office:value-type="float" office:value="1427749519.66291" calcext:value-type="float">
            <text:p>1427749519.66291</text:p>
          </table:table-cell>
          <table:table-cell office:value-type="float" office:value="1427749521.13947" calcext:value-type="float">
            <text:p>1427749521.13947</text:p>
          </table:table-cell>
          <table:table-cell office:value-type="float" office:value="1427749521.17394" calcext:value-type="float">
            <text:p>1427749521.17394</text:p>
          </table:table-cell>
          <table:table-cell/>
          <table:table-cell table:formula="of:=MAX([.B186];[.D186];[.G186])-MAX([.A186];[.C186];[.E186])" office:value-type="float" office:value="1.51103091239929" calcext:value-type="float">
            <text:p>1.5110309124</text:p>
          </table:table-cell>
          <table:table-cell table:formula="of:=IF(ISBLANK([.E186]);&quot;&quot;;[.I186])" office:value-type="float" office:value="1.51103091239929" calcext:value-type="float">
            <text:p>1.5110309124</text:p>
          </table:table-cell>
        </table:table-row>
        <table:table-row table:style-name="ro1">
          <table:table-cell table:number-columns-repeated="4"/>
          <table:table-cell office:value-type="float" office:value="1427749519.66305" calcext:value-type="float">
            <text:p>1427749519.66305</text:p>
          </table:table-cell>
          <table:table-cell office:value-type="float" office:value="1427749520.97869" calcext:value-type="float">
            <text:p>1427749520.97869</text:p>
          </table:table-cell>
          <table:table-cell office:value-type="float" office:value="1427749521.05789" calcext:value-type="float">
            <text:p>1427749521.05789</text:p>
          </table:table-cell>
          <table:table-cell/>
          <table:table-cell table:formula="of:=MAX([.B187];[.D187];[.G187])-MAX([.A187];[.C187];[.E187])" office:value-type="float" office:value="1.39484596252441" calcext:value-type="float">
            <text:p>1.3948459625</text:p>
          </table:table-cell>
          <table:table-cell table:formula="of:=IF(ISBLANK([.E187]);&quot;&quot;;[.I187])" office:value-type="float" office:value="1.39484596252441" calcext:value-type="float">
            <text:p>1.3948459625</text:p>
          </table:table-cell>
        </table:table-row>
        <table:table-row table:style-name="ro1">
          <table:table-cell table:number-columns-repeated="4"/>
          <table:table-cell office:value-type="float" office:value="1427749519.66319" calcext:value-type="float">
            <text:p>1427749519.66319</text:p>
          </table:table-cell>
          <table:table-cell office:value-type="float" office:value="1427749521.13958" calcext:value-type="float">
            <text:p>1427749521.13958</text:p>
          </table:table-cell>
          <table:table-cell office:value-type="float" office:value="1427749521.1739" calcext:value-type="float">
            <text:p>1427749521.1739</text:p>
          </table:table-cell>
          <table:table-cell/>
          <table:table-cell table:formula="of:=MAX([.B188];[.D188];[.G188])-MAX([.A188];[.C188];[.E188])" office:value-type="float" office:value="1.51071810722351" calcext:value-type="float">
            <text:p>1.5107181072</text:p>
          </table:table-cell>
          <table:table-cell table:formula="of:=IF(ISBLANK([.E188]);&quot;&quot;;[.I188])" office:value-type="float" office:value="1.51071810722351" calcext:value-type="float">
            <text:p>1.5107181072</text:p>
          </table:table-cell>
        </table:table-row>
        <table:table-row table:style-name="ro1">
          <table:table-cell table:number-columns-repeated="4"/>
          <table:table-cell office:value-type="float" office:value="1427749519.66336" calcext:value-type="float">
            <text:p>1427749519.66336</text:p>
          </table:table-cell>
          <table:table-cell office:value-type="float" office:value="1427749521.13964" calcext:value-type="float">
            <text:p>1427749521.13964</text:p>
          </table:table-cell>
          <table:table-cell office:value-type="float" office:value="1427749521.17467" calcext:value-type="float">
            <text:p>1427749521.17467</text:p>
          </table:table-cell>
          <table:table-cell/>
          <table:table-cell table:formula="of:=MAX([.B189];[.D189];[.G189])-MAX([.A189];[.C189];[.E189])" office:value-type="float" office:value="1.51131081581116" calcext:value-type="float">
            <text:p>1.5113108158</text:p>
          </table:table-cell>
          <table:table-cell table:formula="of:=IF(ISBLANK([.E189]);&quot;&quot;;[.I189])" office:value-type="float" office:value="1.51131081581116" calcext:value-type="float">
            <text:p>1.5113108158</text:p>
          </table:table-cell>
        </table:table-row>
        <table:table-row table:style-name="ro1">
          <table:table-cell table:number-columns-repeated="2"/>
          <table:table-cell office:value-type="float" office:value="1427749521.25656" calcext:value-type="float">
            <text:p>1427749521.25656</text:p>
          </table:table-cell>
          <table:table-cell office:value-type="float" office:value="1427749522.86246" calcext:value-type="float">
            <text:p>1427749522.86246</text:p>
          </table:table-cell>
          <table:table-cell table:number-columns-repeated="4"/>
          <table:table-cell table:formula="of:=MAX([.B190];[.D190];[.G190])-MAX([.A190];[.C190];[.E190])" office:value-type="float" office:value="1.60590100288391" calcext:value-type="float">
            <text:p>1.6059010029</text:p>
          </table:table-cell>
          <table:table-cell table:formula="of:=IF(ISBLANK([.E190]);&quot;&quot;;[.I190])">
            <text:p/>
          </table:table-cell>
        </table:table-row>
        <table:table-row table:style-name="ro1">
          <table:table-cell table:number-columns-repeated="4"/>
          <table:table-cell office:value-type="float" office:value="1427749521.25656" calcext:value-type="float">
            <text:p>1427749521.25656</text:p>
          </table:table-cell>
          <table:table-cell office:value-type="float" office:value="1427749522.74141" calcext:value-type="float">
            <text:p>1427749522.74141</text:p>
          </table:table-cell>
          <table:table-cell office:value-type="float" office:value="1427749522.77932" calcext:value-type="float">
            <text:p>1427749522.77932</text:p>
          </table:table-cell>
          <table:table-cell/>
          <table:table-cell table:formula="of:=MAX([.B191];[.D191];[.G191])-MAX([.A191];[.C191];[.E191])" office:value-type="float" office:value="1.5227530002594" calcext:value-type="float">
            <text:p>1.5227530003</text:p>
          </table:table-cell>
          <table:table-cell table:formula="of:=IF(ISBLANK([.E191]);&quot;&quot;;[.I191])" office:value-type="float" office:value="1.5227530002594" calcext:value-type="float">
            <text:p>1.5227530003</text:p>
          </table:table-cell>
        </table:table-row>
        <table:table-row table:style-name="ro1">
          <table:table-cell table:number-columns-repeated="4"/>
          <table:table-cell office:value-type="float" office:value="1427749521.25674" calcext:value-type="float">
            <text:p>1427749521.25674</text:p>
          </table:table-cell>
          <table:table-cell office:value-type="float" office:value="1427749522.74172" calcext:value-type="float">
            <text:p>1427749522.74172</text:p>
          </table:table-cell>
          <table:table-cell office:value-type="float" office:value="1427749522.77547" calcext:value-type="float">
            <text:p>1427749522.77547</text:p>
          </table:table-cell>
          <table:table-cell/>
          <table:table-cell table:formula="of:=MAX([.B192];[.D192];[.G192])-MAX([.A192];[.C192];[.E192])" office:value-type="float" office:value="1.51873111724854" calcext:value-type="float">
            <text:p>1.5187311172</text:p>
          </table:table-cell>
          <table:table-cell table:formula="of:=IF(ISBLANK([.E192]);&quot;&quot;;[.I192])" office:value-type="float" office:value="1.51873111724854" calcext:value-type="float">
            <text:p>1.5187311172</text:p>
          </table:table-cell>
        </table:table-row>
        <table:table-row table:style-name="ro1">
          <table:table-cell table:number-columns-repeated="4"/>
          <table:table-cell office:value-type="float" office:value="1427749521.25688" calcext:value-type="float">
            <text:p>1427749521.25688</text:p>
          </table:table-cell>
          <table:table-cell office:value-type="float" office:value="1427749522.74135" calcext:value-type="float">
            <text:p>1427749522.74135</text:p>
          </table:table-cell>
          <table:table-cell office:value-type="float" office:value="1427749522.78232" calcext:value-type="float">
            <text:p>1427749522.78232</text:p>
          </table:table-cell>
          <table:table-cell/>
          <table:table-cell table:formula="of:=MAX([.B193];[.D193];[.G193])-MAX([.A193];[.C193];[.E193])" office:value-type="float" office:value="1.52543807029724" calcext:value-type="float">
            <text:p>1.5254380703</text:p>
          </table:table-cell>
          <table:table-cell table:formula="of:=IF(ISBLANK([.E193]);&quot;&quot;;[.I193])" office:value-type="float" office:value="1.52543807029724" calcext:value-type="float">
            <text:p>1.5254380703</text:p>
          </table:table-cell>
        </table:table-row>
        <table:table-row table:style-name="ro1">
          <table:table-cell table:number-columns-repeated="4"/>
          <table:table-cell office:value-type="float" office:value="1427749521.25704" calcext:value-type="float">
            <text:p>1427749521.25704</text:p>
          </table:table-cell>
          <table:table-cell office:value-type="float" office:value="1427749522.74157" calcext:value-type="float">
            <text:p>1427749522.74157</text:p>
          </table:table-cell>
          <table:table-cell office:value-type="float" office:value="1427749522.78496" calcext:value-type="float">
            <text:p>1427749522.78496</text:p>
          </table:table-cell>
          <table:table-cell/>
          <table:table-cell table:formula="of:=MAX([.B194];[.D194];[.G194])-MAX([.A194];[.C194];[.E194])" office:value-type="float" office:value="1.52791905403137" calcext:value-type="float">
            <text:p>1.527919054</text:p>
          </table:table-cell>
          <table:table-cell table:formula="of:=IF(ISBLANK([.E194]);&quot;&quot;;[.I194])" office:value-type="float" office:value="1.52791905403137" calcext:value-type="float">
            <text:p>1.527919054</text:p>
          </table:table-cell>
        </table:table-row>
        <table:table-row table:style-name="ro1">
          <table:table-cell table:number-columns-repeated="4"/>
          <table:table-cell office:value-type="float" office:value="1427749521.25718" calcext:value-type="float">
            <text:p>1427749521.25718</text:p>
          </table:table-cell>
          <table:table-cell office:value-type="float" office:value="1427749522.74167" calcext:value-type="float">
            <text:p>1427749522.74167</text:p>
          </table:table-cell>
          <table:table-cell office:value-type="float" office:value="1427749522.78344" calcext:value-type="float">
            <text:p>1427749522.78344</text:p>
          </table:table-cell>
          <table:table-cell/>
          <table:table-cell table:formula="of:=MAX([.B195];[.D195];[.G195])-MAX([.A195];[.C195];[.E195])" office:value-type="float" office:value="1.52625298500061" calcext:value-type="float">
            <text:p>1.526252985</text:p>
          </table:table-cell>
          <table:table-cell table:formula="of:=IF(ISBLANK([.E195]);&quot;&quot;;[.I195])" office:value-type="float" office:value="1.52625298500061" calcext:value-type="float">
            <text:p>1.526252985</text:p>
          </table:table-cell>
        </table:table-row>
        <table:table-row table:style-name="ro1">
          <table:table-cell table:number-columns-repeated="4"/>
          <table:table-cell office:value-type="float" office:value="1427749521.25732" calcext:value-type="float">
            <text:p>1427749521.25732</text:p>
          </table:table-cell>
          <table:table-cell office:value-type="float" office:value="1427749522.74304" calcext:value-type="float">
            <text:p>1427749522.74304</text:p>
          </table:table-cell>
          <table:table-cell office:value-type="float" office:value="1427749522.77625" calcext:value-type="float">
            <text:p>1427749522.77625</text:p>
          </table:table-cell>
          <table:table-cell/>
          <table:table-cell table:formula="of:=MAX([.B196];[.D196];[.G196])-MAX([.A196];[.C196];[.E196])" office:value-type="float" office:value="1.51892685890198" calcext:value-type="float">
            <text:p>1.5189268589</text:p>
          </table:table-cell>
          <table:table-cell table:formula="of:=IF(ISBLANK([.E196]);&quot;&quot;;[.I196])" office:value-type="float" office:value="1.51892685890198" calcext:value-type="float">
            <text:p>1.5189268589</text:p>
          </table:table-cell>
        </table:table-row>
        <table:table-row table:style-name="ro1">
          <table:table-cell table:number-columns-repeated="4"/>
          <table:table-cell office:value-type="float" office:value="1427749521.25751" calcext:value-type="float">
            <text:p>1427749521.25751</text:p>
          </table:table-cell>
          <table:table-cell office:value-type="float" office:value="1427749522.74152" calcext:value-type="float">
            <text:p>1427749522.74152</text:p>
          </table:table-cell>
          <table:table-cell office:value-type="float" office:value="1427749522.77932" calcext:value-type="float">
            <text:p>1427749522.77932</text:p>
          </table:table-cell>
          <table:table-cell/>
          <table:table-cell table:formula="of:=MAX([.B197];[.D197];[.G197])-MAX([.A197];[.C197];[.E197])" office:value-type="float" office:value="1.52181506156921" calcext:value-type="float">
            <text:p>1.5218150616</text:p>
          </table:table-cell>
          <table:table-cell table:formula="of:=IF(ISBLANK([.E197]);&quot;&quot;;[.I197])" office:value-type="float" office:value="1.52181506156921" calcext:value-type="float">
            <text:p>1.5218150616</text:p>
          </table:table-cell>
        </table:table-row>
        <table:table-row table:style-name="ro1">
          <table:table-cell table:number-columns-repeated="4"/>
          <table:table-cell office:value-type="float" office:value="1427749521.25765" calcext:value-type="float">
            <text:p>1427749521.25765</text:p>
          </table:table-cell>
          <table:table-cell office:value-type="float" office:value="1427749522.74146" calcext:value-type="float">
            <text:p>1427749522.74146</text:p>
          </table:table-cell>
          <table:table-cell office:value-type="float" office:value="1427749522.77543" calcext:value-type="float">
            <text:p>1427749522.77543</text:p>
          </table:table-cell>
          <table:table-cell/>
          <table:table-cell table:formula="of:=MAX([.B198];[.D198];[.G198])-MAX([.A198];[.C198];[.E198])" office:value-type="float" office:value="1.51777195930481" calcext:value-type="float">
            <text:p>1.5177719593</text:p>
          </table:table-cell>
          <table:table-cell table:formula="of:=IF(ISBLANK([.E198]);&quot;&quot;;[.I198])" office:value-type="float" office:value="1.51777195930481" calcext:value-type="float">
            <text:p>1.5177719593</text:p>
          </table:table-cell>
        </table:table-row>
        <table:table-row table:style-name="ro1">
          <table:table-cell table:number-columns-repeated="4"/>
          <table:table-cell office:value-type="float" office:value="1427749521.25783" calcext:value-type="float">
            <text:p>1427749521.25783</text:p>
          </table:table-cell>
          <table:table-cell office:value-type="float" office:value="1427749522.74162" calcext:value-type="float">
            <text:p>1427749522.74162</text:p>
          </table:table-cell>
          <table:table-cell office:value-type="float" office:value="1427749522.77342" calcext:value-type="float">
            <text:p>1427749522.77342</text:p>
          </table:table-cell>
          <table:table-cell/>
          <table:table-cell table:formula="of:=MAX([.B199];[.D199];[.G199])-MAX([.A199];[.C199];[.E199])" office:value-type="float" office:value="1.51558613777161" calcext:value-type="float">
            <text:p>1.5155861378</text:p>
          </table:table-cell>
          <table:table-cell table:formula="of:=IF(ISBLANK([.E199]);&quot;&quot;;[.I199])" office:value-type="float" office:value="1.51558613777161" calcext:value-type="float">
            <text:p>1.5155861378</text:p>
          </table:table-cell>
        </table:table-row>
        <table:table-row table:style-name="ro1">
          <table:table-cell table:number-columns-repeated="4"/>
          <table:table-cell office:value-type="float" office:value="1427749521.25798" calcext:value-type="float">
            <text:p>1427749521.25798</text:p>
          </table:table-cell>
          <table:table-cell office:value-type="float" office:value="1427749522.83023" calcext:value-type="float">
            <text:p>1427749522.83023</text:p>
          </table:table-cell>
          <table:table-cell office:value-type="float" office:value="1427749522.86245" calcext:value-type="float">
            <text:p>1427749522.86245</text:p>
          </table:table-cell>
          <table:table-cell/>
          <table:table-cell table:formula="of:=MAX([.B200];[.D200];[.G200])-MAX([.A200];[.C200];[.E200])" office:value-type="float" office:value="1.60447192192078" calcext:value-type="float">
            <text:p>1.6044719219</text:p>
          </table:table-cell>
          <table:table-cell table:formula="of:=IF(ISBLANK([.E200]);&quot;&quot;;[.I200])" office:value-type="float" office:value="1.60447192192078" calcext:value-type="float">
            <text:p>1.6044719219</text:p>
          </table:table-cell>
        </table:table-row>
        <table:table-row table:style-name="ro1">
          <table:table-cell table:number-columns-repeated="2"/>
          <table:table-cell office:value-type="float" office:value="1427749522.86248" calcext:value-type="float">
            <text:p>1427749522.86248</text:p>
          </table:table-cell>
          <table:table-cell office:value-type="float" office:value="1427749524.42703" calcext:value-type="float">
            <text:p>1427749524.42703</text:p>
          </table:table-cell>
          <table:table-cell table:number-columns-repeated="4"/>
          <table:table-cell table:formula="of:=MAX([.B201];[.D201];[.G201])-MAX([.A201];[.C201];[.E201])" office:value-type="float" office:value="1.56455397605896" calcext:value-type="float">
            <text:p>1.5645539761</text:p>
          </table:table-cell>
          <table:table-cell table:formula="of:=IF(ISBLANK([.E201]);&quot;&quot;;[.I201])">
            <text:p/>
          </table:table-cell>
        </table:table-row>
        <table:table-row table:style-name="ro1">
          <table:table-cell table:number-columns-repeated="4"/>
          <table:table-cell office:value-type="float" office:value="1427749522.86248" calcext:value-type="float">
            <text:p>1427749522.86248</text:p>
          </table:table-cell>
          <table:table-cell office:value-type="float" office:value="1427749524.29718" calcext:value-type="float">
            <text:p>1427749524.29718</text:p>
          </table:table-cell>
          <table:table-cell office:value-type="float" office:value="1427749524.33947" calcext:value-type="float">
            <text:p>1427749524.33947</text:p>
          </table:table-cell>
          <table:table-cell/>
          <table:table-cell table:formula="of:=MAX([.B202];[.D202];[.G202])-MAX([.A202];[.C202];[.E202])" office:value-type="float" office:value="1.47699403762817" calcext:value-type="float">
            <text:p>1.4769940376</text:p>
          </table:table-cell>
          <table:table-cell table:formula="of:=IF(ISBLANK([.E202]);&quot;&quot;;[.I202])" office:value-type="float" office:value="1.47699403762817" calcext:value-type="float">
            <text:p>1.4769940376</text:p>
          </table:table-cell>
        </table:table-row>
        <table:table-row table:style-name="ro1">
          <table:table-cell table:number-columns-repeated="4"/>
          <table:table-cell office:value-type="float" office:value="1427749522.86267" calcext:value-type="float">
            <text:p>1427749522.86267</text:p>
          </table:table-cell>
          <table:table-cell office:value-type="float" office:value="1427749524.29729" calcext:value-type="float">
            <text:p>1427749524.29729</text:p>
          </table:table-cell>
          <table:table-cell office:value-type="float" office:value="1427749524.33951" calcext:value-type="float">
            <text:p>1427749524.33951</text:p>
          </table:table-cell>
          <table:table-cell/>
          <table:table-cell table:formula="of:=MAX([.B203];[.D203];[.G203])-MAX([.A203];[.C203];[.E203])" office:value-type="float" office:value="1.47684502601624" calcext:value-type="float">
            <text:p>1.476845026</text:p>
          </table:table-cell>
          <table:table-cell table:formula="of:=IF(ISBLANK([.E203]);&quot;&quot;;[.I203])" office:value-type="float" office:value="1.47684502601624" calcext:value-type="float">
            <text:p>1.476845026</text:p>
          </table:table-cell>
        </table:table-row>
        <table:table-row table:style-name="ro1">
          <table:table-cell table:number-columns-repeated="4"/>
          <table:table-cell office:value-type="float" office:value="1427749522.86281" calcext:value-type="float">
            <text:p>1427749522.86281</text:p>
          </table:table-cell>
          <table:table-cell office:value-type="float" office:value="1427749524.29863" calcext:value-type="float">
            <text:p>1427749524.29863</text:p>
          </table:table-cell>
          <table:table-cell office:value-type="float" office:value="1427749524.34232" calcext:value-type="float">
            <text:p>1427749524.34232</text:p>
          </table:table-cell>
          <table:table-cell/>
          <table:table-cell table:formula="of:=MAX([.B204];[.D204];[.G204])-MAX([.A204];[.C204];[.E204])" office:value-type="float" office:value="1.47950887680054" calcext:value-type="float">
            <text:p>1.4795088768</text:p>
          </table:table-cell>
          <table:table-cell table:formula="of:=IF(ISBLANK([.E204]);&quot;&quot;;[.I204])" office:value-type="float" office:value="1.47950887680054" calcext:value-type="float">
            <text:p>1.4795088768</text:p>
          </table:table-cell>
        </table:table-row>
        <table:table-row table:style-name="ro1">
          <table:table-cell table:number-columns-repeated="4"/>
          <table:table-cell office:value-type="float" office:value="1427749522.86295" calcext:value-type="float">
            <text:p>1427749522.86295</text:p>
          </table:table-cell>
          <table:table-cell office:value-type="float" office:value="1427749524.29735" calcext:value-type="float">
            <text:p>1427749524.29735</text:p>
          </table:table-cell>
          <table:table-cell office:value-type="float" office:value="1427749524.33955" calcext:value-type="float">
            <text:p>1427749524.33955</text:p>
          </table:table-cell>
          <table:table-cell/>
          <table:table-cell table:formula="of:=MAX([.B205];[.D205];[.G205])-MAX([.A205];[.C205];[.E205])" office:value-type="float" office:value="1.4765989780426" calcext:value-type="float">
            <text:p>1.476598978</text:p>
          </table:table-cell>
          <table:table-cell table:formula="of:=IF(ISBLANK([.E205]);&quot;&quot;;[.I205])" office:value-type="float" office:value="1.4765989780426" calcext:value-type="float">
            <text:p>1.476598978</text:p>
          </table:table-cell>
        </table:table-row>
        <table:table-row table:style-name="ro1">
          <table:table-cell table:number-columns-repeated="4"/>
          <table:table-cell office:value-type="float" office:value="1427749522.86309" calcext:value-type="float">
            <text:p>1427749522.86309</text:p>
          </table:table-cell>
          <table:table-cell office:value-type="float" office:value="1427749524.2974" calcext:value-type="float">
            <text:p>1427749524.2974</text:p>
          </table:table-cell>
          <table:table-cell office:value-type="float" office:value="1427749524.33545" calcext:value-type="float">
            <text:p>1427749524.33545</text:p>
          </table:table-cell>
          <table:table-cell/>
          <table:table-cell table:formula="of:=MAX([.B206];[.D206];[.G206])-MAX([.A206];[.C206];[.E206])" office:value-type="float" office:value="1.47235918045044" calcext:value-type="float">
            <text:p>1.4723591805</text:p>
          </table:table-cell>
          <table:table-cell table:formula="of:=IF(ISBLANK([.E206]);&quot;&quot;;[.I206])" office:value-type="float" office:value="1.47235918045044" calcext:value-type="float">
            <text:p>1.4723591805</text:p>
          </table:table-cell>
        </table:table-row>
        <table:table-row table:style-name="ro1">
          <table:table-cell table:number-columns-repeated="4"/>
          <table:table-cell office:value-type="float" office:value="1427749522.86323" calcext:value-type="float">
            <text:p>1427749522.86323</text:p>
          </table:table-cell>
          <table:table-cell office:value-type="float" office:value="1427749524.29724" calcext:value-type="float">
            <text:p>1427749524.29724</text:p>
          </table:table-cell>
          <table:table-cell office:value-type="float" office:value="1427749524.33951" calcext:value-type="float">
            <text:p>1427749524.33951</text:p>
          </table:table-cell>
          <table:table-cell/>
          <table:table-cell table:formula="of:=MAX([.B207];[.D207];[.G207])-MAX([.A207];[.C207];[.E207])" office:value-type="float" office:value="1.47627997398376" calcext:value-type="float">
            <text:p>1.476279974</text:p>
          </table:table-cell>
          <table:table-cell table:formula="of:=IF(ISBLANK([.E207]);&quot;&quot;;[.I207])" office:value-type="float" office:value="1.47627997398376" calcext:value-type="float">
            <text:p>1.476279974</text:p>
          </table:table-cell>
        </table:table-row>
        <table:table-row table:style-name="ro1">
          <table:table-cell table:number-columns-repeated="4"/>
          <table:table-cell office:value-type="float" office:value="1427749522.86339" calcext:value-type="float">
            <text:p>1427749522.86339</text:p>
          </table:table-cell>
          <table:table-cell office:value-type="float" office:value="1427749524.2975" calcext:value-type="float">
            <text:p>1427749524.2975</text:p>
          </table:table-cell>
          <table:table-cell office:value-type="float" office:value="1427749524.33636" calcext:value-type="float">
            <text:p>1427749524.33636</text:p>
          </table:table-cell>
          <table:table-cell/>
          <table:table-cell table:formula="of:=MAX([.B208];[.D208];[.G208])-MAX([.A208];[.C208];[.E208])" office:value-type="float" office:value="1.47296380996704" calcext:value-type="float">
            <text:p>1.47296381</text:p>
          </table:table-cell>
          <table:table-cell table:formula="of:=IF(ISBLANK([.E208]);&quot;&quot;;[.I208])" office:value-type="float" office:value="1.47296380996704" calcext:value-type="float">
            <text:p>1.47296381</text:p>
          </table:table-cell>
        </table:table-row>
        <table:table-row table:style-name="ro1">
          <table:table-cell table:number-columns-repeated="4"/>
          <table:table-cell office:value-type="float" office:value="1427749522.86346" calcext:value-type="float">
            <text:p>1427749522.86346</text:p>
          </table:table-cell>
          <table:table-cell office:value-type="float" office:value="1427749524.39066" calcext:value-type="float">
            <text:p>1427749524.39066</text:p>
          </table:table-cell>
          <table:table-cell office:value-type="float" office:value="1427749524.42702" calcext:value-type="float">
            <text:p>1427749524.42702</text:p>
          </table:table-cell>
          <table:table-cell/>
          <table:table-cell table:formula="of:=MAX([.B209];[.D209];[.G209])-MAX([.A209];[.C209];[.E209])" office:value-type="float" office:value="1.56356310844421" calcext:value-type="float">
            <text:p>1.5635631084</text:p>
          </table:table-cell>
          <table:table-cell table:formula="of:=IF(ISBLANK([.E209]);&quot;&quot;;[.I209])" office:value-type="float" office:value="1.56356310844421" calcext:value-type="float">
            <text:p>1.5635631084</text:p>
          </table:table-cell>
        </table:table-row>
        <table:table-row table:style-name="ro1">
          <table:table-cell table:number-columns-repeated="4"/>
          <table:table-cell office:value-type="float" office:value="1427749522.86351" calcext:value-type="float">
            <text:p>1427749522.86351</text:p>
          </table:table-cell>
          <table:table-cell office:value-type="float" office:value="1427749524.29755" calcext:value-type="float">
            <text:p>1427749524.29755</text:p>
          </table:table-cell>
          <table:table-cell office:value-type="float" office:value="1427749524.34233" calcext:value-type="float">
            <text:p>1427749524.34233</text:p>
          </table:table-cell>
          <table:table-cell/>
          <table:table-cell table:formula="of:=MAX([.B210];[.D210];[.G210])-MAX([.A210];[.C210];[.E210])" office:value-type="float" office:value="1.47881293296814" calcext:value-type="float">
            <text:p>1.478812933</text:p>
          </table:table-cell>
          <table:table-cell table:formula="of:=IF(ISBLANK([.E210]);&quot;&quot;;[.I210])" office:value-type="float" office:value="1.47881293296814" calcext:value-type="float">
            <text:p>1.478812933</text:p>
          </table:table-cell>
        </table:table-row>
        <table:table-row table:style-name="ro1">
          <table:table-cell table:number-columns-repeated="4"/>
          <table:table-cell office:value-type="float" office:value="1427749522.86357" calcext:value-type="float">
            <text:p>1427749522.86357</text:p>
          </table:table-cell>
          <table:table-cell office:value-type="float" office:value="1427749524.29745" calcext:value-type="float">
            <text:p>1427749524.29745</text:p>
          </table:table-cell>
          <table:table-cell office:value-type="float" office:value="1427749524.3355" calcext:value-type="float">
            <text:p>1427749524.3355</text:p>
          </table:table-cell>
          <table:table-cell/>
          <table:table-cell table:formula="of:=MAX([.B211];[.D211];[.G211])-MAX([.A211];[.C211];[.E211])" office:value-type="float" office:value="1.47193288803101" calcext:value-type="float">
            <text:p>1.471932888</text:p>
          </table:table-cell>
          <table:table-cell table:formula="of:=IF(ISBLANK([.E211]);&quot;&quot;;[.I211])" office:value-type="float" office:value="1.47193288803101" calcext:value-type="float">
            <text:p>1.471932888</text:p>
          </table:table-cell>
        </table:table-row>
        <table:table-row table:style-name="ro1">
          <table:table-cell table:number-columns-repeated="2"/>
          <table:table-cell office:value-type="float" office:value="1427749524.42704" calcext:value-type="float">
            <text:p>1427749524.42704</text:p>
          </table:table-cell>
          <table:table-cell office:value-type="float" office:value="1427749525.98122" calcext:value-type="float">
            <text:p>1427749525.98122</text:p>
          </table:table-cell>
          <table:table-cell table:number-columns-repeated="4"/>
          <table:table-cell table:formula="of:=MAX([.B212];[.D212];[.G212])-MAX([.A212];[.C212];[.E212])" office:value-type="float" office:value="1.55418014526367" calcext:value-type="float">
            <text:p>1.5541801453</text:p>
          </table:table-cell>
          <table:table-cell table:formula="of:=IF(ISBLANK([.E212]);&quot;&quot;;[.I212])">
            <text:p/>
          </table:table-cell>
        </table:table-row>
        <table:table-row table:style-name="ro1">
          <table:table-cell table:number-columns-repeated="4"/>
          <table:table-cell office:value-type="float" office:value="1427749524.42705" calcext:value-type="float">
            <text:p>1427749524.42705</text:p>
          </table:table-cell>
          <table:table-cell office:value-type="float" office:value="1427749525.85095" calcext:value-type="float">
            <text:p>1427749525.85095</text:p>
          </table:table-cell>
          <table:table-cell office:value-type="float" office:value="1427749525.89306" calcext:value-type="float">
            <text:p>1427749525.89306</text:p>
          </table:table-cell>
          <table:table-cell/>
          <table:table-cell table:formula="of:=MAX([.B213];[.D213];[.G213])-MAX([.A213];[.C213];[.E213])" office:value-type="float" office:value="1.4660120010376" calcext:value-type="float">
            <text:p>1.466012001</text:p>
          </table:table-cell>
          <table:table-cell table:formula="of:=IF(ISBLANK([.E213]);&quot;&quot;;[.I213])" office:value-type="float" office:value="1.4660120010376" calcext:value-type="float">
            <text:p>1.466012001</text:p>
          </table:table-cell>
        </table:table-row>
        <table:table-row table:style-name="ro1">
          <table:table-cell table:number-columns-repeated="4"/>
          <table:table-cell office:value-type="float" office:value="1427749524.42723" calcext:value-type="float">
            <text:p>1427749524.42723</text:p>
          </table:table-cell>
          <table:table-cell office:value-type="float" office:value="1427749525.85104" calcext:value-type="float">
            <text:p>1427749525.85104</text:p>
          </table:table-cell>
          <table:table-cell office:value-type="float" office:value="1427749525.89895" calcext:value-type="float">
            <text:p>1427749525.89895</text:p>
          </table:table-cell>
          <table:table-cell/>
          <table:table-cell table:formula="of:=MAX([.B214];[.D214];[.G214])-MAX([.A214];[.C214];[.E214])" office:value-type="float" office:value="1.47171902656555" calcext:value-type="float">
            <text:p>1.4717190266</text:p>
          </table:table-cell>
          <table:table-cell table:formula="of:=IF(ISBLANK([.E214]);&quot;&quot;;[.I214])" office:value-type="float" office:value="1.47171902656555" calcext:value-type="float">
            <text:p>1.4717190266</text:p>
          </table:table-cell>
        </table:table-row>
        <table:table-row table:style-name="ro1">
          <table:table-cell table:number-columns-repeated="4"/>
          <table:table-cell office:value-type="float" office:value="1427749524.42751" calcext:value-type="float">
            <text:p>1427749524.42751</text:p>
          </table:table-cell>
          <table:table-cell office:value-type="float" office:value="1427749525.85118" calcext:value-type="float">
            <text:p>1427749525.85118</text:p>
          </table:table-cell>
          <table:table-cell office:value-type="float" office:value="1427749525.89902" calcext:value-type="float">
            <text:p>1427749525.89902</text:p>
          </table:table-cell>
          <table:table-cell/>
          <table:table-cell table:formula="of:=MAX([.B215];[.D215];[.G215])-MAX([.A215];[.C215];[.E215])" office:value-type="float" office:value="1.47151589393616" calcext:value-type="float">
            <text:p>1.4715158939</text:p>
          </table:table-cell>
          <table:table-cell table:formula="of:=IF(ISBLANK([.E215]);&quot;&quot;;[.I215])" office:value-type="float" office:value="1.47151589393616" calcext:value-type="float">
            <text:p>1.4715158939</text:p>
          </table:table-cell>
        </table:table-row>
        <table:table-row table:style-name="ro1">
          <table:table-cell table:number-columns-repeated="4"/>
          <table:table-cell office:value-type="float" office:value="1427749524.42766" calcext:value-type="float">
            <text:p>1427749524.42766</text:p>
          </table:table-cell>
          <table:table-cell office:value-type="float" office:value="1427749525.85112" calcext:value-type="float">
            <text:p>1427749525.85112</text:p>
          </table:table-cell>
          <table:table-cell office:value-type="float" office:value="1427749525.89948" calcext:value-type="float">
            <text:p>1427749525.89948</text:p>
          </table:table-cell>
          <table:table-cell/>
          <table:table-cell table:formula="of:=MAX([.B216];[.D216];[.G216])-MAX([.A216];[.C216];[.E216])" office:value-type="float" office:value="1.47181916236877" calcext:value-type="float">
            <text:p>1.4718191624</text:p>
          </table:table-cell>
          <table:table-cell table:formula="of:=IF(ISBLANK([.E216]);&quot;&quot;;[.I216])" office:value-type="float" office:value="1.47181916236877" calcext:value-type="float">
            <text:p>1.4718191624</text:p>
          </table:table-cell>
        </table:table-row>
        <table:table-row table:style-name="ro1">
          <table:table-cell table:number-columns-repeated="4"/>
          <table:table-cell office:value-type="float" office:value="1427749524.4278" calcext:value-type="float">
            <text:p>1427749524.4278</text:p>
          </table:table-cell>
          <table:table-cell office:value-type="float" office:value="1427749525.94594" calcext:value-type="float">
            <text:p>1427749525.94594</text:p>
          </table:table-cell>
          <table:table-cell office:value-type="float" office:value="1427749525.98122" calcext:value-type="float">
            <text:p>1427749525.98122</text:p>
          </table:table-cell>
          <table:table-cell/>
          <table:table-cell table:formula="of:=MAX([.B217];[.D217];[.G217])-MAX([.A217];[.C217];[.E217])" office:value-type="float" office:value="1.55341601371765" calcext:value-type="float">
            <text:p>1.5534160137</text:p>
          </table:table-cell>
          <table:table-cell table:formula="of:=IF(ISBLANK([.E217]);&quot;&quot;;[.I217])" office:value-type="float" office:value="1.55341601371765" calcext:value-type="float">
            <text:p>1.5534160137</text:p>
          </table:table-cell>
        </table:table-row>
        <table:table-row table:style-name="ro1">
          <table:table-cell table:number-columns-repeated="4"/>
          <table:table-cell office:value-type="float" office:value="1427749524.42794" calcext:value-type="float">
            <text:p>1427749524.42794</text:p>
          </table:table-cell>
          <table:table-cell office:value-type="float" office:value="1427749525.85128" calcext:value-type="float">
            <text:p>1427749525.85128</text:p>
          </table:table-cell>
          <table:table-cell office:value-type="float" office:value="1427749525.89003" calcext:value-type="float">
            <text:p>1427749525.89003</text:p>
          </table:table-cell>
          <table:table-cell/>
          <table:table-cell table:formula="of:=MAX([.B218];[.D218];[.G218])-MAX([.A218];[.C218];[.E218])" office:value-type="float" office:value="1.46208596229553" calcext:value-type="float">
            <text:p>1.4620859623</text:p>
          </table:table-cell>
          <table:table-cell table:formula="of:=IF(ISBLANK([.E218]);&quot;&quot;;[.I218])" office:value-type="float" office:value="1.46208596229553" calcext:value-type="float">
            <text:p>1.4620859623</text:p>
          </table:table-cell>
        </table:table-row>
        <table:table-row table:style-name="ro1">
          <table:table-cell table:number-columns-repeated="4"/>
          <table:table-cell office:value-type="float" office:value="1427749524.42808" calcext:value-type="float">
            <text:p>1427749524.42808</text:p>
          </table:table-cell>
          <table:table-cell office:value-type="float" office:value="1427749525.85137" calcext:value-type="float">
            <text:p>1427749525.85137</text:p>
          </table:table-cell>
          <table:table-cell office:value-type="float" office:value="1427749525.89549" calcext:value-type="float">
            <text:p>1427749525.89549</text:p>
          </table:table-cell>
          <table:table-cell/>
          <table:table-cell table:formula="of:=MAX([.B219];[.D219];[.G219])-MAX([.A219];[.C219];[.E219])" office:value-type="float" office:value="1.46740317344666" calcext:value-type="float">
            <text:p>1.4674031734</text:p>
          </table:table-cell>
          <table:table-cell table:formula="of:=IF(ISBLANK([.E219]);&quot;&quot;;[.I219])" office:value-type="float" office:value="1.46740317344666" calcext:value-type="float">
            <text:p>1.4674031734</text:p>
          </table:table-cell>
        </table:table-row>
        <table:table-row table:style-name="ro1">
          <table:table-cell table:number-columns-repeated="4"/>
          <table:table-cell office:value-type="float" office:value="1427749524.42823" calcext:value-type="float">
            <text:p>1427749524.42823</text:p>
          </table:table-cell>
          <table:table-cell office:value-type="float" office:value="1427749525.85123" calcext:value-type="float">
            <text:p>1427749525.85123</text:p>
          </table:table-cell>
          <table:table-cell office:value-type="float" office:value="1427749525.89002" calcext:value-type="float">
            <text:p>1427749525.89002</text:p>
          </table:table-cell>
          <table:table-cell/>
          <table:table-cell table:formula="of:=MAX([.B220];[.D220];[.G220])-MAX([.A220];[.C220];[.E220])" office:value-type="float" office:value="1.46179509162903" calcext:value-type="float">
            <text:p>1.4617950916</text:p>
          </table:table-cell>
          <table:table-cell table:formula="of:=IF(ISBLANK([.E220]);&quot;&quot;;[.I220])" office:value-type="float" office:value="1.46179509162903" calcext:value-type="float">
            <text:p>1.4617950916</text:p>
          </table:table-cell>
        </table:table-row>
        <table:table-row table:style-name="ro1">
          <table:table-cell table:number-columns-repeated="4"/>
          <table:table-cell office:value-type="float" office:value="1427749524.42837" calcext:value-type="float">
            <text:p>1427749524.42837</text:p>
          </table:table-cell>
          <table:table-cell office:value-type="float" office:value="1427749525.85156" calcext:value-type="float">
            <text:p>1427749525.85156</text:p>
          </table:table-cell>
          <table:table-cell office:value-type="float" office:value="1427749525.89549" calcext:value-type="float">
            <text:p>1427749525.89549</text:p>
          </table:table-cell>
          <table:table-cell/>
          <table:table-cell table:formula="of:=MAX([.B221];[.D221];[.G221])-MAX([.A221];[.C221];[.E221])" office:value-type="float" office:value="1.46712493896484" calcext:value-type="float">
            <text:p>1.467124939</text:p>
          </table:table-cell>
          <table:table-cell table:formula="of:=IF(ISBLANK([.E221]);&quot;&quot;;[.I221])" office:value-type="float" office:value="1.46712493896484" calcext:value-type="float">
            <text:p>1.467124939</text:p>
          </table:table-cell>
        </table:table-row>
        <table:table-row table:style-name="ro1">
          <table:table-cell table:number-columns-repeated="4"/>
          <table:table-cell office:value-type="float" office:value="1427749524.42851" calcext:value-type="float">
            <text:p>1427749524.42851</text:p>
          </table:table-cell>
          <table:table-cell office:value-type="float" office:value="1427749525.85149" calcext:value-type="float">
            <text:p>1427749525.85149</text:p>
          </table:table-cell>
          <table:table-cell office:value-type="float" office:value="1427749525.89899" calcext:value-type="float">
            <text:p>1427749525.89899</text:p>
          </table:table-cell>
          <table:table-cell/>
          <table:table-cell table:formula="of:=MAX([.B222];[.D222];[.G222])-MAX([.A222];[.C222];[.E222])" office:value-type="float" office:value="1.47047996520996" calcext:value-type="float">
            <text:p>1.4704799652</text:p>
          </table:table-cell>
          <table:table-cell table:formula="of:=IF(ISBLANK([.E222]);&quot;&quot;;[.I222])" office:value-type="float" office:value="1.47047996520996" calcext:value-type="float">
            <text:p>1.4704799652</text:p>
          </table:table-cell>
        </table:table-row>
        <table:table-row table:style-name="ro1">
          <table:table-cell table:number-columns-repeated="2"/>
          <table:table-cell office:value-type="float" office:value="1427749525.98123" calcext:value-type="float">
            <text:p>1427749525.98123</text:p>
          </table:table-cell>
          <table:table-cell office:value-type="float" office:value="1427749527.70871" calcext:value-type="float">
            <text:p>1427749527.70871</text:p>
          </table:table-cell>
          <table:table-cell table:number-columns-repeated="4"/>
          <table:table-cell table:formula="of:=MAX([.B223];[.D223];[.G223])-MAX([.A223];[.C223];[.E223])" office:value-type="float" office:value="1.72747182846069" calcext:value-type="float">
            <text:p>1.7274718285</text:p>
          </table:table-cell>
          <table:table-cell table:formula="of:=IF(ISBLANK([.E223]);&quot;&quot;;[.I223])">
            <text:p/>
          </table:table-cell>
        </table:table-row>
        <table:table-row table:style-name="ro1">
          <table:table-cell table:number-columns-repeated="4"/>
          <table:table-cell office:value-type="float" office:value="1427749525.98124" calcext:value-type="float">
            <text:p>1427749525.98124</text:p>
          </table:table-cell>
          <table:table-cell office:value-type="float" office:value="1427749527.59536" calcext:value-type="float">
            <text:p>1427749527.59536</text:p>
          </table:table-cell>
          <table:table-cell office:value-type="float" office:value="1427749527.63537" calcext:value-type="float">
            <text:p>1427749527.63537</text:p>
          </table:table-cell>
          <table:table-cell/>
          <table:table-cell table:formula="of:=MAX([.B224];[.D224];[.G224])-MAX([.A224];[.C224];[.E224])" office:value-type="float" office:value="1.65413618087769" calcext:value-type="float">
            <text:p>1.6541361809</text:p>
          </table:table-cell>
          <table:table-cell table:formula="of:=IF(ISBLANK([.E224]);&quot;&quot;;[.I224])" office:value-type="float" office:value="1.65413618087769" calcext:value-type="float">
            <text:p>1.6541361809</text:p>
          </table:table-cell>
        </table:table-row>
        <table:table-row table:style-name="ro1">
          <table:table-cell table:number-columns-repeated="4"/>
          <table:table-cell office:value-type="float" office:value="1427749525.9814" calcext:value-type="float">
            <text:p>1427749525.9814</text:p>
          </table:table-cell>
          <table:table-cell office:value-type="float" office:value="1427749527.67971" calcext:value-type="float">
            <text:p>1427749527.67971</text:p>
          </table:table-cell>
          <table:table-cell office:value-type="float" office:value="1427749527.7087" calcext:value-type="float">
            <text:p>1427749527.7087</text:p>
          </table:table-cell>
          <table:table-cell/>
          <table:table-cell table:formula="of:=MAX([.B225];[.D225];[.G225])-MAX([.A225];[.C225];[.E225])" office:value-type="float" office:value="1.727294921875" calcext:value-type="float">
            <text:p>1.7272949219</text:p>
          </table:table-cell>
          <table:table-cell table:formula="of:=IF(ISBLANK([.E225]);&quot;&quot;;[.I225])" office:value-type="float" office:value="1.727294921875" calcext:value-type="float">
            <text:p>1.7272949219</text:p>
          </table:table-cell>
        </table:table-row>
        <table:table-row table:style-name="ro1">
          <table:table-cell table:number-columns-repeated="4"/>
          <table:table-cell office:value-type="float" office:value="1427749525.98155" calcext:value-type="float">
            <text:p>1427749525.98155</text:p>
          </table:table-cell>
          <table:table-cell office:value-type="float" office:value="1427749526.48392" calcext:value-type="float">
            <text:p>1427749526.48392</text:p>
          </table:table-cell>
          <table:table-cell office:value-type="float" office:value="1427749526.51952" calcext:value-type="float">
            <text:p>1427749526.51952</text:p>
          </table:table-cell>
          <table:table-cell/>
          <table:table-cell table:formula="of:=MAX([.B226];[.D226];[.G226])-MAX([.A226];[.C226];[.E226])" office:value-type="float" office:value="0.537971019744873" calcext:value-type="float">
            <text:p>0.5379710197</text:p>
          </table:table-cell>
          <table:table-cell table:formula="of:=IF(ISBLANK([.E226]);&quot;&quot;;[.I226])" office:value-type="float" office:value="0.537971019744873" calcext:value-type="float">
            <text:p>0.5379710197</text:p>
          </table:table-cell>
        </table:table-row>
        <table:table-row table:style-name="ro1">
          <table:table-cell table:number-columns-repeated="4"/>
          <table:table-cell office:value-type="float" office:value="1427749525.98169" calcext:value-type="float">
            <text:p>1427749525.98169</text:p>
          </table:table-cell>
          <table:table-cell office:value-type="float" office:value="1427749527.59546" calcext:value-type="float">
            <text:p>1427749527.59546</text:p>
          </table:table-cell>
          <table:table-cell office:value-type="float" office:value="1427749527.63409" calcext:value-type="float">
            <text:p>1427749527.63409</text:p>
          </table:table-cell>
          <table:table-cell/>
          <table:table-cell table:formula="of:=MAX([.B227];[.D227];[.G227])-MAX([.A227];[.C227];[.E227])" office:value-type="float" office:value="1.65239906311035" calcext:value-type="float">
            <text:p>1.6523990631</text:p>
          </table:table-cell>
          <table:table-cell table:formula="of:=IF(ISBLANK([.E227]);&quot;&quot;;[.I227])" office:value-type="float" office:value="1.65239906311035" calcext:value-type="float">
            <text:p>1.6523990631</text:p>
          </table:table-cell>
        </table:table-row>
        <table:table-row table:style-name="ro1">
          <table:table-cell table:number-columns-repeated="4"/>
          <table:table-cell office:value-type="float" office:value="1427749525.98183" calcext:value-type="float">
            <text:p>1427749525.98183</text:p>
          </table:table-cell>
          <table:table-cell office:value-type="float" office:value="1427749527.60213" calcext:value-type="float">
            <text:p>1427749527.60213</text:p>
          </table:table-cell>
          <table:table-cell office:value-type="float" office:value="1427749527.64218" calcext:value-type="float">
            <text:p>1427749527.64218</text:p>
          </table:table-cell>
          <table:table-cell/>
          <table:table-cell table:formula="of:=MAX([.B228];[.D228];[.G228])-MAX([.A228];[.C228];[.E228])" office:value-type="float" office:value="1.66034603118896" calcext:value-type="float">
            <text:p>1.6603460312</text:p>
          </table:table-cell>
          <table:table-cell table:formula="of:=IF(ISBLANK([.E228]);&quot;&quot;;[.I228])" office:value-type="float" office:value="1.66034603118896" calcext:value-type="float">
            <text:p>1.6603460312</text:p>
          </table:table-cell>
        </table:table-row>
        <table:table-row table:style-name="ro1">
          <table:table-cell table:number-columns-repeated="4"/>
          <table:table-cell office:value-type="float" office:value="1427749525.98197" calcext:value-type="float">
            <text:p>1427749525.98197</text:p>
          </table:table-cell>
          <table:table-cell office:value-type="float" office:value="1427749527.35878" calcext:value-type="float">
            <text:p>1427749527.35878</text:p>
          </table:table-cell>
          <table:table-cell office:value-type="float" office:value="1427749527.47677" calcext:value-type="float">
            <text:p>1427749527.47677</text:p>
          </table:table-cell>
          <table:table-cell/>
          <table:table-cell table:formula="of:=MAX([.B229];[.D229];[.G229])-MAX([.A229];[.C229];[.E229])" office:value-type="float" office:value="1.49479985237122" calcext:value-type="float">
            <text:p>1.4947998524</text:p>
          </table:table-cell>
          <table:table-cell table:formula="of:=IF(ISBLANK([.E229]);&quot;&quot;;[.I229])" office:value-type="float" office:value="1.49479985237122" calcext:value-type="float">
            <text:p>1.4947998524</text:p>
          </table:table-cell>
        </table:table-row>
        <table:table-row table:style-name="ro1">
          <table:table-cell table:number-columns-repeated="4"/>
          <table:table-cell office:value-type="float" office:value="1427749525.98211" calcext:value-type="float">
            <text:p>1427749525.98211</text:p>
          </table:table-cell>
          <table:table-cell office:value-type="float" office:value="1427749527.59518" calcext:value-type="float">
            <text:p>1427749527.59518</text:p>
          </table:table-cell>
          <table:table-cell office:value-type="float" office:value="1427749527.63152" calcext:value-type="float">
            <text:p>1427749527.63152</text:p>
          </table:table-cell>
          <table:table-cell/>
          <table:table-cell table:formula="of:=MAX([.B230];[.D230];[.G230])-MAX([.A230];[.C230];[.E230])" office:value-type="float" office:value="1.64940786361694" calcext:value-type="float">
            <text:p>1.6494078636</text:p>
          </table:table-cell>
          <table:table-cell table:formula="of:=IF(ISBLANK([.E230]);&quot;&quot;;[.I230])" office:value-type="float" office:value="1.64940786361694" calcext:value-type="float">
            <text:p>1.6494078636</text:p>
          </table:table-cell>
        </table:table-row>
        <table:table-row table:style-name="ro1">
          <table:table-cell table:number-columns-repeated="4"/>
          <table:table-cell office:value-type="float" office:value="1427749525.98225" calcext:value-type="float">
            <text:p>1427749525.98225</text:p>
          </table:table-cell>
          <table:table-cell office:value-type="float" office:value="1427749527.47671" calcext:value-type="float">
            <text:p>1427749527.47671</text:p>
          </table:table-cell>
          <table:table-cell office:value-type="float" office:value="1427749527.59524" calcext:value-type="float">
            <text:p>1427749527.59524</text:p>
          </table:table-cell>
          <table:table-cell/>
          <table:table-cell table:formula="of:=MAX([.B231];[.D231];[.G231])-MAX([.A231];[.C231];[.E231])" office:value-type="float" office:value="1.61299014091492" calcext:value-type="float">
            <text:p>1.6129901409</text:p>
          </table:table-cell>
          <table:table-cell table:formula="of:=IF(ISBLANK([.E231]);&quot;&quot;;[.I231])" office:value-type="float" office:value="1.61299014091492" calcext:value-type="float">
            <text:p>1.6129901409</text:p>
          </table:table-cell>
        </table:table-row>
        <table:table-row table:style-name="ro1">
          <table:table-cell table:number-columns-repeated="4"/>
          <table:table-cell office:value-type="float" office:value="1427749525.98238" calcext:value-type="float">
            <text:p>1427749525.98238</text:p>
          </table:table-cell>
          <table:table-cell office:value-type="float" office:value="1427749526.96229" calcext:value-type="float">
            <text:p>1427749526.96229</text:p>
          </table:table-cell>
          <table:table-cell office:value-type="float" office:value="1427749527.04041" calcext:value-type="float">
            <text:p>1427749527.04041</text:p>
          </table:table-cell>
          <table:table-cell/>
          <table:table-cell table:formula="of:=MAX([.B232];[.D232];[.G232])-MAX([.A232];[.C232];[.E232])" office:value-type="float" office:value="1.05803108215332" calcext:value-type="float">
            <text:p>1.0580310822</text:p>
          </table:table-cell>
          <table:table-cell table:formula="of:=IF(ISBLANK([.E232]);&quot;&quot;;[.I232])" office:value-type="float" office:value="1.05803108215332" calcext:value-type="float">
            <text:p>1.0580310822</text:p>
          </table:table-cell>
        </table:table-row>
        <table:table-row table:style-name="ro1">
          <table:table-cell table:number-columns-repeated="4"/>
          <table:table-cell office:value-type="float" office:value="1427749525.98253" calcext:value-type="float">
            <text:p>1427749525.98253</text:p>
          </table:table-cell>
          <table:table-cell office:value-type="float" office:value="1427749527.23979" calcext:value-type="float">
            <text:p>1427749527.23979</text:p>
          </table:table-cell>
          <table:table-cell office:value-type="float" office:value="1427749527.35884" calcext:value-type="float">
            <text:p>1427749527.35884</text:p>
          </table:table-cell>
          <table:table-cell/>
          <table:table-cell table:formula="of:=MAX([.B233];[.D233];[.G233])-MAX([.A233];[.C233];[.E233])" office:value-type="float" office:value="1.37630581855774" calcext:value-type="float">
            <text:p>1.3763058186</text:p>
          </table:table-cell>
          <table:table-cell table:formula="of:=IF(ISBLANK([.E233]);&quot;&quot;;[.I233])" office:value-type="float" office:value="1.37630581855774" calcext:value-type="float">
            <text:p>1.3763058186</text:p>
          </table:table-cell>
        </table:table-row>
        <table:table-row table:style-name="ro1">
          <table:table-cell table:number-columns-repeated="2"/>
          <table:table-cell office:value-type="float" office:value="1427749527.70872" calcext:value-type="float">
            <text:p>1427749527.70872</text:p>
          </table:table-cell>
          <table:table-cell office:value-type="float" office:value="1427749529.24256" calcext:value-type="float">
            <text:p>1427749529.24256</text:p>
          </table:table-cell>
          <table:table-cell table:number-columns-repeated="4"/>
          <table:table-cell table:formula="of:=MAX([.B234];[.D234];[.G234])-MAX([.A234];[.C234];[.E234])" office:value-type="float" office:value="1.53384208679199" calcext:value-type="float">
            <text:p>1.5338420868</text:p>
          </table:table-cell>
          <table:table-cell table:formula="of:=IF(ISBLANK([.E234]);&quot;&quot;;[.I234])">
            <text:p/>
          </table:table-cell>
        </table:table-row>
        <table:table-row table:style-name="ro1">
          <table:table-cell table:number-columns-repeated="4"/>
          <table:table-cell office:value-type="float" office:value="1427749527.70872" calcext:value-type="float">
            <text:p>1427749527.70872</text:p>
          </table:table-cell>
          <table:table-cell office:value-type="float" office:value="1427749529.12027" calcext:value-type="float">
            <text:p>1427749529.12027</text:p>
          </table:table-cell>
          <table:table-cell office:value-type="float" office:value="1427749529.15004" calcext:value-type="float">
            <text:p>1427749529.15004</text:p>
          </table:table-cell>
          <table:table-cell/>
          <table:table-cell table:formula="of:=MAX([.B235];[.D235];[.G235])-MAX([.A235];[.C235];[.E235])" office:value-type="float" office:value="1.44131803512573" calcext:value-type="float">
            <text:p>1.4413180351</text:p>
          </table:table-cell>
          <table:table-cell table:formula="of:=IF(ISBLANK([.E235]);&quot;&quot;;[.I235])" office:value-type="float" office:value="1.44131803512573" calcext:value-type="float">
            <text:p>1.4413180351</text:p>
          </table:table-cell>
        </table:table-row>
        <table:table-row table:style-name="ro1">
          <table:table-cell table:number-columns-repeated="4"/>
          <table:table-cell office:value-type="float" office:value="1427749527.70891" calcext:value-type="float">
            <text:p>1427749527.70891</text:p>
          </table:table-cell>
          <table:table-cell office:value-type="float" office:value="1427749529.11111" calcext:value-type="float">
            <text:p>1427749529.11111</text:p>
          </table:table-cell>
          <table:table-cell office:value-type="float" office:value="1427749529.15136" calcext:value-type="float">
            <text:p>1427749529.15136</text:p>
          </table:table-cell>
          <table:table-cell/>
          <table:table-cell table:formula="of:=MAX([.B236];[.D236];[.G236])-MAX([.A236];[.C236];[.E236])" office:value-type="float" office:value="1.44244599342346" calcext:value-type="float">
            <text:p>1.4424459934</text:p>
          </table:table-cell>
          <table:table-cell table:formula="of:=IF(ISBLANK([.E236]);&quot;&quot;;[.I236])" office:value-type="float" office:value="1.44244599342346" calcext:value-type="float">
            <text:p>1.4424459934</text:p>
          </table:table-cell>
        </table:table-row>
        <table:table-row table:style-name="ro1">
          <table:table-cell table:number-columns-repeated="4"/>
          <table:table-cell office:value-type="float" office:value="1427749527.70906" calcext:value-type="float">
            <text:p>1427749527.70906</text:p>
          </table:table-cell>
          <table:table-cell office:value-type="float" office:value="1427749529.11122" calcext:value-type="float">
            <text:p>1427749529.11122</text:p>
          </table:table-cell>
          <table:table-cell office:value-type="float" office:value="1427749529.14731" calcext:value-type="float">
            <text:p>1427749529.14731</text:p>
          </table:table-cell>
          <table:table-cell/>
          <table:table-cell table:formula="of:=MAX([.B237];[.D237];[.G237])-MAX([.A237];[.C237];[.E237])" office:value-type="float" office:value="1.43825817108154" calcext:value-type="float">
            <text:p>1.4382581711</text:p>
          </table:table-cell>
          <table:table-cell table:formula="of:=IF(ISBLANK([.E237]);&quot;&quot;;[.I237])" office:value-type="float" office:value="1.43825817108154" calcext:value-type="float">
            <text:p>1.4382581711</text:p>
          </table:table-cell>
        </table:table-row>
        <table:table-row table:style-name="ro1">
          <table:table-cell table:number-columns-repeated="4"/>
          <table:table-cell office:value-type="float" office:value="1427749527.70919" calcext:value-type="float">
            <text:p>1427749527.70919</text:p>
          </table:table-cell>
          <table:table-cell office:value-type="float" office:value="1427749529.11117" calcext:value-type="float">
            <text:p>1427749529.11117</text:p>
          </table:table-cell>
          <table:table-cell office:value-type="float" office:value="1427749529.14997" calcext:value-type="float">
            <text:p>1427749529.14997</text:p>
          </table:table-cell>
          <table:table-cell/>
          <table:table-cell table:formula="of:=MAX([.B238];[.D238];[.G238])-MAX([.A238];[.C238];[.E238])" office:value-type="float" office:value="1.44077897071838" calcext:value-type="float">
            <text:p>1.4407789707</text:p>
          </table:table-cell>
          <table:table-cell table:formula="of:=IF(ISBLANK([.E238]);&quot;&quot;;[.I238])" office:value-type="float" office:value="1.44077897071838" calcext:value-type="float">
            <text:p>1.4407789707</text:p>
          </table:table-cell>
        </table:table-row>
        <table:table-row table:style-name="ro1">
          <table:table-cell table:number-columns-repeated="4"/>
          <table:table-cell office:value-type="float" office:value="1427749527.70933" calcext:value-type="float">
            <text:p>1427749527.70933</text:p>
          </table:table-cell>
          <table:table-cell office:value-type="float" office:value="1427749529.11127" calcext:value-type="float">
            <text:p>1427749529.11127</text:p>
          </table:table-cell>
          <table:table-cell office:value-type="float" office:value="1427749529.14468" calcext:value-type="float">
            <text:p>1427749529.14468</text:p>
          </table:table-cell>
          <table:table-cell/>
          <table:table-cell table:formula="of:=MAX([.B239];[.D239];[.G239])-MAX([.A239];[.C239];[.E239])" office:value-type="float" office:value="1.4353449344635" calcext:value-type="float">
            <text:p>1.4353449345</text:p>
          </table:table-cell>
          <table:table-cell table:formula="of:=IF(ISBLANK([.E239]);&quot;&quot;;[.I239])" office:value-type="float" office:value="1.4353449344635" calcext:value-type="float">
            <text:p>1.4353449345</text:p>
          </table:table-cell>
        </table:table-row>
        <table:table-row table:style-name="ro1">
          <table:table-cell table:number-columns-repeated="4"/>
          <table:table-cell office:value-type="float" office:value="1427749527.70947" calcext:value-type="float">
            <text:p>1427749527.70947</text:p>
          </table:table-cell>
          <table:table-cell office:value-type="float" office:value="1427749528.63623" calcext:value-type="float">
            <text:p>1427749528.63623</text:p>
          </table:table-cell>
          <table:table-cell office:value-type="float" office:value="1427749529.11136" calcext:value-type="float">
            <text:p>1427749529.11136</text:p>
          </table:table-cell>
          <table:table-cell/>
          <table:table-cell table:formula="of:=MAX([.B240];[.D240];[.G240])-MAX([.A240];[.C240];[.E240])" office:value-type="float" office:value="1.40189099311829" calcext:value-type="float">
            <text:p>1.4018909931</text:p>
          </table:table-cell>
          <table:table-cell table:formula="of:=IF(ISBLANK([.E240]);&quot;&quot;;[.I240])" office:value-type="float" office:value="1.40189099311829" calcext:value-type="float">
            <text:p>1.4018909931</text:p>
          </table:table-cell>
        </table:table-row>
        <table:table-row table:style-name="ro1">
          <table:table-cell table:number-columns-repeated="4"/>
          <table:table-cell office:value-type="float" office:value="1427749527.70961" calcext:value-type="float">
            <text:p>1427749527.70961</text:p>
          </table:table-cell>
          <table:table-cell office:value-type="float" office:value="1427749529.2091" calcext:value-type="float">
            <text:p>1427749529.2091</text:p>
          </table:table-cell>
          <table:table-cell office:value-type="float" office:value="1427749529.24255" calcext:value-type="float">
            <text:p>1427749529.24255</text:p>
          </table:table-cell>
          <table:table-cell/>
          <table:table-cell table:formula="of:=MAX([.B241];[.D241];[.G241])-MAX([.A241];[.C241];[.E241])" office:value-type="float" office:value="1.53294682502747" calcext:value-type="float">
            <text:p>1.532946825</text:p>
          </table:table-cell>
          <table:table-cell table:formula="of:=IF(ISBLANK([.E241]);&quot;&quot;;[.I241])" office:value-type="float" office:value="1.53294682502747" calcext:value-type="float">
            <text:p>1.532946825</text:p>
          </table:table-cell>
        </table:table-row>
        <table:table-row table:style-name="ro1">
          <table:table-cell table:number-columns-repeated="4"/>
          <table:table-cell office:value-type="float" office:value="1427749527.70975" calcext:value-type="float">
            <text:p>1427749527.70975</text:p>
          </table:table-cell>
          <table:table-cell office:value-type="float" office:value="1427749529.11142" calcext:value-type="float">
            <text:p>1427749529.11142</text:p>
          </table:table-cell>
          <table:table-cell office:value-type="float" office:value="1427749529.15537" calcext:value-type="float">
            <text:p>1427749529.15537</text:p>
          </table:table-cell>
          <table:table-cell/>
          <table:table-cell table:formula="of:=MAX([.B242];[.D242];[.G242])-MAX([.A242];[.C242];[.E242])" office:value-type="float" office:value="1.44561791419983" calcext:value-type="float">
            <text:p>1.4456179142</text:p>
          </table:table-cell>
          <table:table-cell table:formula="of:=IF(ISBLANK([.E242]);&quot;&quot;;[.I242])" office:value-type="float" office:value="1.44561791419983" calcext:value-type="float">
            <text:p>1.4456179142</text:p>
          </table:table-cell>
        </table:table-row>
        <table:table-row table:style-name="ro1">
          <table:table-cell table:number-columns-repeated="4"/>
          <table:table-cell office:value-type="float" office:value="1427749527.70993" calcext:value-type="float">
            <text:p>1427749527.70993</text:p>
          </table:table-cell>
          <table:table-cell office:value-type="float" office:value="1427749529.11133" calcext:value-type="float">
            <text:p>1427749529.11133</text:p>
          </table:table-cell>
          <table:table-cell office:value-type="float" office:value="1427749529.15264" calcext:value-type="float">
            <text:p>1427749529.15264</text:p>
          </table:table-cell>
          <table:table-cell/>
          <table:table-cell table:formula="of:=MAX([.B243];[.D243];[.G243])-MAX([.A243];[.C243];[.E243])" office:value-type="float" office:value="1.44271397590637" calcext:value-type="float">
            <text:p>1.4427139759</text:p>
          </table:table-cell>
          <table:table-cell table:formula="of:=IF(ISBLANK([.E243]);&quot;&quot;;[.I243])" office:value-type="float" office:value="1.44271397590637" calcext:value-type="float">
            <text:p>1.4427139759</text:p>
          </table:table-cell>
        </table:table-row>
        <table:table-row table:style-name="ro1">
          <table:table-cell table:number-columns-repeated="4"/>
          <table:table-cell office:value-type="float" office:value="1427749527.71007" calcext:value-type="float">
            <text:p>1427749527.71007</text:p>
          </table:table-cell>
          <table:table-cell office:value-type="float" office:value="1427749529.11147" calcext:value-type="float">
            <text:p>1427749529.11147</text:p>
          </table:table-cell>
          <table:table-cell office:value-type="float" office:value="1427749529.15265" calcext:value-type="float">
            <text:p>1427749529.15265</text:p>
          </table:table-cell>
          <table:table-cell/>
          <table:table-cell table:formula="of:=MAX([.B244];[.D244];[.G244])-MAX([.A244];[.C244];[.E244])" office:value-type="float" office:value="1.44258213043213" calcext:value-type="float">
            <text:p>1.4425821304</text:p>
          </table:table-cell>
          <table:table-cell table:formula="of:=IF(ISBLANK([.E244]);&quot;&quot;;[.I244])" office:value-type="float" office:value="1.44258213043213" calcext:value-type="float">
            <text:p>1.4425821304</text:p>
          </table:table-cell>
        </table:table-row>
        <table:table-row table:style-name="ro1">
          <table:table-cell table:number-columns-repeated="2"/>
          <table:table-cell office:value-type="float" office:value="1427749529.24257" calcext:value-type="float">
            <text:p>1427749529.24257</text:p>
          </table:table-cell>
          <table:table-cell office:value-type="float" office:value="1427749530.76133" calcext:value-type="float">
            <text:p>1427749530.76133</text:p>
          </table:table-cell>
          <table:table-cell table:number-columns-repeated="4"/>
          <table:table-cell table:formula="of:=MAX([.B245];[.D245];[.G245])-MAX([.A245];[.C245];[.E245])" office:value-type="float" office:value="1.51876187324524" calcext:value-type="float">
            <text:p>1.5187618732</text:p>
          </table:table-cell>
          <table:table-cell table:formula="of:=IF(ISBLANK([.E245]);&quot;&quot;;[.I245])">
            <text:p/>
          </table:table-cell>
        </table:table-row>
        <table:table-row table:style-name="ro1">
          <table:table-cell table:number-columns-repeated="4"/>
          <table:table-cell office:value-type="float" office:value="1427749529.24257" calcext:value-type="float">
            <text:p>1427749529.24257</text:p>
          </table:table-cell>
          <table:table-cell office:value-type="float" office:value="1427749530.65525" calcext:value-type="float">
            <text:p>1427749530.65525</text:p>
          </table:table-cell>
          <table:table-cell office:value-type="float" office:value="1427749530.69338" calcext:value-type="float">
            <text:p>1427749530.69338</text:p>
          </table:table-cell>
          <table:table-cell/>
          <table:table-cell table:formula="of:=MAX([.B246];[.D246];[.G246])-MAX([.A246];[.C246];[.E246])" office:value-type="float" office:value="1.45080995559692" calcext:value-type="float">
            <text:p>1.4508099556</text:p>
          </table:table-cell>
          <table:table-cell table:formula="of:=IF(ISBLANK([.E246]);&quot;&quot;;[.I246])" office:value-type="float" office:value="1.45080995559692" calcext:value-type="float">
            <text:p>1.4508099556</text:p>
          </table:table-cell>
        </table:table-row>
        <table:table-row table:style-name="ro1">
          <table:table-cell table:number-columns-repeated="4"/>
          <table:table-cell office:value-type="float" office:value="1427749529.24274" calcext:value-type="float">
            <text:p>1427749529.24274</text:p>
          </table:table-cell>
          <table:table-cell office:value-type="float" office:value="1427749530.64575" calcext:value-type="float">
            <text:p>1427749530.64575</text:p>
          </table:table-cell>
          <table:table-cell office:value-type="float" office:value="1427749530.68348" calcext:value-type="float">
            <text:p>1427749530.68348</text:p>
          </table:table-cell>
          <table:table-cell/>
          <table:table-cell table:formula="of:=MAX([.B247];[.D247];[.G247])-MAX([.A247];[.C247];[.E247])" office:value-type="float" office:value="1.44073104858398" calcext:value-type="float">
            <text:p>1.4407310486</text:p>
          </table:table-cell>
          <table:table-cell table:formula="of:=IF(ISBLANK([.E247]);&quot;&quot;;[.I247])" office:value-type="float" office:value="1.44073104858398" calcext:value-type="float">
            <text:p>1.4407310486</text:p>
          </table:table-cell>
        </table:table-row>
        <table:table-row table:style-name="ro1">
          <table:table-cell table:number-columns-repeated="4"/>
          <table:table-cell office:value-type="float" office:value="1427749529.24289" calcext:value-type="float">
            <text:p>1427749529.24289</text:p>
          </table:table-cell>
          <table:table-cell office:value-type="float" office:value="1427749530.6458" calcext:value-type="float">
            <text:p>1427749530.6458</text:p>
          </table:table-cell>
          <table:table-cell office:value-type="float" office:value="1427749530.68351" calcext:value-type="float">
            <text:p>1427749530.68351</text:p>
          </table:table-cell>
          <table:table-cell/>
          <table:table-cell table:formula="of:=MAX([.B248];[.D248];[.G248])-MAX([.A248];[.C248];[.E248])" office:value-type="float" office:value="1.44061613082886" calcext:value-type="float">
            <text:p>1.4406161308</text:p>
          </table:table-cell>
          <table:table-cell table:formula="of:=IF(ISBLANK([.E248]);&quot;&quot;;[.I248])" office:value-type="float" office:value="1.44061613082886" calcext:value-type="float">
            <text:p>1.4406161308</text:p>
          </table:table-cell>
        </table:table-row>
        <table:table-row table:style-name="ro1">
          <table:table-cell table:number-columns-repeated="4"/>
          <table:table-cell office:value-type="float" office:value="1427749529.24302" calcext:value-type="float">
            <text:p>1427749529.24302</text:p>
          </table:table-cell>
          <table:table-cell office:value-type="float" office:value="1427749530.64586" calcext:value-type="float">
            <text:p>1427749530.64586</text:p>
          </table:table-cell>
          <table:table-cell office:value-type="float" office:value="1427749530.68236" calcext:value-type="float">
            <text:p>1427749530.68236</text:p>
          </table:table-cell>
          <table:table-cell/>
          <table:table-cell table:formula="of:=MAX([.B249];[.D249];[.G249])-MAX([.A249];[.C249];[.E249])" office:value-type="float" office:value="1.43934607505798" calcext:value-type="float">
            <text:p>1.4393460751</text:p>
          </table:table-cell>
          <table:table-cell table:formula="of:=IF(ISBLANK([.E249]);&quot;&quot;;[.I249])" office:value-type="float" office:value="1.43934607505798" calcext:value-type="float">
            <text:p>1.4393460751</text:p>
          </table:table-cell>
        </table:table-row>
        <table:table-row table:style-name="ro1">
          <table:table-cell table:number-columns-repeated="4"/>
          <table:table-cell office:value-type="float" office:value="1427749529.2432" calcext:value-type="float">
            <text:p>1427749529.2432</text:p>
          </table:table-cell>
          <table:table-cell office:value-type="float" office:value="1427749530.64591" calcext:value-type="float">
            <text:p>1427749530.64591</text:p>
          </table:table-cell>
          <table:table-cell office:value-type="float" office:value="1427749530.68351" calcext:value-type="float">
            <text:p>1427749530.68351</text:p>
          </table:table-cell>
          <table:table-cell/>
          <table:table-cell table:formula="of:=MAX([.B250];[.D250];[.G250])-MAX([.A250];[.C250];[.E250])" office:value-type="float" office:value="1.44030904769897" calcext:value-type="float">
            <text:p>1.4403090477</text:p>
          </table:table-cell>
          <table:table-cell table:formula="of:=IF(ISBLANK([.E250]);&quot;&quot;;[.I250])" office:value-type="float" office:value="1.44030904769897" calcext:value-type="float">
            <text:p>1.4403090477</text:p>
          </table:table-cell>
        </table:table-row>
        <table:table-row table:style-name="ro1">
          <table:table-cell table:number-columns-repeated="4"/>
          <table:table-cell office:value-type="float" office:value="1427749529.24339" calcext:value-type="float">
            <text:p>1427749529.24339</text:p>
          </table:table-cell>
          <table:table-cell office:value-type="float" office:value="1427749530.64596" calcext:value-type="float">
            <text:p>1427749530.64596</text:p>
          </table:table-cell>
          <table:table-cell office:value-type="float" office:value="1427749530.68353" calcext:value-type="float">
            <text:p>1427749530.68353</text:p>
          </table:table-cell>
          <table:table-cell/>
          <table:table-cell table:formula="of:=MAX([.B251];[.D251];[.G251])-MAX([.A251];[.C251];[.E251])" office:value-type="float" office:value="1.44014692306519" calcext:value-type="float">
            <text:p>1.4401469231</text:p>
          </table:table-cell>
          <table:table-cell table:formula="of:=IF(ISBLANK([.E251]);&quot;&quot;;[.I251])" office:value-type="float" office:value="1.44014692306519" calcext:value-type="float">
            <text:p>1.4401469231</text:p>
          </table:table-cell>
        </table:table-row>
        <table:table-row table:style-name="ro1">
          <table:table-cell table:number-columns-repeated="4"/>
          <table:table-cell office:value-type="float" office:value="1427749529.24353" calcext:value-type="float">
            <text:p>1427749529.24353</text:p>
          </table:table-cell>
          <table:table-cell office:value-type="float" office:value="1427749530.64569" calcext:value-type="float">
            <text:p>1427749530.64569</text:p>
          </table:table-cell>
          <table:table-cell office:value-type="float" office:value="1427749530.67943" calcext:value-type="float">
            <text:p>1427749530.67943</text:p>
          </table:table-cell>
          <table:table-cell/>
          <table:table-cell table:formula="of:=MAX([.B252];[.D252];[.G252])-MAX([.A252];[.C252];[.E252])" office:value-type="float" office:value="1.4358959197998" calcext:value-type="float">
            <text:p>1.4358959198</text:p>
          </table:table-cell>
          <table:table-cell table:formula="of:=IF(ISBLANK([.E252]);&quot;&quot;;[.I252])" office:value-type="float" office:value="1.4358959197998" calcext:value-type="float">
            <text:p>1.4358959198</text:p>
          </table:table-cell>
        </table:table-row>
        <table:table-row table:style-name="ro1">
          <table:table-cell table:number-columns-repeated="4"/>
          <table:table-cell office:value-type="float" office:value="1427749529.24367" calcext:value-type="float">
            <text:p>1427749529.24367</text:p>
          </table:table-cell>
          <table:table-cell office:value-type="float" office:value="1427749530.7288" calcext:value-type="float">
            <text:p>1427749530.7288</text:p>
          </table:table-cell>
          <table:table-cell office:value-type="float" office:value="1427749530.76132" calcext:value-type="float">
            <text:p>1427749530.76132</text:p>
          </table:table-cell>
          <table:table-cell/>
          <table:table-cell table:formula="of:=MAX([.B253];[.D253];[.G253])-MAX([.A253];[.C253];[.E253])" office:value-type="float" office:value="1.51765394210815" calcext:value-type="float">
            <text:p>1.5176539421</text:p>
          </table:table-cell>
          <table:table-cell table:formula="of:=IF(ISBLANK([.E253]);&quot;&quot;;[.I253])" office:value-type="float" office:value="1.51765394210815" calcext:value-type="float">
            <text:p>1.5176539421</text:p>
          </table:table-cell>
        </table:table-row>
        <table:table-row table:style-name="ro1">
          <table:table-cell table:number-columns-repeated="4"/>
          <table:table-cell office:value-type="float" office:value="1427749529.24381" calcext:value-type="float">
            <text:p>1427749529.24381</text:p>
          </table:table-cell>
          <table:table-cell office:value-type="float" office:value="1427749530.64601" calcext:value-type="float">
            <text:p>1427749530.64601</text:p>
          </table:table-cell>
          <table:table-cell office:value-type="float" office:value="1427749530.68354" calcext:value-type="float">
            <text:p>1427749530.68354</text:p>
          </table:table-cell>
          <table:table-cell/>
          <table:table-cell table:formula="of:=MAX([.B254];[.D254];[.G254])-MAX([.A254];[.C254];[.E254])" office:value-type="float" office:value="1.43973398208618" calcext:value-type="float">
            <text:p>1.4397339821</text:p>
          </table:table-cell>
          <table:table-cell table:formula="of:=IF(ISBLANK([.E254]);&quot;&quot;;[.I254])" office:value-type="float" office:value="1.43973398208618" calcext:value-type="float">
            <text:p>1.4397339821</text:p>
          </table:table-cell>
        </table:table-row>
        <table:table-row table:style-name="ro1">
          <table:table-cell table:number-columns-repeated="4"/>
          <table:table-cell office:value-type="float" office:value="1427749529.24395" calcext:value-type="float">
            <text:p>1427749529.24395</text:p>
          </table:table-cell>
          <table:table-cell office:value-type="float" office:value="1427749530.64607" calcext:value-type="float">
            <text:p>1427749530.64607</text:p>
          </table:table-cell>
          <table:table-cell office:value-type="float" office:value="1427749530.68244" calcext:value-type="float">
            <text:p>1427749530.68244</text:p>
          </table:table-cell>
          <table:table-cell/>
          <table:table-cell table:formula="of:=MAX([.B255];[.D255];[.G255])-MAX([.A255];[.C255];[.E255])" office:value-type="float" office:value="1.43849015235901" calcext:value-type="float">
            <text:p>1.4384901524</text:p>
          </table:table-cell>
          <table:table-cell table:formula="of:=IF(ISBLANK([.E255]);&quot;&quot;;[.I255])" office:value-type="float" office:value="1.43849015235901" calcext:value-type="float">
            <text:p>1.4384901524</text:p>
          </table:table-cell>
        </table:table-row>
        <table:table-row table:style-name="ro1">
          <table:table-cell table:number-columns-repeated="2"/>
          <table:table-cell office:value-type="float" office:value="1427749530.76135" calcext:value-type="float">
            <text:p>1427749530.76135</text:p>
          </table:table-cell>
          <table:table-cell office:value-type="float" office:value="1427749532.33461" calcext:value-type="float">
            <text:p>1427749532.33461</text:p>
          </table:table-cell>
          <table:table-cell table:number-columns-repeated="4"/>
          <table:table-cell table:formula="of:=MAX([.B256];[.D256];[.G256])-MAX([.A256];[.C256];[.E256])" office:value-type="float" office:value="1.57325983047485" calcext:value-type="float">
            <text:p>1.5732598305</text:p>
          </table:table-cell>
          <table:table-cell table:formula="of:=IF(ISBLANK([.E256]);&quot;&quot;;[.I256])">
            <text:p/>
          </table:table-cell>
        </table:table-row>
        <table:table-row table:style-name="ro1">
          <table:table-cell table:number-columns-repeated="4"/>
          <table:table-cell office:value-type="float" office:value="1427749530.76135" calcext:value-type="float">
            <text:p>1427749530.76135</text:p>
          </table:table-cell>
          <table:table-cell office:value-type="float" office:value="1427749532.21822" calcext:value-type="float">
            <text:p>1427749532.21822</text:p>
          </table:table-cell>
          <table:table-cell office:value-type="float" office:value="1427749532.25218" calcext:value-type="float">
            <text:p>1427749532.25218</text:p>
          </table:table-cell>
          <table:table-cell/>
          <table:table-cell table:formula="of:=MAX([.B257];[.D257];[.G257])-MAX([.A257];[.C257];[.E257])" office:value-type="float" office:value="1.49082803726196" calcext:value-type="float">
            <text:p>1.4908280373</text:p>
          </table:table-cell>
          <table:table-cell table:formula="of:=IF(ISBLANK([.E257]);&quot;&quot;;[.I257])" office:value-type="float" office:value="1.49082803726196" calcext:value-type="float">
            <text:p>1.4908280373</text:p>
          </table:table-cell>
        </table:table-row>
        <table:table-row table:style-name="ro1">
          <table:table-cell table:number-columns-repeated="4"/>
          <table:table-cell office:value-type="float" office:value="1427749530.76154" calcext:value-type="float">
            <text:p>1427749530.76154</text:p>
          </table:table-cell>
          <table:table-cell office:value-type="float" office:value="1427749532.21481" calcext:value-type="float">
            <text:p>1427749532.21481</text:p>
          </table:table-cell>
          <table:table-cell office:value-type="float" office:value="1427749532.24742" calcext:value-type="float">
            <text:p>1427749532.24742</text:p>
          </table:table-cell>
          <table:table-cell/>
          <table:table-cell table:formula="of:=MAX([.B258];[.D258];[.G258])-MAX([.A258];[.C258];[.E258])" office:value-type="float" office:value="1.48588395118713" calcext:value-type="float">
            <text:p>1.4858839512</text:p>
          </table:table-cell>
          <table:table-cell table:formula="of:=IF(ISBLANK([.E258]);&quot;&quot;;[.I258])" office:value-type="float" office:value="1.48588395118713" calcext:value-type="float">
            <text:p>1.4858839512</text:p>
          </table:table-cell>
        </table:table-row>
        <table:table-row table:style-name="ro1">
          <table:table-cell table:number-columns-repeated="4"/>
          <table:table-cell office:value-type="float" office:value="1427749530.7617" calcext:value-type="float">
            <text:p>1427749530.7617</text:p>
          </table:table-cell>
          <table:table-cell office:value-type="float" office:value="1427749532.2146" calcext:value-type="float">
            <text:p>1427749532.2146</text:p>
          </table:table-cell>
          <table:table-cell office:value-type="float" office:value="1427749532.25153" calcext:value-type="float">
            <text:p>1427749532.25153</text:p>
          </table:table-cell>
          <table:table-cell/>
          <table:table-cell table:formula="of:=MAX([.B259];[.D259];[.G259])-MAX([.A259];[.C259];[.E259])" office:value-type="float" office:value="1.48982501029968" calcext:value-type="float">
            <text:p>1.4898250103</text:p>
          </table:table-cell>
          <table:table-cell table:formula="of:=IF(ISBLANK([.E259]);&quot;&quot;;[.I259])" office:value-type="float" office:value="1.48982501029968" calcext:value-type="float">
            <text:p>1.4898250103</text:p>
          </table:table-cell>
        </table:table-row>
        <table:table-row table:style-name="ro1">
          <table:table-cell table:number-columns-repeated="4"/>
          <table:table-cell office:value-type="float" office:value="1427749530.76185" calcext:value-type="float">
            <text:p>1427749530.76185</text:p>
          </table:table-cell>
          <table:table-cell office:value-type="float" office:value="1427749532.2145" calcext:value-type="float">
            <text:p>1427749532.2145</text:p>
          </table:table-cell>
          <table:table-cell office:value-type="float" office:value="1427749532.2521" calcext:value-type="float">
            <text:p>1427749532.2521</text:p>
          </table:table-cell>
          <table:table-cell/>
          <table:table-cell table:formula="of:=MAX([.B260];[.D260];[.G260])-MAX([.A260];[.C260];[.E260])" office:value-type="float" office:value="1.49025297164917" calcext:value-type="float">
            <text:p>1.4902529716</text:p>
          </table:table-cell>
          <table:table-cell table:formula="of:=IF(ISBLANK([.E260]);&quot;&quot;;[.I260])" office:value-type="float" office:value="1.49025297164917" calcext:value-type="float">
            <text:p>1.4902529716</text:p>
          </table:table-cell>
        </table:table-row>
        <table:table-row table:style-name="ro1">
          <table:table-cell table:number-columns-repeated="4"/>
          <table:table-cell office:value-type="float" office:value="1427749530.76199" calcext:value-type="float">
            <text:p>1427749530.76199</text:p>
          </table:table-cell>
          <table:table-cell office:value-type="float" office:value="1427749532.21455" calcext:value-type="float">
            <text:p>1427749532.21455</text:p>
          </table:table-cell>
          <table:table-cell office:value-type="float" office:value="1427749532.25151" calcext:value-type="float">
            <text:p>1427749532.25151</text:p>
          </table:table-cell>
          <table:table-cell/>
          <table:table-cell table:formula="of:=MAX([.B261];[.D261];[.G261])-MAX([.A261];[.C261];[.E261])" office:value-type="float" office:value="1.48952078819275" calcext:value-type="float">
            <text:p>1.4895207882</text:p>
          </table:table-cell>
          <table:table-cell table:formula="of:=IF(ISBLANK([.E261]);&quot;&quot;;[.I261])" office:value-type="float" office:value="1.48952078819275" calcext:value-type="float">
            <text:p>1.4895207882</text:p>
          </table:table-cell>
        </table:table-row>
        <table:table-row table:style-name="ro1">
          <table:table-cell table:number-columns-repeated="4"/>
          <table:table-cell office:value-type="float" office:value="1427749530.76213" calcext:value-type="float">
            <text:p>1427749530.76213</text:p>
          </table:table-cell>
          <table:table-cell office:value-type="float" office:value="1427749532.21465" calcext:value-type="float">
            <text:p>1427749532.21465</text:p>
          </table:table-cell>
          <table:table-cell office:value-type="float" office:value="1427749532.25214" calcext:value-type="float">
            <text:p>1427749532.25214</text:p>
          </table:table-cell>
          <table:table-cell/>
          <table:table-cell table:formula="of:=MAX([.B262];[.D262];[.G262])-MAX([.A262];[.C262];[.E262])" office:value-type="float" office:value="1.49001288414001" calcext:value-type="float">
            <text:p>1.4900128841</text:p>
          </table:table-cell>
          <table:table-cell table:formula="of:=IF(ISBLANK([.E262]);&quot;&quot;;[.I262])" office:value-type="float" office:value="1.49001288414001" calcext:value-type="float">
            <text:p>1.4900128841</text:p>
          </table:table-cell>
        </table:table-row>
        <table:table-row table:style-name="ro1">
          <table:table-cell table:number-columns-repeated="4"/>
          <table:table-cell office:value-type="float" office:value="1427749530.76227" calcext:value-type="float">
            <text:p>1427749530.76227</text:p>
          </table:table-cell>
          <table:table-cell office:value-type="float" office:value="1427749532.30024" calcext:value-type="float">
            <text:p>1427749532.30024</text:p>
          </table:table-cell>
          <table:table-cell office:value-type="float" office:value="1427749532.3346" calcext:value-type="float">
            <text:p>1427749532.3346</text:p>
          </table:table-cell>
          <table:table-cell/>
          <table:table-cell table:formula="of:=MAX([.B263];[.D263];[.G263])-MAX([.A263];[.C263];[.E263])" office:value-type="float" office:value="1.57233095169067" calcext:value-type="float">
            <text:p>1.5723309517</text:p>
          </table:table-cell>
          <table:table-cell table:formula="of:=IF(ISBLANK([.E263]);&quot;&quot;;[.I263])" office:value-type="float" office:value="1.57233095169067" calcext:value-type="float">
            <text:p>1.5723309517</text:p>
          </table:table-cell>
        </table:table-row>
        <table:table-row table:style-name="ro1">
          <table:table-cell table:number-columns-repeated="4"/>
          <table:table-cell office:value-type="float" office:value="1427749530.76243" calcext:value-type="float">
            <text:p>1427749530.76243</text:p>
          </table:table-cell>
          <table:table-cell office:value-type="float" office:value="1427749532.21444" calcext:value-type="float">
            <text:p>1427749532.21444</text:p>
          </table:table-cell>
          <table:table-cell office:value-type="float" office:value="1427749532.25472" calcext:value-type="float">
            <text:p>1427749532.25472</text:p>
          </table:table-cell>
          <table:table-cell/>
          <table:table-cell table:formula="of:=MAX([.B264];[.D264];[.G264])-MAX([.A264];[.C264];[.E264])" office:value-type="float" office:value="1.49228596687317" calcext:value-type="float">
            <text:p>1.4922859669</text:p>
          </table:table-cell>
          <table:table-cell table:formula="of:=IF(ISBLANK([.E264]);&quot;&quot;;[.I264])" office:value-type="float" office:value="1.49228596687317" calcext:value-type="float">
            <text:p>1.4922859669</text:p>
          </table:table-cell>
        </table:table-row>
        <table:table-row table:style-name="ro1">
          <table:table-cell table:number-columns-repeated="4"/>
          <table:table-cell office:value-type="float" office:value="1427749530.76258" calcext:value-type="float">
            <text:p>1427749530.76258</text:p>
          </table:table-cell>
          <table:table-cell office:value-type="float" office:value="1427749532.21471" calcext:value-type="float">
            <text:p>1427749532.21471</text:p>
          </table:table-cell>
          <table:table-cell office:value-type="float" office:value="1427749532.25218" calcext:value-type="float">
            <text:p>1427749532.25218</text:p>
          </table:table-cell>
          <table:table-cell/>
          <table:table-cell table:formula="of:=MAX([.B265];[.D265];[.G265])-MAX([.A265];[.C265];[.E265])" office:value-type="float" office:value="1.48960089683533" calcext:value-type="float">
            <text:p>1.4896008968</text:p>
          </table:table-cell>
          <table:table-cell table:formula="of:=IF(ISBLANK([.E265]);&quot;&quot;;[.I265])" office:value-type="float" office:value="1.48960089683533" calcext:value-type="float">
            <text:p>1.4896008968</text:p>
          </table:table-cell>
        </table:table-row>
        <table:table-row table:style-name="ro1">
          <table:table-cell table:number-columns-repeated="4"/>
          <table:table-cell office:value-type="float" office:value="1427749530.76272" calcext:value-type="float">
            <text:p>1427749530.76272</text:p>
          </table:table-cell>
          <table:table-cell office:value-type="float" office:value="1427749532.21476" calcext:value-type="float">
            <text:p>1427749532.21476</text:p>
          </table:table-cell>
          <table:table-cell office:value-type="float" office:value="1427749532.25152" calcext:value-type="float">
            <text:p>1427749532.25152</text:p>
          </table:table-cell>
          <table:table-cell/>
          <table:table-cell table:formula="of:=MAX([.B266];[.D266];[.G266])-MAX([.A266];[.C266];[.E266])" office:value-type="float" office:value="1.48879313468933" calcext:value-type="float">
            <text:p>1.4887931347</text:p>
          </table:table-cell>
          <table:table-cell table:formula="of:=IF(ISBLANK([.E266]);&quot;&quot;;[.I266])" office:value-type="float" office:value="1.48879313468933" calcext:value-type="float">
            <text:p>1.4887931347</text:p>
          </table:table-cell>
        </table:table-row>
        <table:table-row table:style-name="ro1">
          <table:table-cell table:number-columns-repeated="2"/>
          <table:table-cell office:value-type="float" office:value="1427749532.33462" calcext:value-type="float">
            <text:p>1427749532.33462</text:p>
          </table:table-cell>
          <table:table-cell office:value-type="float" office:value="1427749533.90562" calcext:value-type="float">
            <text:p>1427749533.90562</text:p>
          </table:table-cell>
          <table:table-cell table:number-columns-repeated="4"/>
          <table:table-cell table:formula="of:=MAX([.B267];[.D267];[.G267])-MAX([.A267];[.C267];[.E267])" office:value-type="float" office:value="1.57100296020508" calcext:value-type="float">
            <text:p>1.5710029602</text:p>
          </table:table-cell>
          <table:table-cell table:formula="of:=IF(ISBLANK([.E267]);&quot;&quot;;[.I267])">
            <text:p/>
          </table:table-cell>
        </table:table-row>
        <table:table-row table:style-name="ro1">
          <table:table-cell table:number-columns-repeated="4"/>
          <table:table-cell office:value-type="float" office:value="1427749532.33462" calcext:value-type="float">
            <text:p>1427749532.33462</text:p>
          </table:table-cell>
          <table:table-cell office:value-type="float" office:value="1427749533.77521" calcext:value-type="float">
            <text:p>1427749533.77521</text:p>
          </table:table-cell>
          <table:table-cell office:value-type="float" office:value="1427749533.81282" calcext:value-type="float">
            <text:p>1427749533.81282</text:p>
          </table:table-cell>
          <table:table-cell/>
          <table:table-cell table:formula="of:=MAX([.B268];[.D268];[.G268])-MAX([.A268];[.C268];[.E268])" office:value-type="float" office:value="1.47820401191711" calcext:value-type="float">
            <text:p>1.4782040119</text:p>
          </table:table-cell>
          <table:table-cell table:formula="of:=IF(ISBLANK([.E268]);&quot;&quot;;[.I268])" office:value-type="float" office:value="1.47820401191711" calcext:value-type="float">
            <text:p>1.4782040119</text:p>
          </table:table-cell>
        </table:table-row>
        <table:table-row table:style-name="ro1">
          <table:table-cell table:number-columns-repeated="4"/>
          <table:table-cell office:value-type="float" office:value="1427749532.33481" calcext:value-type="float">
            <text:p>1427749532.33481</text:p>
          </table:table-cell>
          <table:table-cell office:value-type="float" office:value="1427749533.86966" calcext:value-type="float">
            <text:p>1427749533.86966</text:p>
          </table:table-cell>
          <table:table-cell office:value-type="float" office:value="1427749533.90561" calcext:value-type="float">
            <text:p>1427749533.90561</text:p>
          </table:table-cell>
          <table:table-cell/>
          <table:table-cell table:formula="of:=MAX([.B269];[.D269];[.G269])-MAX([.A269];[.C269];[.E269])" office:value-type="float" office:value="1.57080698013306" calcext:value-type="float">
            <text:p>1.5708069801</text:p>
          </table:table-cell>
          <table:table-cell table:formula="of:=IF(ISBLANK([.E269]);&quot;&quot;;[.I269])" office:value-type="float" office:value="1.57080698013306" calcext:value-type="float">
            <text:p>1.5708069801</text:p>
          </table:table-cell>
        </table:table-row>
        <table:table-row table:style-name="ro1">
          <table:table-cell table:number-columns-repeated="4"/>
          <table:table-cell office:value-type="float" office:value="1427749532.33495" calcext:value-type="float">
            <text:p>1427749532.33495</text:p>
          </table:table-cell>
          <table:table-cell office:value-type="float" office:value="1427749533.77528" calcext:value-type="float">
            <text:p>1427749533.77528</text:p>
          </table:table-cell>
          <table:table-cell office:value-type="float" office:value="1427749533.81032" calcext:value-type="float">
            <text:p>1427749533.81032</text:p>
          </table:table-cell>
          <table:table-cell/>
          <table:table-cell table:formula="of:=MAX([.B270];[.D270];[.G270])-MAX([.A270];[.C270];[.E270])" office:value-type="float" office:value="1.47536396980286" calcext:value-type="float">
            <text:p>1.4753639698</text:p>
          </table:table-cell>
          <table:table-cell table:formula="of:=IF(ISBLANK([.E270]);&quot;&quot;;[.I270])" office:value-type="float" office:value="1.47536396980286" calcext:value-type="float">
            <text:p>1.4753639698</text:p>
          </table:table-cell>
        </table:table-row>
        <table:table-row table:style-name="ro1">
          <table:table-cell table:number-columns-repeated="4"/>
          <table:table-cell office:value-type="float" office:value="1427749532.33509" calcext:value-type="float">
            <text:p>1427749532.33509</text:p>
          </table:table-cell>
          <table:table-cell office:value-type="float" office:value="1427749533.77535" calcext:value-type="float">
            <text:p>1427749533.77535</text:p>
          </table:table-cell>
          <table:table-cell office:value-type="float" office:value="1427749533.81277" calcext:value-type="float">
            <text:p>1427749533.81277</text:p>
          </table:table-cell>
          <table:table-cell/>
          <table:table-cell table:formula="of:=MAX([.B271];[.D271];[.G271])-MAX([.A271];[.C271];[.E271])" office:value-type="float" office:value="1.4776759147644" calcext:value-type="float">
            <text:p>1.4776759148</text:p>
          </table:table-cell>
          <table:table-cell table:formula="of:=IF(ISBLANK([.E271]);&quot;&quot;;[.I271])" office:value-type="float" office:value="1.4776759147644" calcext:value-type="float">
            <text:p>1.4776759148</text:p>
          </table:table-cell>
        </table:table-row>
        <table:table-row table:style-name="ro1">
          <table:table-cell table:number-columns-repeated="4"/>
          <table:table-cell office:value-type="float" office:value="1427749532.33528" calcext:value-type="float">
            <text:p>1427749532.33528</text:p>
          </table:table-cell>
          <table:table-cell office:value-type="float" office:value="1427749533.77612" calcext:value-type="float">
            <text:p>1427749533.77612</text:p>
          </table:table-cell>
          <table:table-cell office:value-type="float" office:value="1427749533.80754" calcext:value-type="float">
            <text:p>1427749533.80754</text:p>
          </table:table-cell>
          <table:table-cell/>
          <table:table-cell table:formula="of:=MAX([.B272];[.D272];[.G272])-MAX([.A272];[.C272];[.E272])" office:value-type="float" office:value="1.47226595878601" calcext:value-type="float">
            <text:p>1.4722659588</text:p>
          </table:table-cell>
          <table:table-cell table:formula="of:=IF(ISBLANK([.E272]);&quot;&quot;;[.I272])" office:value-type="float" office:value="1.47226595878601" calcext:value-type="float">
            <text:p>1.4722659588</text:p>
          </table:table-cell>
        </table:table-row>
        <table:table-row table:style-name="ro1">
          <table:table-cell table:number-columns-repeated="4"/>
          <table:table-cell office:value-type="float" office:value="1427749532.33545" calcext:value-type="float">
            <text:p>1427749532.33545</text:p>
          </table:table-cell>
          <table:table-cell office:value-type="float" office:value="1427749533.77547" calcext:value-type="float">
            <text:p>1427749533.77547</text:p>
          </table:table-cell>
          <table:table-cell office:value-type="float" office:value="1427749533.81143" calcext:value-type="float">
            <text:p>1427749533.81143</text:p>
          </table:table-cell>
          <table:table-cell/>
          <table:table-cell table:formula="of:=MAX([.B273];[.D273];[.G273])-MAX([.A273];[.C273];[.E273])" office:value-type="float" office:value="1.47598099708557" calcext:value-type="float">
            <text:p>1.4759809971</text:p>
          </table:table-cell>
          <table:table-cell table:formula="of:=IF(ISBLANK([.E273]);&quot;&quot;;[.I273])" office:value-type="float" office:value="1.47598099708557" calcext:value-type="float">
            <text:p>1.4759809971</text:p>
          </table:table-cell>
        </table:table-row>
        <table:table-row table:style-name="ro1">
          <table:table-cell table:number-columns-repeated="4"/>
          <table:table-cell office:value-type="float" office:value="1427749532.33559" calcext:value-type="float">
            <text:p>1427749532.33559</text:p>
          </table:table-cell>
          <table:table-cell office:value-type="float" office:value="1427749533.77541" calcext:value-type="float">
            <text:p>1427749533.77541</text:p>
          </table:table-cell>
          <table:table-cell office:value-type="float" office:value="1427749533.81549" calcext:value-type="float">
            <text:p>1427749533.81549</text:p>
          </table:table-cell>
          <table:table-cell/>
          <table:table-cell table:formula="of:=MAX([.B274];[.D274];[.G274])-MAX([.A274];[.C274];[.E274])" office:value-type="float" office:value="1.47989988327026" calcext:value-type="float">
            <text:p>1.4798998833</text:p>
          </table:table-cell>
          <table:table-cell table:formula="of:=IF(ISBLANK([.E274]);&quot;&quot;;[.I274])" office:value-type="float" office:value="1.47989988327026" calcext:value-type="float">
            <text:p>1.4798998833</text:p>
          </table:table-cell>
        </table:table-row>
        <table:table-row table:style-name="ro1">
          <table:table-cell table:number-columns-repeated="4"/>
          <table:table-cell office:value-type="float" office:value="1427749532.33573" calcext:value-type="float">
            <text:p>1427749532.33573</text:p>
          </table:table-cell>
          <table:table-cell office:value-type="float" office:value="1427749533.77552" calcext:value-type="float">
            <text:p>1427749533.77552</text:p>
          </table:table-cell>
          <table:table-cell office:value-type="float" office:value="1427749533.8101" calcext:value-type="float">
            <text:p>1427749533.8101</text:p>
          </table:table-cell>
          <table:table-cell/>
          <table:table-cell table:formula="of:=MAX([.B275];[.D275];[.G275])-MAX([.A275];[.C275];[.E275])" office:value-type="float" office:value="1.47436690330505" calcext:value-type="float">
            <text:p>1.4743669033</text:p>
          </table:table-cell>
          <table:table-cell table:formula="of:=IF(ISBLANK([.E275]);&quot;&quot;;[.I275])" office:value-type="float" office:value="1.47436690330505" calcext:value-type="float">
            <text:p>1.4743669033</text:p>
          </table:table-cell>
        </table:table-row>
        <table:table-row table:style-name="ro1">
          <table:table-cell table:number-columns-repeated="4"/>
          <table:table-cell office:value-type="float" office:value="1427749532.33587" calcext:value-type="float">
            <text:p>1427749532.33587</text:p>
          </table:table-cell>
          <table:table-cell office:value-type="float" office:value="1427749533.77563" calcext:value-type="float">
            <text:p>1427749533.77563</text:p>
          </table:table-cell>
          <table:table-cell office:value-type="float" office:value="1427749533.81025" calcext:value-type="float">
            <text:p>1427749533.81025</text:p>
          </table:table-cell>
          <table:table-cell/>
          <table:table-cell table:formula="of:=MAX([.B276];[.D276];[.G276])-MAX([.A276];[.C276];[.E276])" office:value-type="float" office:value="1.47437787055969" calcext:value-type="float">
            <text:p>1.4743778706</text:p>
          </table:table-cell>
          <table:table-cell table:formula="of:=IF(ISBLANK([.E276]);&quot;&quot;;[.I276])" office:value-type="float" office:value="1.47437787055969" calcext:value-type="float">
            <text:p>1.4743778706</text:p>
          </table:table-cell>
        </table:table-row>
        <table:table-row table:style-name="ro1">
          <table:table-cell table:number-columns-repeated="4"/>
          <table:table-cell office:value-type="float" office:value="1427749532.33601" calcext:value-type="float">
            <text:p>1427749532.33601</text:p>
          </table:table-cell>
          <table:table-cell office:value-type="float" office:value="1427749533.77558" calcext:value-type="float">
            <text:p>1427749533.77558</text:p>
          </table:table-cell>
          <table:table-cell office:value-type="float" office:value="1427749533.81281" calcext:value-type="float">
            <text:p>1427749533.81281</text:p>
          </table:table-cell>
          <table:table-cell/>
          <table:table-cell table:formula="of:=MAX([.B277];[.D277];[.G277])-MAX([.A277];[.C277];[.E277])" office:value-type="float" office:value="1.476802110672" calcext:value-type="float">
            <text:p>1.4768021107</text:p>
          </table:table-cell>
          <table:table-cell table:formula="of:=IF(ISBLANK([.E277]);&quot;&quot;;[.I277])" office:value-type="float" office:value="1.476802110672" calcext:value-type="float">
            <text:p>1.4768021107</text:p>
          </table:table-cell>
        </table:table-row>
        <table:table-row table:style-name="ro1">
          <table:table-cell table:number-columns-repeated="2"/>
          <table:table-cell office:value-type="float" office:value="1427749533.90563" calcext:value-type="float">
            <text:p>1427749533.90563</text:p>
          </table:table-cell>
          <table:table-cell office:value-type="float" office:value="1427749535.37761" calcext:value-type="float">
            <text:p>1427749535.37761</text:p>
          </table:table-cell>
          <table:table-cell table:number-columns-repeated="4"/>
          <table:table-cell table:formula="of:=MAX([.B278];[.D278];[.G278])-MAX([.A278];[.C278];[.E278])" office:value-type="float" office:value="1.4719820022583" calcext:value-type="float">
            <text:p>1.4719820023</text:p>
          </table:table-cell>
          <table:table-cell table:formula="of:=IF(ISBLANK([.E278]);&quot;&quot;;[.I278])">
            <text:p/>
          </table:table-cell>
        </table:table-row>
        <table:table-row table:style-name="ro1">
          <table:table-cell table:number-columns-repeated="4"/>
          <table:table-cell office:value-type="float" office:value="1427749533.90563" calcext:value-type="float">
            <text:p>1427749533.90563</text:p>
          </table:table-cell>
          <table:table-cell office:value-type="float" office:value="1427749535.26071" calcext:value-type="float">
            <text:p>1427749535.26071</text:p>
          </table:table-cell>
          <table:table-cell office:value-type="float" office:value="1427749535.29054" calcext:value-type="float">
            <text:p>1427749535.29054</text:p>
          </table:table-cell>
          <table:table-cell/>
          <table:table-cell table:formula="of:=MAX([.B279];[.D279];[.G279])-MAX([.A279];[.C279];[.E279])" office:value-type="float" office:value="1.38490295410156" calcext:value-type="float">
            <text:p>1.3849029541</text:p>
          </table:table-cell>
          <table:table-cell table:formula="of:=IF(ISBLANK([.E279]);&quot;&quot;;[.I279])" office:value-type="float" office:value="1.38490295410156" calcext:value-type="float">
            <text:p>1.3849029541</text:p>
          </table:table-cell>
        </table:table-row>
        <table:table-row table:style-name="ro1">
          <table:table-cell table:number-columns-repeated="4"/>
          <table:table-cell office:value-type="float" office:value="1427749533.9058" calcext:value-type="float">
            <text:p>1427749533.9058</text:p>
          </table:table-cell>
          <table:table-cell office:value-type="float" office:value="1427749535.3429" calcext:value-type="float">
            <text:p>1427749535.3429</text:p>
          </table:table-cell>
          <table:table-cell office:value-type="float" office:value="1427749535.37761" calcext:value-type="float">
            <text:p>1427749535.37761</text:p>
          </table:table-cell>
          <table:table-cell/>
          <table:table-cell table:formula="of:=MAX([.B280];[.D280];[.G280])-MAX([.A280];[.C280];[.E280])" office:value-type="float" office:value="1.47180414199829" calcext:value-type="float">
            <text:p>1.471804142</text:p>
          </table:table-cell>
          <table:table-cell table:formula="of:=IF(ISBLANK([.E280]);&quot;&quot;;[.I280])" office:value-type="float" office:value="1.47180414199829" calcext:value-type="float">
            <text:p>1.471804142</text:p>
          </table:table-cell>
        </table:table-row>
        <table:table-row table:style-name="ro1">
          <table:table-cell table:number-columns-repeated="4"/>
          <table:table-cell office:value-type="float" office:value="1427749533.90595" calcext:value-type="float">
            <text:p>1427749533.90595</text:p>
          </table:table-cell>
          <table:table-cell office:value-type="float" office:value="1427749534.501" calcext:value-type="float">
            <text:p>1427749534.501</text:p>
          </table:table-cell>
          <table:table-cell office:value-type="float" office:value="1427749534.53284" calcext:value-type="float">
            <text:p>1427749534.53284</text:p>
          </table:table-cell>
          <table:table-cell/>
          <table:table-cell table:formula="of:=MAX([.B281];[.D281];[.G281])-MAX([.A281];[.C281];[.E281])" office:value-type="float" office:value="0.626888990402222" calcext:value-type="float">
            <text:p>0.6268889904</text:p>
          </table:table-cell>
          <table:table-cell table:formula="of:=IF(ISBLANK([.E281]);&quot;&quot;;[.I281])" office:value-type="float" office:value="0.626888990402222" calcext:value-type="float">
            <text:p>0.6268889904</text:p>
          </table:table-cell>
        </table:table-row>
        <table:table-row table:style-name="ro1">
          <table:table-cell table:number-columns-repeated="4"/>
          <table:table-cell office:value-type="float" office:value="1427749533.90609" calcext:value-type="float">
            <text:p>1427749533.90609</text:p>
          </table:table-cell>
          <table:table-cell office:value-type="float" office:value="1427749535.25303" calcext:value-type="float">
            <text:p>1427749535.25303</text:p>
          </table:table-cell>
          <table:table-cell office:value-type="float" office:value="1427749535.29312" calcext:value-type="float">
            <text:p>1427749535.29312</text:p>
          </table:table-cell>
          <table:table-cell/>
          <table:table-cell table:formula="of:=MAX([.B282];[.D282];[.G282])-MAX([.A282];[.C282];[.E282])" office:value-type="float" office:value="1.38703107833862" calcext:value-type="float">
            <text:p>1.3870310783</text:p>
          </table:table-cell>
          <table:table-cell table:formula="of:=IF(ISBLANK([.E282]);&quot;&quot;;[.I282])" office:value-type="float" office:value="1.38703107833862" calcext:value-type="float">
            <text:p>1.3870310783</text:p>
          </table:table-cell>
        </table:table-row>
        <table:table-row table:style-name="ro1">
          <table:table-cell table:number-columns-repeated="4"/>
          <table:table-cell office:value-type="float" office:value="1427749533.90622" calcext:value-type="float">
            <text:p>1427749533.90622</text:p>
          </table:table-cell>
          <table:table-cell office:value-type="float" office:value="1427749535.17406" calcext:value-type="float">
            <text:p>1427749535.17406</text:p>
          </table:table-cell>
          <table:table-cell office:value-type="float" office:value="1427749535.25309" calcext:value-type="float">
            <text:p>1427749535.25309</text:p>
          </table:table-cell>
          <table:table-cell/>
          <table:table-cell table:formula="of:=MAX([.B283];[.D283];[.G283])-MAX([.A283];[.C283];[.E283])" office:value-type="float" office:value="1.34686398506165" calcext:value-type="float">
            <text:p>1.3468639851</text:p>
          </table:table-cell>
          <table:table-cell table:formula="of:=IF(ISBLANK([.E283]);&quot;&quot;;[.I283])" office:value-type="float" office:value="1.34686398506165" calcext:value-type="float">
            <text:p>1.3468639851</text:p>
          </table:table-cell>
        </table:table-row>
        <table:table-row table:style-name="ro1">
          <table:table-cell table:number-columns-repeated="4"/>
          <table:table-cell office:value-type="float" office:value="1427749533.90636" calcext:value-type="float">
            <text:p>1427749533.90636</text:p>
          </table:table-cell>
          <table:table-cell office:value-type="float" office:value="1427749534.41149" calcext:value-type="float">
            <text:p>1427749534.41149</text:p>
          </table:table-cell>
          <table:table-cell office:value-type="float" office:value="1427749534.44961" calcext:value-type="float">
            <text:p>1427749534.44961</text:p>
          </table:table-cell>
          <table:table-cell/>
          <table:table-cell table:formula="of:=MAX([.B284];[.D284];[.G284])-MAX([.A284];[.C284];[.E284])" office:value-type="float" office:value="0.543242931365967" calcext:value-type="float">
            <text:p>0.5432429314</text:p>
          </table:table-cell>
          <table:table-cell table:formula="of:=IF(ISBLANK([.E284]);&quot;&quot;;[.I284])" office:value-type="float" office:value="0.543242931365967" calcext:value-type="float">
            <text:p>0.5432429314</text:p>
          </table:table-cell>
        </table:table-row>
        <table:table-row table:style-name="ro1">
          <table:table-cell table:number-columns-repeated="4"/>
          <table:table-cell office:value-type="float" office:value="1427749533.9065" calcext:value-type="float">
            <text:p>1427749533.9065</text:p>
          </table:table-cell>
          <table:table-cell office:value-type="float" office:value="1427749535.09511" calcext:value-type="float">
            <text:p>1427749535.09511</text:p>
          </table:table-cell>
          <table:table-cell office:value-type="float" office:value="1427749535.1741" calcext:value-type="float">
            <text:p>1427749535.1741</text:p>
          </table:table-cell>
          <table:table-cell/>
          <table:table-cell table:formula="of:=MAX([.B285];[.D285];[.G285])-MAX([.A285];[.C285];[.E285])" office:value-type="float" office:value="1.26759600639343" calcext:value-type="float">
            <text:p>1.2675960064</text:p>
          </table:table-cell>
          <table:table-cell table:formula="of:=IF(ISBLANK([.E285]);&quot;&quot;;[.I285])" office:value-type="float" office:value="1.26759600639343" calcext:value-type="float">
            <text:p>1.2675960064</text:p>
          </table:table-cell>
        </table:table-row>
        <table:table-row table:style-name="ro1">
          <table:table-cell table:number-columns-repeated="4"/>
          <table:table-cell office:value-type="float" office:value="1427749533.90664" calcext:value-type="float">
            <text:p>1427749533.90664</text:p>
          </table:table-cell>
          <table:table-cell office:value-type="float" office:value="1427749534.93258" calcext:value-type="float">
            <text:p>1427749534.93258</text:p>
          </table:table-cell>
          <table:table-cell office:value-type="float" office:value="1427749535.01465" calcext:value-type="float">
            <text:p>1427749535.01465</text:p>
          </table:table-cell>
          <table:table-cell/>
          <table:table-cell table:formula="of:=MAX([.B286];[.D286];[.G286])-MAX([.A286];[.C286];[.E286])" office:value-type="float" office:value="1.10801005363464" calcext:value-type="float">
            <text:p>1.1080100536</text:p>
          </table:table-cell>
          <table:table-cell table:formula="of:=IF(ISBLANK([.E286]);&quot;&quot;;[.I286])" office:value-type="float" office:value="1.10801005363464" calcext:value-type="float">
            <text:p>1.1080100536</text:p>
          </table:table-cell>
        </table:table-row>
        <table:table-row table:style-name="ro1">
          <table:table-cell table:number-columns-repeated="4"/>
          <table:table-cell office:value-type="float" office:value="1427749533.90678" calcext:value-type="float">
            <text:p>1427749533.90678</text:p>
          </table:table-cell>
          <table:table-cell office:value-type="float" office:value="1427749535.01461" calcext:value-type="float">
            <text:p>1427749535.01461</text:p>
          </table:table-cell>
          <table:table-cell office:value-type="float" office:value="1427749535.09515" calcext:value-type="float">
            <text:p>1427749535.09515</text:p>
          </table:table-cell>
          <table:table-cell/>
          <table:table-cell table:formula="of:=MAX([.B287];[.D287];[.G287])-MAX([.A287];[.C287];[.E287])" office:value-type="float" office:value="1.18836808204651" calcext:value-type="float">
            <text:p>1.188368082</text:p>
          </table:table-cell>
          <table:table-cell table:formula="of:=IF(ISBLANK([.E287]);&quot;&quot;;[.I287])" office:value-type="float" office:value="1.18836808204651" calcext:value-type="float">
            <text:p>1.188368082</text:p>
          </table:table-cell>
        </table:table-row>
        <table:table-row table:style-name="ro1">
          <table:table-cell table:number-columns-repeated="4"/>
          <table:table-cell office:value-type="float" office:value="1427749533.90697" calcext:value-type="float">
            <text:p>1427749533.90697</text:p>
          </table:table-cell>
          <table:table-cell office:value-type="float" office:value="1427749534.77276" calcext:value-type="float">
            <text:p>1427749534.77276</text:p>
          </table:table-cell>
          <table:table-cell office:value-type="float" office:value="1427749534.85317" calcext:value-type="float">
            <text:p>1427749534.85317</text:p>
          </table:table-cell>
          <table:table-cell/>
          <table:table-cell table:formula="of:=MAX([.B288];[.D288];[.G288])-MAX([.A288];[.C288];[.E288])" office:value-type="float" office:value="0.946202039718628" calcext:value-type="float">
            <text:p>0.9462020397</text:p>
          </table:table-cell>
          <table:table-cell table:formula="of:=IF(ISBLANK([.E288]);&quot;&quot;;[.I288])" office:value-type="float" office:value="0.946202039718628" calcext:value-type="float">
            <text:p>0.9462020397</text:p>
          </table:table-cell>
        </table:table-row>
        <table:table-row table:style-name="ro1">
          <table:table-cell table:number-columns-repeated="2"/>
          <table:table-cell office:value-type="float" office:value="1427749535.37762" calcext:value-type="float">
            <text:p>1427749535.37762</text:p>
          </table:table-cell>
          <table:table-cell office:value-type="float" office:value="1427749536.98447" calcext:value-type="float">
            <text:p>1427749536.98447</text:p>
          </table:table-cell>
          <table:table-cell table:number-columns-repeated="4"/>
          <table:table-cell table:formula="of:=MAX([.B289];[.D289];[.G289])-MAX([.A289];[.C289];[.E289])" office:value-type="float" office:value="1.606849193573" calcext:value-type="float">
            <text:p>1.6068491936</text:p>
          </table:table-cell>
          <table:table-cell table:formula="of:=IF(ISBLANK([.E289]);&quot;&quot;;[.I289])">
            <text:p/>
          </table:table-cell>
        </table:table-row>
        <table:table-row table:style-name="ro1">
          <table:table-cell table:number-columns-repeated="4"/>
          <table:table-cell office:value-type="float" office:value="1427749535.37763" calcext:value-type="float">
            <text:p>1427749535.37763</text:p>
          </table:table-cell>
          <table:table-cell office:value-type="float" office:value="1427749536.95644" calcext:value-type="float">
            <text:p>1427749536.95644</text:p>
          </table:table-cell>
          <table:table-cell office:value-type="float" office:value="1427749536.98446" calcext:value-type="float">
            <text:p>1427749536.98446</text:p>
          </table:table-cell>
          <table:table-cell/>
          <table:table-cell table:formula="of:=MAX([.B290];[.D290];[.G290])-MAX([.A290];[.C290];[.E290])" office:value-type="float" office:value="1.60683798789978" calcext:value-type="float">
            <text:p>1.6068379879</text:p>
          </table:table-cell>
          <table:table-cell table:formula="of:=IF(ISBLANK([.E290]);&quot;&quot;;[.I290])" office:value-type="float" office:value="1.60683798789978" calcext:value-type="float">
            <text:p>1.6068379879</text:p>
          </table:table-cell>
        </table:table-row>
        <table:table-row table:style-name="ro1">
          <table:table-cell table:number-columns-repeated="4"/>
          <table:table-cell office:value-type="float" office:value="1427749535.3778" calcext:value-type="float">
            <text:p>1427749535.3778</text:p>
          </table:table-cell>
          <table:table-cell office:value-type="float" office:value="1427749536.8609" calcext:value-type="float">
            <text:p>1427749536.8609</text:p>
          </table:table-cell>
          <table:table-cell office:value-type="float" office:value="1427749536.89507" calcext:value-type="float">
            <text:p>1427749536.89507</text:p>
          </table:table-cell>
          <table:table-cell/>
          <table:table-cell table:formula="of:=MAX([.B291];[.D291];[.G291])-MAX([.A291];[.C291];[.E291])" office:value-type="float" office:value="1.5172700881958" calcext:value-type="float">
            <text:p>1.5172700882</text:p>
          </table:table-cell>
          <table:table-cell table:formula="of:=IF(ISBLANK([.E291]);&quot;&quot;;[.I291])" office:value-type="float" office:value="1.5172700881958" calcext:value-type="float">
            <text:p>1.5172700882</text:p>
          </table:table-cell>
        </table:table-row>
        <table:table-row table:style-name="ro1">
          <table:table-cell table:number-columns-repeated="4"/>
          <table:table-cell office:value-type="float" office:value="1427749535.37799" calcext:value-type="float">
            <text:p>1427749535.37799</text:p>
          </table:table-cell>
          <table:table-cell office:value-type="float" office:value="1427749535.88466" calcext:value-type="float">
            <text:p>1427749535.88466</text:p>
          </table:table-cell>
          <table:table-cell office:value-type="float" office:value="1427749535.91929" calcext:value-type="float">
            <text:p>1427749535.91929</text:p>
          </table:table-cell>
          <table:table-cell/>
          <table:table-cell table:formula="of:=MAX([.B292];[.D292];[.G292])-MAX([.A292];[.C292];[.E292])" office:value-type="float" office:value="0.541306018829346" calcext:value-type="float">
            <text:p>0.5413060188</text:p>
          </table:table-cell>
          <table:table-cell table:formula="of:=IF(ISBLANK([.E292]);&quot;&quot;;[.I292])" office:value-type="float" office:value="0.541306018829346" calcext:value-type="float">
            <text:p>0.5413060188</text:p>
          </table:table-cell>
        </table:table-row>
        <table:table-row table:style-name="ro1">
          <table:table-cell table:number-columns-repeated="4"/>
          <table:table-cell office:value-type="float" office:value="1427749535.37813" calcext:value-type="float">
            <text:p>1427749535.37813</text:p>
          </table:table-cell>
          <table:table-cell office:value-type="float" office:value="1427749536.76857" calcext:value-type="float">
            <text:p>1427749536.76857</text:p>
          </table:table-cell>
          <table:table-cell office:value-type="float" office:value="1427749536.86094" calcext:value-type="float">
            <text:p>1427749536.86094</text:p>
          </table:table-cell>
          <table:table-cell/>
          <table:table-cell table:formula="of:=MAX([.B293];[.D293];[.G293])-MAX([.A293];[.C293];[.E293])" office:value-type="float" office:value="1.48280596733093" calcext:value-type="float">
            <text:p>1.4828059673</text:p>
          </table:table-cell>
          <table:table-cell table:formula="of:=IF(ISBLANK([.E293]);&quot;&quot;;[.I293])" office:value-type="float" office:value="1.48280596733093" calcext:value-type="float">
            <text:p>1.4828059673</text:p>
          </table:table-cell>
        </table:table-row>
        <table:table-row table:style-name="ro1">
          <table:table-cell table:number-columns-repeated="4"/>
          <table:table-cell office:value-type="float" office:value="1427749535.37827" calcext:value-type="float">
            <text:p>1427749535.37827</text:p>
          </table:table-cell>
          <table:table-cell office:value-type="float" office:value="1427749536.67737" calcext:value-type="float">
            <text:p>1427749536.67737</text:p>
          </table:table-cell>
          <table:table-cell office:value-type="float" office:value="1427749536.76861" calcext:value-type="float">
            <text:p>1427749536.76861</text:p>
          </table:table-cell>
          <table:table-cell/>
          <table:table-cell table:formula="of:=MAX([.B294];[.D294];[.G294])-MAX([.A294];[.C294];[.E294])" office:value-type="float" office:value="1.39034295082092" calcext:value-type="float">
            <text:p>1.3903429508</text:p>
          </table:table-cell>
          <table:table-cell table:formula="of:=IF(ISBLANK([.E294]);&quot;&quot;;[.I294])" office:value-type="float" office:value="1.39034295082092" calcext:value-type="float">
            <text:p>1.3903429508</text:p>
          </table:table-cell>
        </table:table-row>
        <table:table-row table:style-name="ro1">
          <table:table-cell table:number-columns-repeated="4"/>
          <table:table-cell office:value-type="float" office:value="1427749535.37841" calcext:value-type="float">
            <text:p>1427749535.37841</text:p>
          </table:table-cell>
          <table:table-cell office:value-type="float" office:value="1427749536.43092" calcext:value-type="float">
            <text:p>1427749536.43092</text:p>
          </table:table-cell>
          <table:table-cell office:value-type="float" office:value="1427749536.50939" calcext:value-type="float">
            <text:p>1427749536.50939</text:p>
          </table:table-cell>
          <table:table-cell/>
          <table:table-cell table:formula="of:=MAX([.B295];[.D295];[.G295])-MAX([.A295];[.C295];[.E295])" office:value-type="float" office:value="1.13098001480103" calcext:value-type="float">
            <text:p>1.1309800148</text:p>
          </table:table-cell>
          <table:table-cell table:formula="of:=IF(ISBLANK([.E295]);&quot;&quot;;[.I295])" office:value-type="float" office:value="1.13098001480103" calcext:value-type="float">
            <text:p>1.1309800148</text:p>
          </table:table-cell>
        </table:table-row>
        <table:table-row table:style-name="ro1">
          <table:table-cell table:number-columns-repeated="4"/>
          <table:table-cell office:value-type="float" office:value="1427749535.37855" calcext:value-type="float">
            <text:p>1427749535.37855</text:p>
          </table:table-cell>
          <table:table-cell office:value-type="float" office:value="1427749536.58697" calcext:value-type="float">
            <text:p>1427749536.58697</text:p>
          </table:table-cell>
          <table:table-cell office:value-type="float" office:value="1427749536.6774" calcext:value-type="float">
            <text:p>1427749536.6774</text:p>
          </table:table-cell>
          <table:table-cell/>
          <table:table-cell table:formula="of:=MAX([.B296];[.D296];[.G296])-MAX([.A296];[.C296];[.E296])" office:value-type="float" office:value="1.29885196685791" calcext:value-type="float">
            <text:p>1.2988519669</text:p>
          </table:table-cell>
          <table:table-cell table:formula="of:=IF(ISBLANK([.E296]);&quot;&quot;;[.I296])" office:value-type="float" office:value="1.29885196685791" calcext:value-type="float">
            <text:p>1.2988519669</text:p>
          </table:table-cell>
        </table:table-row>
        <table:table-row table:style-name="ro1">
          <table:table-cell table:number-columns-repeated="4"/>
          <table:table-cell office:value-type="float" office:value="1427749535.37869" calcext:value-type="float">
            <text:p>1427749535.37869</text:p>
          </table:table-cell>
          <table:table-cell office:value-type="float" office:value="1427749536.25192" calcext:value-type="float">
            <text:p>1427749536.25192</text:p>
          </table:table-cell>
          <table:table-cell office:value-type="float" office:value="1427749536.3422" calcext:value-type="float">
            <text:p>1427749536.3422</text:p>
          </table:table-cell>
          <table:table-cell/>
          <table:table-cell table:formula="of:=MAX([.B297];[.D297];[.G297])-MAX([.A297];[.C297];[.E297])" office:value-type="float" office:value="0.963511943817139" calcext:value-type="float">
            <text:p>0.9635119438</text:p>
          </table:table-cell>
          <table:table-cell table:formula="of:=IF(ISBLANK([.E297]);&quot;&quot;;[.I297])" office:value-type="float" office:value="0.963511943817139" calcext:value-type="float">
            <text:p>0.9635119438</text:p>
          </table:table-cell>
        </table:table-row>
        <table:table-row table:style-name="ro1">
          <table:table-cell table:number-columns-repeated="4"/>
          <table:table-cell office:value-type="float" office:value="1427749535.37883" calcext:value-type="float">
            <text:p>1427749535.37883</text:p>
          </table:table-cell>
          <table:table-cell office:value-type="float" office:value="1427749536.34216" calcext:value-type="float">
            <text:p>1427749536.34216</text:p>
          </table:table-cell>
          <table:table-cell office:value-type="float" office:value="1427749536.43105" calcext:value-type="float">
            <text:p>1427749536.43105</text:p>
          </table:table-cell>
          <table:table-cell/>
          <table:table-cell table:formula="of:=MAX([.B298];[.D298];[.G298])-MAX([.A298];[.C298];[.E298])" office:value-type="float" office:value="1.05222392082214" calcext:value-type="float">
            <text:p>1.0522239208</text:p>
          </table:table-cell>
          <table:table-cell table:formula="of:=IF(ISBLANK([.E298]);&quot;&quot;;[.I298])" office:value-type="float" office:value="1.05222392082214" calcext:value-type="float">
            <text:p>1.0522239208</text:p>
          </table:table-cell>
        </table:table-row>
        <table:table-row table:style-name="ro1">
          <table:table-cell table:number-columns-repeated="4"/>
          <table:table-cell office:value-type="float" office:value="1427749535.37897" calcext:value-type="float">
            <text:p>1427749535.37897</text:p>
          </table:table-cell>
          <table:table-cell office:value-type="float" office:value="1427749536.58702" calcext:value-type="float">
            <text:p>1427749536.58702</text:p>
          </table:table-cell>
          <table:table-cell office:value-type="float" office:value="1427749536.67743" calcext:value-type="float">
            <text:p>1427749536.67743</text:p>
          </table:table-cell>
          <table:table-cell/>
          <table:table-cell table:formula="of:=MAX([.B299];[.D299];[.G299])-MAX([.A299];[.C299];[.E299])" office:value-type="float" office:value="1.29846692085266" calcext:value-type="float">
            <text:p>1.2984669209</text:p>
          </table:table-cell>
          <table:table-cell table:formula="of:=IF(ISBLANK([.E299]);&quot;&quot;;[.I299])" office:value-type="float" office:value="1.29846692085266" calcext:value-type="float">
            <text:p>1.2984669209</text:p>
          </table:table-cell>
        </table:table-row>
        <table:table-row table:style-name="ro1">
          <table:table-cell table:number-columns-repeated="2"/>
          <table:table-cell office:value-type="float" office:value="1427749536.98448" calcext:value-type="float">
            <text:p>1427749536.98448</text:p>
          </table:table-cell>
          <table:table-cell office:value-type="float" office:value="1427749538.48958" calcext:value-type="float">
            <text:p>1427749538.48958</text:p>
          </table:table-cell>
          <table:table-cell table:number-columns-repeated="4"/>
          <table:table-cell table:formula="of:=MAX([.B300];[.D300];[.G300])-MAX([.A300];[.C300];[.E300])" office:value-type="float" office:value="1.50509595870972" calcext:value-type="float">
            <text:p>1.5050959587</text:p>
          </table:table-cell>
          <table:table-cell table:formula="of:=IF(ISBLANK([.E300]);&quot;&quot;;[.I300])">
            <text:p/>
          </table:table-cell>
        </table:table-row>
        <table:table-row table:style-name="ro1">
          <table:table-cell table:number-columns-repeated="4"/>
          <table:table-cell office:value-type="float" office:value="1427749536.98449" calcext:value-type="float">
            <text:p>1427749536.98449</text:p>
          </table:table-cell>
          <table:table-cell office:value-type="float" office:value="1427749537.95693" calcext:value-type="float">
            <text:p>1427749537.95693</text:p>
          </table:table-cell>
          <table:table-cell office:value-type="float" office:value="1427749538.03832" calcext:value-type="float">
            <text:p>1427749538.03832</text:p>
          </table:table-cell>
          <table:table-cell/>
          <table:table-cell table:formula="of:=MAX([.B301];[.D301];[.G301])-MAX([.A301];[.C301];[.E301])" office:value-type="float" office:value="1.0538330078125" calcext:value-type="float">
            <text:p>1.0538330078</text:p>
          </table:table-cell>
          <table:table-cell table:formula="of:=IF(ISBLANK([.E301]);&quot;&quot;;[.I301])" office:value-type="float" office:value="1.0538330078125" calcext:value-type="float">
            <text:p>1.0538330078</text:p>
          </table:table-cell>
        </table:table-row>
        <table:table-row table:style-name="ro1">
          <table:table-cell table:number-columns-repeated="4"/>
          <table:table-cell office:value-type="float" office:value="1427749536.98468" calcext:value-type="float">
            <text:p>1427749536.98468</text:p>
          </table:table-cell>
          <table:table-cell office:value-type="float" office:value="1427749538.35704" calcext:value-type="float">
            <text:p>1427749538.35704</text:p>
          </table:table-cell>
          <table:table-cell office:value-type="float" office:value="1427749538.39145" calcext:value-type="float">
            <text:p>1427749538.39145</text:p>
          </table:table-cell>
          <table:table-cell/>
          <table:table-cell table:formula="of:=MAX([.B302];[.D302];[.G302])-MAX([.A302];[.C302];[.E302])" office:value-type="float" office:value="1.40676593780518" calcext:value-type="float">
            <text:p>1.4067659378</text:p>
          </table:table-cell>
          <table:table-cell table:formula="of:=IF(ISBLANK([.E302]);&quot;&quot;;[.I302])" office:value-type="float" office:value="1.40676593780518" calcext:value-type="float">
            <text:p>1.4067659378</text:p>
          </table:table-cell>
        </table:table-row>
        <table:table-row table:style-name="ro1">
          <table:table-cell table:number-columns-repeated="4"/>
          <table:table-cell office:value-type="float" office:value="1427749536.98483" calcext:value-type="float">
            <text:p>1427749536.98483</text:p>
          </table:table-cell>
          <table:table-cell office:value-type="float" office:value="1427749537.59091" calcext:value-type="float">
            <text:p>1427749537.59091</text:p>
          </table:table-cell>
          <table:table-cell office:value-type="float" office:value="1427749537.61995" calcext:value-type="float">
            <text:p>1427749537.61995</text:p>
          </table:table-cell>
          <table:table-cell/>
          <table:table-cell table:formula="of:=MAX([.B303];[.D303];[.G303])-MAX([.A303];[.C303];[.E303])" office:value-type="float" office:value="0.6351158618927" calcext:value-type="float">
            <text:p>0.6351158619</text:p>
          </table:table-cell>
          <table:table-cell table:formula="of:=IF(ISBLANK([.E303]);&quot;&quot;;[.I303])" office:value-type="float" office:value="0.6351158618927" calcext:value-type="float">
            <text:p>0.6351158619</text:p>
          </table:table-cell>
        </table:table-row>
        <table:table-row table:style-name="ro1">
          <table:table-cell table:number-columns-repeated="4"/>
          <table:table-cell office:value-type="float" office:value="1427749536.98497" calcext:value-type="float">
            <text:p>1427749536.98497</text:p>
          </table:table-cell>
          <table:table-cell office:value-type="float" office:value="1427749537.50309" calcext:value-type="float">
            <text:p>1427749537.50309</text:p>
          </table:table-cell>
          <table:table-cell office:value-type="float" office:value="1427749537.53942" calcext:value-type="float">
            <text:p>1427749537.53942</text:p>
          </table:table-cell>
          <table:table-cell/>
          <table:table-cell table:formula="of:=MAX([.B304];[.D304];[.G304])-MAX([.A304];[.C304];[.E304])" office:value-type="float" office:value="0.554444074630737" calcext:value-type="float">
            <text:p>0.5544440746</text:p>
          </table:table-cell>
          <table:table-cell table:formula="of:=IF(ISBLANK([.E304]);&quot;&quot;;[.I304])" office:value-type="float" office:value="0.554444074630737" calcext:value-type="float">
            <text:p>0.5544440746</text:p>
          </table:table-cell>
        </table:table-row>
        <table:table-row table:style-name="ro1">
          <table:table-cell table:number-columns-repeated="4"/>
          <table:table-cell office:value-type="float" office:value="1427749536.98511" calcext:value-type="float">
            <text:p>1427749536.98511</text:p>
          </table:table-cell>
          <table:table-cell office:value-type="float" office:value="1427749538.35689" calcext:value-type="float">
            <text:p>1427749538.35689</text:p>
          </table:table-cell>
          <table:table-cell office:value-type="float" office:value="1427749538.39148" calcext:value-type="float">
            <text:p>1427749538.39148</text:p>
          </table:table-cell>
          <table:table-cell/>
          <table:table-cell table:formula="of:=MAX([.B305];[.D305];[.G305])-MAX([.A305];[.C305];[.E305])" office:value-type="float" office:value="1.4063708782196" calcext:value-type="float">
            <text:p>1.4063708782</text:p>
          </table:table-cell>
          <table:table-cell table:formula="of:=IF(ISBLANK([.E305]);&quot;&quot;;[.I305])" office:value-type="float" office:value="1.4063708782196" calcext:value-type="float">
            <text:p>1.4063708782</text:p>
          </table:table-cell>
        </table:table-row>
        <table:table-row table:style-name="ro1">
          <table:table-cell table:number-columns-repeated="4"/>
          <table:table-cell office:value-type="float" office:value="1427749536.98525" calcext:value-type="float">
            <text:p>1427749536.98525</text:p>
          </table:table-cell>
          <table:table-cell office:value-type="float" office:value="1427749538.11875" calcext:value-type="float">
            <text:p>1427749538.11875</text:p>
          </table:table-cell>
          <table:table-cell office:value-type="float" office:value="1427749538.19987" calcext:value-type="float">
            <text:p>1427749538.19987</text:p>
          </table:table-cell>
          <table:table-cell/>
          <table:table-cell table:formula="of:=MAX([.B306];[.D306];[.G306])-MAX([.A306];[.C306];[.E306])" office:value-type="float" office:value="1.21462202072144" calcext:value-type="float">
            <text:p>1.2146220207</text:p>
          </table:table-cell>
          <table:table-cell table:formula="of:=IF(ISBLANK([.E306]);&quot;&quot;;[.I306])" office:value-type="float" office:value="1.21462202072144" calcext:value-type="float">
            <text:p>1.2146220207</text:p>
          </table:table-cell>
        </table:table-row>
        <table:table-row table:style-name="ro1">
          <table:table-cell table:number-columns-repeated="4"/>
          <table:table-cell office:value-type="float" office:value="1427749536.98539" calcext:value-type="float">
            <text:p>1427749536.98539</text:p>
          </table:table-cell>
          <table:table-cell office:value-type="float" office:value="1427749538.27844" calcext:value-type="float">
            <text:p>1427749538.27844</text:p>
          </table:table-cell>
          <table:table-cell office:value-type="float" office:value="1427749538.35696" calcext:value-type="float">
            <text:p>1427749538.35696</text:p>
          </table:table-cell>
          <table:table-cell/>
          <table:table-cell table:formula="of:=MAX([.B307];[.D307];[.G307])-MAX([.A307];[.C307];[.E307])" office:value-type="float" office:value="1.37157106399536" calcext:value-type="float">
            <text:p>1.371571064</text:p>
          </table:table-cell>
          <table:table-cell table:formula="of:=IF(ISBLANK([.E307]);&quot;&quot;;[.I307])" office:value-type="float" office:value="1.37157106399536" calcext:value-type="float">
            <text:p>1.371571064</text:p>
          </table:table-cell>
        </table:table-row>
        <table:table-row table:style-name="ro1">
          <table:table-cell table:number-columns-repeated="4"/>
          <table:table-cell office:value-type="float" office:value="1427749536.98554" calcext:value-type="float">
            <text:p>1427749536.98554</text:p>
          </table:table-cell>
          <table:table-cell office:value-type="float" office:value="1427749538.03828" calcext:value-type="float">
            <text:p>1427749538.03828</text:p>
          </table:table-cell>
          <table:table-cell office:value-type="float" office:value="1427749538.11884" calcext:value-type="float">
            <text:p>1427749538.11884</text:p>
          </table:table-cell>
          <table:table-cell/>
          <table:table-cell table:formula="of:=MAX([.B308];[.D308];[.G308])-MAX([.A308];[.C308];[.E308])" office:value-type="float" office:value="1.13330078125" calcext:value-type="float">
            <text:p>1.1333007813</text:p>
          </table:table-cell>
          <table:table-cell table:formula="of:=IF(ISBLANK([.E308]);&quot;&quot;;[.I308])" office:value-type="float" office:value="1.13330078125" calcext:value-type="float">
            <text:p>1.1333007813</text:p>
          </table:table-cell>
        </table:table-row>
        <table:table-row table:style-name="ro1">
          <table:table-cell table:number-columns-repeated="4"/>
          <table:table-cell office:value-type="float" office:value="1427749536.98568" calcext:value-type="float">
            <text:p>1427749536.98568</text:p>
          </table:table-cell>
          <table:table-cell office:value-type="float" office:value="1427749538.11881" calcext:value-type="float">
            <text:p>1427749538.11881</text:p>
          </table:table-cell>
          <table:table-cell office:value-type="float" office:value="1427749538.1999" calcext:value-type="float">
            <text:p>1427749538.1999</text:p>
          </table:table-cell>
          <table:table-cell/>
          <table:table-cell table:formula="of:=MAX([.B309];[.D309];[.G309])-MAX([.A309];[.C309];[.E309])" office:value-type="float" office:value="1.21421909332275" calcext:value-type="float">
            <text:p>1.2142190933</text:p>
          </table:table-cell>
          <table:table-cell table:formula="of:=IF(ISBLANK([.E309]);&quot;&quot;;[.I309])" office:value-type="float" office:value="1.21421909332275" calcext:value-type="float">
            <text:p>1.2142190933</text:p>
          </table:table-cell>
        </table:table-row>
        <table:table-row table:style-name="ro1">
          <table:table-cell table:number-columns-repeated="4"/>
          <table:table-cell office:value-type="float" office:value="1427749536.98582" calcext:value-type="float">
            <text:p>1427749536.98582</text:p>
          </table:table-cell>
          <table:table-cell office:value-type="float" office:value="1427749538.45628" calcext:value-type="float">
            <text:p>1427749538.45628</text:p>
          </table:table-cell>
          <table:table-cell office:value-type="float" office:value="1427749538.48957" calcext:value-type="float">
            <text:p>1427749538.48957</text:p>
          </table:table-cell>
          <table:table-cell/>
          <table:table-cell table:formula="of:=MAX([.B310];[.D310];[.G310])-MAX([.A310];[.C310];[.E310])" office:value-type="float" office:value="1.50375103950501" calcext:value-type="float">
            <text:p>1.5037510395</text:p>
          </table:table-cell>
          <table:table-cell table:formula="of:=IF(ISBLANK([.E310]);&quot;&quot;;[.I310])" office:value-type="float" office:value="1.50375103950501" calcext:value-type="float">
            <text:p>1.5037510395</text:p>
          </table:table-cell>
        </table:table-row>
        <table:table-row table:style-name="ro1">
          <table:table-cell table:number-columns-repeated="2"/>
          <table:table-cell office:value-type="float" office:value="1427749538.48959" calcext:value-type="float">
            <text:p>1427749538.48959</text:p>
          </table:table-cell>
          <table:table-cell office:value-type="float" office:value="1427749540.02935" calcext:value-type="float">
            <text:p>1427749540.02935</text:p>
          </table:table-cell>
          <table:table-cell table:number-columns-repeated="4"/>
          <table:table-cell table:formula="of:=MAX([.B311];[.D311];[.G311])-MAX([.A311];[.C311];[.E311])" office:value-type="float" office:value="1.53975820541382" calcext:value-type="float">
            <text:p>1.5397582054</text:p>
          </table:table-cell>
          <table:table-cell table:formula="of:=IF(ISBLANK([.E311]);&quot;&quot;;[.I311])">
            <text:p/>
          </table:table-cell>
        </table:table-row>
        <table:table-row table:style-name="ro1">
          <table:table-cell table:number-columns-repeated="4"/>
          <table:table-cell office:value-type="float" office:value="1427749538.48959" calcext:value-type="float">
            <text:p>1427749538.48959</text:p>
          </table:table-cell>
          <table:table-cell office:value-type="float" office:value="1427749539.91302" calcext:value-type="float">
            <text:p>1427749539.91302</text:p>
          </table:table-cell>
          <table:table-cell office:value-type="float" office:value="1427749539.95132" calcext:value-type="float">
            <text:p>1427749539.95132</text:p>
          </table:table-cell>
          <table:table-cell/>
          <table:table-cell table:formula="of:=MAX([.B312];[.D312];[.G312])-MAX([.A312];[.C312];[.E312])" office:value-type="float" office:value="1.46172308921814" calcext:value-type="float">
            <text:p>1.4617230892</text:p>
          </table:table-cell>
          <table:table-cell table:formula="of:=IF(ISBLANK([.E312]);&quot;&quot;;[.I312])" office:value-type="float" office:value="1.46172308921814" calcext:value-type="float">
            <text:p>1.4617230892</text:p>
          </table:table-cell>
        </table:table-row>
        <table:table-row table:style-name="ro1">
          <table:table-cell table:number-columns-repeated="4"/>
          <table:table-cell office:value-type="float" office:value="1427749538.48977" calcext:value-type="float">
            <text:p>1427749538.48977</text:p>
          </table:table-cell>
          <table:table-cell office:value-type="float" office:value="1427749539.99924" calcext:value-type="float">
            <text:p>1427749539.99924</text:p>
          </table:table-cell>
          <table:table-cell office:value-type="float" office:value="1427749540.02935" calcext:value-type="float">
            <text:p>1427749540.02935</text:p>
          </table:table-cell>
          <table:table-cell/>
          <table:table-cell table:formula="of:=MAX([.B313];[.D313];[.G313])-MAX([.A313];[.C313];[.E313])" office:value-type="float" office:value="1.53958010673523" calcext:value-type="float">
            <text:p>1.5395801067</text:p>
          </table:table-cell>
          <table:table-cell table:formula="of:=IF(ISBLANK([.E313]);&quot;&quot;;[.I313])" office:value-type="float" office:value="1.53958010673523" calcext:value-type="float">
            <text:p>1.5395801067</text:p>
          </table:table-cell>
        </table:table-row>
        <table:table-row table:style-name="ro1">
          <table:table-cell table:number-columns-repeated="4"/>
          <table:table-cell office:value-type="float" office:value="1427749538.48996" calcext:value-type="float">
            <text:p>1427749538.48996</text:p>
          </table:table-cell>
          <table:table-cell office:value-type="float" office:value="1427749539.91319" calcext:value-type="float">
            <text:p>1427749539.91319</text:p>
          </table:table-cell>
          <table:table-cell office:value-type="float" office:value="1427749539.94599" calcext:value-type="float">
            <text:p>1427749539.94599</text:p>
          </table:table-cell>
          <table:table-cell/>
          <table:table-cell table:formula="of:=MAX([.B314];[.D314];[.G314])-MAX([.A314];[.C314];[.E314])" office:value-type="float" office:value="1.45602583885193" calcext:value-type="float">
            <text:p>1.4560258389</text:p>
          </table:table-cell>
          <table:table-cell table:formula="of:=IF(ISBLANK([.E314]);&quot;&quot;;[.I314])" office:value-type="float" office:value="1.45602583885193" calcext:value-type="float">
            <text:p>1.4560258389</text:p>
          </table:table-cell>
        </table:table-row>
        <table:table-row table:style-name="ro1">
          <table:table-cell table:number-columns-repeated="4"/>
          <table:table-cell office:value-type="float" office:value="1427749538.49019" calcext:value-type="float">
            <text:p>1427749538.49019</text:p>
          </table:table-cell>
          <table:table-cell office:value-type="float" office:value="1427749539.91313" calcext:value-type="float">
            <text:p>1427749539.91313</text:p>
          </table:table-cell>
          <table:table-cell office:value-type="float" office:value="1427749539.95137" calcext:value-type="float">
            <text:p>1427749539.95137</text:p>
          </table:table-cell>
          <table:table-cell/>
          <table:table-cell table:formula="of:=MAX([.B315];[.D315];[.G315])-MAX([.A315];[.C315];[.E315])" office:value-type="float" office:value="1.46117496490479" calcext:value-type="float">
            <text:p>1.4611749649</text:p>
          </table:table-cell>
          <table:table-cell table:formula="of:=IF(ISBLANK([.E315]);&quot;&quot;;[.I315])" office:value-type="float" office:value="1.46117496490479" calcext:value-type="float">
            <text:p>1.4611749649</text:p>
          </table:table-cell>
        </table:table-row>
        <table:table-row table:style-name="ro1">
          <table:table-cell table:number-columns-repeated="4"/>
          <table:table-cell office:value-type="float" office:value="1427749538.49042" calcext:value-type="float">
            <text:p>1427749538.49042</text:p>
          </table:table-cell>
          <table:table-cell office:value-type="float" office:value="1427749539.91308" calcext:value-type="float">
            <text:p>1427749539.91308</text:p>
          </table:table-cell>
          <table:table-cell office:value-type="float" office:value="1427749539.94596" calcext:value-type="float">
            <text:p>1427749539.94596</text:p>
          </table:table-cell>
          <table:table-cell/>
          <table:table-cell table:formula="of:=MAX([.B316];[.D316];[.G316])-MAX([.A316];[.C316];[.E316])" office:value-type="float" office:value="1.45553684234619" calcext:value-type="float">
            <text:p>1.4555368423</text:p>
          </table:table-cell>
          <table:table-cell table:formula="of:=IF(ISBLANK([.E316]);&quot;&quot;;[.I316])" office:value-type="float" office:value="1.45553684234619" calcext:value-type="float">
            <text:p>1.4555368423</text:p>
          </table:table-cell>
        </table:table-row>
        <table:table-row table:style-name="ro1">
          <table:table-cell table:number-columns-repeated="4"/>
          <table:table-cell office:value-type="float" office:value="1427749538.49064" calcext:value-type="float">
            <text:p>1427749538.49064</text:p>
          </table:table-cell>
          <table:table-cell office:value-type="float" office:value="1427749539.91484" calcext:value-type="float">
            <text:p>1427749539.91484</text:p>
          </table:table-cell>
          <table:table-cell office:value-type="float" office:value="1427749539.9513" calcext:value-type="float">
            <text:p>1427749539.9513</text:p>
          </table:table-cell>
          <table:table-cell/>
          <table:table-cell table:formula="of:=MAX([.B317];[.D317];[.G317])-MAX([.A317];[.C317];[.E317])" office:value-type="float" office:value="1.4606568813324" calcext:value-type="float">
            <text:p>1.4606568813</text:p>
          </table:table-cell>
          <table:table-cell table:formula="of:=IF(ISBLANK([.E317]);&quot;&quot;;[.I317])" office:value-type="float" office:value="1.4606568813324" calcext:value-type="float">
            <text:p>1.4606568813</text:p>
          </table:table-cell>
        </table:table-row>
        <table:table-row table:style-name="ro1">
          <table:table-cell table:number-columns-repeated="4"/>
          <table:table-cell office:value-type="float" office:value="1427749538.49085" calcext:value-type="float">
            <text:p>1427749538.49085</text:p>
          </table:table-cell>
          <table:table-cell office:value-type="float" office:value="1427749539.91325" calcext:value-type="float">
            <text:p>1427749539.91325</text:p>
          </table:table-cell>
          <table:table-cell office:value-type="float" office:value="1427749539.94849" calcext:value-type="float">
            <text:p>1427749539.94849</text:p>
          </table:table-cell>
          <table:table-cell/>
          <table:table-cell table:formula="of:=MAX([.B318];[.D318];[.G318])-MAX([.A318];[.C318];[.E318])" office:value-type="float" office:value="1.45763611793518" calcext:value-type="float">
            <text:p>1.4576361179</text:p>
          </table:table-cell>
          <table:table-cell table:formula="of:=IF(ISBLANK([.E318]);&quot;&quot;;[.I318])" office:value-type="float" office:value="1.45763611793518" calcext:value-type="float">
            <text:p>1.4576361179</text:p>
          </table:table-cell>
        </table:table-row>
        <table:table-row table:style-name="ro1">
          <table:table-cell table:number-columns-repeated="4"/>
          <table:table-cell office:value-type="float" office:value="1427749538.49099" calcext:value-type="float">
            <text:p>1427749538.49099</text:p>
          </table:table-cell>
          <table:table-cell office:value-type="float" office:value="1427749539.9133" calcext:value-type="float">
            <text:p>1427749539.9133</text:p>
          </table:table-cell>
          <table:table-cell office:value-type="float" office:value="1427749539.94849" calcext:value-type="float">
            <text:p>1427749539.94849</text:p>
          </table:table-cell>
          <table:table-cell/>
          <table:table-cell table:formula="of:=MAX([.B319];[.D319];[.G319])-MAX([.A319];[.C319];[.E319])" office:value-type="float" office:value="1.45749807357788" calcext:value-type="float">
            <text:p>1.4574980736</text:p>
          </table:table-cell>
          <table:table-cell table:formula="of:=IF(ISBLANK([.E319]);&quot;&quot;;[.I319])" office:value-type="float" office:value="1.45749807357788" calcext:value-type="float">
            <text:p>1.4574980736</text:p>
          </table:table-cell>
        </table:table-row>
        <table:table-row table:style-name="ro1">
          <table:table-cell table:number-columns-repeated="4"/>
          <table:table-cell office:value-type="float" office:value="1427749538.49114" calcext:value-type="float">
            <text:p>1427749538.49114</text:p>
          </table:table-cell>
          <table:table-cell office:value-type="float" office:value="1427749539.91341" calcext:value-type="float">
            <text:p>1427749539.91341</text:p>
          </table:table-cell>
          <table:table-cell office:value-type="float" office:value="1427749539.94586" calcext:value-type="float">
            <text:p>1427749539.94586</text:p>
          </table:table-cell>
          <table:table-cell/>
          <table:table-cell table:formula="of:=MAX([.B320];[.D320];[.G320])-MAX([.A320];[.C320];[.E320])" office:value-type="float" office:value="1.45472502708435" calcext:value-type="float">
            <text:p>1.4547250271</text:p>
          </table:table-cell>
          <table:table-cell table:formula="of:=IF(ISBLANK([.E320]);&quot;&quot;;[.I320])" office:value-type="float" office:value="1.45472502708435" calcext:value-type="float">
            <text:p>1.4547250271</text:p>
          </table:table-cell>
        </table:table-row>
        <table:table-row table:style-name="ro1">
          <table:table-cell table:number-columns-repeated="4"/>
          <table:table-cell office:value-type="float" office:value="1427749538.49127" calcext:value-type="float">
            <text:p>1427749538.49127</text:p>
          </table:table-cell>
          <table:table-cell office:value-type="float" office:value="1427749539.91336" calcext:value-type="float">
            <text:p>1427749539.91336</text:p>
          </table:table-cell>
          <table:table-cell office:value-type="float" office:value="1427749539.94853" calcext:value-type="float">
            <text:p>1427749539.94853</text:p>
          </table:table-cell>
          <table:table-cell/>
          <table:table-cell table:formula="of:=MAX([.B321];[.D321];[.G321])-MAX([.A321];[.C321];[.E321])" office:value-type="float" office:value="1.4572548866272" calcext:value-type="float">
            <text:p>1.4572548866</text:p>
          </table:table-cell>
          <table:table-cell table:formula="of:=IF(ISBLANK([.E321]);&quot;&quot;;[.I321])" office:value-type="float" office:value="1.4572548866272" calcext:value-type="float">
            <text:p>1.4572548866</text:p>
          </table:table-cell>
        </table:table-row>
        <table:table-row table:style-name="ro1">
          <table:table-cell table:number-columns-repeated="2"/>
          <table:table-cell office:value-type="float" office:value="1427749540.02936" calcext:value-type="float">
            <text:p>1427749540.02936</text:p>
          </table:table-cell>
          <table:table-cell office:value-type="float" office:value="1427749541.79286" calcext:value-type="float">
            <text:p>1427749541.79286</text:p>
          </table:table-cell>
          <table:table-cell table:number-columns-repeated="4"/>
          <table:table-cell table:formula="of:=MAX([.B322];[.D322];[.G322])-MAX([.A322];[.C322];[.E322])" office:value-type="float" office:value="1.76349902153015" calcext:value-type="float">
            <text:p>1.7634990215</text:p>
          </table:table-cell>
          <table:table-cell table:formula="of:=IF(ISBLANK([.E322]);&quot;&quot;;[.I322])">
            <text:p/>
          </table:table-cell>
        </table:table-row>
        <table:table-row table:style-name="ro1">
          <table:table-cell table:number-columns-repeated="4"/>
          <table:table-cell office:value-type="float" office:value="1427749540.02936" calcext:value-type="float">
            <text:p>1427749540.02936</text:p>
          </table:table-cell>
          <table:table-cell office:value-type="float" office:value="1427749541.75715" calcext:value-type="float">
            <text:p>1427749541.75715</text:p>
          </table:table-cell>
          <table:table-cell office:value-type="float" office:value="1427749541.79285" calcext:value-type="float">
            <text:p>1427749541.79285</text:p>
          </table:table-cell>
          <table:table-cell/>
          <table:table-cell table:formula="of:=MAX([.B323];[.D323];[.G323])-MAX([.A323];[.C323];[.E323])" office:value-type="float" office:value="1.76349210739136" calcext:value-type="float">
            <text:p>1.7634921074</text:p>
          </table:table-cell>
          <table:table-cell table:formula="of:=IF(ISBLANK([.E323]);&quot;&quot;;[.I323])" office:value-type="float" office:value="1.76349210739136" calcext:value-type="float">
            <text:p>1.7634921074</text:p>
          </table:table-cell>
        </table:table-row>
        <table:table-row table:style-name="ro1">
          <table:table-cell table:number-columns-repeated="4"/>
          <table:table-cell office:value-type="float" office:value="1427749540.02944" calcext:value-type="float">
            <text:p>1427749540.02944</text:p>
          </table:table-cell>
          <table:table-cell office:value-type="float" office:value="1427749541.67006" calcext:value-type="float">
            <text:p>1427749541.67006</text:p>
          </table:table-cell>
          <table:table-cell office:value-type="float" office:value="1427749541.70564" calcext:value-type="float">
            <text:p>1427749541.70564</text:p>
          </table:table-cell>
          <table:table-cell/>
          <table:table-cell table:formula="of:=MAX([.B324];[.D324];[.G324])-MAX([.A324];[.C324];[.E324])" office:value-type="float" office:value="1.67620086669922" calcext:value-type="float">
            <text:p>1.6762008667</text:p>
          </table:table-cell>
          <table:table-cell table:formula="of:=IF(ISBLANK([.E324]);&quot;&quot;;[.I324])" office:value-type="float" office:value="1.67620086669922" calcext:value-type="float">
            <text:p>1.6762008667</text:p>
          </table:table-cell>
        </table:table-row>
        <table:table-row table:style-name="ro1">
          <table:table-cell table:number-columns-repeated="4"/>
          <table:table-cell office:value-type="float" office:value="1427749540.0295" calcext:value-type="float">
            <text:p>1427749540.0295</text:p>
          </table:table-cell>
          <table:table-cell office:value-type="float" office:value="1427749541.66969" calcext:value-type="float">
            <text:p>1427749541.66969</text:p>
          </table:table-cell>
          <table:table-cell office:value-type="float" office:value="1427749541.70566" calcext:value-type="float">
            <text:p>1427749541.70566</text:p>
          </table:table-cell>
          <table:table-cell/>
          <table:table-cell table:formula="of:=MAX([.B325];[.D325];[.G325])-MAX([.A325];[.C325];[.E325])" office:value-type="float" office:value="1.67615699768066" calcext:value-type="float">
            <text:p>1.6761569977</text:p>
          </table:table-cell>
          <table:table-cell table:formula="of:=IF(ISBLANK([.E325]);&quot;&quot;;[.I325])" office:value-type="float" office:value="1.67615699768066" calcext:value-type="float">
            <text:p>1.6761569977</text:p>
          </table:table-cell>
        </table:table-row>
        <table:table-row table:style-name="ro1">
          <table:table-cell table:number-columns-repeated="4"/>
          <table:table-cell office:value-type="float" office:value="1427749540.02955" calcext:value-type="float">
            <text:p>1427749540.02955</text:p>
          </table:table-cell>
          <table:table-cell office:value-type="float" office:value="1427749541.66985" calcext:value-type="float">
            <text:p>1427749541.66985</text:p>
          </table:table-cell>
          <table:table-cell office:value-type="float" office:value="1427749541.70291" calcext:value-type="float">
            <text:p>1427749541.70291</text:p>
          </table:table-cell>
          <table:table-cell/>
          <table:table-cell table:formula="of:=MAX([.B326];[.D326];[.G326])-MAX([.A326];[.C326];[.E326])" office:value-type="float" office:value="1.67336106300354" calcext:value-type="float">
            <text:p>1.673361063</text:p>
          </table:table-cell>
          <table:table-cell table:formula="of:=IF(ISBLANK([.E326]);&quot;&quot;;[.I326])" office:value-type="float" office:value="1.67336106300354" calcext:value-type="float">
            <text:p>1.673361063</text:p>
          </table:table-cell>
        </table:table-row>
        <table:table-row table:style-name="ro1">
          <table:table-cell table:number-columns-repeated="4"/>
          <table:table-cell office:value-type="float" office:value="1427749540.02963" calcext:value-type="float">
            <text:p>1427749540.02963</text:p>
          </table:table-cell>
          <table:table-cell office:value-type="float" office:value="1427749541.6699" calcext:value-type="float">
            <text:p>1427749541.6699</text:p>
          </table:table-cell>
          <table:table-cell office:value-type="float" office:value="1427749541.70754" calcext:value-type="float">
            <text:p>1427749541.70754</text:p>
          </table:table-cell>
          <table:table-cell/>
          <table:table-cell table:formula="of:=MAX([.B327];[.D327];[.G327])-MAX([.A327];[.C327];[.E327])" office:value-type="float" office:value="1.67790699005127" calcext:value-type="float">
            <text:p>1.6779069901</text:p>
          </table:table-cell>
          <table:table-cell table:formula="of:=IF(ISBLANK([.E327]);&quot;&quot;;[.I327])" office:value-type="float" office:value="1.67790699005127" calcext:value-type="float">
            <text:p>1.6779069901</text:p>
          </table:table-cell>
        </table:table-row>
        <table:table-row table:style-name="ro1">
          <table:table-cell table:number-columns-repeated="4"/>
          <table:table-cell office:value-type="float" office:value="1427749540.02969" calcext:value-type="float">
            <text:p>1427749540.02969</text:p>
          </table:table-cell>
          <table:table-cell office:value-type="float" office:value="1427749541.66975" calcext:value-type="float">
            <text:p>1427749541.66975</text:p>
          </table:table-cell>
          <table:table-cell office:value-type="float" office:value="1427749541.70559" calcext:value-type="float">
            <text:p>1427749541.70559</text:p>
          </table:table-cell>
          <table:table-cell/>
          <table:table-cell table:formula="of:=MAX([.B328];[.D328];[.G328])-MAX([.A328];[.C328];[.E328])" office:value-type="float" office:value="1.67589902877808" calcext:value-type="float">
            <text:p>1.6758990288</text:p>
          </table:table-cell>
          <table:table-cell table:formula="of:=IF(ISBLANK([.E328]);&quot;&quot;;[.I328])" office:value-type="float" office:value="1.67589902877808" calcext:value-type="float">
            <text:p>1.6758990288</text:p>
          </table:table-cell>
        </table:table-row>
        <table:table-row table:style-name="ro1">
          <table:table-cell table:number-columns-repeated="4"/>
          <table:table-cell office:value-type="float" office:value="1427749540.02974" calcext:value-type="float">
            <text:p>1427749540.02974</text:p>
          </table:table-cell>
          <table:table-cell office:value-type="float" office:value="1427749541.6698" calcext:value-type="float">
            <text:p>1427749541.6698</text:p>
          </table:table-cell>
          <table:table-cell office:value-type="float" office:value="1427749541.70747" calcext:value-type="float">
            <text:p>1427749541.70747</text:p>
          </table:table-cell>
          <table:table-cell/>
          <table:table-cell table:formula="of:=MAX([.B329];[.D329];[.G329])-MAX([.A329];[.C329];[.E329])" office:value-type="float" office:value="1.67773294448853" calcext:value-type="float">
            <text:p>1.6777329445</text:p>
          </table:table-cell>
          <table:table-cell table:formula="of:=IF(ISBLANK([.E329]);&quot;&quot;;[.I329])" office:value-type="float" office:value="1.67773294448853" calcext:value-type="float">
            <text:p>1.6777329445</text:p>
          </table:table-cell>
        </table:table-row>
        <table:table-row table:style-name="ro1">
          <table:table-cell table:number-columns-repeated="4"/>
          <table:table-cell office:value-type="float" office:value="1427749540.02981" calcext:value-type="float">
            <text:p>1427749540.02981</text:p>
          </table:table-cell>
          <table:table-cell office:value-type="float" office:value="1427749541.67001" calcext:value-type="float">
            <text:p>1427749541.67001</text:p>
          </table:table-cell>
          <table:table-cell office:value-type="float" office:value="1427749541.70759" calcext:value-type="float">
            <text:p>1427749541.70759</text:p>
          </table:table-cell>
          <table:table-cell/>
          <table:table-cell table:formula="of:=MAX([.B330];[.D330];[.G330])-MAX([.A330];[.C330];[.E330])" office:value-type="float" office:value="1.67778491973877" calcext:value-type="float">
            <text:p>1.6777849197</text:p>
          </table:table-cell>
          <table:table-cell table:formula="of:=IF(ISBLANK([.E330]);&quot;&quot;;[.I330])" office:value-type="float" office:value="1.67778491973877" calcext:value-type="float">
            <text:p>1.6777849197</text:p>
          </table:table-cell>
        </table:table-row>
        <table:table-row table:style-name="ro1">
          <table:table-cell table:number-columns-repeated="4"/>
          <table:table-cell office:value-type="float" office:value="1427749540.02987" calcext:value-type="float">
            <text:p>1427749540.02987</text:p>
          </table:table-cell>
          <table:table-cell office:value-type="float" office:value="1427749541.66995" calcext:value-type="float">
            <text:p>1427749541.66995</text:p>
          </table:table-cell>
          <table:table-cell office:value-type="float" office:value="1427749541.70285" calcext:value-type="float">
            <text:p>1427749541.70285</text:p>
          </table:table-cell>
          <table:table-cell/>
          <table:table-cell table:formula="of:=MAX([.B331];[.D331];[.G331])-MAX([.A331];[.C331];[.E331])" office:value-type="float" office:value="1.6729850769043" calcext:value-type="float">
            <text:p>1.6729850769</text:p>
          </table:table-cell>
          <table:table-cell table:formula="of:=IF(ISBLANK([.E331]);&quot;&quot;;[.I331])" office:value-type="float" office:value="1.6729850769043" calcext:value-type="float">
            <text:p>1.6729850769</text:p>
          </table:table-cell>
        </table:table-row>
        <table:table-row table:style-name="ro1">
          <table:table-cell table:number-columns-repeated="4"/>
          <table:table-cell office:value-type="float" office:value="1427749540.02993" calcext:value-type="float">
            <text:p>1427749540.02993</text:p>
          </table:table-cell>
          <table:table-cell office:value-type="float" office:value="1427749541.1963" calcext:value-type="float">
            <text:p>1427749541.1963</text:p>
          </table:table-cell>
          <table:table-cell office:value-type="float" office:value="1427749541.67009" calcext:value-type="float">
            <text:p>1427749541.67009</text:p>
          </table:table-cell>
          <table:table-cell/>
          <table:table-cell table:formula="of:=MAX([.B332];[.D332];[.G332])-MAX([.A332];[.C332];[.E332])" office:value-type="float" office:value="1.64015603065491" calcext:value-type="float">
            <text:p>1.6401560307</text:p>
          </table:table-cell>
          <table:table-cell table:formula="of:=IF(ISBLANK([.E332]);&quot;&quot;;[.I332])" office:value-type="float" office:value="1.64015603065491" calcext:value-type="float">
            <text:p>1.6401560307</text:p>
          </table:table-cell>
        </table:table-row>
        <table:table-row table:style-name="ro1">
          <table:table-cell table:number-columns-repeated="2"/>
          <table:table-cell office:value-type="float" office:value="1427749541.79287" calcext:value-type="float">
            <text:p>1427749541.79287</text:p>
          </table:table-cell>
          <table:table-cell office:value-type="float" office:value="1427749543.39409" calcext:value-type="float">
            <text:p>1427749543.39409</text:p>
          </table:table-cell>
          <table:table-cell table:number-columns-repeated="4"/>
          <table:table-cell table:formula="of:=MAX([.B333];[.D333];[.G333])-MAX([.A333];[.C333];[.E333])" office:value-type="float" office:value="1.60122013092041" calcext:value-type="float">
            <text:p>1.6012201309</text:p>
          </table:table-cell>
          <table:table-cell table:formula="of:=IF(ISBLANK([.E333]);&quot;&quot;;[.I333])">
            <text:p/>
          </table:table-cell>
        </table:table-row>
        <table:table-row table:style-name="ro1">
          <table:table-cell table:number-columns-repeated="4"/>
          <table:table-cell office:value-type="float" office:value="1427749541.79287" calcext:value-type="float">
            <text:p>1427749541.79287</text:p>
          </table:table-cell>
          <table:table-cell office:value-type="float" office:value="1427749543.27329" calcext:value-type="float">
            <text:p>1427749543.27329</text:p>
          </table:table-cell>
          <table:table-cell office:value-type="float" office:value="1427749543.31003" calcext:value-type="float">
            <text:p>1427749543.31003</text:p>
          </table:table-cell>
          <table:table-cell/>
          <table:table-cell table:formula="of:=MAX([.B334];[.D334];[.G334])-MAX([.A334];[.C334];[.E334])" office:value-type="float" office:value="1.51715898513794" calcext:value-type="float">
            <text:p>1.5171589851</text:p>
          </table:table-cell>
          <table:table-cell table:formula="of:=IF(ISBLANK([.E334]);&quot;&quot;;[.I334])" office:value-type="float" office:value="1.51715898513794" calcext:value-type="float">
            <text:p>1.5171589851</text:p>
          </table:table-cell>
        </table:table-row>
        <table:table-row table:style-name="ro1">
          <table:table-cell table:number-columns-repeated="4"/>
          <table:table-cell office:value-type="float" office:value="1427749541.79296" calcext:value-type="float">
            <text:p>1427749541.79296</text:p>
          </table:table-cell>
          <table:table-cell office:value-type="float" office:value="1427749543.27323" calcext:value-type="float">
            <text:p>1427749543.27323</text:p>
          </table:table-cell>
          <table:table-cell office:value-type="float" office:value="1427749543.30885" calcext:value-type="float">
            <text:p>1427749543.30885</text:p>
          </table:table-cell>
          <table:table-cell/>
          <table:table-cell table:formula="of:=MAX([.B335];[.D335];[.G335])-MAX([.A335];[.C335];[.E335])" office:value-type="float" office:value="1.51589393615723" calcext:value-type="float">
            <text:p>1.5158939362</text:p>
          </table:table-cell>
          <table:table-cell table:formula="of:=IF(ISBLANK([.E335]);&quot;&quot;;[.I335])" office:value-type="float" office:value="1.51589393615723" calcext:value-type="float">
            <text:p>1.5158939362</text:p>
          </table:table-cell>
        </table:table-row>
        <table:table-row table:style-name="ro1">
          <table:table-cell table:number-columns-repeated="4"/>
          <table:table-cell office:value-type="float" office:value="1427749541.79302" calcext:value-type="float">
            <text:p>1427749541.79302</text:p>
          </table:table-cell>
          <table:table-cell office:value-type="float" office:value="1427749543.27306" calcext:value-type="float">
            <text:p>1427749543.27306</text:p>
          </table:table-cell>
          <table:table-cell office:value-type="float" office:value="1427749543.31249" calcext:value-type="float">
            <text:p>1427749543.31249</text:p>
          </table:table-cell>
          <table:table-cell/>
          <table:table-cell table:formula="of:=MAX([.B336];[.D336];[.G336])-MAX([.A336];[.C336];[.E336])" office:value-type="float" office:value="1.51947116851807" calcext:value-type="float">
            <text:p>1.5194711685</text:p>
          </table:table-cell>
          <table:table-cell table:formula="of:=IF(ISBLANK([.E336]);&quot;&quot;;[.I336])" office:value-type="float" office:value="1.51947116851807" calcext:value-type="float">
            <text:p>1.5194711685</text:p>
          </table:table-cell>
        </table:table-row>
        <table:table-row table:style-name="ro1">
          <table:table-cell table:number-columns-repeated="4"/>
          <table:table-cell office:value-type="float" office:value="1427749541.79308" calcext:value-type="float">
            <text:p>1427749541.79308</text:p>
          </table:table-cell>
          <table:table-cell office:value-type="float" office:value="1427749543.36513" calcext:value-type="float">
            <text:p>1427749543.36513</text:p>
          </table:table-cell>
          <table:table-cell office:value-type="float" office:value="1427749543.39408" calcext:value-type="float">
            <text:p>1427749543.39408</text:p>
          </table:table-cell>
          <table:table-cell/>
          <table:table-cell table:formula="of:=MAX([.B337];[.D337];[.G337])-MAX([.A337];[.C337];[.E337])" office:value-type="float" office:value="1.60100317001343" calcext:value-type="float">
            <text:p>1.60100317</text:p>
          </table:table-cell>
          <table:table-cell table:formula="of:=IF(ISBLANK([.E337]);&quot;&quot;;[.I337])" office:value-type="float" office:value="1.60100317001343" calcext:value-type="float">
            <text:p>1.60100317</text:p>
          </table:table-cell>
        </table:table-row>
        <table:table-row table:style-name="ro1">
          <table:table-cell table:number-columns-repeated="4"/>
          <table:table-cell office:value-type="float" office:value="1427749541.79313" calcext:value-type="float">
            <text:p>1427749541.79313</text:p>
          </table:table-cell>
          <table:table-cell office:value-type="float" office:value="1427749543.27312" calcext:value-type="float">
            <text:p>1427749543.27312</text:p>
          </table:table-cell>
          <table:table-cell office:value-type="float" office:value="1427749543.30885" calcext:value-type="float">
            <text:p>1427749543.30885</text:p>
          </table:table-cell>
          <table:table-cell/>
          <table:table-cell table:formula="of:=MAX([.B338];[.D338];[.G338])-MAX([.A338];[.C338];[.E338])" office:value-type="float" office:value="1.51571297645569" calcext:value-type="float">
            <text:p>1.5157129765</text:p>
          </table:table-cell>
          <table:table-cell table:formula="of:=IF(ISBLANK([.E338]);&quot;&quot;;[.I338])" office:value-type="float" office:value="1.51571297645569" calcext:value-type="float">
            <text:p>1.5157129765</text:p>
          </table:table-cell>
        </table:table-row>
        <table:table-row table:style-name="ro1">
          <table:table-cell table:number-columns-repeated="4"/>
          <table:table-cell office:value-type="float" office:value="1427749541.79319" calcext:value-type="float">
            <text:p>1427749541.79319</text:p>
          </table:table-cell>
          <table:table-cell office:value-type="float" office:value="1427749543.2734" calcext:value-type="float">
            <text:p>1427749543.2734</text:p>
          </table:table-cell>
          <table:table-cell office:value-type="float" office:value="1427749543.31144" calcext:value-type="float">
            <text:p>1427749543.31144</text:p>
          </table:table-cell>
          <table:table-cell/>
          <table:table-cell table:formula="of:=MAX([.B339];[.D339];[.G339])-MAX([.A339];[.C339];[.E339])" office:value-type="float" office:value="1.51824593544006" calcext:value-type="float">
            <text:p>1.5182459354</text:p>
          </table:table-cell>
          <table:table-cell table:formula="of:=IF(ISBLANK([.E339]);&quot;&quot;;[.I339])" office:value-type="float" office:value="1.51824593544006" calcext:value-type="float">
            <text:p>1.5182459354</text:p>
          </table:table-cell>
        </table:table-row>
        <table:table-row table:style-name="ro1">
          <table:table-cell table:number-columns-repeated="4"/>
          <table:table-cell office:value-type="float" office:value="1427749541.79326" calcext:value-type="float">
            <text:p>1427749541.79326</text:p>
          </table:table-cell>
          <table:table-cell office:value-type="float" office:value="1427749543.27335" calcext:value-type="float">
            <text:p>1427749543.27335</text:p>
          </table:table-cell>
          <table:table-cell office:value-type="float" office:value="1427749543.31145" calcext:value-type="float">
            <text:p>1427749543.31145</text:p>
          </table:table-cell>
          <table:table-cell/>
          <table:table-cell table:formula="of:=MAX([.B340];[.D340];[.G340])-MAX([.A340];[.C340];[.E340])" office:value-type="float" office:value="1.51819014549255" calcext:value-type="float">
            <text:p>1.5181901455</text:p>
          </table:table-cell>
          <table:table-cell table:formula="of:=IF(ISBLANK([.E340]);&quot;&quot;;[.I340])" office:value-type="float" office:value="1.51819014549255" calcext:value-type="float">
            <text:p>1.5181901455</text:p>
          </table:table-cell>
        </table:table-row>
        <table:table-row table:style-name="ro1">
          <table:table-cell table:number-columns-repeated="4"/>
          <table:table-cell office:value-type="float" office:value="1427749541.79331" calcext:value-type="float">
            <text:p>1427749541.79331</text:p>
          </table:table-cell>
          <table:table-cell office:value-type="float" office:value="1427749543.27352" calcext:value-type="float">
            <text:p>1427749543.27352</text:p>
          </table:table-cell>
          <table:table-cell office:value-type="float" office:value="1427749543.31145" calcext:value-type="float">
            <text:p>1427749543.31145</text:p>
          </table:table-cell>
          <table:table-cell/>
          <table:table-cell table:formula="of:=MAX([.B341];[.D341];[.G341])-MAX([.A341];[.C341];[.E341])" office:value-type="float" office:value="1.51813697814941" calcext:value-type="float">
            <text:p>1.5181369781</text:p>
          </table:table-cell>
          <table:table-cell table:formula="of:=IF(ISBLANK([.E341]);&quot;&quot;;[.I341])" office:value-type="float" office:value="1.51813697814941" calcext:value-type="float">
            <text:p>1.5181369781</text:p>
          </table:table-cell>
        </table:table-row>
        <table:table-row table:style-name="ro1">
          <table:table-cell table:number-columns-repeated="4"/>
          <table:table-cell office:value-type="float" office:value="1427749541.79337" calcext:value-type="float">
            <text:p>1427749541.79337</text:p>
          </table:table-cell>
          <table:table-cell office:value-type="float" office:value="1427749543.27318" calcext:value-type="float">
            <text:p>1427749543.27318</text:p>
          </table:table-cell>
          <table:table-cell office:value-type="float" office:value="1427749543.31007" calcext:value-type="float">
            <text:p>1427749543.31007</text:p>
          </table:table-cell>
          <table:table-cell/>
          <table:table-cell table:formula="of:=MAX([.B342];[.D342];[.G342])-MAX([.A342];[.C342];[.E342])" office:value-type="float" office:value="1.51669883728027" calcext:value-type="float">
            <text:p>1.5166988373</text:p>
          </table:table-cell>
          <table:table-cell table:formula="of:=IF(ISBLANK([.E342]);&quot;&quot;;[.I342])" office:value-type="float" office:value="1.51669883728027" calcext:value-type="float">
            <text:p>1.5166988373</text:p>
          </table:table-cell>
        </table:table-row>
        <table:table-row table:style-name="ro1">
          <table:table-cell table:number-columns-repeated="4"/>
          <table:table-cell office:value-type="float" office:value="1427749541.79342" calcext:value-type="float">
            <text:p>1427749541.79342</text:p>
          </table:table-cell>
          <table:table-cell office:value-type="float" office:value="1427749543.27346" calcext:value-type="float">
            <text:p>1427749543.27346</text:p>
          </table:table-cell>
          <table:table-cell office:value-type="float" office:value="1427749543.30881" calcext:value-type="float">
            <text:p>1427749543.30881</text:p>
          </table:table-cell>
          <table:table-cell/>
          <table:table-cell table:formula="of:=MAX([.B343];[.D343];[.G343])-MAX([.A343];[.C343];[.E343])" office:value-type="float" office:value="1.51539301872253" calcext:value-type="float">
            <text:p>1.5153930187</text:p>
          </table:table-cell>
          <table:table-cell table:formula="of:=IF(ISBLANK([.E343]);&quot;&quot;;[.I343])" office:value-type="float" office:value="1.51539301872253" calcext:value-type="float">
            <text:p>1.5153930187</text:p>
          </table:table-cell>
        </table:table-row>
        <table:table-row table:style-name="ro1">
          <table:table-cell table:number-columns-repeated="2"/>
          <table:table-cell office:value-type="float" office:value="1427749543.3941" calcext:value-type="float">
            <text:p>1427749543.3941</text:p>
          </table:table-cell>
          <table:table-cell office:value-type="float" office:value="1427749545.00369" calcext:value-type="float">
            <text:p>1427749545.00369</text:p>
          </table:table-cell>
          <table:table-cell table:number-columns-repeated="4"/>
          <table:table-cell table:formula="of:=MAX([.B344];[.D344];[.G344])-MAX([.A344];[.C344];[.E344])" office:value-type="float" office:value="1.60958695411682" calcext:value-type="float">
            <text:p>1.6095869541</text:p>
          </table:table-cell>
          <table:table-cell table:formula="of:=IF(ISBLANK([.E344]);&quot;&quot;;[.I344])">
            <text:p/>
          </table:table-cell>
        </table:table-row>
        <table:table-row table:style-name="ro1">
          <table:table-cell table:number-columns-repeated="4"/>
          <table:table-cell office:value-type="float" office:value="1427749543.3941" calcext:value-type="float">
            <text:p>1427749543.3941</text:p>
          </table:table-cell>
          <table:table-cell office:value-type="float" office:value="1427749544.87911" calcext:value-type="float">
            <text:p>1427749544.87911</text:p>
          </table:table-cell>
          <table:table-cell office:value-type="float" office:value="1427749544.91342" calcext:value-type="float">
            <text:p>1427749544.91342</text:p>
          </table:table-cell>
          <table:table-cell/>
          <table:table-cell table:formula="of:=MAX([.B345];[.D345];[.G345])-MAX([.A345];[.C345];[.E345])" office:value-type="float" office:value="1.51931500434876" calcext:value-type="float">
            <text:p>1.5193150043</text:p>
          </table:table-cell>
          <table:table-cell table:formula="of:=IF(ISBLANK([.E345]);&quot;&quot;;[.I345])" office:value-type="float" office:value="1.51931500434876" calcext:value-type="float">
            <text:p>1.5193150043</text:p>
          </table:table-cell>
        </table:table-row>
        <table:table-row table:style-name="ro1">
          <table:table-cell table:number-columns-repeated="4"/>
          <table:table-cell office:value-type="float" office:value="1427749543.39427" calcext:value-type="float">
            <text:p>1427749543.39427</text:p>
          </table:table-cell>
          <table:table-cell office:value-type="float" office:value="1427749544.87935" calcext:value-type="float">
            <text:p>1427749544.87935</text:p>
          </table:table-cell>
          <table:table-cell office:value-type="float" office:value="1427749544.91948" calcext:value-type="float">
            <text:p>1427749544.91948</text:p>
          </table:table-cell>
          <table:table-cell/>
          <table:table-cell table:formula="of:=MAX([.B346];[.D346];[.G346])-MAX([.A346];[.C346];[.E346])" office:value-type="float" office:value="1.52520895004272" calcext:value-type="float">
            <text:p>1.52520895</text:p>
          </table:table-cell>
          <table:table-cell table:formula="of:=IF(ISBLANK([.E346]);&quot;&quot;;[.I346])" office:value-type="float" office:value="1.52520895004272" calcext:value-type="float">
            <text:p>1.52520895</text:p>
          </table:table-cell>
        </table:table-row>
        <table:table-row table:style-name="ro1">
          <table:table-cell table:number-columns-repeated="4"/>
          <table:table-cell office:value-type="float" office:value="1427749543.39442" calcext:value-type="float">
            <text:p>1427749543.39442</text:p>
          </table:table-cell>
          <table:table-cell office:value-type="float" office:value="1427749544.87946" calcext:value-type="float">
            <text:p>1427749544.87946</text:p>
          </table:table-cell>
          <table:table-cell office:value-type="float" office:value="1427749544.91084" calcext:value-type="float">
            <text:p>1427749544.91084</text:p>
          </table:table-cell>
          <table:table-cell/>
          <table:table-cell table:formula="of:=MAX([.B347];[.D347];[.G347])-MAX([.A347];[.C347];[.E347])" office:value-type="float" office:value="1.51642417907715" calcext:value-type="float">
            <text:p>1.5164241791</text:p>
          </table:table-cell>
          <table:table-cell table:formula="of:=IF(ISBLANK([.E347]);&quot;&quot;;[.I347])" office:value-type="float" office:value="1.51642417907715" calcext:value-type="float">
            <text:p>1.5164241791</text:p>
          </table:table-cell>
        </table:table-row>
        <table:table-row table:style-name="ro1">
          <table:table-cell table:number-columns-repeated="4"/>
          <table:table-cell office:value-type="float" office:value="1427749543.39455" calcext:value-type="float">
            <text:p>1427749543.39455</text:p>
          </table:table-cell>
          <table:table-cell office:value-type="float" office:value="1427749544.87941" calcext:value-type="float">
            <text:p>1427749544.87941</text:p>
          </table:table-cell>
          <table:table-cell office:value-type="float" office:value="1427749544.91098" calcext:value-type="float">
            <text:p>1427749544.91098</text:p>
          </table:table-cell>
          <table:table-cell/>
          <table:table-cell table:formula="of:=MAX([.B348];[.D348];[.G348])-MAX([.A348];[.C348];[.E348])" office:value-type="float" office:value="1.51642799377441" calcext:value-type="float">
            <text:p>1.5164279938</text:p>
          </table:table-cell>
          <table:table-cell table:formula="of:=IF(ISBLANK([.E348]);&quot;&quot;;[.I348])" office:value-type="float" office:value="1.51642799377441" calcext:value-type="float">
            <text:p>1.5164279938</text:p>
          </table:table-cell>
        </table:table-row>
        <table:table-row table:style-name="ro1">
          <table:table-cell table:number-columns-repeated="4"/>
          <table:table-cell office:value-type="float" office:value="1427749543.39469" calcext:value-type="float">
            <text:p>1427749543.39469</text:p>
          </table:table-cell>
          <table:table-cell office:value-type="float" office:value="1427749544.87958" calcext:value-type="float">
            <text:p>1427749544.87958</text:p>
          </table:table-cell>
          <table:table-cell office:value-type="float" office:value="1427749544.91346" calcext:value-type="float">
            <text:p>1427749544.91346</text:p>
          </table:table-cell>
          <table:table-cell/>
          <table:table-cell table:formula="of:=MAX([.B349];[.D349];[.G349])-MAX([.A349];[.C349];[.E349])" office:value-type="float" office:value="1.51876497268677" calcext:value-type="float">
            <text:p>1.5187649727</text:p>
          </table:table-cell>
          <table:table-cell table:formula="of:=IF(ISBLANK([.E349]);&quot;&quot;;[.I349])" office:value-type="float" office:value="1.51876497268677" calcext:value-type="float">
            <text:p>1.5187649727</text:p>
          </table:table-cell>
        </table:table-row>
        <table:table-row table:style-name="ro1">
          <table:table-cell table:number-columns-repeated="4"/>
          <table:table-cell office:value-type="float" office:value="1427749543.39483" calcext:value-type="float">
            <text:p>1427749543.39483</text:p>
          </table:table-cell>
          <table:table-cell office:value-type="float" office:value="1427749544.87927" calcext:value-type="float">
            <text:p>1427749544.87927</text:p>
          </table:table-cell>
          <table:table-cell office:value-type="float" office:value="1427749544.91599" calcext:value-type="float">
            <text:p>1427749544.91599</text:p>
          </table:table-cell>
          <table:table-cell/>
          <table:table-cell table:formula="of:=MAX([.B350];[.D350];[.G350])-MAX([.A350];[.C350];[.E350])" office:value-type="float" office:value="1.52116394042969" calcext:value-type="float">
            <text:p>1.5211639404</text:p>
          </table:table-cell>
          <table:table-cell table:formula="of:=IF(ISBLANK([.E350]);&quot;&quot;;[.I350])" office:value-type="float" office:value="1.52116394042969" calcext:value-type="float">
            <text:p>1.5211639404</text:p>
          </table:table-cell>
        </table:table-row>
        <table:table-row table:style-name="ro1">
          <table:table-cell table:number-columns-repeated="4"/>
          <table:table-cell office:value-type="float" office:value="1427749543.39497" calcext:value-type="float">
            <text:p>1427749543.39497</text:p>
          </table:table-cell>
          <table:table-cell office:value-type="float" office:value="1427749544.96925" calcext:value-type="float">
            <text:p>1427749544.96925</text:p>
          </table:table-cell>
          <table:table-cell office:value-type="float" office:value="1427749545.00368" calcext:value-type="float">
            <text:p>1427749545.00368</text:p>
          </table:table-cell>
          <table:table-cell/>
          <table:table-cell table:formula="of:=MAX([.B351];[.D351];[.G351])-MAX([.A351];[.C351];[.E351])" office:value-type="float" office:value="1.6087110042572" calcext:value-type="float">
            <text:p>1.6087110043</text:p>
          </table:table-cell>
          <table:table-cell table:formula="of:=IF(ISBLANK([.E351]);&quot;&quot;;[.I351])" office:value-type="float" office:value="1.6087110042572" calcext:value-type="float">
            <text:p>1.6087110043</text:p>
          </table:table-cell>
        </table:table-row>
        <table:table-row table:style-name="ro1">
          <table:table-cell table:number-columns-repeated="4"/>
          <table:table-cell office:value-type="float" office:value="1427749543.3951" calcext:value-type="float">
            <text:p>1427749543.3951</text:p>
          </table:table-cell>
          <table:table-cell office:value-type="float" office:value="1427749544.87916" calcext:value-type="float">
            <text:p>1427749544.87916</text:p>
          </table:table-cell>
          <table:table-cell office:value-type="float" office:value="1427749544.92112" calcext:value-type="float">
            <text:p>1427749544.92112</text:p>
          </table:table-cell>
          <table:table-cell/>
          <table:table-cell table:formula="of:=MAX([.B352];[.D352];[.G352])-MAX([.A352];[.C352];[.E352])" office:value-type="float" office:value="1.52602195739746" calcext:value-type="float">
            <text:p>1.5260219574</text:p>
          </table:table-cell>
          <table:table-cell table:formula="of:=IF(ISBLANK([.E352]);&quot;&quot;;[.I352])" office:value-type="float" office:value="1.52602195739746" calcext:value-type="float">
            <text:p>1.5260219574</text:p>
          </table:table-cell>
        </table:table-row>
        <table:table-row table:style-name="ro1">
          <table:table-cell table:number-columns-repeated="4"/>
          <table:table-cell office:value-type="float" office:value="1427749543.39524" calcext:value-type="float">
            <text:p>1427749543.39524</text:p>
          </table:table-cell>
          <table:table-cell office:value-type="float" office:value="1427749544.87952" calcext:value-type="float">
            <text:p>1427749544.87952</text:p>
          </table:table-cell>
          <table:table-cell office:value-type="float" office:value="1427749544.91561" calcext:value-type="float">
            <text:p>1427749544.91561</text:p>
          </table:table-cell>
          <table:table-cell/>
          <table:table-cell table:formula="of:=MAX([.B353];[.D353];[.G353])-MAX([.A353];[.C353];[.E353])" office:value-type="float" office:value="1.52037191390991" calcext:value-type="float">
            <text:p>1.5203719139</text:p>
          </table:table-cell>
          <table:table-cell table:formula="of:=IF(ISBLANK([.E353]);&quot;&quot;;[.I353])" office:value-type="float" office:value="1.52037191390991" calcext:value-type="float">
            <text:p>1.5203719139</text:p>
          </table:table-cell>
        </table:table-row>
        <table:table-row table:style-name="ro1">
          <table:table-cell table:number-columns-repeated="4"/>
          <table:table-cell office:value-type="float" office:value="1427749543.39541" calcext:value-type="float">
            <text:p>1427749543.39541</text:p>
          </table:table-cell>
          <table:table-cell office:value-type="float" office:value="1427749544.87922" calcext:value-type="float">
            <text:p>1427749544.87922</text:p>
          </table:table-cell>
          <table:table-cell office:value-type="float" office:value="1427749544.91942" calcext:value-type="float">
            <text:p>1427749544.91942</text:p>
          </table:table-cell>
          <table:table-cell/>
          <table:table-cell table:formula="of:=MAX([.B354];[.D354];[.G354])-MAX([.A354];[.C354];[.E354])" office:value-type="float" office:value="1.52400684356689" calcext:value-type="float">
            <text:p>1.5240068436</text:p>
          </table:table-cell>
          <table:table-cell table:formula="of:=IF(ISBLANK([.E354]);&quot;&quot;;[.I354])" office:value-type="float" office:value="1.52400684356689" calcext:value-type="float">
            <text:p>1.5240068436</text:p>
          </table:table-cell>
        </table:table-row>
        <table:table-row table:style-name="ro1">
          <table:table-cell table:number-columns-repeated="2"/>
          <table:table-cell office:value-type="float" office:value="1427749545.0037" calcext:value-type="float">
            <text:p>1427749545.0037</text:p>
          </table:table-cell>
          <table:table-cell office:value-type="float" office:value="1427749546.83998" calcext:value-type="float">
            <text:p>1427749546.83998</text:p>
          </table:table-cell>
          <table:table-cell table:number-columns-repeated="4"/>
          <table:table-cell table:formula="of:=MAX([.B355];[.D355];[.G355])-MAX([.A355];[.C355];[.E355])" office:value-type="float" office:value="1.83627915382385" calcext:value-type="float">
            <text:p>1.8362791538</text:p>
          </table:table-cell>
          <table:table-cell table:formula="of:=IF(ISBLANK([.E355]);&quot;&quot;;[.I355])">
            <text:p/>
          </table:table-cell>
        </table:table-row>
        <table:table-row table:style-name="ro1">
          <table:table-cell table:number-columns-repeated="4"/>
          <table:table-cell office:value-type="float" office:value="1427749545.0037" calcext:value-type="float">
            <text:p>1427749545.0037</text:p>
          </table:table-cell>
          <table:table-cell office:value-type="float" office:value="1427749546.80442" calcext:value-type="float">
            <text:p>1427749546.80442</text:p>
          </table:table-cell>
          <table:table-cell office:value-type="float" office:value="1427749546.83997" calcext:value-type="float">
            <text:p>1427749546.83997</text:p>
          </table:table-cell>
          <table:table-cell/>
          <table:table-cell table:formula="of:=MAX([.B356];[.D356];[.G356])-MAX([.A356];[.C356];[.E356])" office:value-type="float" office:value="1.83627080917358" calcext:value-type="float">
            <text:p>1.8362708092</text:p>
          </table:table-cell>
          <table:table-cell table:formula="of:=IF(ISBLANK([.E356]);&quot;&quot;;[.I356])" office:value-type="float" office:value="1.83627080917358" calcext:value-type="float">
            <text:p>1.8362708092</text:p>
          </table:table-cell>
        </table:table-row>
        <table:table-row table:style-name="ro1">
          <table:table-cell table:number-columns-repeated="4"/>
          <table:table-cell office:value-type="float" office:value="1427749545.00388" calcext:value-type="float">
            <text:p>1427749545.00388</text:p>
          </table:table-cell>
          <table:table-cell office:value-type="float" office:value="1427749546.31947" calcext:value-type="float">
            <text:p>1427749546.31947</text:p>
          </table:table-cell>
          <table:table-cell office:value-type="float" office:value="1427749546.40186" calcext:value-type="float">
            <text:p>1427749546.40186</text:p>
          </table:table-cell>
          <table:table-cell/>
          <table:table-cell table:formula="of:=MAX([.B357];[.D357];[.G357])-MAX([.A357];[.C357];[.E357])" office:value-type="float" office:value="1.39798498153687" calcext:value-type="float">
            <text:p>1.3979849815</text:p>
          </table:table-cell>
          <table:table-cell table:formula="of:=IF(ISBLANK([.E357]);&quot;&quot;;[.I357])" office:value-type="float" office:value="1.39798498153687" calcext:value-type="float">
            <text:p>1.3979849815</text:p>
          </table:table-cell>
        </table:table-row>
        <table:table-row table:style-name="ro1">
          <table:table-cell table:number-columns-repeated="4"/>
          <table:table-cell office:value-type="float" office:value="1427749545.00402" calcext:value-type="float">
            <text:p>1427749545.00402</text:p>
          </table:table-cell>
          <table:table-cell office:value-type="float" office:value="1427749546.56014" calcext:value-type="float">
            <text:p>1427749546.56014</text:p>
          </table:table-cell>
          <table:table-cell office:value-type="float" office:value="1427749546.63825" calcext:value-type="float">
            <text:p>1427749546.63825</text:p>
          </table:table-cell>
          <table:table-cell/>
          <table:table-cell table:formula="of:=MAX([.B358];[.D358];[.G358])-MAX([.A358];[.C358];[.E358])" office:value-type="float" office:value="1.63422107696533" calcext:value-type="float">
            <text:p>1.634221077</text:p>
          </table:table-cell>
          <table:table-cell table:formula="of:=IF(ISBLANK([.E358]);&quot;&quot;;[.I358])" office:value-type="float" office:value="1.63422107696533" calcext:value-type="float">
            <text:p>1.634221077</text:p>
          </table:table-cell>
        </table:table-row>
        <table:table-row table:style-name="ro1">
          <table:table-cell table:number-columns-repeated="4"/>
          <table:table-cell office:value-type="float" office:value="1427749545.00416" calcext:value-type="float">
            <text:p>1427749545.00416</text:p>
          </table:table-cell>
          <table:table-cell office:value-type="float" office:value="1427749545.79165" calcext:value-type="float">
            <text:p>1427749545.79165</text:p>
          </table:table-cell>
          <table:table-cell office:value-type="float" office:value="1427749545.83138" calcext:value-type="float">
            <text:p>1427749545.83138</text:p>
          </table:table-cell>
          <table:table-cell/>
          <table:table-cell table:formula="of:=MAX([.B359];[.D359];[.G359])-MAX([.A359];[.C359];[.E359])" office:value-type="float" office:value="0.827209949493408" calcext:value-type="float">
            <text:p>0.8272099495</text:p>
          </table:table-cell>
          <table:table-cell table:formula="of:=IF(ISBLANK([.E359]);&quot;&quot;;[.I359])" office:value-type="float" office:value="0.827209949493408" calcext:value-type="float">
            <text:p>0.8272099495</text:p>
          </table:table-cell>
        </table:table-row>
        <table:table-row table:style-name="ro1">
          <table:table-cell table:number-columns-repeated="4"/>
          <table:table-cell office:value-type="float" office:value="1427749545.0043" calcext:value-type="float">
            <text:p>1427749545.0043</text:p>
          </table:table-cell>
          <table:table-cell office:value-type="float" office:value="1427749546.48227" calcext:value-type="float">
            <text:p>1427749546.48227</text:p>
          </table:table-cell>
          <table:table-cell office:value-type="float" office:value="1427749546.56018" calcext:value-type="float">
            <text:p>1427749546.56018</text:p>
          </table:table-cell>
          <table:table-cell/>
          <table:table-cell table:formula="of:=MAX([.B360];[.D360];[.G360])-MAX([.A360];[.C360];[.E360])" office:value-type="float" office:value="1.55587911605835" calcext:value-type="float">
            <text:p>1.5558791161</text:p>
          </table:table-cell>
          <table:table-cell table:formula="of:=IF(ISBLANK([.E360]);&quot;&quot;;[.I360])" office:value-type="float" office:value="1.55587911605835" calcext:value-type="float">
            <text:p>1.5558791161</text:p>
          </table:table-cell>
        </table:table-row>
        <table:table-row table:style-name="ro1">
          <table:table-cell table:number-columns-repeated="4"/>
          <table:table-cell office:value-type="float" office:value="1427749545.00447" calcext:value-type="float">
            <text:p>1427749545.00447</text:p>
          </table:table-cell>
          <table:table-cell office:value-type="float" office:value="1427749546.72211" calcext:value-type="float">
            <text:p>1427749546.72211</text:p>
          </table:table-cell>
          <table:table-cell office:value-type="float" office:value="1427749546.75847" calcext:value-type="float">
            <text:p>1427749546.75847</text:p>
          </table:table-cell>
          <table:table-cell/>
          <table:table-cell table:formula="of:=MAX([.B361];[.D361];[.G361])-MAX([.A361];[.C361];[.E361])" office:value-type="float" office:value="1.75399994850159" calcext:value-type="float">
            <text:p>1.7539999485</text:p>
          </table:table-cell>
          <table:table-cell table:formula="of:=IF(ISBLANK([.E361]);&quot;&quot;;[.I361])" office:value-type="float" office:value="1.75399994850159" calcext:value-type="float">
            <text:p>1.7539999485</text:p>
          </table:table-cell>
        </table:table-row>
        <table:table-row table:style-name="ro1">
          <table:table-cell table:number-columns-repeated="4"/>
          <table:table-cell office:value-type="float" office:value="1427749545.00463" calcext:value-type="float">
            <text:p>1427749545.00463</text:p>
          </table:table-cell>
          <table:table-cell office:value-type="float" office:value="1427749546.40182" calcext:value-type="float">
            <text:p>1427749546.40182</text:p>
          </table:table-cell>
          <table:table-cell office:value-type="float" office:value="1427749546.48231" calcext:value-type="float">
            <text:p>1427749546.48231</text:p>
          </table:table-cell>
          <table:table-cell/>
          <table:table-cell table:formula="of:=MAX([.B362];[.D362];[.G362])-MAX([.A362];[.C362];[.E362])" office:value-type="float" office:value="1.47768616676331" calcext:value-type="float">
            <text:p>1.4776861668</text:p>
          </table:table-cell>
          <table:table-cell table:formula="of:=IF(ISBLANK([.E362]);&quot;&quot;;[.I362])" office:value-type="float" office:value="1.47768616676331" calcext:value-type="float">
            <text:p>1.4776861668</text:p>
          </table:table-cell>
        </table:table-row>
        <table:table-row table:style-name="ro1">
          <table:table-cell table:number-columns-repeated="4"/>
          <table:table-cell office:value-type="float" office:value="1427749545.00475" calcext:value-type="float">
            <text:p>1427749545.00475</text:p>
          </table:table-cell>
          <table:table-cell office:value-type="float" office:value="1427749546.71698" calcext:value-type="float">
            <text:p>1427749546.71698</text:p>
          </table:table-cell>
          <table:table-cell office:value-type="float" office:value="1427749546.75325" calcext:value-type="float">
            <text:p>1427749546.75325</text:p>
          </table:table-cell>
          <table:table-cell/>
          <table:table-cell table:formula="of:=MAX([.B363];[.D363];[.G363])-MAX([.A363];[.C363];[.E363])" office:value-type="float" office:value="1.74850416183472" calcext:value-type="float">
            <text:p>1.7485041618</text:p>
          </table:table-cell>
          <table:table-cell table:formula="of:=IF(ISBLANK([.E363]);&quot;&quot;;[.I363])" office:value-type="float" office:value="1.74850416183472" calcext:value-type="float">
            <text:p>1.7485041618</text:p>
          </table:table-cell>
        </table:table-row>
        <table:table-row table:style-name="ro1">
          <table:table-cell table:number-columns-repeated="4"/>
          <table:table-cell office:value-type="float" office:value="1427749545.00486" calcext:value-type="float">
            <text:p>1427749545.00486</text:p>
          </table:table-cell>
          <table:table-cell office:value-type="float" office:value="1427749546.22737" calcext:value-type="float">
            <text:p>1427749546.22737</text:p>
          </table:table-cell>
          <table:table-cell office:value-type="float" office:value="1427749546.31951" calcext:value-type="float">
            <text:p>1427749546.31951</text:p>
          </table:table-cell>
          <table:table-cell/>
          <table:table-cell table:formula="of:=MAX([.B364];[.D364];[.G364])-MAX([.A364];[.C364];[.E364])" office:value-type="float" office:value="1.31465077400208" calcext:value-type="float">
            <text:p>1.314650774</text:p>
          </table:table-cell>
          <table:table-cell table:formula="of:=IF(ISBLANK([.E364]);&quot;&quot;;[.I364])" office:value-type="float" office:value="1.31465077400208" calcext:value-type="float">
            <text:p>1.314650774</text:p>
          </table:table-cell>
        </table:table-row>
        <table:table-row table:style-name="ro1">
          <table:table-cell table:number-columns-repeated="4"/>
          <table:table-cell office:value-type="float" office:value="1427749545.005" calcext:value-type="float">
            <text:p>1427749545.005</text:p>
          </table:table-cell>
          <table:table-cell office:value-type="float" office:value="1427749545.91381" calcext:value-type="float">
            <text:p>1427749545.91381</text:p>
          </table:table-cell>
          <table:table-cell office:value-type="float" office:value="1427749545.94765" calcext:value-type="float">
            <text:p>1427749545.94765</text:p>
          </table:table-cell>
          <table:table-cell/>
          <table:table-cell table:formula="of:=MAX([.B365];[.D365];[.G365])-MAX([.A365];[.C365];[.E365])" office:value-type="float" office:value="0.942642211914063" calcext:value-type="float">
            <text:p>0.9426422119</text:p>
          </table:table-cell>
          <table:table-cell table:formula="of:=IF(ISBLANK([.E365]);&quot;&quot;;[.I365])" office:value-type="float" office:value="0.942642211914063" calcext:value-type="float">
            <text:p>0.9426422119</text:p>
          </table:table-cell>
        </table:table-row>
        <table:table-row table:style-name="ro1">
          <table:table-cell table:number-columns-repeated="2"/>
          <table:table-cell office:value-type="float" office:value="1427749546.83998" calcext:value-type="float">
            <text:p>1427749546.83998</text:p>
          </table:table-cell>
          <table:table-cell office:value-type="float" office:value="1427749548.46519" calcext:value-type="float">
            <text:p>1427749548.46519</text:p>
          </table:table-cell>
          <table:table-cell table:number-columns-repeated="4"/>
          <table:table-cell table:formula="of:=MAX([.B366];[.D366];[.G366])-MAX([.A366];[.C366];[.E366])" office:value-type="float" office:value="1.62520217895508" calcext:value-type="float">
            <text:p>1.625202179</text:p>
          </table:table-cell>
          <table:table-cell table:formula="of:=IF(ISBLANK([.E366]);&quot;&quot;;[.I366])">
            <text:p/>
          </table:table-cell>
        </table:table-row>
        <table:table-row table:style-name="ro1">
          <table:table-cell table:number-columns-repeated="4"/>
          <table:table-cell office:value-type="float" office:value="1427749546.83999" calcext:value-type="float">
            <text:p>1427749546.83999</text:p>
          </table:table-cell>
          <table:table-cell office:value-type="float" office:value="1427749548.35181" calcext:value-type="float">
            <text:p>1427749548.35181</text:p>
          </table:table-cell>
          <table:table-cell office:value-type="float" office:value="1427749548.3875" calcext:value-type="float">
            <text:p>1427749548.3875</text:p>
          </table:table-cell>
          <table:table-cell/>
          <table:table-cell table:formula="of:=MAX([.B367];[.D367];[.G367])-MAX([.A367];[.C367];[.E367])" office:value-type="float" office:value="1.54750990867615" calcext:value-type="float">
            <text:p>1.5475099087</text:p>
          </table:table-cell>
          <table:table-cell table:formula="of:=IF(ISBLANK([.E367]);&quot;&quot;;[.I367])" office:value-type="float" office:value="1.54750990867615" calcext:value-type="float">
            <text:p>1.5475099087</text:p>
          </table:table-cell>
        </table:table-row>
        <table:table-row table:style-name="ro1">
          <table:table-cell table:number-columns-repeated="4"/>
          <table:table-cell office:value-type="float" office:value="1427749546.84016" calcext:value-type="float">
            <text:p>1427749546.84016</text:p>
          </table:table-cell>
          <table:table-cell office:value-type="float" office:value="1427749548.35187" calcext:value-type="float">
            <text:p>1427749548.35187</text:p>
          </table:table-cell>
          <table:table-cell office:value-type="float" office:value="1427749548.38541" calcext:value-type="float">
            <text:p>1427749548.38541</text:p>
          </table:table-cell>
          <table:table-cell/>
          <table:table-cell table:formula="of:=MAX([.B368];[.D368];[.G368])-MAX([.A368];[.C368];[.E368])" office:value-type="float" office:value="1.54525685310364" calcext:value-type="float">
            <text:p>1.5452568531</text:p>
          </table:table-cell>
          <table:table-cell table:formula="of:=IF(ISBLANK([.E368]);&quot;&quot;;[.I368])" office:value-type="float" office:value="1.54525685310364" calcext:value-type="float">
            <text:p>1.5452568531</text:p>
          </table:table-cell>
        </table:table-row>
        <table:table-row table:style-name="ro1">
          <table:table-cell table:number-columns-repeated="4"/>
          <table:table-cell office:value-type="float" office:value="1427749546.8403" calcext:value-type="float">
            <text:p>1427749546.8403</text:p>
          </table:table-cell>
          <table:table-cell office:value-type="float" office:value="1427749548.35202" calcext:value-type="float">
            <text:p>1427749548.35202</text:p>
          </table:table-cell>
          <table:table-cell office:value-type="float" office:value="1427749548.38743" calcext:value-type="float">
            <text:p>1427749548.38743</text:p>
          </table:table-cell>
          <table:table-cell/>
          <table:table-cell table:formula="of:=MAX([.B369];[.D369];[.G369])-MAX([.A369];[.C369];[.E369])" office:value-type="float" office:value="1.54713106155396" calcext:value-type="float">
            <text:p>1.5471310616</text:p>
          </table:table-cell>
          <table:table-cell table:formula="of:=IF(ISBLANK([.E369]);&quot;&quot;;[.I369])" office:value-type="float" office:value="1.54713106155396" calcext:value-type="float">
            <text:p>1.5471310616</text:p>
          </table:table-cell>
        </table:table-row>
        <table:table-row table:style-name="ro1">
          <table:table-cell table:number-columns-repeated="4"/>
          <table:table-cell office:value-type="float" office:value="1427749546.84044" calcext:value-type="float">
            <text:p>1427749546.84044</text:p>
          </table:table-cell>
          <table:table-cell office:value-type="float" office:value="1427749548.35197" calcext:value-type="float">
            <text:p>1427749548.35197</text:p>
          </table:table-cell>
          <table:table-cell office:value-type="float" office:value="1427749548.39123" calcext:value-type="float">
            <text:p>1427749548.39123</text:p>
          </table:table-cell>
          <table:table-cell/>
          <table:table-cell table:formula="of:=MAX([.B370];[.D370];[.G370])-MAX([.A370];[.C370];[.E370])" office:value-type="float" office:value="1.55079197883606" calcext:value-type="float">
            <text:p>1.5507919788</text:p>
          </table:table-cell>
          <table:table-cell table:formula="of:=IF(ISBLANK([.E370]);&quot;&quot;;[.I370])" office:value-type="float" office:value="1.55079197883606" calcext:value-type="float">
            <text:p>1.5507919788</text:p>
          </table:table-cell>
        </table:table-row>
        <table:table-row table:style-name="ro1">
          <table:table-cell table:number-columns-repeated="4"/>
          <table:table-cell office:value-type="float" office:value="1427749546.84057" calcext:value-type="float">
            <text:p>1427749546.84057</text:p>
          </table:table-cell>
          <table:table-cell office:value-type="float" office:value="1427749548.35192" calcext:value-type="float">
            <text:p>1427749548.35192</text:p>
          </table:table-cell>
          <table:table-cell office:value-type="float" office:value="1427749548.38292" calcext:value-type="float">
            <text:p>1427749548.38292</text:p>
          </table:table-cell>
          <table:table-cell/>
          <table:table-cell table:formula="of:=MAX([.B371];[.D371];[.G371])-MAX([.A371];[.C371];[.E371])" office:value-type="float" office:value="1.54234290122986" calcext:value-type="float">
            <text:p>1.5423429012</text:p>
          </table:table-cell>
          <table:table-cell table:formula="of:=IF(ISBLANK([.E371]);&quot;&quot;;[.I371])" office:value-type="float" office:value="1.54234290122986" calcext:value-type="float">
            <text:p>1.5423429012</text:p>
          </table:table-cell>
        </table:table-row>
        <table:table-row table:style-name="ro1">
          <table:table-cell table:number-columns-repeated="4"/>
          <table:table-cell office:value-type="float" office:value="1427749546.84071" calcext:value-type="float">
            <text:p>1427749546.84071</text:p>
          </table:table-cell>
          <table:table-cell office:value-type="float" office:value="1427749548.35207" calcext:value-type="float">
            <text:p>1427749548.35207</text:p>
          </table:table-cell>
          <table:table-cell office:value-type="float" office:value="1427749548.38287" calcext:value-type="float">
            <text:p>1427749548.38287</text:p>
          </table:table-cell>
          <table:table-cell/>
          <table:table-cell table:formula="of:=MAX([.B372];[.D372];[.G372])-MAX([.A372];[.C372];[.E372])" office:value-type="float" office:value="1.54215717315674" calcext:value-type="float">
            <text:p>1.5421571732</text:p>
          </table:table-cell>
          <table:table-cell table:formula="of:=IF(ISBLANK([.E372]);&quot;&quot;;[.I372])" office:value-type="float" office:value="1.54215717315674" calcext:value-type="float">
            <text:p>1.5421571732</text:p>
          </table:table-cell>
        </table:table-row>
        <table:table-row table:style-name="ro1">
          <table:table-cell table:number-columns-repeated="4"/>
          <table:table-cell office:value-type="float" office:value="1427749546.84086" calcext:value-type="float">
            <text:p>1427749546.84086</text:p>
          </table:table-cell>
          <table:table-cell office:value-type="float" office:value="1427749548.43245" calcext:value-type="float">
            <text:p>1427749548.43245</text:p>
          </table:table-cell>
          <table:table-cell office:value-type="float" office:value="1427749548.46518" calcext:value-type="float">
            <text:p>1427749548.46518</text:p>
          </table:table-cell>
          <table:table-cell/>
          <table:table-cell table:formula="of:=MAX([.B373];[.D373];[.G373])-MAX([.A373];[.C373];[.E373])" office:value-type="float" office:value="1.62432289123535" calcext:value-type="float">
            <text:p>1.6243228912</text:p>
          </table:table-cell>
          <table:table-cell table:formula="of:=IF(ISBLANK([.E373]);&quot;&quot;;[.I373])" office:value-type="float" office:value="1.62432289123535" calcext:value-type="float">
            <text:p>1.6243228912</text:p>
          </table:table-cell>
        </table:table-row>
        <table:table-row table:style-name="ro1">
          <table:table-cell table:number-columns-repeated="4"/>
          <table:table-cell office:value-type="float" office:value="1427749546.841" calcext:value-type="float">
            <text:p>1427749546.841</text:p>
          </table:table-cell>
          <table:table-cell office:value-type="float" office:value="1427749548.35217" calcext:value-type="float">
            <text:p>1427749548.35217</text:p>
          </table:table-cell>
          <table:table-cell office:value-type="float" office:value="1427749548.39127" calcext:value-type="float">
            <text:p>1427749548.39127</text:p>
          </table:table-cell>
          <table:table-cell/>
          <table:table-cell table:formula="of:=MAX([.B374];[.D374];[.G374])-MAX([.A374];[.C374];[.E374])" office:value-type="float" office:value="1.55027103424072" calcext:value-type="float">
            <text:p>1.5502710342</text:p>
          </table:table-cell>
          <table:table-cell table:formula="of:=IF(ISBLANK([.E374]);&quot;&quot;;[.I374])" office:value-type="float" office:value="1.55027103424072" calcext:value-type="float">
            <text:p>1.5502710342</text:p>
          </table:table-cell>
        </table:table-row>
        <table:table-row table:style-name="ro1">
          <table:table-cell table:number-columns-repeated="4"/>
          <table:table-cell office:value-type="float" office:value="1427749546.84113" calcext:value-type="float">
            <text:p>1427749546.84113</text:p>
          </table:table-cell>
          <table:table-cell office:value-type="float" office:value="1427749548.35223" calcext:value-type="float">
            <text:p>1427749548.35223</text:p>
          </table:table-cell>
          <table:table-cell office:value-type="float" office:value="1427749548.39128" calcext:value-type="float">
            <text:p>1427749548.39128</text:p>
          </table:table-cell>
          <table:table-cell/>
          <table:table-cell table:formula="of:=MAX([.B375];[.D375];[.G375])-MAX([.A375];[.C375];[.E375])" office:value-type="float" office:value="1.55014395713806" calcext:value-type="float">
            <text:p>1.5501439571</text:p>
          </table:table-cell>
          <table:table-cell table:formula="of:=IF(ISBLANK([.E375]);&quot;&quot;;[.I375])" office:value-type="float" office:value="1.55014395713806" calcext:value-type="float">
            <text:p>1.5501439571</text:p>
          </table:table-cell>
        </table:table-row>
        <table:table-row table:style-name="ro1">
          <table:table-cell table:number-columns-repeated="4"/>
          <table:table-cell office:value-type="float" office:value="1427749546.84127" calcext:value-type="float">
            <text:p>1427749546.84127</text:p>
          </table:table-cell>
          <table:table-cell office:value-type="float" office:value="1427749548.35212" calcext:value-type="float">
            <text:p>1427749548.35212</text:p>
          </table:table-cell>
          <table:table-cell office:value-type="float" office:value="1427749548.39124" calcext:value-type="float">
            <text:p>1427749548.39124</text:p>
          </table:table-cell>
          <table:table-cell/>
          <table:table-cell table:formula="of:=MAX([.B376];[.D376];[.G376])-MAX([.A376];[.C376];[.E376])" office:value-type="float" office:value="1.54996514320374" calcext:value-type="float">
            <text:p>1.5499651432</text:p>
          </table:table-cell>
          <table:table-cell table:formula="of:=IF(ISBLANK([.E376]);&quot;&quot;;[.I376])" office:value-type="float" office:value="1.54996514320374" calcext:value-type="float">
            <text:p>1.5499651432</text:p>
          </table:table-cell>
        </table:table-row>
        <table:table-row table:style-name="ro1">
          <table:table-cell table:number-columns-repeated="2"/>
          <table:table-cell office:value-type="float" office:value="1427749548.4652" calcext:value-type="float">
            <text:p>1427749548.4652</text:p>
          </table:table-cell>
          <table:table-cell office:value-type="float" office:value="1427749550.17569" calcext:value-type="float">
            <text:p>1427749550.17569</text:p>
          </table:table-cell>
          <table:table-cell table:number-columns-repeated="4"/>
          <table:table-cell table:formula="of:=MAX([.B377];[.D377];[.G377])-MAX([.A377];[.C377];[.E377])" office:value-type="float" office:value="1.7104971408844" calcext:value-type="float">
            <text:p>1.7104971409</text:p>
          </table:table-cell>
          <table:table-cell table:formula="of:=IF(ISBLANK([.E377]);&quot;&quot;;[.I377])">
            <text:p/>
          </table:table-cell>
        </table:table-row>
        <table:table-row table:style-name="ro1">
          <table:table-cell table:number-columns-repeated="4"/>
          <table:table-cell office:value-type="float" office:value="1427749548.4652" calcext:value-type="float">
            <text:p>1427749548.4652</text:p>
          </table:table-cell>
          <table:table-cell office:value-type="float" office:value="1427749550.04626" calcext:value-type="float">
            <text:p>1427749550.04626</text:p>
          </table:table-cell>
          <table:table-cell office:value-type="float" office:value="1427749550.07968" calcext:value-type="float">
            <text:p>1427749550.07968</text:p>
          </table:table-cell>
          <table:table-cell/>
          <table:table-cell table:formula="of:=MAX([.B378];[.D378];[.G378])-MAX([.A378];[.C378];[.E378])" office:value-type="float" office:value="1.61448001861572" calcext:value-type="float">
            <text:p>1.6144800186</text:p>
          </table:table-cell>
          <table:table-cell table:formula="of:=IF(ISBLANK([.E378]);&quot;&quot;;[.I378])" office:value-type="float" office:value="1.61448001861572" calcext:value-type="float">
            <text:p>1.6144800186</text:p>
          </table:table-cell>
        </table:table-row>
        <table:table-row table:style-name="ro1">
          <table:table-cell table:number-columns-repeated="4"/>
          <table:table-cell office:value-type="float" office:value="1427749548.46537" calcext:value-type="float">
            <text:p>1427749548.46537</text:p>
          </table:table-cell>
          <table:table-cell office:value-type="float" office:value="1427749550.04632" calcext:value-type="float">
            <text:p>1427749550.04632</text:p>
          </table:table-cell>
          <table:table-cell office:value-type="float" office:value="1427749550.08347" calcext:value-type="float">
            <text:p>1427749550.08347</text:p>
          </table:table-cell>
          <table:table-cell/>
          <table:table-cell table:formula="of:=MAX([.B379];[.D379];[.G379])-MAX([.A379];[.C379];[.E379])" office:value-type="float" office:value="1.61809420585632" calcext:value-type="float">
            <text:p>1.6180942059</text:p>
          </table:table-cell>
          <table:table-cell table:formula="of:=IF(ISBLANK([.E379]);&quot;&quot;;[.I379])" office:value-type="float" office:value="1.61809420585632" calcext:value-type="float">
            <text:p>1.6180942059</text:p>
          </table:table-cell>
        </table:table-row>
        <table:table-row table:style-name="ro1">
          <table:table-cell table:number-columns-repeated="4"/>
          <table:table-cell office:value-type="float" office:value="1427749548.46551" calcext:value-type="float">
            <text:p>1427749548.46551</text:p>
          </table:table-cell>
          <table:table-cell office:value-type="float" office:value="1427749550.0462" calcext:value-type="float">
            <text:p>1427749550.0462</text:p>
          </table:table-cell>
          <table:table-cell office:value-type="float" office:value="1427749550.08094" calcext:value-type="float">
            <text:p>1427749550.08094</text:p>
          </table:table-cell>
          <table:table-cell/>
          <table:table-cell table:formula="of:=MAX([.B380];[.D380];[.G380])-MAX([.A380];[.C380];[.E380])" office:value-type="float" office:value="1.61542201042175" calcext:value-type="float">
            <text:p>1.6154220104</text:p>
          </table:table-cell>
          <table:table-cell table:formula="of:=IF(ISBLANK([.E380]);&quot;&quot;;[.I380])" office:value-type="float" office:value="1.61542201042175" calcext:value-type="float">
            <text:p>1.6154220104</text:p>
          </table:table-cell>
        </table:table-row>
        <table:table-row table:style-name="ro1">
          <table:table-cell table:number-columns-repeated="4"/>
          <table:table-cell office:value-type="float" office:value="1427749548.46566" calcext:value-type="float">
            <text:p>1427749548.46566</text:p>
          </table:table-cell>
          <table:table-cell office:value-type="float" office:value="1427749550.04637" calcext:value-type="float">
            <text:p>1427749550.04637</text:p>
          </table:table-cell>
          <table:table-cell office:value-type="float" office:value="1427749550.07835" calcext:value-type="float">
            <text:p>1427749550.07835</text:p>
          </table:table-cell>
          <table:table-cell/>
          <table:table-cell table:formula="of:=MAX([.B381];[.D381];[.G381])-MAX([.A381];[.C381];[.E381])" office:value-type="float" office:value="1.61269211769104" calcext:value-type="float">
            <text:p>1.6126921177</text:p>
          </table:table-cell>
          <table:table-cell table:formula="of:=IF(ISBLANK([.E381]);&quot;&quot;;[.I381])" office:value-type="float" office:value="1.61269211769104" calcext:value-type="float">
            <text:p>1.6126921177</text:p>
          </table:table-cell>
        </table:table-row>
        <table:table-row table:style-name="ro1">
          <table:table-cell table:number-columns-repeated="4"/>
          <table:table-cell office:value-type="float" office:value="1427749548.4658" calcext:value-type="float">
            <text:p>1427749548.4658</text:p>
          </table:table-cell>
          <table:table-cell office:value-type="float" office:value="1427749550.04648" calcext:value-type="float">
            <text:p>1427749550.04648</text:p>
          </table:table-cell>
          <table:table-cell office:value-type="float" office:value="1427749550.07971" calcext:value-type="float">
            <text:p>1427749550.07971</text:p>
          </table:table-cell>
          <table:table-cell/>
          <table:table-cell table:formula="of:=MAX([.B382];[.D382];[.G382])-MAX([.A382];[.C382];[.E382])" office:value-type="float" office:value="1.61390614509583" calcext:value-type="float">
            <text:p>1.6139061451</text:p>
          </table:table-cell>
          <table:table-cell table:formula="of:=IF(ISBLANK([.E382]);&quot;&quot;;[.I382])" office:value-type="float" office:value="1.61390614509583" calcext:value-type="float">
            <text:p>1.6139061451</text:p>
          </table:table-cell>
        </table:table-row>
        <table:table-row table:style-name="ro1">
          <table:table-cell table:number-columns-repeated="4"/>
          <table:table-cell office:value-type="float" office:value="1427749548.46594" calcext:value-type="float">
            <text:p>1427749548.46594</text:p>
          </table:table-cell>
          <table:table-cell office:value-type="float" office:value="1427749550.07054" calcext:value-type="float">
            <text:p>1427749550.07054</text:p>
          </table:table-cell>
          <table:table-cell office:value-type="float" office:value="1427749550.10554" calcext:value-type="float">
            <text:p>1427749550.10554</text:p>
          </table:table-cell>
          <table:table-cell/>
          <table:table-cell table:formula="of:=MAX([.B383];[.D383];[.G383])-MAX([.A383];[.C383];[.E383])" office:value-type="float" office:value="1.63959813117981" calcext:value-type="float">
            <text:p>1.6395981312</text:p>
          </table:table-cell>
          <table:table-cell table:formula="of:=IF(ISBLANK([.E383]);&quot;&quot;;[.I383])" office:value-type="float" office:value="1.63959813117981" calcext:value-type="float">
            <text:p>1.6395981312</text:p>
          </table:table-cell>
        </table:table-row>
        <table:table-row table:style-name="ro1">
          <table:table-cell table:number-columns-repeated="4"/>
          <table:table-cell office:value-type="float" office:value="1427749548.46608" calcext:value-type="float">
            <text:p>1427749548.46608</text:p>
          </table:table-cell>
          <table:table-cell office:value-type="float" office:value="1427749550.04643" calcext:value-type="float">
            <text:p>1427749550.04643</text:p>
          </table:table-cell>
          <table:table-cell office:value-type="float" office:value="1427749550.08356" calcext:value-type="float">
            <text:p>1427749550.08356</text:p>
          </table:table-cell>
          <table:table-cell/>
          <table:table-cell table:formula="of:=MAX([.B384];[.D384];[.G384])-MAX([.A384];[.C384];[.E384])" office:value-type="float" office:value="1.61747598648071" calcext:value-type="float">
            <text:p>1.6174759865</text:p>
          </table:table-cell>
          <table:table-cell table:formula="of:=IF(ISBLANK([.E384]);&quot;&quot;;[.I384])" office:value-type="float" office:value="1.61747598648071" calcext:value-type="float">
            <text:p>1.6174759865</text:p>
          </table:table-cell>
        </table:table-row>
        <table:table-row table:style-name="ro1">
          <table:table-cell table:number-columns-repeated="4"/>
          <table:table-cell office:value-type="float" office:value="1427749548.46622" calcext:value-type="float">
            <text:p>1427749548.46622</text:p>
          </table:table-cell>
          <table:table-cell office:value-type="float" office:value="1427749550.13995" calcext:value-type="float">
            <text:p>1427749550.13995</text:p>
          </table:table-cell>
          <table:table-cell office:value-type="float" office:value="1427749550.17568" calcext:value-type="float">
            <text:p>1427749550.17568</text:p>
          </table:table-cell>
          <table:table-cell/>
          <table:table-cell table:formula="of:=MAX([.B385];[.D385];[.G385])-MAX([.A385];[.C385];[.E385])" office:value-type="float" office:value="1.70946097373962" calcext:value-type="float">
            <text:p>1.7094609737</text:p>
          </table:table-cell>
          <table:table-cell table:formula="of:=IF(ISBLANK([.E385]);&quot;&quot;;[.I385])" office:value-type="float" office:value="1.70946097373962" calcext:value-type="float">
            <text:p>1.7094609737</text:p>
          </table:table-cell>
        </table:table-row>
        <table:table-row table:style-name="ro1">
          <table:table-cell table:number-columns-repeated="4"/>
          <table:table-cell office:value-type="float" office:value="1427749548.46636" calcext:value-type="float">
            <text:p>1427749548.46636</text:p>
          </table:table-cell>
          <table:table-cell office:value-type="float" office:value="1427749550.04654" calcext:value-type="float">
            <text:p>1427749550.04654</text:p>
          </table:table-cell>
          <table:table-cell office:value-type="float" office:value="1427749550.08359" calcext:value-type="float">
            <text:p>1427749550.08359</text:p>
          </table:table-cell>
          <table:table-cell/>
          <table:table-cell table:formula="of:=MAX([.B386];[.D386];[.G386])-MAX([.A386];[.C386];[.E386])" office:value-type="float" office:value="1.6172239780426" calcext:value-type="float">
            <text:p>1.617223978</text:p>
          </table:table-cell>
          <table:table-cell table:formula="of:=IF(ISBLANK([.E386]);&quot;&quot;;[.I386])" office:value-type="float" office:value="1.6172239780426" calcext:value-type="float">
            <text:p>1.617223978</text:p>
          </table:table-cell>
        </table:table-row>
        <table:table-row table:style-name="ro1">
          <table:table-cell table:number-columns-repeated="4"/>
          <table:table-cell office:value-type="float" office:value="1427749548.4665" calcext:value-type="float">
            <text:p>1427749548.4665</text:p>
          </table:table-cell>
          <table:table-cell office:value-type="float" office:value="1427749550.04659" calcext:value-type="float">
            <text:p>1427749550.04659</text:p>
          </table:table-cell>
          <table:table-cell office:value-type="float" office:value="1427749550.08351" calcext:value-type="float">
            <text:p>1427749550.08351</text:p>
          </table:table-cell>
          <table:table-cell/>
          <table:table-cell table:formula="of:=MAX([.B387];[.D387];[.G387])-MAX([.A387];[.C387];[.E387])" office:value-type="float" office:value="1.61701202392578" calcext:value-type="float">
            <text:p>1.6170120239</text:p>
          </table:table-cell>
          <table:table-cell table:formula="of:=IF(ISBLANK([.E387]);&quot;&quot;;[.I387])" office:value-type="float" office:value="1.61701202392578" calcext:value-type="float">
            <text:p>1.6170120239</text:p>
          </table:table-cell>
        </table:table-row>
        <table:table-row table:style-name="ro1">
          <table:table-cell table:number-columns-repeated="2"/>
          <table:table-cell office:value-type="float" office:value="1427749550.17571" calcext:value-type="float">
            <text:p>1427749550.17571</text:p>
          </table:table-cell>
          <table:table-cell office:value-type="float" office:value="1427749552.04398" calcext:value-type="float">
            <text:p>1427749552.04398</text:p>
          </table:table-cell>
          <table:table-cell table:number-columns-repeated="4"/>
          <table:table-cell table:formula="of:=MAX([.B388];[.D388];[.G388])-MAX([.A388];[.C388];[.E388])" office:value-type="float" office:value="1.86827707290649" calcext:value-type="float">
            <text:p>1.8682770729</text:p>
          </table:table-cell>
          <table:table-cell table:formula="of:=IF(ISBLANK([.E388]);&quot;&quot;;[.I388])">
            <text:p/>
          </table:table-cell>
        </table:table-row>
        <table:table-row table:style-name="ro1">
          <table:table-cell table:number-columns-repeated="4"/>
          <table:table-cell office:value-type="float" office:value="1427749550.17571" calcext:value-type="float">
            <text:p>1427749550.17571</text:p>
          </table:table-cell>
          <table:table-cell office:value-type="float" office:value="1427749552.01029" calcext:value-type="float">
            <text:p>1427749552.01029</text:p>
          </table:table-cell>
          <table:table-cell office:value-type="float" office:value="1427749552.04398" calcext:value-type="float">
            <text:p>1427749552.04398</text:p>
          </table:table-cell>
          <table:table-cell/>
          <table:table-cell table:formula="of:=MAX([.B389];[.D389];[.G389])-MAX([.A389];[.C389];[.E389])" office:value-type="float" office:value="1.86826705932617" calcext:value-type="float">
            <text:p>1.8682670593</text:p>
          </table:table-cell>
          <table:table-cell table:formula="of:=IF(ISBLANK([.E389]);&quot;&quot;;[.I389])" office:value-type="float" office:value="1.86826705932617" calcext:value-type="float">
            <text:p>1.8682670593</text:p>
          </table:table-cell>
        </table:table-row>
        <table:table-row table:style-name="ro1">
          <table:table-cell table:number-columns-repeated="4"/>
          <table:table-cell office:value-type="float" office:value="1427749550.17595" calcext:value-type="float">
            <text:p>1427749550.17595</text:p>
          </table:table-cell>
          <table:table-cell office:value-type="float" office:value="1427749551.92133" calcext:value-type="float">
            <text:p>1427749551.92133</text:p>
          </table:table-cell>
          <table:table-cell office:value-type="float" office:value="1427749551.95492" calcext:value-type="float">
            <text:p>1427749551.95492</text:p>
          </table:table-cell>
          <table:table-cell/>
          <table:table-cell table:formula="of:=MAX([.B390];[.D390];[.G390])-MAX([.A390];[.C390];[.E390])" office:value-type="float" office:value="1.77897214889526" calcext:value-type="float">
            <text:p>1.7789721489</text:p>
          </table:table-cell>
          <table:table-cell table:formula="of:=IF(ISBLANK([.E390]);&quot;&quot;;[.I390])" office:value-type="float" office:value="1.77897214889526" calcext:value-type="float">
            <text:p>1.7789721489</text:p>
          </table:table-cell>
        </table:table-row>
        <table:table-row table:style-name="ro1">
          <table:table-cell table:number-columns-repeated="4"/>
          <table:table-cell office:value-type="float" office:value="1427749550.17617" calcext:value-type="float">
            <text:p>1427749550.17617</text:p>
          </table:table-cell>
          <table:table-cell office:value-type="float" office:value="1427749551.92127" calcext:value-type="float">
            <text:p>1427749551.92127</text:p>
          </table:table-cell>
          <table:table-cell office:value-type="float" office:value="1427749551.95751" calcext:value-type="float">
            <text:p>1427749551.95751</text:p>
          </table:table-cell>
          <table:table-cell/>
          <table:table-cell table:formula="of:=MAX([.B391];[.D391];[.G391])-MAX([.A391];[.C391];[.E391])" office:value-type="float" office:value="1.78134298324585" calcext:value-type="float">
            <text:p>1.7813429832</text:p>
          </table:table-cell>
          <table:table-cell table:formula="of:=IF(ISBLANK([.E391]);&quot;&quot;;[.I391])" office:value-type="float" office:value="1.78134298324585" calcext:value-type="float">
            <text:p>1.7813429832</text:p>
          </table:table-cell>
        </table:table-row>
        <table:table-row table:style-name="ro1">
          <table:table-cell table:number-columns-repeated="4"/>
          <table:table-cell office:value-type="float" office:value="1427749550.17639" calcext:value-type="float">
            <text:p>1427749550.17639</text:p>
          </table:table-cell>
          <table:table-cell office:value-type="float" office:value="1427749551.92138" calcext:value-type="float">
            <text:p>1427749551.92138</text:p>
          </table:table-cell>
          <table:table-cell office:value-type="float" office:value="1427749551.9523" calcext:value-type="float">
            <text:p>1427749551.9523</text:p>
          </table:table-cell>
          <table:table-cell/>
          <table:table-cell table:formula="of:=MAX([.B392];[.D392];[.G392])-MAX([.A392];[.C392];[.E392])" office:value-type="float" office:value="1.77591395378113" calcext:value-type="float">
            <text:p>1.7759139538</text:p>
          </table:table-cell>
          <table:table-cell table:formula="of:=IF(ISBLANK([.E392]);&quot;&quot;;[.I392])" office:value-type="float" office:value="1.77591395378113" calcext:value-type="float">
            <text:p>1.7759139538</text:p>
          </table:table-cell>
        </table:table-row>
        <table:table-row table:style-name="ro1">
          <table:table-cell table:number-columns-repeated="4"/>
          <table:table-cell office:value-type="float" office:value="1427749550.17661" calcext:value-type="float">
            <text:p>1427749550.17661</text:p>
          </table:table-cell>
          <table:table-cell office:value-type="float" office:value="1427749551.92148" calcext:value-type="float">
            <text:p>1427749551.92148</text:p>
          </table:table-cell>
          <table:table-cell office:value-type="float" office:value="1427749551.95226" calcext:value-type="float">
            <text:p>1427749551.95226</text:p>
          </table:table-cell>
          <table:table-cell/>
          <table:table-cell table:formula="of:=MAX([.B393];[.D393];[.G393])-MAX([.A393];[.C393];[.E393])" office:value-type="float" office:value="1.77565717697144" calcext:value-type="float">
            <text:p>1.775657177</text:p>
          </table:table-cell>
          <table:table-cell table:formula="of:=IF(ISBLANK([.E393]);&quot;&quot;;[.I393])" office:value-type="float" office:value="1.77565717697144" calcext:value-type="float">
            <text:p>1.775657177</text:p>
          </table:table-cell>
        </table:table-row>
        <table:table-row table:style-name="ro1">
          <table:table-cell table:number-columns-repeated="4"/>
          <table:table-cell office:value-type="float" office:value="1427749550.17682" calcext:value-type="float">
            <text:p>1427749550.17682</text:p>
          </table:table-cell>
          <table:table-cell office:value-type="float" office:value="1427749551.92143" calcext:value-type="float">
            <text:p>1427749551.92143</text:p>
          </table:table-cell>
          <table:table-cell office:value-type="float" office:value="1427749551.95745" calcext:value-type="float">
            <text:p>1427749551.95745</text:p>
          </table:table-cell>
          <table:table-cell/>
          <table:table-cell table:formula="of:=MAX([.B394];[.D394];[.G394])-MAX([.A394];[.C394];[.E394])" office:value-type="float" office:value="1.78062915802002" calcext:value-type="float">
            <text:p>1.780629158</text:p>
          </table:table-cell>
          <table:table-cell table:formula="of:=IF(ISBLANK([.E394]);&quot;&quot;;[.I394])" office:value-type="float" office:value="1.78062915802002" calcext:value-type="float">
            <text:p>1.780629158</text:p>
          </table:table-cell>
        </table:table-row>
        <table:table-row table:style-name="ro1">
          <table:table-cell table:number-columns-repeated="4"/>
          <table:table-cell office:value-type="float" office:value="1427749550.17705" calcext:value-type="float">
            <text:p>1427749550.17705</text:p>
          </table:table-cell>
          <table:table-cell office:value-type="float" office:value="1427749551.92154" calcext:value-type="float">
            <text:p>1427749551.92154</text:p>
          </table:table-cell>
          <table:table-cell office:value-type="float" office:value="1427749551.95139" calcext:value-type="float">
            <text:p>1427749551.95139</text:p>
          </table:table-cell>
          <table:table-cell/>
          <table:table-cell table:formula="of:=MAX([.B395];[.D395];[.G395])-MAX([.A395];[.C395];[.E395])" office:value-type="float" office:value="1.77434492111206" calcext:value-type="float">
            <text:p>1.7743449211</text:p>
          </table:table-cell>
          <table:table-cell table:formula="of:=IF(ISBLANK([.E395]);&quot;&quot;;[.I395])" office:value-type="float" office:value="1.77434492111206" calcext:value-type="float">
            <text:p>1.7743449211</text:p>
          </table:table-cell>
        </table:table-row>
        <table:table-row table:style-name="ro1">
          <table:table-cell table:number-columns-repeated="4"/>
          <table:table-cell office:value-type="float" office:value="1427749550.17727" calcext:value-type="float">
            <text:p>1427749550.17727</text:p>
          </table:table-cell>
          <table:table-cell office:value-type="float" office:value="1427749551.92164" calcext:value-type="float">
            <text:p>1427749551.92164</text:p>
          </table:table-cell>
          <table:table-cell office:value-type="float" office:value="1427749551.9575" calcext:value-type="float">
            <text:p>1427749551.9575</text:p>
          </table:table-cell>
          <table:table-cell/>
          <table:table-cell table:formula="of:=MAX([.B396];[.D396];[.G396])-MAX([.A396];[.C396];[.E396])" office:value-type="float" office:value="1.78023505210876" calcext:value-type="float">
            <text:p>1.7802350521</text:p>
          </table:table-cell>
          <table:table-cell table:formula="of:=IF(ISBLANK([.E396]);&quot;&quot;;[.I396])" office:value-type="float" office:value="1.78023505210876" calcext:value-type="float">
            <text:p>1.7802350521</text:p>
          </table:table-cell>
        </table:table-row>
        <table:table-row table:style-name="ro1">
          <table:table-cell table:number-columns-repeated="4"/>
          <table:table-cell office:value-type="float" office:value="1427749550.17748" calcext:value-type="float">
            <text:p>1427749550.17748</text:p>
          </table:table-cell>
          <table:table-cell office:value-type="float" office:value="1427749551.92159" calcext:value-type="float">
            <text:p>1427749551.92159</text:p>
          </table:table-cell>
          <table:table-cell office:value-type="float" office:value="1427749551.95536" calcext:value-type="float">
            <text:p>1427749551.95536</text:p>
          </table:table-cell>
          <table:table-cell/>
          <table:table-cell table:formula="of:=MAX([.B397];[.D397];[.G397])-MAX([.A397];[.C397];[.E397])" office:value-type="float" office:value="1.77787613868713" calcext:value-type="float">
            <text:p>1.7778761387</text:p>
          </table:table-cell>
          <table:table-cell table:formula="of:=IF(ISBLANK([.E397]);&quot;&quot;;[.I397])" office:value-type="float" office:value="1.77787613868713" calcext:value-type="float">
            <text:p>1.7778761387</text:p>
          </table:table-cell>
        </table:table-row>
        <table:table-row table:style-name="ro1">
          <table:table-cell table:number-columns-repeated="4"/>
          <table:table-cell office:value-type="float" office:value="1427749550.1777" calcext:value-type="float">
            <text:p>1427749550.1777</text:p>
          </table:table-cell>
          <table:table-cell office:value-type="float" office:value="1427749551.92169" calcext:value-type="float">
            <text:p>1427749551.92169</text:p>
          </table:table-cell>
          <table:table-cell office:value-type="float" office:value="1427749551.9574" calcext:value-type="float">
            <text:p>1427749551.9574</text:p>
          </table:table-cell>
          <table:table-cell/>
          <table:table-cell table:formula="of:=MAX([.B398];[.D398];[.G398])-MAX([.A398];[.C398];[.E398])" office:value-type="float" office:value="1.77969908714294" calcext:value-type="float">
            <text:p>1.7796990871</text:p>
          </table:table-cell>
          <table:table-cell table:formula="of:=IF(ISBLANK([.E398]);&quot;&quot;;[.I398])" office:value-type="float" office:value="1.77969908714294" calcext:value-type="float">
            <text:p>1.7796990871</text:p>
          </table:table-cell>
        </table:table-row>
        <table:table-row table:style-name="ro1">
          <table:table-cell table:number-columns-repeated="2"/>
          <table:table-cell office:value-type="float" office:value="1427749552.04399" calcext:value-type="float">
            <text:p>1427749552.04399</text:p>
          </table:table-cell>
          <table:table-cell office:value-type="float" office:value="1427749553.55281" calcext:value-type="float">
            <text:p>1427749553.55281</text:p>
          </table:table-cell>
          <table:table-cell table:number-columns-repeated="4"/>
          <table:table-cell table:formula="of:=MAX([.B399];[.D399];[.G399])-MAX([.A399];[.C399];[.E399])" office:value-type="float" office:value="1.50881910324097" calcext:value-type="float">
            <text:p>1.5088191032</text:p>
          </table:table-cell>
          <table:table-cell table:formula="of:=IF(ISBLANK([.E399]);&quot;&quot;;[.I399])">
            <text:p/>
          </table:table-cell>
        </table:table-row>
        <table:table-row table:style-name="ro1">
          <table:table-cell table:number-columns-repeated="4"/>
          <table:table-cell office:value-type="float" office:value="1427749552.044" calcext:value-type="float">
            <text:p>1427749552.044</text:p>
          </table:table-cell>
          <table:table-cell office:value-type="float" office:value="1427749553.42635" calcext:value-type="float">
            <text:p>1427749553.42635</text:p>
          </table:table-cell>
          <table:table-cell office:value-type="float" office:value="1427749553.46322" calcext:value-type="float">
            <text:p>1427749553.46322</text:p>
          </table:table-cell>
          <table:table-cell/>
          <table:table-cell table:formula="of:=MAX([.B400];[.D400];[.G400])-MAX([.A400];[.C400];[.E400])" office:value-type="float" office:value="1.41922187805176" calcext:value-type="float">
            <text:p>1.4192218781</text:p>
          </table:table-cell>
          <table:table-cell table:formula="of:=IF(ISBLANK([.E400]);&quot;&quot;;[.I400])" office:value-type="float" office:value="1.41922187805176" calcext:value-type="float">
            <text:p>1.4192218781</text:p>
          </table:table-cell>
        </table:table-row>
        <table:table-row table:style-name="ro1">
          <table:table-cell table:number-columns-repeated="4"/>
          <table:table-cell office:value-type="float" office:value="1427749552.04416" calcext:value-type="float">
            <text:p>1427749552.04416</text:p>
          </table:table-cell>
          <table:table-cell office:value-type="float" office:value="1427749553.42649" calcext:value-type="float">
            <text:p>1427749553.42649</text:p>
          </table:table-cell>
          <table:table-cell office:value-type="float" office:value="1427749553.46575" calcext:value-type="float">
            <text:p>1427749553.46575</text:p>
          </table:table-cell>
          <table:table-cell/>
          <table:table-cell table:formula="of:=MAX([.B401];[.D401];[.G401])-MAX([.A401];[.C401];[.E401])" office:value-type="float" office:value="1.42158889770508" calcext:value-type="float">
            <text:p>1.4215888977</text:p>
          </table:table-cell>
          <table:table-cell table:formula="of:=IF(ISBLANK([.E401]);&quot;&quot;;[.I401])" office:value-type="float" office:value="1.42158889770508" calcext:value-type="float">
            <text:p>1.4215888977</text:p>
          </table:table-cell>
        </table:table-row>
        <table:table-row table:style-name="ro1">
          <table:table-cell table:number-columns-repeated="4"/>
          <table:table-cell office:value-type="float" office:value="1427749552.04431" calcext:value-type="float">
            <text:p>1427749552.04431</text:p>
          </table:table-cell>
          <table:table-cell office:value-type="float" office:value="1427749553.42654" calcext:value-type="float">
            <text:p>1427749553.42654</text:p>
          </table:table-cell>
          <table:table-cell office:value-type="float" office:value="1427749553.46323" calcext:value-type="float">
            <text:p>1427749553.46323</text:p>
          </table:table-cell>
          <table:table-cell/>
          <table:table-cell table:formula="of:=MAX([.B402];[.D402];[.G402])-MAX([.A402];[.C402];[.E402])" office:value-type="float" office:value="1.41892695426941" calcext:value-type="float">
            <text:p>1.4189269543</text:p>
          </table:table-cell>
          <table:table-cell table:formula="of:=IF(ISBLANK([.E402]);&quot;&quot;;[.I402])" office:value-type="float" office:value="1.41892695426941" calcext:value-type="float">
            <text:p>1.4189269543</text:p>
          </table:table-cell>
        </table:table-row>
        <table:table-row table:style-name="ro1">
          <table:table-cell table:number-columns-repeated="4"/>
          <table:table-cell office:value-type="float" office:value="1427749552.04444" calcext:value-type="float">
            <text:p>1427749552.04444</text:p>
          </table:table-cell>
          <table:table-cell office:value-type="float" office:value="1427749553.42642" calcext:value-type="float">
            <text:p>1427749553.42642</text:p>
          </table:table-cell>
          <table:table-cell office:value-type="float" office:value="1427749553.46062" calcext:value-type="float">
            <text:p>1427749553.46062</text:p>
          </table:table-cell>
          <table:table-cell/>
          <table:table-cell table:formula="of:=MAX([.B403];[.D403];[.G403])-MAX([.A403];[.C403];[.E403])" office:value-type="float" office:value="1.41617703437805" calcext:value-type="float">
            <text:p>1.4161770344</text:p>
          </table:table-cell>
          <table:table-cell table:formula="of:=IF(ISBLANK([.E403]);&quot;&quot;;[.I403])" office:value-type="float" office:value="1.41617703437805" calcext:value-type="float">
            <text:p>1.4161770344</text:p>
          </table:table-cell>
        </table:table-row>
        <table:table-row table:style-name="ro1">
          <table:table-cell table:number-columns-repeated="4"/>
          <table:table-cell office:value-type="float" office:value="1427749552.04458" calcext:value-type="float">
            <text:p>1427749552.04458</text:p>
          </table:table-cell>
          <table:table-cell office:value-type="float" office:value="1427749553.42752" calcext:value-type="float">
            <text:p>1427749553.42752</text:p>
          </table:table-cell>
          <table:table-cell office:value-type="float" office:value="1427749553.46323" calcext:value-type="float">
            <text:p>1427749553.46323</text:p>
          </table:table-cell>
          <table:table-cell/>
          <table:table-cell table:formula="of:=MAX([.B404];[.D404];[.G404])-MAX([.A404];[.C404];[.E404])" office:value-type="float" office:value="1.41864418983459" calcext:value-type="float">
            <text:p>1.4186441898</text:p>
          </table:table-cell>
          <table:table-cell table:formula="of:=IF(ISBLANK([.E404]);&quot;&quot;;[.I404])" office:value-type="float" office:value="1.41864418983459" calcext:value-type="float">
            <text:p>1.4186441898</text:p>
          </table:table-cell>
        </table:table-row>
        <table:table-row table:style-name="ro1">
          <table:table-cell table:number-columns-repeated="4"/>
          <table:table-cell office:value-type="float" office:value="1427749552.04472" calcext:value-type="float">
            <text:p>1427749552.04472</text:p>
          </table:table-cell>
          <table:table-cell office:value-type="float" office:value="1427749553.42659" calcext:value-type="float">
            <text:p>1427749553.42659</text:p>
          </table:table-cell>
          <table:table-cell office:value-type="float" office:value="1427749553.46581" calcext:value-type="float">
            <text:p>1427749553.46581</text:p>
          </table:table-cell>
          <table:table-cell/>
          <table:table-cell table:formula="of:=MAX([.B405];[.D405];[.G405])-MAX([.A405];[.C405];[.E405])" office:value-type="float" office:value="1.42108798027039" calcext:value-type="float">
            <text:p>1.4210879803</text:p>
          </table:table-cell>
          <table:table-cell table:formula="of:=IF(ISBLANK([.E405]);&quot;&quot;;[.I405])" office:value-type="float" office:value="1.42108798027039" calcext:value-type="float">
            <text:p>1.4210879803</text:p>
          </table:table-cell>
        </table:table-row>
        <table:table-row table:style-name="ro1">
          <table:table-cell table:number-columns-repeated="4"/>
          <table:table-cell office:value-type="float" office:value="1427749552.04486" calcext:value-type="float">
            <text:p>1427749552.04486</text:p>
          </table:table-cell>
          <table:table-cell office:value-type="float" office:value="1427749553.42664" calcext:value-type="float">
            <text:p>1427749553.42664</text:p>
          </table:table-cell>
          <table:table-cell office:value-type="float" office:value="1427749553.45814" calcext:value-type="float">
            <text:p>1427749553.45814</text:p>
          </table:table-cell>
          <table:table-cell/>
          <table:table-cell table:formula="of:=MAX([.B406];[.D406];[.G406])-MAX([.A406];[.C406];[.E406])" office:value-type="float" office:value="1.41327810287476" calcext:value-type="float">
            <text:p>1.4132781029</text:p>
          </table:table-cell>
          <table:table-cell table:formula="of:=IF(ISBLANK([.E406]);&quot;&quot;;[.I406])" office:value-type="float" office:value="1.41327810287476" calcext:value-type="float">
            <text:p>1.4132781029</text:p>
          </table:table-cell>
        </table:table-row>
        <table:table-row table:style-name="ro1">
          <table:table-cell table:number-columns-repeated="4"/>
          <table:table-cell office:value-type="float" office:value="1427749552.045" calcext:value-type="float">
            <text:p>1427749552.045</text:p>
          </table:table-cell>
          <table:table-cell office:value-type="float" office:value="1427749553.42669" calcext:value-type="float">
            <text:p>1427749553.42669</text:p>
          </table:table-cell>
          <table:table-cell office:value-type="float" office:value="1427749553.46329" calcext:value-type="float">
            <text:p>1427749553.46329</text:p>
          </table:table-cell>
          <table:table-cell/>
          <table:table-cell table:formula="of:=MAX([.B407];[.D407];[.G407])-MAX([.A407];[.C407];[.E407])" office:value-type="float" office:value="1.41829681396484" calcext:value-type="float">
            <text:p>1.418296814</text:p>
          </table:table-cell>
          <table:table-cell table:formula="of:=IF(ISBLANK([.E407]);&quot;&quot;;[.I407])" office:value-type="float" office:value="1.41829681396484" calcext:value-type="float">
            <text:p>1.418296814</text:p>
          </table:table-cell>
        </table:table-row>
        <table:table-row table:style-name="ro1">
          <table:table-cell table:number-columns-repeated="4"/>
          <table:table-cell office:value-type="float" office:value="1427749552.04514" calcext:value-type="float">
            <text:p>1427749552.04514</text:p>
          </table:table-cell>
          <table:table-cell office:value-type="float" office:value="1427749553.42675" calcext:value-type="float">
            <text:p>1427749553.42675</text:p>
          </table:table-cell>
          <table:table-cell office:value-type="float" office:value="1427749553.45821" calcext:value-type="float">
            <text:p>1427749553.45821</text:p>
          </table:table-cell>
          <table:table-cell/>
          <table:table-cell table:formula="of:=MAX([.B408];[.D408];[.G408])-MAX([.A408];[.C408];[.E408])" office:value-type="float" office:value="1.41307091712952" calcext:value-type="float">
            <text:p>1.4130709171</text:p>
          </table:table-cell>
          <table:table-cell table:formula="of:=IF(ISBLANK([.E408]);&quot;&quot;;[.I408])" office:value-type="float" office:value="1.41307091712952" calcext:value-type="float">
            <text:p>1.4130709171</text:p>
          </table:table-cell>
        </table:table-row>
        <table:table-row table:style-name="ro1">
          <table:table-cell table:number-columns-repeated="4"/>
          <table:table-cell office:value-type="float" office:value="1427749552.04527" calcext:value-type="float">
            <text:p>1427749552.04527</text:p>
          </table:table-cell>
          <table:table-cell office:value-type="float" office:value="1427749553.5172" calcext:value-type="float">
            <text:p>1427749553.5172</text:p>
          </table:table-cell>
          <table:table-cell office:value-type="float" office:value="1427749553.5528" calcext:value-type="float">
            <text:p>1427749553.5528</text:p>
          </table:table-cell>
          <table:table-cell/>
          <table:table-cell table:formula="of:=MAX([.B409];[.D409];[.G409])-MAX([.A409];[.C409];[.E409])" office:value-type="float" office:value="1.50753092765808" calcext:value-type="float">
            <text:p>1.5075309277</text:p>
          </table:table-cell>
          <table:table-cell table:formula="of:=IF(ISBLANK([.E409]);&quot;&quot;;[.I409])" office:value-type="float" office:value="1.50753092765808" calcext:value-type="float">
            <text:p>1.5075309277</text:p>
          </table:table-cell>
        </table:table-row>
        <table:table-row table:style-name="ro1">
          <table:table-cell table:number-columns-repeated="2"/>
          <table:table-cell office:value-type="float" office:value="1427749553.55282" calcext:value-type="float">
            <text:p>1427749553.55282</text:p>
          </table:table-cell>
          <table:table-cell office:value-type="float" office:value="1427749555.11326" calcext:value-type="float">
            <text:p>1427749555.11326</text:p>
          </table:table-cell>
          <table:table-cell table:number-columns-repeated="4"/>
          <table:table-cell table:formula="of:=MAX([.B410];[.D410];[.G410])-MAX([.A410];[.C410];[.E410])" office:value-type="float" office:value="1.56043887138367" calcext:value-type="float">
            <text:p>1.5604388714</text:p>
          </table:table-cell>
          <table:table-cell table:formula="of:=IF(ISBLANK([.E410]);&quot;&quot;;[.I410])">
            <text:p/>
          </table:table-cell>
        </table:table-row>
        <table:table-row table:style-name="ro1">
          <table:table-cell table:number-columns-repeated="4"/>
          <table:table-cell office:value-type="float" office:value="1427749553.55283" calcext:value-type="float">
            <text:p>1427749553.55283</text:p>
          </table:table-cell>
          <table:table-cell office:value-type="float" office:value="1427749555.00201" calcext:value-type="float">
            <text:p>1427749555.00201</text:p>
          </table:table-cell>
          <table:table-cell office:value-type="float" office:value="1427749555.03104" calcext:value-type="float">
            <text:p>1427749555.03104</text:p>
          </table:table-cell>
          <table:table-cell/>
          <table:table-cell table:formula="of:=MAX([.B411];[.D411];[.G411])-MAX([.A411];[.C411];[.E411])" office:value-type="float" office:value="1.47821617126465" calcext:value-type="float">
            <text:p>1.4782161713</text:p>
          </table:table-cell>
          <table:table-cell table:formula="of:=IF(ISBLANK([.E411]);&quot;&quot;;[.I411])" office:value-type="float" office:value="1.47821617126465" calcext:value-type="float">
            <text:p>1.4782161713</text:p>
          </table:table-cell>
        </table:table-row>
        <table:table-row table:style-name="ro1">
          <table:table-cell table:number-columns-repeated="4"/>
          <table:table-cell office:value-type="float" office:value="1427749553.553" calcext:value-type="float">
            <text:p>1427749553.553</text:p>
          </table:table-cell>
          <table:table-cell office:value-type="float" office:value="1427749554.99598" calcext:value-type="float">
            <text:p>1427749554.99598</text:p>
          </table:table-cell>
          <table:table-cell office:value-type="float" office:value="1427749555.03101" calcext:value-type="float">
            <text:p>1427749555.03101</text:p>
          </table:table-cell>
          <table:table-cell/>
          <table:table-cell table:formula="of:=MAX([.B412];[.D412];[.G412])-MAX([.A412];[.C412];[.E412])" office:value-type="float" office:value="1.47800803184509" calcext:value-type="float">
            <text:p>1.4780080318</text:p>
          </table:table-cell>
          <table:table-cell table:formula="of:=IF(ISBLANK([.E412]);&quot;&quot;;[.I412])" office:value-type="float" office:value="1.47800803184509" calcext:value-type="float">
            <text:p>1.4780080318</text:p>
          </table:table-cell>
        </table:table-row>
        <table:table-row table:style-name="ro1">
          <table:table-cell table:number-columns-repeated="4"/>
          <table:table-cell office:value-type="float" office:value="1427749553.55314" calcext:value-type="float">
            <text:p>1427749553.55314</text:p>
          </table:table-cell>
          <table:table-cell office:value-type="float" office:value="1427749555.08344" calcext:value-type="float">
            <text:p>1427749555.08344</text:p>
          </table:table-cell>
          <table:table-cell office:value-type="float" office:value="1427749555.11326" calcext:value-type="float">
            <text:p>1427749555.11326</text:p>
          </table:table-cell>
          <table:table-cell/>
          <table:table-cell table:formula="of:=MAX([.B413];[.D413];[.G413])-MAX([.A413];[.C413];[.E413])" office:value-type="float" office:value="1.56011581420898" calcext:value-type="float">
            <text:p>1.5601158142</text:p>
          </table:table-cell>
          <table:table-cell table:formula="of:=IF(ISBLANK([.E413]);&quot;&quot;;[.I413])" office:value-type="float" office:value="1.56011581420898" calcext:value-type="float">
            <text:p>1.5601158142</text:p>
          </table:table-cell>
        </table:table-row>
        <table:table-row table:style-name="ro1">
          <table:table-cell table:number-columns-repeated="4"/>
          <table:table-cell office:value-type="float" office:value="1427749553.55328" calcext:value-type="float">
            <text:p>1427749553.55328</text:p>
          </table:table-cell>
          <table:table-cell office:value-type="float" office:value="1427749554.99578" calcext:value-type="float">
            <text:p>1427749554.99578</text:p>
          </table:table-cell>
          <table:table-cell office:value-type="float" office:value="1427749555.03088" calcext:value-type="float">
            <text:p>1427749555.03088</text:p>
          </table:table-cell>
          <table:table-cell/>
          <table:table-cell table:formula="of:=MAX([.B414];[.D414];[.G414])-MAX([.A414];[.C414];[.E414])" office:value-type="float" office:value="1.47759485244751" calcext:value-type="float">
            <text:p>1.4775948524</text:p>
          </table:table-cell>
          <table:table-cell table:formula="of:=IF(ISBLANK([.E414]);&quot;&quot;;[.I414])" office:value-type="float" office:value="1.47759485244751" calcext:value-type="float">
            <text:p>1.4775948524</text:p>
          </table:table-cell>
        </table:table-row>
        <table:table-row table:style-name="ro1">
          <table:table-cell table:number-columns-repeated="4"/>
          <table:table-cell office:value-type="float" office:value="1427749553.55342" calcext:value-type="float">
            <text:p>1427749553.55342</text:p>
          </table:table-cell>
          <table:table-cell office:value-type="float" office:value="1427749554.99593" calcext:value-type="float">
            <text:p>1427749554.99593</text:p>
          </table:table-cell>
          <table:table-cell office:value-type="float" office:value="1427749555.03146" calcext:value-type="float">
            <text:p>1427749555.03146</text:p>
          </table:table-cell>
          <table:table-cell/>
          <table:table-cell table:formula="of:=MAX([.B415];[.D415];[.G415])-MAX([.A415];[.C415];[.E415])" office:value-type="float" office:value="1.47804617881775" calcext:value-type="float">
            <text:p>1.4780461788</text:p>
          </table:table-cell>
          <table:table-cell table:formula="of:=IF(ISBLANK([.E415]);&quot;&quot;;[.I415])" office:value-type="float" office:value="1.47804617881775" calcext:value-type="float">
            <text:p>1.4780461788</text:p>
          </table:table-cell>
        </table:table-row>
        <table:table-row table:style-name="ro1">
          <table:table-cell table:number-columns-repeated="4"/>
          <table:table-cell office:value-type="float" office:value="1427749553.55355" calcext:value-type="float">
            <text:p>1427749553.55355</text:p>
          </table:table-cell>
          <table:table-cell office:value-type="float" office:value="1427749554.99572" calcext:value-type="float">
            <text:p>1427749554.99572</text:p>
          </table:table-cell>
          <table:table-cell office:value-type="float" office:value="1427749555.02748" calcext:value-type="float">
            <text:p>1427749555.02748</text:p>
          </table:table-cell>
          <table:table-cell/>
          <table:table-cell table:formula="of:=MAX([.B416];[.D416];[.G416])-MAX([.A416];[.C416];[.E416])" office:value-type="float" office:value="1.47392106056213" calcext:value-type="float">
            <text:p>1.4739210606</text:p>
          </table:table-cell>
          <table:table-cell table:formula="of:=IF(ISBLANK([.E416]);&quot;&quot;;[.I416])" office:value-type="float" office:value="1.47392106056213" calcext:value-type="float">
            <text:p>1.4739210606</text:p>
          </table:table-cell>
        </table:table-row>
        <table:table-row table:style-name="ro1">
          <table:table-cell table:number-columns-repeated="4"/>
          <table:table-cell office:value-type="float" office:value="1427749553.5537" calcext:value-type="float">
            <text:p>1427749553.5537</text:p>
          </table:table-cell>
          <table:table-cell office:value-type="float" office:value="1427749554.99588" calcext:value-type="float">
            <text:p>1427749554.99588</text:p>
          </table:table-cell>
          <table:table-cell office:value-type="float" office:value="1427749555.03145" calcext:value-type="float">
            <text:p>1427749555.03145</text:p>
          </table:table-cell>
          <table:table-cell/>
          <table:table-cell table:formula="of:=MAX([.B417];[.D417];[.G417])-MAX([.A417];[.C417];[.E417])" office:value-type="float" office:value="1.4777569770813" calcext:value-type="float">
            <text:p>1.4777569771</text:p>
          </table:table-cell>
          <table:table-cell table:formula="of:=IF(ISBLANK([.E417]);&quot;&quot;;[.I417])" office:value-type="float" office:value="1.4777569770813" calcext:value-type="float">
            <text:p>1.4777569771</text:p>
          </table:table-cell>
        </table:table-row>
        <table:table-row table:style-name="ro1">
          <table:table-cell table:number-columns-repeated="4"/>
          <table:table-cell office:value-type="float" office:value="1427749553.55388" calcext:value-type="float">
            <text:p>1427749553.55388</text:p>
          </table:table-cell>
          <table:table-cell office:value-type="float" office:value="1427749554.99583" calcext:value-type="float">
            <text:p>1427749554.99583</text:p>
          </table:table-cell>
          <table:table-cell office:value-type="float" office:value="1427749555.03105" calcext:value-type="float">
            <text:p>1427749555.03105</text:p>
          </table:table-cell>
          <table:table-cell/>
          <table:table-cell table:formula="of:=MAX([.B418];[.D418];[.G418])-MAX([.A418];[.C418];[.E418])" office:value-type="float" office:value="1.47716879844666" calcext:value-type="float">
            <text:p>1.4771687984</text:p>
          </table:table-cell>
          <table:table-cell table:formula="of:=IF(ISBLANK([.E418]);&quot;&quot;;[.I418])" office:value-type="float" office:value="1.47716879844666" calcext:value-type="float">
            <text:p>1.4771687984</text:p>
          </table:table-cell>
        </table:table-row>
        <table:table-row table:style-name="ro1">
          <table:table-cell table:number-columns-repeated="4"/>
          <table:table-cell office:value-type="float" office:value="1427749553.55406" calcext:value-type="float">
            <text:p>1427749553.55406</text:p>
          </table:table-cell>
          <table:table-cell office:value-type="float" office:value="1427749554.99603" calcext:value-type="float">
            <text:p>1427749554.99603</text:p>
          </table:table-cell>
          <table:table-cell office:value-type="float" office:value="1427749555.02757" calcext:value-type="float">
            <text:p>1427749555.02757</text:p>
          </table:table-cell>
          <table:table-cell/>
          <table:table-cell table:formula="of:=MAX([.B419];[.D419];[.G419])-MAX([.A419];[.C419];[.E419])" office:value-type="float" office:value="1.47351598739624" calcext:value-type="float">
            <text:p>1.4735159874</text:p>
          </table:table-cell>
          <table:table-cell table:formula="of:=IF(ISBLANK([.E419]);&quot;&quot;;[.I419])" office:value-type="float" office:value="1.47351598739624" calcext:value-type="float">
            <text:p>1.4735159874</text:p>
          </table:table-cell>
        </table:table-row>
        <table:table-row table:style-name="ro1">
          <table:table-cell table:number-columns-repeated="4"/>
          <table:table-cell office:value-type="float" office:value="1427749553.5542" calcext:value-type="float">
            <text:p>1427749553.5542</text:p>
          </table:table-cell>
          <table:table-cell office:value-type="float" office:value="1427749554.99567" calcext:value-type="float">
            <text:p>1427749554.99567</text:p>
          </table:table-cell>
          <table:table-cell office:value-type="float" office:value="1427749555.03094" calcext:value-type="float">
            <text:p>1427749555.03094</text:p>
          </table:table-cell>
          <table:table-cell/>
          <table:table-cell table:formula="of:=MAX([.B420];[.D420];[.G420])-MAX([.A420];[.C420];[.E420])" office:value-type="float" office:value="1.47673988342285" calcext:value-type="float">
            <text:p>1.4767398834</text:p>
          </table:table-cell>
          <table:table-cell table:formula="of:=IF(ISBLANK([.E420]);&quot;&quot;;[.I420])" office:value-type="float" office:value="1.47673988342285" calcext:value-type="float">
            <text:p>1.4767398834</text:p>
          </table:table-cell>
        </table:table-row>
        <table:table-row table:style-name="ro1">
          <table:table-cell table:number-columns-repeated="2"/>
          <table:table-cell office:value-type="float" office:value="1427749555.11327" calcext:value-type="float">
            <text:p>1427749555.11327</text:p>
          </table:table-cell>
          <table:table-cell office:value-type="float" office:value="1427749556.99391" calcext:value-type="float">
            <text:p>1427749556.99391</text:p>
          </table:table-cell>
          <table:table-cell table:number-columns-repeated="4"/>
          <table:table-cell table:formula="of:=MAX([.B421];[.D421];[.G421])-MAX([.A421];[.C421];[.E421])" office:value-type="float" office:value="1.88064098358154" calcext:value-type="float">
            <text:p>1.8806409836</text:p>
          </table:table-cell>
          <table:table-cell table:formula="of:=IF(ISBLANK([.E421]);&quot;&quot;;[.I421])">
            <text:p/>
          </table:table-cell>
        </table:table-row>
        <table:table-row table:style-name="ro1">
          <table:table-cell table:number-columns-repeated="4"/>
          <table:table-cell office:value-type="float" office:value="1427749555.11327" calcext:value-type="float">
            <text:p>1427749555.11327</text:p>
          </table:table-cell>
          <table:table-cell office:value-type="float" office:value="1427749556.871" calcext:value-type="float">
            <text:p>1427749556.871</text:p>
          </table:table-cell>
          <table:table-cell office:value-type="float" office:value="1427749556.91156" calcext:value-type="float">
            <text:p>1427749556.91156</text:p>
          </table:table-cell>
          <table:table-cell/>
          <table:table-cell table:formula="of:=MAX([.B422];[.D422];[.G422])-MAX([.A422];[.C422];[.E422])" office:value-type="float" office:value="1.79829001426697" calcext:value-type="float">
            <text:p>1.7982900143</text:p>
          </table:table-cell>
          <table:table-cell table:formula="of:=IF(ISBLANK([.E422]);&quot;&quot;;[.I422])" office:value-type="float" office:value="1.79829001426697" calcext:value-type="float">
            <text:p>1.7982900143</text:p>
          </table:table-cell>
        </table:table-row>
        <table:table-row table:style-name="ro1">
          <table:table-cell table:number-columns-repeated="4"/>
          <table:table-cell office:value-type="float" office:value="1427749555.11344" calcext:value-type="float">
            <text:p>1427749555.11344</text:p>
          </table:table-cell>
          <table:table-cell office:value-type="float" office:value="1427749556.8709" calcext:value-type="float">
            <text:p>1427749556.8709</text:p>
          </table:table-cell>
          <table:table-cell office:value-type="float" office:value="1427749556.90709" calcext:value-type="float">
            <text:p>1427749556.90709</text:p>
          </table:table-cell>
          <table:table-cell/>
          <table:table-cell table:formula="of:=MAX([.B423];[.D423];[.G423])-MAX([.A423];[.C423];[.E423])" office:value-type="float" office:value="1.79364800453186" calcext:value-type="float">
            <text:p>1.7936480045</text:p>
          </table:table-cell>
          <table:table-cell table:formula="of:=IF(ISBLANK([.E423]);&quot;&quot;;[.I423])" office:value-type="float" office:value="1.79364800453186" calcext:value-type="float">
            <text:p>1.7936480045</text:p>
          </table:table-cell>
        </table:table-row>
        <table:table-row table:style-name="ro1">
          <table:table-cell table:number-columns-repeated="4"/>
          <table:table-cell office:value-type="float" office:value="1427749555.11359" calcext:value-type="float">
            <text:p>1427749555.11359</text:p>
          </table:table-cell>
          <table:table-cell office:value-type="float" office:value="1427749556.9634" calcext:value-type="float">
            <text:p>1427749556.9634</text:p>
          </table:table-cell>
          <table:table-cell office:value-type="float" office:value="1427749556.99391" calcext:value-type="float">
            <text:p>1427749556.99391</text:p>
          </table:table-cell>
          <table:table-cell/>
          <table:table-cell table:formula="of:=MAX([.B424];[.D424];[.G424])-MAX([.A424];[.C424];[.E424])" office:value-type="float" office:value="1.88031601905823" calcext:value-type="float">
            <text:p>1.8803160191</text:p>
          </table:table-cell>
          <table:table-cell table:formula="of:=IF(ISBLANK([.E424]);&quot;&quot;;[.I424])" office:value-type="float" office:value="1.88031601905823" calcext:value-type="float">
            <text:p>1.8803160191</text:p>
          </table:table-cell>
        </table:table-row>
        <table:table-row table:style-name="ro1">
          <table:table-cell table:number-columns-repeated="4"/>
          <table:table-cell office:value-type="float" office:value="1427749555.11377" calcext:value-type="float">
            <text:p>1427749555.11377</text:p>
          </table:table-cell>
          <table:table-cell office:value-type="float" office:value="1427749556.8712" calcext:value-type="float">
            <text:p>1427749556.8712</text:p>
          </table:table-cell>
          <table:table-cell office:value-type="float" office:value="1427749556.90703" calcext:value-type="float">
            <text:p>1427749556.90703</text:p>
          </table:table-cell>
          <table:table-cell/>
          <table:table-cell table:formula="of:=MAX([.B425];[.D425];[.G425])-MAX([.A425];[.C425];[.E425])" office:value-type="float" office:value="1.79326009750366" calcext:value-type="float">
            <text:p>1.7932600975</text:p>
          </table:table-cell>
          <table:table-cell table:formula="of:=IF(ISBLANK([.E425]);&quot;&quot;;[.I425])" office:value-type="float" office:value="1.79326009750366" calcext:value-type="float">
            <text:p>1.7932600975</text:p>
          </table:table-cell>
        </table:table-row>
        <table:table-row table:style-name="ro1">
          <table:table-cell table:number-columns-repeated="4"/>
          <table:table-cell office:value-type="float" office:value="1427749555.11392" calcext:value-type="float">
            <text:p>1427749555.11392</text:p>
          </table:table-cell>
          <table:table-cell office:value-type="float" office:value="1427749556.8711" calcext:value-type="float">
            <text:p>1427749556.8711</text:p>
          </table:table-cell>
          <table:table-cell office:value-type="float" office:value="1427749556.90748" calcext:value-type="float">
            <text:p>1427749556.90748</text:p>
          </table:table-cell>
          <table:table-cell/>
          <table:table-cell table:formula="of:=MAX([.B426];[.D426];[.G426])-MAX([.A426];[.C426];[.E426])" office:value-type="float" office:value="1.79355192184448" calcext:value-type="float">
            <text:p>1.7935519218</text:p>
          </table:table-cell>
          <table:table-cell table:formula="of:=IF(ISBLANK([.E426]);&quot;&quot;;[.I426])" office:value-type="float" office:value="1.79355192184448" calcext:value-type="float">
            <text:p>1.7935519218</text:p>
          </table:table-cell>
        </table:table-row>
        <table:table-row table:style-name="ro1">
          <table:table-cell table:number-columns-repeated="4"/>
          <table:table-cell office:value-type="float" office:value="1427749555.1141" calcext:value-type="float">
            <text:p>1427749555.1141</text:p>
          </table:table-cell>
          <table:table-cell office:value-type="float" office:value="1427749556.87129" calcext:value-type="float">
            <text:p>1427749556.87129</text:p>
          </table:table-cell>
          <table:table-cell office:value-type="float" office:value="1427749556.90752" calcext:value-type="float">
            <text:p>1427749556.90752</text:p>
          </table:table-cell>
          <table:table-cell/>
          <table:table-cell table:formula="of:=MAX([.B427];[.D427];[.G427])-MAX([.A427];[.C427];[.E427])" office:value-type="float" office:value="1.79341602325439" calcext:value-type="float">
            <text:p>1.7934160233</text:p>
          </table:table-cell>
          <table:table-cell table:formula="of:=IF(ISBLANK([.E427]);&quot;&quot;;[.I427])" office:value-type="float" office:value="1.79341602325439" calcext:value-type="float">
            <text:p>1.7934160233</text:p>
          </table:table-cell>
        </table:table-row>
        <table:table-row table:style-name="ro1">
          <table:table-cell table:number-columns-repeated="4"/>
          <table:table-cell office:value-type="float" office:value="1427749555.11428" calcext:value-type="float">
            <text:p>1427749555.11428</text:p>
          </table:table-cell>
          <table:table-cell office:value-type="float" office:value="1427749556.87157" calcext:value-type="float">
            <text:p>1427749556.87157</text:p>
          </table:table-cell>
          <table:table-cell office:value-type="float" office:value="1427749556.90727" calcext:value-type="float">
            <text:p>1427749556.90727</text:p>
          </table:table-cell>
          <table:table-cell/>
          <table:table-cell table:formula="of:=MAX([.B428];[.D428];[.G428])-MAX([.A428];[.C428];[.E428])" office:value-type="float" office:value="1.79298901557922" calcext:value-type="float">
            <text:p>1.7929890156</text:p>
          </table:table-cell>
          <table:table-cell table:formula="of:=IF(ISBLANK([.E428]);&quot;&quot;;[.I428])" office:value-type="float" office:value="1.79298901557922" calcext:value-type="float">
            <text:p>1.7929890156</text:p>
          </table:table-cell>
        </table:table-row>
        <table:table-row table:style-name="ro1">
          <table:table-cell table:number-columns-repeated="4"/>
          <table:table-cell office:value-type="float" office:value="1427749555.11442" calcext:value-type="float">
            <text:p>1427749555.11442</text:p>
          </table:table-cell>
          <table:table-cell office:value-type="float" office:value="1427749556.87166" calcext:value-type="float">
            <text:p>1427749556.87166</text:p>
          </table:table-cell>
          <table:table-cell office:value-type="float" office:value="1427749556.90733" calcext:value-type="float">
            <text:p>1427749556.90733</text:p>
          </table:table-cell>
          <table:table-cell/>
          <table:table-cell table:formula="of:=MAX([.B429];[.D429];[.G429])-MAX([.A429];[.C429];[.E429])" office:value-type="float" office:value="1.79290294647217" calcext:value-type="float">
            <text:p>1.7929029465</text:p>
          </table:table-cell>
          <table:table-cell table:formula="of:=IF(ISBLANK([.E429]);&quot;&quot;;[.I429])" office:value-type="float" office:value="1.79290294647217" calcext:value-type="float">
            <text:p>1.7929029465</text:p>
          </table:table-cell>
        </table:table-row>
        <table:table-row table:style-name="ro1">
          <table:table-cell table:number-columns-repeated="4"/>
          <table:table-cell office:value-type="float" office:value="1427749555.11456" calcext:value-type="float">
            <text:p>1427749555.11456</text:p>
          </table:table-cell>
          <table:table-cell office:value-type="float" office:value="1427749556.87148" calcext:value-type="float">
            <text:p>1427749556.87148</text:p>
          </table:table-cell>
          <table:table-cell office:value-type="float" office:value="1427749556.90722" calcext:value-type="float">
            <text:p>1427749556.90722</text:p>
          </table:table-cell>
          <table:table-cell/>
          <table:table-cell table:formula="of:=MAX([.B430];[.D430];[.G430])-MAX([.A430];[.C430];[.E430])" office:value-type="float" office:value="1.79266214370728" calcext:value-type="float">
            <text:p>1.7926621437</text:p>
          </table:table-cell>
          <table:table-cell table:formula="of:=IF(ISBLANK([.E430]);&quot;&quot;;[.I430])" office:value-type="float" office:value="1.79266214370728" calcext:value-type="float">
            <text:p>1.7926621437</text:p>
          </table:table-cell>
        </table:table-row>
        <table:table-row table:style-name="ro1">
          <table:table-cell table:number-columns-repeated="4"/>
          <table:table-cell office:value-type="float" office:value="1427749555.1147" calcext:value-type="float">
            <text:p>1427749555.1147</text:p>
          </table:table-cell>
          <table:table-cell office:value-type="float" office:value="1427749556.87175" calcext:value-type="float">
            <text:p>1427749556.87175</text:p>
          </table:table-cell>
          <table:table-cell office:value-type="float" office:value="1427749556.91151" calcext:value-type="float">
            <text:p>1427749556.91151</text:p>
          </table:table-cell>
          <table:table-cell/>
          <table:table-cell table:formula="of:=MAX([.B431];[.D431];[.G431])-MAX([.A431];[.C431];[.E431])" office:value-type="float" office:value="1.7968020439148" calcext:value-type="float">
            <text:p>1.7968020439</text:p>
          </table:table-cell>
          <table:table-cell table:formula="of:=IF(ISBLANK([.E431]);&quot;&quot;;[.I431])" office:value-type="float" office:value="1.7968020439148" calcext:value-type="float">
            <text:p>1.7968020439</text:p>
          </table:table-cell>
        </table:table-row>
        <table:table-row table:style-name="ro1">
          <table:table-cell table:number-columns-repeated="2"/>
          <table:table-cell office:value-type="float" office:value="1427749556.99392" calcext:value-type="float">
            <text:p>1427749556.99392</text:p>
          </table:table-cell>
          <table:table-cell office:value-type="float" office:value="1427749558.86129" calcext:value-type="float">
            <text:p>1427749558.86129</text:p>
          </table:table-cell>
          <table:table-cell table:number-columns-repeated="4"/>
          <table:table-cell table:formula="of:=MAX([.B432];[.D432];[.G432])-MAX([.A432];[.C432];[.E432])" office:value-type="float" office:value="1.8673689365387" calcext:value-type="float">
            <text:p>1.8673689365</text:p>
          </table:table-cell>
          <table:table-cell table:formula="of:=IF(ISBLANK([.E432]);&quot;&quot;;[.I432])">
            <text:p/>
          </table:table-cell>
        </table:table-row>
        <table:table-row table:style-name="ro1">
          <table:table-cell table:number-columns-repeated="4"/>
          <table:table-cell office:value-type="float" office:value="1427749556.99393" calcext:value-type="float">
            <text:p>1427749556.99393</text:p>
          </table:table-cell>
          <table:table-cell office:value-type="float" office:value="1427749558.73502" calcext:value-type="float">
            <text:p>1427749558.73502</text:p>
          </table:table-cell>
          <table:table-cell office:value-type="float" office:value="1427749558.7765" calcext:value-type="float">
            <text:p>1427749558.7765</text:p>
          </table:table-cell>
          <table:table-cell/>
          <table:table-cell table:formula="of:=MAX([.B433];[.D433];[.G433])-MAX([.A433];[.C433];[.E433])" office:value-type="float" office:value="1.78257489204407" calcext:value-type="float">
            <text:p>1.782574892</text:p>
          </table:table-cell>
          <table:table-cell table:formula="of:=IF(ISBLANK([.E433]);&quot;&quot;;[.I433])" office:value-type="float" office:value="1.78257489204407" calcext:value-type="float">
            <text:p>1.782574892</text:p>
          </table:table-cell>
        </table:table-row>
        <table:table-row table:style-name="ro1">
          <table:table-cell table:number-columns-repeated="4"/>
          <table:table-cell office:value-type="float" office:value="1427749556.99411" calcext:value-type="float">
            <text:p>1427749556.99411</text:p>
          </table:table-cell>
          <table:table-cell office:value-type="float" office:value="1427749558.74196" calcext:value-type="float">
            <text:p>1427749558.74196</text:p>
          </table:table-cell>
          <table:table-cell office:value-type="float" office:value="1427749558.779" calcext:value-type="float">
            <text:p>1427749558.779</text:p>
          </table:table-cell>
          <table:table-cell/>
          <table:table-cell table:formula="of:=MAX([.B434];[.D434];[.G434])-MAX([.A434];[.C434];[.E434])" office:value-type="float" office:value="1.78488993644714" calcext:value-type="float">
            <text:p>1.7848899364</text:p>
          </table:table-cell>
          <table:table-cell table:formula="of:=IF(ISBLANK([.E434]);&quot;&quot;;[.I434])" office:value-type="float" office:value="1.78488993644714" calcext:value-type="float">
            <text:p>1.7848899364</text:p>
          </table:table-cell>
        </table:table-row>
        <table:table-row table:style-name="ro1">
          <table:table-cell table:number-columns-repeated="4"/>
          <table:table-cell office:value-type="float" office:value="1427749556.99427" calcext:value-type="float">
            <text:p>1427749556.99427</text:p>
          </table:table-cell>
          <table:table-cell office:value-type="float" office:value="1427749558.73521" calcext:value-type="float">
            <text:p>1427749558.73521</text:p>
          </table:table-cell>
          <table:table-cell office:value-type="float" office:value="1427749558.77162" calcext:value-type="float">
            <text:p>1427749558.77162</text:p>
          </table:table-cell>
          <table:table-cell/>
          <table:table-cell table:formula="of:=MAX([.B435];[.D435];[.G435])-MAX([.A435];[.C435];[.E435])" office:value-type="float" office:value="1.77734994888306" calcext:value-type="float">
            <text:p>1.7773499489</text:p>
          </table:table-cell>
          <table:table-cell table:formula="of:=IF(ISBLANK([.E435]);&quot;&quot;;[.I435])" office:value-type="float" office:value="1.77734994888306" calcext:value-type="float">
            <text:p>1.7773499489</text:p>
          </table:table-cell>
        </table:table-row>
        <table:table-row table:style-name="ro1">
          <table:table-cell table:number-columns-repeated="4"/>
          <table:table-cell office:value-type="float" office:value="1427749556.99441" calcext:value-type="float">
            <text:p>1427749556.99441</text:p>
          </table:table-cell>
          <table:table-cell office:value-type="float" office:value="1427749558.73531" calcext:value-type="float">
            <text:p>1427749558.73531</text:p>
          </table:table-cell>
          <table:table-cell office:value-type="float" office:value="1427749558.77548" calcext:value-type="float">
            <text:p>1427749558.77548</text:p>
          </table:table-cell>
          <table:table-cell/>
          <table:table-cell table:formula="of:=MAX([.B436];[.D436];[.G436])-MAX([.A436];[.C436];[.E436])" office:value-type="float" office:value="1.78106498718262" calcext:value-type="float">
            <text:p>1.7810649872</text:p>
          </table:table-cell>
          <table:table-cell table:formula="of:=IF(ISBLANK([.E436]);&quot;&quot;;[.I436])" office:value-type="float" office:value="1.78106498718262" calcext:value-type="float">
            <text:p>1.7810649872</text:p>
          </table:table-cell>
        </table:table-row>
        <table:table-row table:style-name="ro1">
          <table:table-cell table:number-columns-repeated="4"/>
          <table:table-cell office:value-type="float" office:value="1427749556.99455" calcext:value-type="float">
            <text:p>1427749556.99455</text:p>
          </table:table-cell>
          <table:table-cell office:value-type="float" office:value="1427749558.82679" calcext:value-type="float">
            <text:p>1427749558.82679</text:p>
          </table:table-cell>
          <table:table-cell office:value-type="float" office:value="1427749558.86129" calcext:value-type="float">
            <text:p>1427749558.86129</text:p>
          </table:table-cell>
          <table:table-cell/>
          <table:table-cell table:formula="of:=MAX([.B437];[.D437];[.G437])-MAX([.A437];[.C437];[.E437])" office:value-type="float" office:value="1.86673593521118" calcext:value-type="float">
            <text:p>1.8667359352</text:p>
          </table:table-cell>
          <table:table-cell table:formula="of:=IF(ISBLANK([.E437]);&quot;&quot;;[.I437])" office:value-type="float" office:value="1.86673593521118" calcext:value-type="float">
            <text:p>1.8667359352</text:p>
          </table:table-cell>
        </table:table-row>
        <table:table-row table:style-name="ro1">
          <table:table-cell table:number-columns-repeated="4"/>
          <table:table-cell office:value-type="float" office:value="1427749556.99469" calcext:value-type="float">
            <text:p>1427749556.99469</text:p>
          </table:table-cell>
          <table:table-cell office:value-type="float" office:value="1427749558.73512" calcext:value-type="float">
            <text:p>1427749558.73512</text:p>
          </table:table-cell>
          <table:table-cell office:value-type="float" office:value="1427749558.77151" calcext:value-type="float">
            <text:p>1427749558.77151</text:p>
          </table:table-cell>
          <table:table-cell/>
          <table:table-cell table:formula="of:=MAX([.B438];[.D438];[.G438])-MAX([.A438];[.C438];[.E438])" office:value-type="float" office:value="1.77682304382324" calcext:value-type="float">
            <text:p>1.7768230438</text:p>
          </table:table-cell>
          <table:table-cell table:formula="of:=IF(ISBLANK([.E438]);&quot;&quot;;[.I438])" office:value-type="float" office:value="1.77682304382324" calcext:value-type="float">
            <text:p>1.7768230438</text:p>
          </table:table-cell>
        </table:table-row>
        <table:table-row table:style-name="ro1">
          <table:table-cell table:number-columns-repeated="4"/>
          <table:table-cell office:value-type="float" office:value="1427749556.99483" calcext:value-type="float">
            <text:p>1427749556.99483</text:p>
          </table:table-cell>
          <table:table-cell office:value-type="float" office:value="1427749558.73541" calcext:value-type="float">
            <text:p>1427749558.73541</text:p>
          </table:table-cell>
          <table:table-cell office:value-type="float" office:value="1427749558.77421" calcext:value-type="float">
            <text:p>1427749558.77421</text:p>
          </table:table-cell>
          <table:table-cell/>
          <table:table-cell table:formula="of:=MAX([.B439];[.D439];[.G439])-MAX([.A439];[.C439];[.E439])" office:value-type="float" office:value="1.77938222885132" calcext:value-type="float">
            <text:p>1.7793822289</text:p>
          </table:table-cell>
          <table:table-cell table:formula="of:=IF(ISBLANK([.E439]);&quot;&quot;;[.I439])" office:value-type="float" office:value="1.77938222885132" calcext:value-type="float">
            <text:p>1.7793822289</text:p>
          </table:table-cell>
        </table:table-row>
        <table:table-row table:style-name="ro1">
          <table:table-cell table:number-columns-repeated="4"/>
          <table:table-cell office:value-type="float" office:value="1427749556.99496" calcext:value-type="float">
            <text:p>1427749556.99496</text:p>
          </table:table-cell>
          <table:table-cell office:value-type="float" office:value="1427749558.73551" calcext:value-type="float">
            <text:p>1427749558.73551</text:p>
          </table:table-cell>
          <table:table-cell office:value-type="float" office:value="1427749558.77144" calcext:value-type="float">
            <text:p>1427749558.77144</text:p>
          </table:table-cell>
          <table:table-cell/>
          <table:table-cell table:formula="of:=MAX([.B440];[.D440];[.G440])-MAX([.A440];[.C440];[.E440])" office:value-type="float" office:value="1.7764790058136" calcext:value-type="float">
            <text:p>1.7764790058</text:p>
          </table:table-cell>
          <table:table-cell table:formula="of:=IF(ISBLANK([.E440]);&quot;&quot;;[.I440])" office:value-type="float" office:value="1.7764790058136" calcext:value-type="float">
            <text:p>1.7764790058</text:p>
          </table:table-cell>
        </table:table-row>
        <table:table-row table:style-name="ro1">
          <table:table-cell table:number-columns-repeated="4"/>
          <table:table-cell office:value-type="float" office:value="1427749556.9951" calcext:value-type="float">
            <text:p>1427749556.9951</text:p>
          </table:table-cell>
          <table:table-cell office:value-type="float" office:value="1427749558.7356" calcext:value-type="float">
            <text:p>1427749558.7356</text:p>
          </table:table-cell>
          <table:table-cell office:value-type="float" office:value="1427749558.77646" calcext:value-type="float">
            <text:p>1427749558.77646</text:p>
          </table:table-cell>
          <table:table-cell/>
          <table:table-cell table:formula="of:=MAX([.B441];[.D441];[.G441])-MAX([.A441];[.C441];[.E441])" office:value-type="float" office:value="1.78135895729065" calcext:value-type="float">
            <text:p>1.7813589573</text:p>
          </table:table-cell>
          <table:table-cell table:formula="of:=IF(ISBLANK([.E441]);&quot;&quot;;[.I441])" office:value-type="float" office:value="1.78135895729065" calcext:value-type="float">
            <text:p>1.7813589573</text:p>
          </table:table-cell>
        </table:table-row>
        <table:table-row table:style-name="ro1">
          <table:table-cell table:number-columns-repeated="4"/>
          <table:table-cell office:value-type="float" office:value="1427749556.99524" calcext:value-type="float">
            <text:p>1427749556.99524</text:p>
          </table:table-cell>
          <table:table-cell office:value-type="float" office:value="1427749558.73569" calcext:value-type="float">
            <text:p>1427749558.73569</text:p>
          </table:table-cell>
          <table:table-cell office:value-type="float" office:value="1427749558.77157" calcext:value-type="float">
            <text:p>1427749558.77157</text:p>
          </table:table-cell>
          <table:table-cell/>
          <table:table-cell table:formula="of:=MAX([.B442];[.D442];[.G442])-MAX([.A442];[.C442];[.E442])" office:value-type="float" office:value="1.77632784843445" calcext:value-type="float">
            <text:p>1.7763278484</text:p>
          </table:table-cell>
          <table:table-cell table:formula="of:=IF(ISBLANK([.E442]);&quot;&quot;;[.I442])" office:value-type="float" office:value="1.77632784843445" calcext:value-type="float">
            <text:p>1.7763278484</text:p>
          </table:table-cell>
        </table:table-row>
        <table:table-row table:style-name="ro1">
          <table:table-cell table:number-columns-repeated="2"/>
          <table:table-cell office:value-type="float" office:value="1427749558.8613" calcext:value-type="float">
            <text:p>1427749558.8613</text:p>
          </table:table-cell>
          <table:table-cell office:value-type="float" office:value="1427749560.7232" calcext:value-type="float">
            <text:p>1427749560.7232</text:p>
          </table:table-cell>
          <table:table-cell table:number-columns-repeated="4"/>
          <table:table-cell table:formula="of:=MAX([.B443];[.D443];[.G443])-MAX([.A443];[.C443];[.E443])" office:value-type="float" office:value="1.86189985275269" calcext:value-type="float">
            <text:p>1.8618998528</text:p>
          </table:table-cell>
          <table:table-cell table:formula="of:=IF(ISBLANK([.E443]);&quot;&quot;;[.I443])">
            <text:p/>
          </table:table-cell>
        </table:table-row>
        <table:table-row table:style-name="ro1">
          <table:table-cell table:number-columns-repeated="4"/>
          <table:table-cell office:value-type="float" office:value="1427749558.86131" calcext:value-type="float">
            <text:p>1427749558.86131</text:p>
          </table:table-cell>
          <table:table-cell office:value-type="float" office:value="1427749560.68741" calcext:value-type="float">
            <text:p>1427749560.68741</text:p>
          </table:table-cell>
          <table:table-cell office:value-type="float" office:value="1427749560.7232" calcext:value-type="float">
            <text:p>1427749560.7232</text:p>
          </table:table-cell>
          <table:table-cell/>
          <table:table-cell table:formula="of:=MAX([.B444];[.D444];[.G444])-MAX([.A444];[.C444];[.E444])" office:value-type="float" office:value="1.86188793182373" calcext:value-type="float">
            <text:p>1.8618879318</text:p>
          </table:table-cell>
          <table:table-cell table:formula="of:=IF(ISBLANK([.E444]);&quot;&quot;;[.I444])" office:value-type="float" office:value="1.86188793182373" calcext:value-type="float">
            <text:p>1.8618879318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445];[.D445];[.G445])-MAX([.A445];[.C445];[.E445])" office:value-type="float" office:value="0" calcext:value-type="float">
            <text:p>0</text:p>
          </table:table-cell>
          <table:table-cell table:formula="of:=IF(ISBLANK([.E445]);&quot;&quot;;[.I44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427749558.86147" calcext:value-type="float">
            <text:p>1427749558.86147</text:p>
          </table:table-cell>
          <table:table-cell office:value-type="float" office:value="1427749560.60488" calcext:value-type="float">
            <text:p>1427749560.60488</text:p>
          </table:table-cell>
          <table:table-cell office:value-type="float" office:value="1427749560.64517" calcext:value-type="float">
            <text:p>1427749560.64517</text:p>
          </table:table-cell>
          <table:table-cell/>
          <table:table-cell table:formula="of:=MAX([.B446];[.D446];[.G446])-MAX([.A446];[.C446];[.E446])" office:value-type="float" office:value="1.7837028503418" calcext:value-type="float">
            <text:p>1.7837028503</text:p>
          </table:table-cell>
          <table:table-cell table:formula="of:=IF(ISBLANK([.E446]);&quot;&quot;;[.I446])" office:value-type="float" office:value="1.7837028503418" calcext:value-type="float">
            <text:p>1.7837028503</text:p>
          </table:table-cell>
        </table:table-row>
        <table:table-row table:style-name="ro1">
          <table:table-cell table:number-columns-repeated="4"/>
          <table:table-cell office:value-type="float" office:value="1427749558.86154" calcext:value-type="float">
            <text:p>1427749558.86154</text:p>
          </table:table-cell>
          <table:table-cell office:value-type="float" office:value="1427749560.6048" calcext:value-type="float">
            <text:p>1427749560.6048</text:p>
          </table:table-cell>
          <table:table-cell office:value-type="float" office:value="1427749560.63759" calcext:value-type="float">
            <text:p>1427749560.63759</text:p>
          </table:table-cell>
          <table:table-cell/>
          <table:table-cell table:formula="of:=MAX([.B447];[.D447];[.G447])-MAX([.A447];[.C447];[.E447])" office:value-type="float" office:value="1.77604603767395" calcext:value-type="float">
            <text:p>1.7760460377</text:p>
          </table:table-cell>
          <table:table-cell table:formula="of:=IF(ISBLANK([.E447]);&quot;&quot;;[.I447])" office:value-type="float" office:value="1.77604603767395" calcext:value-type="float">
            <text:p>1.7760460377</text:p>
          </table:table-cell>
        </table:table-row>
        <table:table-row table:style-name="ro1">
          <table:table-cell table:number-columns-repeated="4"/>
          <table:table-cell office:value-type="float" office:value="1427749558.86161" calcext:value-type="float">
            <text:p>1427749558.86161</text:p>
          </table:table-cell>
          <table:table-cell office:value-type="float" office:value="1427749560.60501" calcext:value-type="float">
            <text:p>1427749560.60501</text:p>
          </table:table-cell>
          <table:table-cell office:value-type="float" office:value="1427749560.63949" calcext:value-type="float">
            <text:p>1427749560.63949</text:p>
          </table:table-cell>
          <table:table-cell/>
          <table:table-cell table:formula="of:=MAX([.B448];[.D448];[.G448])-MAX([.A448];[.C448];[.E448])" office:value-type="float" office:value="1.77787780761719" calcext:value-type="float">
            <text:p>1.7778778076</text:p>
          </table:table-cell>
          <table:table-cell table:formula="of:=IF(ISBLANK([.E448]);&quot;&quot;;[.I448])" office:value-type="float" office:value="1.77787780761719" calcext:value-type="float">
            <text:p>1.7778778076</text:p>
          </table:table-cell>
        </table:table-row>
        <table:table-row table:style-name="ro1">
          <table:table-cell table:number-columns-repeated="4"/>
          <table:table-cell office:value-type="float" office:value="1427749558.86167" calcext:value-type="float">
            <text:p>1427749558.86167</text:p>
          </table:table-cell>
          <table:table-cell office:value-type="float" office:value="1427749560.6052" calcext:value-type="float">
            <text:p>1427749560.6052</text:p>
          </table:table-cell>
          <table:table-cell office:value-type="float" office:value="1427749560.64515" calcext:value-type="float">
            <text:p>1427749560.64515</text:p>
          </table:table-cell>
          <table:table-cell/>
          <table:table-cell table:formula="of:=MAX([.B449];[.D449];[.G449])-MAX([.A449];[.C449];[.E449])" office:value-type="float" office:value="1.78347778320313" calcext:value-type="float">
            <text:p>1.7834777832</text:p>
          </table:table-cell>
          <table:table-cell table:formula="of:=IF(ISBLANK([.E449]);&quot;&quot;;[.I449])" office:value-type="float" office:value="1.78347778320313" calcext:value-type="float">
            <text:p>1.7834777832</text:p>
          </table:table-cell>
        </table:table-row>
        <table:table-row table:style-name="ro1">
          <table:table-cell table:number-columns-repeated="4"/>
          <table:table-cell office:value-type="float" office:value="1427749558.86173" calcext:value-type="float">
            <text:p>1427749558.86173</text:p>
          </table:table-cell>
          <table:table-cell office:value-type="float" office:value="1427749560.60538" calcext:value-type="float">
            <text:p>1427749560.60538</text:p>
          </table:table-cell>
          <table:table-cell office:value-type="float" office:value="1427749560.64009" calcext:value-type="float">
            <text:p>1427749560.64009</text:p>
          </table:table-cell>
          <table:table-cell/>
          <table:table-cell table:formula="of:=MAX([.B450];[.D450];[.G450])-MAX([.A450];[.C450];[.E450])" office:value-type="float" office:value="1.77836298942566" calcext:value-type="float">
            <text:p>1.7783629894</text:p>
          </table:table-cell>
          <table:table-cell table:formula="of:=IF(ISBLANK([.E450]);&quot;&quot;;[.I450])" office:value-type="float" office:value="1.77836298942566" calcext:value-type="float">
            <text:p>1.7783629894</text:p>
          </table:table-cell>
        </table:table-row>
        <table:table-row table:style-name="ro1">
          <table:table-cell table:number-columns-repeated="4"/>
          <table:table-cell office:value-type="float" office:value="1427749558.86179" calcext:value-type="float">
            <text:p>1427749558.86179</text:p>
          </table:table-cell>
          <table:table-cell office:value-type="float" office:value="1427749560.60529" calcext:value-type="float">
            <text:p>1427749560.60529</text:p>
          </table:table-cell>
          <table:table-cell office:value-type="float" office:value="1427749560.64511" calcext:value-type="float">
            <text:p>1427749560.64511</text:p>
          </table:table-cell>
          <table:table-cell/>
          <table:table-cell table:formula="of:=MAX([.B451];[.D451];[.G451])-MAX([.A451];[.C451];[.E451])" office:value-type="float" office:value="1.78332209587097" calcext:value-type="float">
            <text:p>1.7833220959</text:p>
          </table:table-cell>
          <table:table-cell table:formula="of:=IF(ISBLANK([.E451]);&quot;&quot;;[.I451])" office:value-type="float" office:value="1.78332209587097" calcext:value-type="float">
            <text:p>1.7833220959</text:p>
          </table:table-cell>
        </table:table-row>
        <table:table-row table:style-name="ro1">
          <table:table-cell table:number-columns-repeated="4"/>
          <table:table-cell office:value-type="float" office:value="1427749558.86184" calcext:value-type="float">
            <text:p>1427749558.86184</text:p>
          </table:table-cell>
          <table:table-cell office:value-type="float" office:value="1427749560.60511" calcext:value-type="float">
            <text:p>1427749560.60511</text:p>
          </table:table-cell>
          <table:table-cell office:value-type="float" office:value="1427749560.64182" calcext:value-type="float">
            <text:p>1427749560.64182</text:p>
          </table:table-cell>
          <table:table-cell/>
          <table:table-cell table:formula="of:=MAX([.B452];[.D452];[.G452])-MAX([.A452];[.C452];[.E452])" office:value-type="float" office:value="1.77997398376465" calcext:value-type="float">
            <text:p>1.7799739838</text:p>
          </table:table-cell>
          <table:table-cell table:formula="of:=IF(ISBLANK([.E452]);&quot;&quot;;[.I452])" office:value-type="float" office:value="1.77997398376465" calcext:value-type="float">
            <text:p>1.7799739838</text:p>
          </table:table-cell>
        </table:table-row>
        <table:table-row table:style-name="ro1">
          <table:table-cell table:number-columns-repeated="4"/>
          <table:table-cell office:value-type="float" office:value="1427749558.86192" calcext:value-type="float">
            <text:p>1427749558.86192</text:p>
          </table:table-cell>
          <table:table-cell office:value-type="float" office:value="1427749560.60553" calcext:value-type="float">
            <text:p>1427749560.60553</text:p>
          </table:table-cell>
          <table:table-cell office:value-type="float" office:value="1427749560.6395" calcext:value-type="float">
            <text:p>1427749560.6395</text:p>
          </table:table-cell>
          <table:table-cell/>
          <table:table-cell table:formula="of:=MAX([.B453];[.D453];[.G453])-MAX([.A453];[.C453];[.E453])" office:value-type="float" office:value="1.77758097648621" calcext:value-type="float">
            <text:p>1.7775809765</text:p>
          </table:table-cell>
          <table:table-cell table:formula="of:=IF(ISBLANK([.E453]);&quot;&quot;;[.I453])" office:value-type="float" office:value="1.77758097648621" calcext:value-type="float">
            <text:p>1.7775809765</text:p>
          </table:table-cell>
        </table:table-row>
        <table:table-row table:style-name="ro1">
          <table:table-cell table:number-columns-repeated="2"/>
          <table:table-cell office:value-type="float" office:value="1427749560.72322" calcext:value-type="float">
            <text:p>1427749560.72322</text:p>
          </table:table-cell>
          <table:table-cell office:value-type="float" office:value="1427749562.34455" calcext:value-type="float">
            <text:p>1427749562.34455</text:p>
          </table:table-cell>
          <table:table-cell table:number-columns-repeated="4"/>
          <table:table-cell table:formula="of:=MAX([.B454];[.D454];[.G454])-MAX([.A454];[.C454];[.E454])" office:value-type="float" office:value="1.621337890625" calcext:value-type="float">
            <text:p>1.6213378906</text:p>
          </table:table-cell>
          <table:table-cell table:formula="of:=IF(ISBLANK([.E454]);&quot;&quot;;[.I454])">
            <text:p/>
          </table:table-cell>
        </table:table-row>
        <table:table-row table:style-name="ro1">
          <table:table-cell table:number-columns-repeated="4"/>
          <table:table-cell office:value-type="float" office:value="1427749560.72322" calcext:value-type="float">
            <text:p>1427749560.72322</text:p>
          </table:table-cell>
          <table:table-cell office:value-type="float" office:value="1427749562.22697" calcext:value-type="float">
            <text:p>1427749562.22697</text:p>
          </table:table-cell>
          <table:table-cell office:value-type="float" office:value="1427749562.25622" calcext:value-type="float">
            <text:p>1427749562.25622</text:p>
          </table:table-cell>
          <table:table-cell/>
          <table:table-cell table:formula="of:=MAX([.B455];[.D455];[.G455])-MAX([.A455];[.C455];[.E455])" office:value-type="float" office:value="1.53299403190613" calcext:value-type="float">
            <text:p>1.5329940319</text:p>
          </table:table-cell>
          <table:table-cell table:formula="of:=IF(ISBLANK([.E455]);&quot;&quot;;[.I455])" office:value-type="float" office:value="1.53299403190613" calcext:value-type="float">
            <text:p>1.5329940319</text:p>
          </table:table-cell>
        </table:table-row>
        <table:table-row table:style-name="ro1">
          <table:table-cell table:number-columns-repeated="4"/>
          <table:table-cell office:value-type="float" office:value="1427749560.72342" calcext:value-type="float">
            <text:p>1427749560.72342</text:p>
          </table:table-cell>
          <table:table-cell office:value-type="float" office:value="1427749562.22708" calcext:value-type="float">
            <text:p>1427749562.22708</text:p>
          </table:table-cell>
          <table:table-cell office:value-type="float" office:value="1427749562.26349" calcext:value-type="float">
            <text:p>1427749562.26349</text:p>
          </table:table-cell>
          <table:table-cell/>
          <table:table-cell table:formula="of:=MAX([.B456];[.D456];[.G456])-MAX([.A456];[.C456];[.E456])" office:value-type="float" office:value="1.5400710105896" calcext:value-type="float">
            <text:p>1.5400710106</text:p>
          </table:table-cell>
          <table:table-cell table:formula="of:=IF(ISBLANK([.E456]);&quot;&quot;;[.I456])" office:value-type="float" office:value="1.5400710105896" calcext:value-type="float">
            <text:p>1.5400710106</text:p>
          </table:table-cell>
        </table:table-row>
        <table:table-row table:style-name="ro1">
          <table:table-cell table:number-columns-repeated="4"/>
          <table:table-cell office:value-type="float" office:value="1427749560.72356" calcext:value-type="float">
            <text:p>1427749560.72356</text:p>
          </table:table-cell>
          <table:table-cell office:value-type="float" office:value="1427749562.22729" calcext:value-type="float">
            <text:p>1427749562.22729</text:p>
          </table:table-cell>
          <table:table-cell office:value-type="float" office:value="1427749562.26348" calcext:value-type="float">
            <text:p>1427749562.26348</text:p>
          </table:table-cell>
          <table:table-cell/>
          <table:table-cell table:formula="of:=MAX([.B457];[.D457];[.G457])-MAX([.A457];[.C457];[.E457])" office:value-type="float" office:value="1.53991603851318" calcext:value-type="float">
            <text:p>1.5399160385</text:p>
          </table:table-cell>
          <table:table-cell table:formula="of:=IF(ISBLANK([.E457]);&quot;&quot;;[.I457])" office:value-type="float" office:value="1.53991603851318" calcext:value-type="float">
            <text:p>1.5399160385</text:p>
          </table:table-cell>
        </table:table-row>
        <table:table-row table:style-name="ro1">
          <table:table-cell table:number-columns-repeated="4"/>
          <table:table-cell office:value-type="float" office:value="1427749560.72371" calcext:value-type="float">
            <text:p>1427749560.72371</text:p>
          </table:table-cell>
          <table:table-cell office:value-type="float" office:value="1427749562.22713" calcext:value-type="float">
            <text:p>1427749562.22713</text:p>
          </table:table-cell>
          <table:table-cell office:value-type="float" office:value="1427749562.26352" calcext:value-type="float">
            <text:p>1427749562.26352</text:p>
          </table:table-cell>
          <table:table-cell/>
          <table:table-cell table:formula="of:=MAX([.B458];[.D458];[.G458])-MAX([.A458];[.C458];[.E458])" office:value-type="float" office:value="1.53981590270996" calcext:value-type="float">
            <text:p>1.5398159027</text:p>
          </table:table-cell>
          <table:table-cell table:formula="of:=IF(ISBLANK([.E458]);&quot;&quot;;[.I458])" office:value-type="float" office:value="1.53981590270996" calcext:value-type="float">
            <text:p>1.5398159027</text:p>
          </table:table-cell>
        </table:table-row>
        <table:table-row table:style-name="ro1">
          <table:table-cell table:number-columns-repeated="4"/>
          <table:table-cell office:value-type="float" office:value="1427749560.72384" calcext:value-type="float">
            <text:p>1427749560.72384</text:p>
          </table:table-cell>
          <table:table-cell office:value-type="float" office:value="1427749562.24297" calcext:value-type="float">
            <text:p>1427749562.24297</text:p>
          </table:table-cell>
          <table:table-cell office:value-type="float" office:value="1427749562.27725" calcext:value-type="float">
            <text:p>1427749562.27725</text:p>
          </table:table-cell>
          <table:table-cell/>
          <table:table-cell table:formula="of:=MAX([.B459];[.D459];[.G459])-MAX([.A459];[.C459];[.E459])" office:value-type="float" office:value="1.55340600013733" calcext:value-type="float">
            <text:p>1.5534060001</text:p>
          </table:table-cell>
          <table:table-cell table:formula="of:=IF(ISBLANK([.E459]);&quot;&quot;;[.I459])" office:value-type="float" office:value="1.55340600013733" calcext:value-type="float">
            <text:p>1.5534060001</text:p>
          </table:table-cell>
        </table:table-row>
        <table:table-row table:style-name="ro1">
          <table:table-cell table:number-columns-repeated="4"/>
          <table:table-cell office:value-type="float" office:value="1427749560.72398" calcext:value-type="float">
            <text:p>1427749560.72398</text:p>
          </table:table-cell>
          <table:table-cell office:value-type="float" office:value="1427749562.2269" calcext:value-type="float">
            <text:p>1427749562.2269</text:p>
          </table:table-cell>
          <table:table-cell office:value-type="float" office:value="1427749562.25943" calcext:value-type="float">
            <text:p>1427749562.25943</text:p>
          </table:table-cell>
          <table:table-cell/>
          <table:table-cell table:formula="of:=MAX([.B460];[.D460];[.G460])-MAX([.A460];[.C460];[.E460])" office:value-type="float" office:value="1.53544616699219" calcext:value-type="float">
            <text:p>1.535446167</text:p>
          </table:table-cell>
          <table:table-cell table:formula="of:=IF(ISBLANK([.E460]);&quot;&quot;;[.I460])" office:value-type="float" office:value="1.53544616699219" calcext:value-type="float">
            <text:p>1.535446167</text:p>
          </table:table-cell>
        </table:table-row>
        <table:table-row table:style-name="ro1">
          <table:table-cell table:number-columns-repeated="4"/>
          <table:table-cell office:value-type="float" office:value="1427749560.72412" calcext:value-type="float">
            <text:p>1427749560.72412</text:p>
          </table:table-cell>
          <table:table-cell office:value-type="float" office:value="1427749562.22718" calcext:value-type="float">
            <text:p>1427749562.22718</text:p>
          </table:table-cell>
          <table:table-cell office:value-type="float" office:value="1427749562.26677" calcext:value-type="float">
            <text:p>1427749562.26677</text:p>
          </table:table-cell>
          <table:table-cell/>
          <table:table-cell table:formula="of:=MAX([.B461];[.D461];[.G461])-MAX([.A461];[.C461];[.E461])" office:value-type="float" office:value="1.54264998435974" calcext:value-type="float">
            <text:p>1.5426499844</text:p>
          </table:table-cell>
          <table:table-cell table:formula="of:=IF(ISBLANK([.E461]);&quot;&quot;;[.I461])" office:value-type="float" office:value="1.54264998435974" calcext:value-type="float">
            <text:p>1.5426499844</text:p>
          </table:table-cell>
        </table:table-row>
        <table:table-row table:style-name="ro1">
          <table:table-cell table:number-columns-repeated="4"/>
          <table:table-cell office:value-type="float" office:value="1427749560.72426" calcext:value-type="float">
            <text:p>1427749560.72426</text:p>
          </table:table-cell>
          <table:table-cell office:value-type="float" office:value="1427749562.22724" calcext:value-type="float">
            <text:p>1427749562.22724</text:p>
          </table:table-cell>
          <table:table-cell office:value-type="float" office:value="1427749562.26344" calcext:value-type="float">
            <text:p>1427749562.26344</text:p>
          </table:table-cell>
          <table:table-cell/>
          <table:table-cell table:formula="of:=MAX([.B462];[.D462];[.G462])-MAX([.A462];[.C462];[.E462])" office:value-type="float" office:value="1.53917789459229" calcext:value-type="float">
            <text:p>1.5391778946</text:p>
          </table:table-cell>
          <table:table-cell table:formula="of:=IF(ISBLANK([.E462]);&quot;&quot;;[.I462])" office:value-type="float" office:value="1.53917789459229" calcext:value-type="float">
            <text:p>1.5391778946</text:p>
          </table:table-cell>
        </table:table-row>
        <table:table-row table:style-name="ro1">
          <table:table-cell table:number-columns-repeated="4"/>
          <table:table-cell office:value-type="float" office:value="1427749560.7244" calcext:value-type="float">
            <text:p>1427749560.7244</text:p>
          </table:table-cell>
          <table:table-cell office:value-type="float" office:value="1427749562.3164" calcext:value-type="float">
            <text:p>1427749562.3164</text:p>
          </table:table-cell>
          <table:table-cell office:value-type="float" office:value="1427749562.34454" calcext:value-type="float">
            <text:p>1427749562.34454</text:p>
          </table:table-cell>
          <table:table-cell/>
          <table:table-cell table:formula="of:=MAX([.B463];[.D463];[.G463])-MAX([.A463];[.C463];[.E463])" office:value-type="float" office:value="1.62014889717102" calcext:value-type="float">
            <text:p>1.6201488972</text:p>
          </table:table-cell>
          <table:table-cell table:formula="of:=IF(ISBLANK([.E463]);&quot;&quot;;[.I463])" office:value-type="float" office:value="1.62014889717102" calcext:value-type="float">
            <text:p>1.6201488972</text:p>
          </table:table-cell>
        </table:table-row>
        <table:table-row table:style-name="ro1">
          <table:table-cell table:number-columns-repeated="4"/>
          <table:table-cell office:value-type="float" office:value="1427749560.72454" calcext:value-type="float">
            <text:p>1427749560.72454</text:p>
          </table:table-cell>
          <table:table-cell office:value-type="float" office:value="1427749562.22702" calcext:value-type="float">
            <text:p>1427749562.22702</text:p>
          </table:table-cell>
          <table:table-cell office:value-type="float" office:value="1427749562.26674" calcext:value-type="float">
            <text:p>1427749562.26674</text:p>
          </table:table-cell>
          <table:table-cell/>
          <table:table-cell table:formula="of:=MAX([.B464];[.D464];[.G464])-MAX([.A464];[.C464];[.E464])" office:value-type="float" office:value="1.54219913482666" calcext:value-type="float">
            <text:p>1.5421991348</text:p>
          </table:table-cell>
          <table:table-cell table:formula="of:=IF(ISBLANK([.E464]);&quot;&quot;;[.I464])" office:value-type="float" office:value="1.54219913482666" calcext:value-type="float">
            <text:p>1.5421991348</text:p>
          </table:table-cell>
        </table:table-row>
        <table:table-row table:style-name="ro1">
          <table:table-cell table:number-columns-repeated="2"/>
          <table:table-cell office:value-type="float" office:value="1427749562.34456" calcext:value-type="float">
            <text:p>1427749562.34456</text:p>
          </table:table-cell>
          <table:table-cell office:value-type="float" office:value="1427749564.00018" calcext:value-type="float">
            <text:p>1427749564.00018</text:p>
          </table:table-cell>
          <table:table-cell table:number-columns-repeated="4"/>
          <table:table-cell table:formula="of:=MAX([.B465];[.D465];[.G465])-MAX([.A465];[.C465];[.E465])" office:value-type="float" office:value="1.65561699867249" calcext:value-type="float">
            <text:p>1.6556169987</text:p>
          </table:table-cell>
          <table:table-cell table:formula="of:=IF(ISBLANK([.E465]);&quot;&quot;;[.I465])">
            <text:p/>
          </table:table-cell>
        </table:table-row>
        <table:table-row table:style-name="ro1">
          <table:table-cell table:number-columns-repeated="4"/>
          <table:table-cell office:value-type="float" office:value="1427749562.34457" calcext:value-type="float">
            <text:p>1427749562.34457</text:p>
          </table:table-cell>
          <table:table-cell office:value-type="float" office:value="1427749563.88299" calcext:value-type="float">
            <text:p>1427749563.88299</text:p>
          </table:table-cell>
          <table:table-cell office:value-type="float" office:value="1427749563.92158" calcext:value-type="float">
            <text:p>1427749563.92158</text:p>
          </table:table-cell>
          <table:table-cell/>
          <table:table-cell table:formula="of:=MAX([.B466];[.D466];[.G466])-MAX([.A466];[.C466];[.E466])" office:value-type="float" office:value="1.57701587677002" calcext:value-type="float">
            <text:p>1.5770158768</text:p>
          </table:table-cell>
          <table:table-cell table:formula="of:=IF(ISBLANK([.E466]);&quot;&quot;;[.I466])" office:value-type="float" office:value="1.57701587677002" calcext:value-type="float">
            <text:p>1.5770158768</text:p>
          </table:table-cell>
        </table:table-row>
        <table:table-row table:style-name="ro1">
          <table:table-cell table:number-columns-repeated="4"/>
          <table:table-cell office:value-type="float" office:value="1427749562.34474" calcext:value-type="float">
            <text:p>1427749562.34474</text:p>
          </table:table-cell>
          <table:table-cell office:value-type="float" office:value="1427749563.88376" calcext:value-type="float">
            <text:p>1427749563.88376</text:p>
          </table:table-cell>
          <table:table-cell office:value-type="float" office:value="1427749563.91881" calcext:value-type="float">
            <text:p>1427749563.91881</text:p>
          </table:table-cell>
          <table:table-cell/>
          <table:table-cell table:formula="of:=MAX([.B467];[.D467];[.G467])-MAX([.A467];[.C467];[.E467])" office:value-type="float" office:value="1.57406783103943" calcext:value-type="float">
            <text:p>1.574067831</text:p>
          </table:table-cell>
          <table:table-cell table:formula="of:=IF(ISBLANK([.E467]);&quot;&quot;;[.I467])" office:value-type="float" office:value="1.57406783103943" calcext:value-type="float">
            <text:p>1.574067831</text:p>
          </table:table-cell>
        </table:table-row>
        <table:table-row table:style-name="ro1">
          <table:table-cell table:number-columns-repeated="4"/>
          <table:table-cell office:value-type="float" office:value="1427749562.34485" calcext:value-type="float">
            <text:p>1427749562.34485</text:p>
          </table:table-cell>
          <table:table-cell office:value-type="float" office:value="1427749563.96636" calcext:value-type="float">
            <text:p>1427749563.96636</text:p>
          </table:table-cell>
          <table:table-cell office:value-type="float" office:value="1427749564.00017" calcext:value-type="float">
            <text:p>1427749564.00017</text:p>
          </table:table-cell>
          <table:table-cell/>
          <table:table-cell table:formula="of:=MAX([.B468];[.D468];[.G468])-MAX([.A468];[.C468];[.E468])" office:value-type="float" office:value="1.65532612800598" calcext:value-type="float">
            <text:p>1.655326128</text:p>
          </table:table-cell>
          <table:table-cell table:formula="of:=IF(ISBLANK([.E468]);&quot;&quot;;[.I468])" office:value-type="float" office:value="1.65532612800598" calcext:value-type="float">
            <text:p>1.655326128</text:p>
          </table:table-cell>
        </table:table-row>
        <table:table-row table:style-name="ro1">
          <table:table-cell table:number-columns-repeated="4"/>
          <table:table-cell office:value-type="float" office:value="1427749562.34499" calcext:value-type="float">
            <text:p>1427749562.34499</text:p>
          </table:table-cell>
          <table:table-cell office:value-type="float" office:value="1427749563.8833" calcext:value-type="float">
            <text:p>1427749563.8833</text:p>
          </table:table-cell>
          <table:table-cell office:value-type="float" office:value="1427749563.92347" calcext:value-type="float">
            <text:p>1427749563.92347</text:p>
          </table:table-cell>
          <table:table-cell/>
          <table:table-cell table:formula="of:=MAX([.B469];[.D469];[.G469])-MAX([.A469];[.C469];[.E469])" office:value-type="float" office:value="1.5784809589386" calcext:value-type="float">
            <text:p>1.5784809589</text:p>
          </table:table-cell>
          <table:table-cell table:formula="of:=IF(ISBLANK([.E469]);&quot;&quot;;[.I469])" office:value-type="float" office:value="1.5784809589386" calcext:value-type="float">
            <text:p>1.5784809589</text:p>
          </table:table-cell>
        </table:table-row>
        <table:table-row table:style-name="ro1">
          <table:table-cell table:number-columns-repeated="4"/>
          <table:table-cell office:value-type="float" office:value="1427749562.34515" calcext:value-type="float">
            <text:p>1427749562.34515</text:p>
          </table:table-cell>
          <table:table-cell office:value-type="float" office:value="1427749563.8832" calcext:value-type="float">
            <text:p>1427749563.8832</text:p>
          </table:table-cell>
          <table:table-cell office:value-type="float" office:value="1427749563.92349" calcext:value-type="float">
            <text:p>1427749563.92349</text:p>
          </table:table-cell>
          <table:table-cell/>
          <table:table-cell table:formula="of:=MAX([.B470];[.D470];[.G470])-MAX([.A470];[.C470];[.E470])" office:value-type="float" office:value="1.57833909988403" calcext:value-type="float">
            <text:p>1.5783390999</text:p>
          </table:table-cell>
          <table:table-cell table:formula="of:=IF(ISBLANK([.E470]);&quot;&quot;;[.I470])" office:value-type="float" office:value="1.57833909988403" calcext:value-type="float">
            <text:p>1.5783390999</text:p>
          </table:table-cell>
        </table:table-row>
        <table:table-row table:style-name="ro1">
          <table:table-cell table:number-columns-repeated="4"/>
          <table:table-cell office:value-type="float" office:value="1427749562.34529" calcext:value-type="float">
            <text:p>1427749562.34529</text:p>
          </table:table-cell>
          <table:table-cell office:value-type="float" office:value="1427749563.88355" calcext:value-type="float">
            <text:p>1427749563.88355</text:p>
          </table:table-cell>
          <table:table-cell office:value-type="float" office:value="1427749563.91941" calcext:value-type="float">
            <text:p>1427749563.91941</text:p>
          </table:table-cell>
          <table:table-cell/>
          <table:table-cell table:formula="of:=MAX([.B471];[.D471];[.G471])-MAX([.A471];[.C471];[.E471])" office:value-type="float" office:value="1.57411909103394" calcext:value-type="float">
            <text:p>1.574119091</text:p>
          </table:table-cell>
          <table:table-cell table:formula="of:=IF(ISBLANK([.E471]);&quot;&quot;;[.I471])" office:value-type="float" office:value="1.57411909103394" calcext:value-type="float">
            <text:p>1.574119091</text:p>
          </table:table-cell>
        </table:table-row>
        <table:table-row table:style-name="ro1">
          <table:table-cell table:number-columns-repeated="4"/>
          <table:table-cell office:value-type="float" office:value="1427749562.3454" calcext:value-type="float">
            <text:p>1427749562.3454</text:p>
          </table:table-cell>
          <table:table-cell office:value-type="float" office:value="1427749563.88342" calcext:value-type="float">
            <text:p>1427749563.88342</text:p>
          </table:table-cell>
          <table:table-cell office:value-type="float" office:value="1427749563.92169" calcext:value-type="float">
            <text:p>1427749563.92169</text:p>
          </table:table-cell>
          <table:table-cell/>
          <table:table-cell table:formula="of:=MAX([.B472];[.D472];[.G472])-MAX([.A472];[.C472];[.E472])" office:value-type="float" office:value="1.57628297805786" calcext:value-type="float">
            <text:p>1.5762829781</text:p>
          </table:table-cell>
          <table:table-cell table:formula="of:=IF(ISBLANK([.E472]);&quot;&quot;;[.I472])" office:value-type="float" office:value="1.57628297805786" calcext:value-type="float">
            <text:p>1.5762829781</text:p>
          </table:table-cell>
        </table:table-row>
        <table:table-row table:style-name="ro1">
          <table:table-cell table:number-columns-repeated="4"/>
          <table:table-cell office:value-type="float" office:value="1427749562.34555" calcext:value-type="float">
            <text:p>1427749562.34555</text:p>
          </table:table-cell>
          <table:table-cell office:value-type="float" office:value="1427749563.8831" calcext:value-type="float">
            <text:p>1427749563.8831</text:p>
          </table:table-cell>
          <table:table-cell office:value-type="float" office:value="1427749563.91944" calcext:value-type="float">
            <text:p>1427749563.91944</text:p>
          </table:table-cell>
          <table:table-cell/>
          <table:table-cell table:formula="of:=MAX([.B473];[.D473];[.G473])-MAX([.A473];[.C473];[.E473])" office:value-type="float" office:value="1.57389783859253" calcext:value-type="float">
            <text:p>1.5738978386</text:p>
          </table:table-cell>
          <table:table-cell table:formula="of:=IF(ISBLANK([.E473]);&quot;&quot;;[.I473])" office:value-type="float" office:value="1.57389783859253" calcext:value-type="float">
            <text:p>1.5738978386</text:p>
          </table:table-cell>
        </table:table-row>
        <table:table-row table:style-name="ro1">
          <table:table-cell table:number-columns-repeated="4"/>
          <table:table-cell office:value-type="float" office:value="1427749562.34569" calcext:value-type="float">
            <text:p>1427749562.34569</text:p>
          </table:table-cell>
          <table:table-cell office:value-type="float" office:value="1427749563.88365" calcext:value-type="float">
            <text:p>1427749563.88365</text:p>
          </table:table-cell>
          <table:table-cell office:value-type="float" office:value="1427749563.92168" calcext:value-type="float">
            <text:p>1427749563.92168</text:p>
          </table:table-cell>
          <table:table-cell/>
          <table:table-cell table:formula="of:=MAX([.B474];[.D474];[.G474])-MAX([.A474];[.C474];[.E474])" office:value-type="float" office:value="1.57598900794983" calcext:value-type="float">
            <text:p>1.5759890079</text:p>
          </table:table-cell>
          <table:table-cell table:formula="of:=IF(ISBLANK([.E474]);&quot;&quot;;[.I474])" office:value-type="float" office:value="1.57598900794983" calcext:value-type="float">
            <text:p>1.5759890079</text:p>
          </table:table-cell>
        </table:table-row>
        <table:table-row table:style-name="ro1">
          <table:table-cell table:number-columns-repeated="4"/>
          <table:table-cell office:value-type="float" office:value="1427749562.34583" calcext:value-type="float">
            <text:p>1427749562.34583</text:p>
          </table:table-cell>
          <table:table-cell office:value-type="float" office:value="1427749563.88385" calcext:value-type="float">
            <text:p>1427749563.88385</text:p>
          </table:table-cell>
          <table:table-cell office:value-type="float" office:value="1427749563.92348" calcext:value-type="float">
            <text:p>1427749563.92348</text:p>
          </table:table-cell>
          <table:table-cell/>
          <table:table-cell table:formula="of:=MAX([.B475];[.D475];[.G475])-MAX([.A475];[.C475];[.E475])" office:value-type="float" office:value="1.57765293121338" calcext:value-type="float">
            <text:p>1.5776529312</text:p>
          </table:table-cell>
          <table:table-cell table:formula="of:=IF(ISBLANK([.E475]);&quot;&quot;;[.I475])" office:value-type="float" office:value="1.57765293121338" calcext:value-type="float">
            <text:p>1.5776529312</text:p>
          </table:table-cell>
        </table:table-row>
        <table:table-row table:style-name="ro1">
          <table:table-cell table:number-columns-repeated="2"/>
          <table:table-cell office:value-type="float" office:value="1427749564.00019" calcext:value-type="float">
            <text:p>1427749564.00019</text:p>
          </table:table-cell>
          <table:table-cell office:value-type="float" office:value="1427749565.79324" calcext:value-type="float">
            <text:p>1427749565.79324</text:p>
          </table:table-cell>
          <table:table-cell table:number-columns-repeated="4"/>
          <table:table-cell table:formula="of:=MAX([.B476];[.D476];[.G476])-MAX([.A476];[.C476];[.E476])" office:value-type="float" office:value="1.79305100440979" calcext:value-type="float">
            <text:p>1.7930510044</text:p>
          </table:table-cell>
          <table:table-cell table:formula="of:=IF(ISBLANK([.E476]);&quot;&quot;;[.I476])">
            <text:p/>
          </table:table-cell>
        </table:table-row>
        <table:table-row table:style-name="ro1">
          <table:table-cell table:number-columns-repeated="4"/>
          <table:table-cell office:value-type="float" office:value="1427749564.00019" calcext:value-type="float">
            <text:p>1427749564.00019</text:p>
          </table:table-cell>
          <table:table-cell office:value-type="float" office:value="1427749565.68128" calcext:value-type="float">
            <text:p>1427749565.68128</text:p>
          </table:table-cell>
          <table:table-cell office:value-type="float" office:value="1427749565.71639" calcext:value-type="float">
            <text:p>1427749565.71639</text:p>
          </table:table-cell>
          <table:table-cell/>
          <table:table-cell table:formula="of:=MAX([.B477];[.D477];[.G477])-MAX([.A477];[.C477];[.E477])" office:value-type="float" office:value="1.71620106697083" calcext:value-type="float">
            <text:p>1.716201067</text:p>
          </table:table-cell>
          <table:table-cell table:formula="of:=IF(ISBLANK([.E477]);&quot;&quot;;[.I477])" office:value-type="float" office:value="1.71620106697083" calcext:value-type="float">
            <text:p>1.716201067</text:p>
          </table:table-cell>
        </table:table-row>
        <table:table-row table:style-name="ro1">
          <table:table-cell table:number-columns-repeated="4"/>
          <table:table-cell office:value-type="float" office:value="1427749564.00027" calcext:value-type="float">
            <text:p>1427749564.00027</text:p>
          </table:table-cell>
          <table:table-cell office:value-type="float" office:value="1427749565.68145" calcext:value-type="float">
            <text:p>1427749565.68145</text:p>
          </table:table-cell>
          <table:table-cell office:value-type="float" office:value="1427749565.71947" calcext:value-type="float">
            <text:p>1427749565.71947</text:p>
          </table:table-cell>
          <table:table-cell/>
          <table:table-cell table:formula="of:=MAX([.B478];[.D478];[.G478])-MAX([.A478];[.C478];[.E478])" office:value-type="float" office:value="1.71919393539429" calcext:value-type="float">
            <text:p>1.7191939354</text:p>
          </table:table-cell>
          <table:table-cell table:formula="of:=IF(ISBLANK([.E478]);&quot;&quot;;[.I478])" office:value-type="float" office:value="1.71919393539429" calcext:value-type="float">
            <text:p>1.7191939354</text:p>
          </table:table-cell>
        </table:table-row>
        <table:table-row table:style-name="ro1">
          <table:table-cell table:number-columns-repeated="4"/>
          <table:table-cell office:value-type="float" office:value="1427749564.00035" calcext:value-type="float">
            <text:p>1427749564.00035</text:p>
          </table:table-cell>
          <table:table-cell office:value-type="float" office:value="1427749565.76311" calcext:value-type="float">
            <text:p>1427749565.76311</text:p>
          </table:table-cell>
          <table:table-cell office:value-type="float" office:value="1427749565.79323" calcext:value-type="float">
            <text:p>1427749565.79323</text:p>
          </table:table-cell>
          <table:table-cell/>
          <table:table-cell table:formula="of:=MAX([.B479];[.D479];[.G479])-MAX([.A479];[.C479];[.E479])" office:value-type="float" office:value="1.79288601875305" calcext:value-type="float">
            <text:p>1.7928860188</text:p>
          </table:table-cell>
          <table:table-cell table:formula="of:=IF(ISBLANK([.E479]);&quot;&quot;;[.I479])" office:value-type="float" office:value="1.79288601875305" calcext:value-type="float">
            <text:p>1.7928860188</text:p>
          </table:table-cell>
        </table:table-row>
        <table:table-row table:style-name="ro1">
          <table:table-cell table:number-columns-repeated="4"/>
          <table:table-cell office:value-type="float" office:value="1427749564.00041" calcext:value-type="float">
            <text:p>1427749564.00041</text:p>
          </table:table-cell>
          <table:table-cell office:value-type="float" office:value="1427749565.68134" calcext:value-type="float">
            <text:p>1427749565.68134</text:p>
          </table:table-cell>
          <table:table-cell office:value-type="float" office:value="1427749565.7195" calcext:value-type="float">
            <text:p>1427749565.7195</text:p>
          </table:table-cell>
          <table:table-cell/>
          <table:table-cell table:formula="of:=MAX([.B480];[.D480];[.G480])-MAX([.A480];[.C480];[.E480])" office:value-type="float" office:value="1.71909785270691" calcext:value-type="float">
            <text:p>1.7190978527</text:p>
          </table:table-cell>
          <table:table-cell table:formula="of:=IF(ISBLANK([.E480]);&quot;&quot;;[.I480])" office:value-type="float" office:value="1.71909785270691" calcext:value-type="float">
            <text:p>1.7190978527</text:p>
          </table:table-cell>
        </table:table-row>
        <table:table-row table:style-name="ro1">
          <table:table-cell table:number-columns-repeated="4"/>
          <table:table-cell office:value-type="float" office:value="1427749564.00046" calcext:value-type="float">
            <text:p>1427749564.00046</text:p>
          </table:table-cell>
          <table:table-cell office:value-type="float" office:value="1427749565.68122" calcext:value-type="float">
            <text:p>1427749565.68122</text:p>
          </table:table-cell>
          <table:table-cell office:value-type="float" office:value="1427749565.71631" calcext:value-type="float">
            <text:p>1427749565.71631</text:p>
          </table:table-cell>
          <table:table-cell/>
          <table:table-cell table:formula="of:=MAX([.B481];[.D481];[.G481])-MAX([.A481];[.C481];[.E481])" office:value-type="float" office:value="1.71585607528687" calcext:value-type="float">
            <text:p>1.7158560753</text:p>
          </table:table-cell>
          <table:table-cell table:formula="of:=IF(ISBLANK([.E481]);&quot;&quot;;[.I481])" office:value-type="float" office:value="1.71585607528687" calcext:value-type="float">
            <text:p>1.7158560753</text:p>
          </table:table-cell>
        </table:table-row>
        <table:table-row table:style-name="ro1">
          <table:table-cell table:number-columns-repeated="4"/>
          <table:table-cell office:value-type="float" office:value="1427749564.00051" calcext:value-type="float">
            <text:p>1427749564.00051</text:p>
          </table:table-cell>
          <table:table-cell office:value-type="float" office:value="1427749565.6814" calcext:value-type="float">
            <text:p>1427749565.6814</text:p>
          </table:table-cell>
          <table:table-cell office:value-type="float" office:value="1427749565.7194" calcext:value-type="float">
            <text:p>1427749565.7194</text:p>
          </table:table-cell>
          <table:table-cell/>
          <table:table-cell table:formula="of:=MAX([.B482];[.D482];[.G482])-MAX([.A482];[.C482];[.E482])" office:value-type="float" office:value="1.71889114379883" calcext:value-type="float">
            <text:p>1.7188911438</text:p>
          </table:table-cell>
          <table:table-cell table:formula="of:=IF(ISBLANK([.E482]);&quot;&quot;;[.I482])" office:value-type="float" office:value="1.71889114379883" calcext:value-type="float">
            <text:p>1.7188911438</text:p>
          </table:table-cell>
        </table:table-row>
        <table:table-row table:style-name="ro1">
          <table:table-cell table:number-columns-repeated="4"/>
          <table:table-cell office:value-type="float" office:value="1427749564.00057" calcext:value-type="float">
            <text:p>1427749564.00057</text:p>
          </table:table-cell>
          <table:table-cell office:value-type="float" office:value="1427749565.68151" calcext:value-type="float">
            <text:p>1427749565.68151</text:p>
          </table:table-cell>
          <table:table-cell office:value-type="float" office:value="1427749565.71749" calcext:value-type="float">
            <text:p>1427749565.71749</text:p>
          </table:table-cell>
          <table:table-cell/>
          <table:table-cell table:formula="of:=MAX([.B483];[.D483];[.G483])-MAX([.A483];[.C483];[.E483])" office:value-type="float" office:value="1.71691989898682" calcext:value-type="float">
            <text:p>1.716919899</text:p>
          </table:table-cell>
          <table:table-cell table:formula="of:=IF(ISBLANK([.E483]);&quot;&quot;;[.I483])" office:value-type="float" office:value="1.71691989898682" calcext:value-type="float">
            <text:p>1.716919899</text:p>
          </table:table-cell>
        </table:table-row>
        <table:table-row table:style-name="ro1">
          <table:table-cell table:number-columns-repeated="4"/>
          <table:table-cell office:value-type="float" office:value="1427749564.00062" calcext:value-type="float">
            <text:p>1427749564.00062</text:p>
          </table:table-cell>
          <table:table-cell office:value-type="float" office:value="1427749565.68156" calcext:value-type="float">
            <text:p>1427749565.68156</text:p>
          </table:table-cell>
          <table:table-cell office:value-type="float" office:value="1427749565.71638" calcext:value-type="float">
            <text:p>1427749565.71638</text:p>
          </table:table-cell>
          <table:table-cell/>
          <table:table-cell table:formula="of:=MAX([.B484];[.D484];[.G484])-MAX([.A484];[.C484];[.E484])" office:value-type="float" office:value="1.7157609462738" calcext:value-type="float">
            <text:p>1.7157609463</text:p>
          </table:table-cell>
          <table:table-cell table:formula="of:=IF(ISBLANK([.E484]);&quot;&quot;;[.I484])" office:value-type="float" office:value="1.7157609462738" calcext:value-type="float">
            <text:p>1.7157609463</text:p>
          </table:table-cell>
        </table:table-row>
        <table:table-row table:style-name="ro1">
          <table:table-cell table:number-columns-repeated="4"/>
          <table:table-cell office:value-type="float" office:value="1427749564.00067" calcext:value-type="float">
            <text:p>1427749564.00067</text:p>
          </table:table-cell>
          <table:table-cell office:value-type="float" office:value="1427749565.68162" calcext:value-type="float">
            <text:p>1427749565.68162</text:p>
          </table:table-cell>
          <table:table-cell office:value-type="float" office:value="1427749565.71709" calcext:value-type="float">
            <text:p>1427749565.71709</text:p>
          </table:table-cell>
          <table:table-cell/>
          <table:table-cell table:formula="of:=MAX([.B485];[.D485];[.G485])-MAX([.A485];[.C485];[.E485])" office:value-type="float" office:value="1.71642088890076" calcext:value-type="float">
            <text:p>1.7164208889</text:p>
          </table:table-cell>
          <table:table-cell table:formula="of:=IF(ISBLANK([.E485]);&quot;&quot;;[.I485])" office:value-type="float" office:value="1.71642088890076" calcext:value-type="float">
            <text:p>1.7164208889</text:p>
          </table:table-cell>
        </table:table-row>
        <table:table-row table:style-name="ro1">
          <table:table-cell table:number-columns-repeated="4"/>
          <table:table-cell office:value-type="float" office:value="1427749564.00073" calcext:value-type="float">
            <text:p>1427749564.00073</text:p>
          </table:table-cell>
          <table:table-cell office:value-type="float" office:value="1427749565.68167" calcext:value-type="float">
            <text:p>1427749565.68167</text:p>
          </table:table-cell>
          <table:table-cell office:value-type="float" office:value="1427749565.71746" calcext:value-type="float">
            <text:p>1427749565.71746</text:p>
          </table:table-cell>
          <table:table-cell/>
          <table:table-cell table:formula="of:=MAX([.B486];[.D486];[.G486])-MAX([.A486];[.C486];[.E486])" office:value-type="float" office:value="1.7167341709137" calcext:value-type="float">
            <text:p>1.7167341709</text:p>
          </table:table-cell>
          <table:table-cell table:formula="of:=IF(ISBLANK([.E486]);&quot;&quot;;[.I486])" office:value-type="float" office:value="1.7167341709137" calcext:value-type="float">
            <text:p>1.7167341709</text:p>
          </table:table-cell>
        </table:table-row>
        <table:table-row table:style-name="ro1">
          <table:table-cell table:number-columns-repeated="2"/>
          <table:table-cell office:value-type="float" office:value="1427749565.79325" calcext:value-type="float">
            <text:p>1427749565.79325</text:p>
          </table:table-cell>
          <table:table-cell office:value-type="float" office:value="1427749567.41878" calcext:value-type="float">
            <text:p>1427749567.41878</text:p>
          </table:table-cell>
          <table:table-cell table:number-columns-repeated="4"/>
          <table:table-cell table:formula="of:=MAX([.B487];[.D487];[.G487])-MAX([.A487];[.C487];[.E487])" office:value-type="float" office:value="1.62553000450134" calcext:value-type="float">
            <text:p>1.6255300045</text:p>
          </table:table-cell>
          <table:table-cell table:formula="of:=IF(ISBLANK([.E487]);&quot;&quot;;[.I487])">
            <text:p/>
          </table:table-cell>
        </table:table-row>
        <table:table-row table:style-name="ro1">
          <table:table-cell table:number-columns-repeated="4"/>
          <table:table-cell office:value-type="float" office:value="1427749565.79325" calcext:value-type="float">
            <text:p>1427749565.79325</text:p>
          </table:table-cell>
          <table:table-cell office:value-type="float" office:value="1427749567.30478" calcext:value-type="float">
            <text:p>1427749567.30478</text:p>
          </table:table-cell>
          <table:table-cell office:value-type="float" office:value="1427749567.34232" calcext:value-type="float">
            <text:p>1427749567.34232</text:p>
          </table:table-cell>
          <table:table-cell/>
          <table:table-cell table:formula="of:=MAX([.B488];[.D488];[.G488])-MAX([.A488];[.C488];[.E488])" office:value-type="float" office:value="1.54906702041626" calcext:value-type="float">
            <text:p>1.5490670204</text:p>
          </table:table-cell>
          <table:table-cell table:formula="of:=IF(ISBLANK([.E488]);&quot;&quot;;[.I488])" office:value-type="float" office:value="1.54906702041626" calcext:value-type="float">
            <text:p>1.5490670204</text:p>
          </table:table-cell>
        </table:table-row>
        <table:table-row table:style-name="ro1">
          <table:table-cell table:number-columns-repeated="4"/>
          <table:table-cell office:value-type="float" office:value="1427749565.79344" calcext:value-type="float">
            <text:p>1427749565.79344</text:p>
          </table:table-cell>
          <table:table-cell office:value-type="float" office:value="1427749567.31109" calcext:value-type="float">
            <text:p>1427749567.31109</text:p>
          </table:table-cell>
          <table:table-cell office:value-type="float" office:value="1427749567.34238" calcext:value-type="float">
            <text:p>1427749567.34238</text:p>
          </table:table-cell>
          <table:table-cell/>
          <table:table-cell table:formula="of:=MAX([.B489];[.D489];[.G489])-MAX([.A489];[.C489];[.E489])" office:value-type="float" office:value="1.5489490032196" calcext:value-type="float">
            <text:p>1.5489490032</text:p>
          </table:table-cell>
          <table:table-cell table:formula="of:=IF(ISBLANK([.E489]);&quot;&quot;;[.I489])" office:value-type="float" office:value="1.5489490032196" calcext:value-type="float">
            <text:p>1.5489490032</text:p>
          </table:table-cell>
        </table:table-row>
        <table:table-row table:style-name="ro1">
          <table:table-cell table:number-columns-repeated="4"/>
          <table:table-cell office:value-type="float" office:value="1427749565.79358" calcext:value-type="float">
            <text:p>1427749565.79358</text:p>
          </table:table-cell>
          <table:table-cell office:value-type="float" office:value="1427749567.30504" calcext:value-type="float">
            <text:p>1427749567.30504</text:p>
          </table:table-cell>
          <table:table-cell office:value-type="float" office:value="1427749567.33948" calcext:value-type="float">
            <text:p>1427749567.33948</text:p>
          </table:table-cell>
          <table:table-cell/>
          <table:table-cell table:formula="of:=MAX([.B490];[.D490];[.G490])-MAX([.A490];[.C490];[.E490])" office:value-type="float" office:value="1.54590392112732" calcext:value-type="float">
            <text:p>1.5459039211</text:p>
          </table:table-cell>
          <table:table-cell table:formula="of:=IF(ISBLANK([.E490]);&quot;&quot;;[.I490])" office:value-type="float" office:value="1.54590392112732" calcext:value-type="float">
            <text:p>1.5459039211</text:p>
          </table:table-cell>
        </table:table-row>
        <table:table-row table:style-name="ro1">
          <table:table-cell table:number-columns-repeated="4"/>
          <table:table-cell office:value-type="float" office:value="1427749565.79376" calcext:value-type="float">
            <text:p>1427749565.79376</text:p>
          </table:table-cell>
          <table:table-cell office:value-type="float" office:value="1427749566.90783" calcext:value-type="float">
            <text:p>1427749566.90783</text:p>
          </table:table-cell>
          <table:table-cell office:value-type="float" office:value="1427749567.30493" calcext:value-type="float">
            <text:p>1427749567.30493</text:p>
          </table:table-cell>
          <table:table-cell/>
          <table:table-cell table:formula="of:=MAX([.B491];[.D491];[.G491])-MAX([.A491];[.C491];[.E491])" office:value-type="float" office:value="1.51116490364075" calcext:value-type="float">
            <text:p>1.5111649036</text:p>
          </table:table-cell>
          <table:table-cell table:formula="of:=IF(ISBLANK([.E491]);&quot;&quot;;[.I491])" office:value-type="float" office:value="1.51116490364075" calcext:value-type="float">
            <text:p>1.5111649036</text:p>
          </table:table-cell>
        </table:table-row>
        <table:table-row table:style-name="ro1">
          <table:table-cell table:number-columns-repeated="4"/>
          <table:table-cell office:value-type="float" office:value="1427749565.79393" calcext:value-type="float">
            <text:p>1427749565.79393</text:p>
          </table:table-cell>
          <table:table-cell office:value-type="float" office:value="1427749567.30472" calcext:value-type="float">
            <text:p>1427749567.30472</text:p>
          </table:table-cell>
          <table:table-cell office:value-type="float" office:value="1427749567.33944" calcext:value-type="float">
            <text:p>1427749567.33944</text:p>
          </table:table-cell>
          <table:table-cell/>
          <table:table-cell table:formula="of:=MAX([.B492];[.D492];[.G492])-MAX([.A492];[.C492];[.E492])" office:value-type="float" office:value="1.54550981521606" calcext:value-type="float">
            <text:p>1.5455098152</text:p>
          </table:table-cell>
          <table:table-cell table:formula="of:=IF(ISBLANK([.E492]);&quot;&quot;;[.I492])" office:value-type="float" office:value="1.54550981521606" calcext:value-type="float">
            <text:p>1.5455098152</text:p>
          </table:table-cell>
        </table:table-row>
        <table:table-row table:style-name="ro1">
          <table:table-cell table:number-columns-repeated="4"/>
          <table:table-cell office:value-type="float" office:value="1427749565.79411" calcext:value-type="float">
            <text:p>1427749565.79411</text:p>
          </table:table-cell>
          <table:table-cell office:value-type="float" office:value="1427749567.30483" calcext:value-type="float">
            <text:p>1427749567.30483</text:p>
          </table:table-cell>
          <table:table-cell office:value-type="float" office:value="1427749567.34236" calcext:value-type="float">
            <text:p>1427749567.34236</text:p>
          </table:table-cell>
          <table:table-cell/>
          <table:table-cell table:formula="of:=MAX([.B493];[.D493];[.G493])-MAX([.A493];[.C493];[.E493])" office:value-type="float" office:value="1.54825186729431" calcext:value-type="float">
            <text:p>1.5482518673</text:p>
          </table:table-cell>
          <table:table-cell table:formula="of:=IF(ISBLANK([.E493]);&quot;&quot;;[.I493])" office:value-type="float" office:value="1.54825186729431" calcext:value-type="float">
            <text:p>1.5482518673</text:p>
          </table:table-cell>
        </table:table-row>
        <table:table-row table:style-name="ro1">
          <table:table-cell table:number-columns-repeated="4"/>
          <table:table-cell office:value-type="float" office:value="1427749565.79428" calcext:value-type="float">
            <text:p>1427749565.79428</text:p>
          </table:table-cell>
          <table:table-cell office:value-type="float" office:value="1427749567.38368" calcext:value-type="float">
            <text:p>1427749567.38368</text:p>
          </table:table-cell>
          <table:table-cell office:value-type="float" office:value="1427749567.41877" calcext:value-type="float">
            <text:p>1427749567.41877</text:p>
          </table:table-cell>
          <table:table-cell/>
          <table:table-cell table:formula="of:=MAX([.B494];[.D494];[.G494])-MAX([.A494];[.C494];[.E494])" office:value-type="float" office:value="1.62449598312378" calcext:value-type="float">
            <text:p>1.6244959831</text:p>
          </table:table-cell>
          <table:table-cell table:formula="of:=IF(ISBLANK([.E494]);&quot;&quot;;[.I494])" office:value-type="float" office:value="1.62449598312378" calcext:value-type="float">
            <text:p>1.6244959831</text:p>
          </table:table-cell>
        </table:table-row>
        <table:table-row table:style-name="ro1">
          <table:table-cell table:number-columns-repeated="4"/>
          <table:table-cell office:value-type="float" office:value="1427749565.79442" calcext:value-type="float">
            <text:p>1427749565.79442</text:p>
          </table:table-cell>
          <table:table-cell office:value-type="float" office:value="1427749567.30489" calcext:value-type="float">
            <text:p>1427749567.30489</text:p>
          </table:table-cell>
          <table:table-cell office:value-type="float" office:value="1427749567.33684" calcext:value-type="float">
            <text:p>1427749567.33684</text:p>
          </table:table-cell>
          <table:table-cell/>
          <table:table-cell table:formula="of:=MAX([.B495];[.D495];[.G495])-MAX([.A495];[.C495];[.E495])" office:value-type="float" office:value="1.54241704940796" calcext:value-type="float">
            <text:p>1.5424170494</text:p>
          </table:table-cell>
          <table:table-cell table:formula="of:=IF(ISBLANK([.E495]);&quot;&quot;;[.I495])" office:value-type="float" office:value="1.54241704940796" calcext:value-type="float">
            <text:p>1.5424170494</text:p>
          </table:table-cell>
        </table:table-row>
        <table:table-row table:style-name="ro1">
          <table:table-cell table:number-columns-repeated="4"/>
          <table:table-cell office:value-type="float" office:value="1427749565.79456" calcext:value-type="float">
            <text:p>1427749565.79456</text:p>
          </table:table-cell>
          <table:table-cell office:value-type="float" office:value="1427749566.8253" calcext:value-type="float">
            <text:p>1427749566.8253</text:p>
          </table:table-cell>
          <table:table-cell office:value-type="float" office:value="1427749566.90787" calcext:value-type="float">
            <text:p>1427749566.90787</text:p>
          </table:table-cell>
          <table:table-cell/>
          <table:table-cell table:formula="of:=MAX([.B496];[.D496];[.G496])-MAX([.A496];[.C496];[.E496])" office:value-type="float" office:value="1.11330509185791" calcext:value-type="float">
            <text:p>1.1133050919</text:p>
          </table:table-cell>
          <table:table-cell table:formula="of:=IF(ISBLANK([.E496]);&quot;&quot;;[.I496])" office:value-type="float" office:value="1.11330509185791" calcext:value-type="float">
            <text:p>1.1133050919</text:p>
          </table:table-cell>
        </table:table-row>
        <table:table-row table:style-name="ro1">
          <table:table-cell table:number-columns-repeated="4"/>
          <table:table-cell office:value-type="float" office:value="1427749565.79473" calcext:value-type="float">
            <text:p>1427749565.79473</text:p>
          </table:table-cell>
          <table:table-cell office:value-type="float" office:value="1427749567.30498" calcext:value-type="float">
            <text:p>1427749567.30498</text:p>
          </table:table-cell>
          <table:table-cell office:value-type="float" office:value="1427749567.33944" calcext:value-type="float">
            <text:p>1427749567.33944</text:p>
          </table:table-cell>
          <table:table-cell/>
          <table:table-cell table:formula="of:=MAX([.B497];[.D497];[.G497])-MAX([.A497];[.C497];[.E497])" office:value-type="float" office:value="1.54471492767334" calcext:value-type="float">
            <text:p>1.5447149277</text:p>
          </table:table-cell>
          <table:table-cell table:formula="of:=IF(ISBLANK([.E497]);&quot;&quot;;[.I497])" office:value-type="float" office:value="1.54471492767334" calcext:value-type="float">
            <text:p>1.5447149277</text:p>
          </table:table-cell>
        </table:table-row>
        <table:table-row table:style-name="ro1">
          <table:table-cell table:number-columns-repeated="2"/>
          <table:table-cell office:value-type="float" office:value="1427749567.41879" calcext:value-type="float">
            <text:p>1427749567.41879</text:p>
          </table:table-cell>
          <table:table-cell office:value-type="float" office:value="1427749568.93294" calcext:value-type="float">
            <text:p>1427749568.93294</text:p>
          </table:table-cell>
          <table:table-cell table:number-columns-repeated="4"/>
          <table:table-cell table:formula="of:=MAX([.B498];[.D498];[.G498])-MAX([.A498];[.C498];[.E498])" office:value-type="float" office:value="1.51415205001831" calcext:value-type="float">
            <text:p>1.51415205</text:p>
          </table:table-cell>
          <table:table-cell table:formula="of:=IF(ISBLANK([.E498]);&quot;&quot;;[.I498])">
            <text:p/>
          </table:table-cell>
        </table:table-row>
        <table:table-row table:style-name="ro1">
          <table:table-cell table:number-columns-repeated="4"/>
          <table:table-cell office:value-type="float" office:value="1427749567.4188" calcext:value-type="float">
            <text:p>1427749567.4188</text:p>
          </table:table-cell>
          <table:table-cell office:value-type="float" office:value="1427749568.83976" calcext:value-type="float">
            <text:p>1427749568.83976</text:p>
          </table:table-cell>
          <table:table-cell office:value-type="float" office:value="1427749568.87555" calcext:value-type="float">
            <text:p>1427749568.87555</text:p>
          </table:table-cell>
          <table:table-cell/>
          <table:table-cell table:formula="of:=MAX([.B499];[.D499];[.G499])-MAX([.A499];[.C499];[.E499])" office:value-type="float" office:value="1.45675396919251" calcext:value-type="float">
            <text:p>1.4567539692</text:p>
          </table:table-cell>
          <table:table-cell table:formula="of:=IF(ISBLANK([.E499]);&quot;&quot;;[.I499])" office:value-type="float" office:value="1.45675396919251" calcext:value-type="float">
            <text:p>1.4567539692</text:p>
          </table:table-cell>
        </table:table-row>
        <table:table-row table:style-name="ro1">
          <table:table-cell table:number-columns-repeated="4"/>
          <table:table-cell office:value-type="float" office:value="1427749567.41897" calcext:value-type="float">
            <text:p>1427749567.41897</text:p>
          </table:table-cell>
          <table:table-cell office:value-type="float" office:value="1427749568.84002" calcext:value-type="float">
            <text:p>1427749568.84002</text:p>
          </table:table-cell>
          <table:table-cell office:value-type="float" office:value="1427749568.88209" calcext:value-type="float">
            <text:p>1427749568.88209</text:p>
          </table:table-cell>
          <table:table-cell/>
          <table:table-cell table:formula="of:=MAX([.B500];[.D500];[.G500])-MAX([.A500];[.C500];[.E500])" office:value-type="float" office:value="1.46312499046326" calcext:value-type="float">
            <text:p>1.4631249905</text:p>
          </table:table-cell>
          <table:table-cell table:formula="of:=IF(ISBLANK([.E500]);&quot;&quot;;[.I500])" office:value-type="float" office:value="1.46312499046326" calcext:value-type="float">
            <text:p>1.4631249905</text:p>
          </table:table-cell>
        </table:table-row>
        <table:table-row table:style-name="ro1">
          <table:table-cell table:number-columns-repeated="4"/>
          <table:table-cell office:value-type="float" office:value="1427749567.41911" calcext:value-type="float">
            <text:p>1427749567.41911</text:p>
          </table:table-cell>
          <table:table-cell office:value-type="float" office:value="1427749568.83982" calcext:value-type="float">
            <text:p>1427749568.83982</text:p>
          </table:table-cell>
          <table:table-cell office:value-type="float" office:value="1427749568.87904" calcext:value-type="float">
            <text:p>1427749568.87904</text:p>
          </table:table-cell>
          <table:table-cell/>
          <table:table-cell table:formula="of:=MAX([.B501];[.D501];[.G501])-MAX([.A501];[.C501];[.E501])" office:value-type="float" office:value="1.45993089675903" calcext:value-type="float">
            <text:p>1.4599308968</text:p>
          </table:table-cell>
          <table:table-cell table:formula="of:=IF(ISBLANK([.E501]);&quot;&quot;;[.I501])" office:value-type="float" office:value="1.45993089675903" calcext:value-type="float">
            <text:p>1.4599308968</text:p>
          </table:table-cell>
        </table:table-row>
        <table:table-row table:style-name="ro1">
          <table:table-cell table:number-columns-repeated="4"/>
          <table:table-cell office:value-type="float" office:value="1427749567.41921" calcext:value-type="float">
            <text:p>1427749567.41921</text:p>
          </table:table-cell>
          <table:table-cell office:value-type="float" office:value="1427749568.83987" calcext:value-type="float">
            <text:p>1427749568.83987</text:p>
          </table:table-cell>
          <table:table-cell office:value-type="float" office:value="1427749568.882" calcext:value-type="float">
            <text:p>1427749568.882</text:p>
          </table:table-cell>
          <table:table-cell/>
          <table:table-cell table:formula="of:=MAX([.B502];[.D502];[.G502])-MAX([.A502];[.C502];[.E502])" office:value-type="float" office:value="1.46278405189514" calcext:value-type="float">
            <text:p>1.4627840519</text:p>
          </table:table-cell>
          <table:table-cell table:formula="of:=IF(ISBLANK([.E502]);&quot;&quot;;[.I502])" office:value-type="float" office:value="1.46278405189514" calcext:value-type="float">
            <text:p>1.4627840519</text:p>
          </table:table-cell>
        </table:table-row>
        <table:table-row table:style-name="ro1">
          <table:table-cell table:number-columns-repeated="4"/>
          <table:table-cell office:value-type="float" office:value="1427749567.41927" calcext:value-type="float">
            <text:p>1427749567.41927</text:p>
          </table:table-cell>
          <table:table-cell office:value-type="float" office:value="1427749568.84364" calcext:value-type="float">
            <text:p>1427749568.84364</text:p>
          </table:table-cell>
          <table:table-cell office:value-type="float" office:value="1427749568.88196" calcext:value-type="float">
            <text:p>1427749568.88196</text:p>
          </table:table-cell>
          <table:table-cell/>
          <table:table-cell table:formula="of:=MAX([.B503];[.D503];[.G503])-MAX([.A503];[.C503];[.E503])" office:value-type="float" office:value="1.46269416809082" calcext:value-type="float">
            <text:p>1.4626941681</text:p>
          </table:table-cell>
          <table:table-cell table:formula="of:=IF(ISBLANK([.E503]);&quot;&quot;;[.I503])" office:value-type="float" office:value="1.46269416809082" calcext:value-type="float">
            <text:p>1.4626941681</text:p>
          </table:table-cell>
        </table:table-row>
        <table:table-row table:style-name="ro1">
          <table:table-cell table:number-columns-repeated="4"/>
          <table:table-cell office:value-type="float" office:value="1427749567.41936" calcext:value-type="float">
            <text:p>1427749567.41936</text:p>
          </table:table-cell>
          <table:table-cell office:value-type="float" office:value="1427749568.83997" calcext:value-type="float">
            <text:p>1427749568.83997</text:p>
          </table:table-cell>
          <table:table-cell office:value-type="float" office:value="1427749568.88203" calcext:value-type="float">
            <text:p>1427749568.88203</text:p>
          </table:table-cell>
          <table:table-cell/>
          <table:table-cell table:formula="of:=MAX([.B504];[.D504];[.G504])-MAX([.A504];[.C504];[.E504])" office:value-type="float" office:value="1.46267700195313" calcext:value-type="float">
            <text:p>1.462677002</text:p>
          </table:table-cell>
          <table:table-cell table:formula="of:=IF(ISBLANK([.E504]);&quot;&quot;;[.I504])" office:value-type="float" office:value="1.46267700195313" calcext:value-type="float">
            <text:p>1.462677002</text:p>
          </table:table-cell>
        </table:table-row>
        <table:table-row table:style-name="ro1">
          <table:table-cell table:number-columns-repeated="4"/>
          <table:table-cell office:value-type="float" office:value="1427749567.4195" calcext:value-type="float">
            <text:p>1427749567.4195</text:p>
          </table:table-cell>
          <table:table-cell office:value-type="float" office:value="1427749568.84007" calcext:value-type="float">
            <text:p>1427749568.84007</text:p>
          </table:table-cell>
          <table:table-cell office:value-type="float" office:value="1427749568.8819" calcext:value-type="float">
            <text:p>1427749568.8819</text:p>
          </table:table-cell>
          <table:table-cell/>
          <table:table-cell table:formula="of:=MAX([.B505];[.D505];[.G505])-MAX([.A505];[.C505];[.E505])" office:value-type="float" office:value="1.46240496635437" calcext:value-type="float">
            <text:p>1.4624049664</text:p>
          </table:table-cell>
          <table:table-cell table:formula="of:=IF(ISBLANK([.E505]);&quot;&quot;;[.I505])" office:value-type="float" office:value="1.46240496635437" calcext:value-type="float">
            <text:p>1.4624049664</text:p>
          </table:table-cell>
        </table:table-row>
        <table:table-row table:style-name="ro1">
          <table:table-cell table:number-columns-repeated="4"/>
          <table:table-cell office:value-type="float" office:value="1427749567.41964" calcext:value-type="float">
            <text:p>1427749567.41964</text:p>
          </table:table-cell>
          <table:table-cell office:value-type="float" office:value="1427749568.83992" calcext:value-type="float">
            <text:p>1427749568.83992</text:p>
          </table:table-cell>
          <table:table-cell office:value-type="float" office:value="1427749568.88339" calcext:value-type="float">
            <text:p>1427749568.88339</text:p>
          </table:table-cell>
          <table:table-cell/>
          <table:table-cell table:formula="of:=MAX([.B506];[.D506];[.G506])-MAX([.A506];[.C506];[.E506])" office:value-type="float" office:value="1.46375703811646" calcext:value-type="float">
            <text:p>1.4637570381</text:p>
          </table:table-cell>
          <table:table-cell table:formula="of:=IF(ISBLANK([.E506]);&quot;&quot;;[.I506])" office:value-type="float" office:value="1.46375703811646" calcext:value-type="float">
            <text:p>1.4637570381</text:p>
          </table:table-cell>
        </table:table-row>
        <table:table-row table:style-name="ro1">
          <table:table-cell table:number-columns-repeated="4"/>
          <table:table-cell office:value-type="float" office:value="1427749567.41977" calcext:value-type="float">
            <text:p>1427749567.41977</text:p>
          </table:table-cell>
          <table:table-cell office:value-type="float" office:value="1427749568.84012" calcext:value-type="float">
            <text:p>1427749568.84012</text:p>
          </table:table-cell>
          <table:table-cell office:value-type="float" office:value="1427749568.88191" calcext:value-type="float">
            <text:p>1427749568.88191</text:p>
          </table:table-cell>
          <table:table-cell/>
          <table:table-cell table:formula="of:=MAX([.B507];[.D507];[.G507])-MAX([.A507];[.C507];[.E507])" office:value-type="float" office:value="1.46213579177856" calcext:value-type="float">
            <text:p>1.4621357918</text:p>
          </table:table-cell>
          <table:table-cell table:formula="of:=IF(ISBLANK([.E507]);&quot;&quot;;[.I507])" office:value-type="float" office:value="1.46213579177856" calcext:value-type="float">
            <text:p>1.4621357918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508];[.D508];[.G508])-MAX([.A508];[.C508];[.E508])" office:value-type="float" office:value="0" calcext:value-type="float">
            <text:p>0</text:p>
          </table:table-cell>
          <table:table-cell table:formula="of:=IF(ISBLANK([.E508]);&quot;&quot;;[.I50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427749568.93295" calcext:value-type="float">
            <text:p>1427749568.93295</text:p>
          </table:table-cell>
          <table:table-cell office:value-type="float" office:value="1427749570.53643" calcext:value-type="float">
            <text:p>1427749570.53643</text:p>
          </table:table-cell>
          <table:table-cell table:number-columns-repeated="4"/>
          <table:table-cell table:formula="of:=MAX([.B509];[.D509];[.G509])-MAX([.A509];[.C509];[.E509])" office:value-type="float" office:value="1.60348296165466" calcext:value-type="float">
            <text:p>1.6034829617</text:p>
          </table:table-cell>
          <table:table-cell table:formula="of:=IF(ISBLANK([.E509]);&quot;&quot;;[.I509])">
            <text:p/>
          </table:table-cell>
        </table:table-row>
        <table:table-row table:style-name="ro1">
          <table:table-cell table:number-columns-repeated="4"/>
          <table:table-cell office:value-type="float" office:value="1427749568.93295" calcext:value-type="float">
            <text:p>1427749568.93295</text:p>
          </table:table-cell>
          <table:table-cell office:value-type="float" office:value="1427749570.50151" calcext:value-type="float">
            <text:p>1427749570.50151</text:p>
          </table:table-cell>
          <table:table-cell office:value-type="float" office:value="1427749570.53643" calcext:value-type="float">
            <text:p>1427749570.53643</text:p>
          </table:table-cell>
          <table:table-cell/>
          <table:table-cell table:formula="of:=MAX([.B510];[.D510];[.G510])-MAX([.A510];[.C510];[.E510])" office:value-type="float" office:value="1.60347604751587" calcext:value-type="float">
            <text:p>1.6034760475</text:p>
          </table:table-cell>
          <table:table-cell table:formula="of:=IF(ISBLANK([.E510]);&quot;&quot;;[.I510])" office:value-type="float" office:value="1.60347604751587" calcext:value-type="float">
            <text:p>1.6034760475</text:p>
          </table:table-cell>
        </table:table-row>
        <table:table-row table:style-name="ro1">
          <table:table-cell table:number-columns-repeated="4"/>
          <table:table-cell office:value-type="float" office:value="1427749568.93304" calcext:value-type="float">
            <text:p>1427749568.93304</text:p>
          </table:table-cell>
          <table:table-cell office:value-type="float" office:value="1427749570.41755" calcext:value-type="float">
            <text:p>1427749570.41755</text:p>
          </table:table-cell>
          <table:table-cell office:value-type="float" office:value="1427749570.45179" calcext:value-type="float">
            <text:p>1427749570.45179</text:p>
          </table:table-cell>
          <table:table-cell/>
          <table:table-cell table:formula="of:=MAX([.B511];[.D511];[.G511])-MAX([.A511];[.C511];[.E511])" office:value-type="float" office:value="1.51874780654907" calcext:value-type="float">
            <text:p>1.5187478065</text:p>
          </table:table-cell>
          <table:table-cell table:formula="of:=IF(ISBLANK([.E511]);&quot;&quot;;[.I511])" office:value-type="float" office:value="1.51874780654907" calcext:value-type="float">
            <text:p>1.5187478065</text:p>
          </table:table-cell>
        </table:table-row>
        <table:table-row table:style-name="ro1">
          <table:table-cell table:number-columns-repeated="4"/>
          <table:table-cell office:value-type="float" office:value="1427749568.93311" calcext:value-type="float">
            <text:p>1427749568.93311</text:p>
          </table:table-cell>
          <table:table-cell office:value-type="float" office:value="1427749570.4164" calcext:value-type="float">
            <text:p>1427749570.4164</text:p>
          </table:table-cell>
          <table:table-cell office:value-type="float" office:value="1427749570.45549" calcext:value-type="float">
            <text:p>1427749570.45549</text:p>
          </table:table-cell>
          <table:table-cell/>
          <table:table-cell table:formula="of:=MAX([.B512];[.D512];[.G512])-MAX([.A512];[.C512];[.E512])" office:value-type="float" office:value="1.52238011360168" calcext:value-type="float">
            <text:p>1.5223801136</text:p>
          </table:table-cell>
          <table:table-cell table:formula="of:=IF(ISBLANK([.E512]);&quot;&quot;;[.I512])" office:value-type="float" office:value="1.52238011360168" calcext:value-type="float">
            <text:p>1.5223801136</text:p>
          </table:table-cell>
        </table:table-row>
        <table:table-row table:style-name="ro1">
          <table:table-cell table:number-columns-repeated="4"/>
          <table:table-cell office:value-type="float" office:value="1427749568.93317" calcext:value-type="float">
            <text:p>1427749568.93317</text:p>
          </table:table-cell>
          <table:table-cell office:value-type="float" office:value="1427749570.41657" calcext:value-type="float">
            <text:p>1427749570.41657</text:p>
          </table:table-cell>
          <table:table-cell office:value-type="float" office:value="1427749570.45146" calcext:value-type="float">
            <text:p>1427749570.45146</text:p>
          </table:table-cell>
          <table:table-cell/>
          <table:table-cell table:formula="of:=MAX([.B513];[.D513];[.G513])-MAX([.A513];[.C513];[.E513])" office:value-type="float" office:value="1.51829385757446" calcext:value-type="float">
            <text:p>1.5182938576</text:p>
          </table:table-cell>
          <table:table-cell table:formula="of:=IF(ISBLANK([.E513]);&quot;&quot;;[.I513])" office:value-type="float" office:value="1.51829385757446" calcext:value-type="float">
            <text:p>1.5182938576</text:p>
          </table:table-cell>
        </table:table-row>
        <table:table-row table:style-name="ro1">
          <table:table-cell table:number-columns-repeated="4"/>
          <table:table-cell office:value-type="float" office:value="1427749568.93323" calcext:value-type="float">
            <text:p>1427749568.93323</text:p>
          </table:table-cell>
          <table:table-cell office:value-type="float" office:value="1427749570.41652" calcext:value-type="float">
            <text:p>1427749570.41652</text:p>
          </table:table-cell>
          <table:table-cell office:value-type="float" office:value="1427749570.45719" calcext:value-type="float">
            <text:p>1427749570.45719</text:p>
          </table:table-cell>
          <table:table-cell/>
          <table:table-cell table:formula="of:=MAX([.B514];[.D514];[.G514])-MAX([.A514];[.C514];[.E514])" office:value-type="float" office:value="1.52395391464233" calcext:value-type="float">
            <text:p>1.5239539146</text:p>
          </table:table-cell>
          <table:table-cell table:formula="of:=IF(ISBLANK([.E514]);&quot;&quot;;[.I514])" office:value-type="float" office:value="1.52395391464233" calcext:value-type="float">
            <text:p>1.5239539146</text:p>
          </table:table-cell>
        </table:table-row>
        <table:table-row table:style-name="ro1">
          <table:table-cell table:number-columns-repeated="4"/>
          <table:table-cell office:value-type="float" office:value="1427749568.9333" calcext:value-type="float">
            <text:p>1427749568.9333</text:p>
          </table:table-cell>
          <table:table-cell office:value-type="float" office:value="1427749570.41668" calcext:value-type="float">
            <text:p>1427749570.41668</text:p>
          </table:table-cell>
          <table:table-cell office:value-type="float" office:value="1427749570.45179" calcext:value-type="float">
            <text:p>1427749570.45179</text:p>
          </table:table-cell>
          <table:table-cell/>
          <table:table-cell table:formula="of:=MAX([.B515];[.D515];[.G515])-MAX([.A515];[.C515];[.E515])" office:value-type="float" office:value="1.51849389076233" calcext:value-type="float">
            <text:p>1.5184938908</text:p>
          </table:table-cell>
          <table:table-cell table:formula="of:=IF(ISBLANK([.E515]);&quot;&quot;;[.I515])" office:value-type="float" office:value="1.51849389076233" calcext:value-type="float">
            <text:p>1.5184938908</text:p>
          </table:table-cell>
        </table:table-row>
        <table:table-row table:style-name="ro1">
          <table:table-cell table:number-columns-repeated="4"/>
          <table:table-cell office:value-type="float" office:value="1427749568.93336" calcext:value-type="float">
            <text:p>1427749568.93336</text:p>
          </table:table-cell>
          <table:table-cell office:value-type="float" office:value="1427749570.41674" calcext:value-type="float">
            <text:p>1427749570.41674</text:p>
          </table:table-cell>
          <table:table-cell office:value-type="float" office:value="1427749570.45553" calcext:value-type="float">
            <text:p>1427749570.45553</text:p>
          </table:table-cell>
          <table:table-cell/>
          <table:table-cell table:formula="of:=MAX([.B516];[.D516];[.G516])-MAX([.A516];[.C516];[.E516])" office:value-type="float" office:value="1.52216792106628" calcext:value-type="float">
            <text:p>1.5221679211</text:p>
          </table:table-cell>
          <table:table-cell table:formula="of:=IF(ISBLANK([.E516]);&quot;&quot;;[.I516])" office:value-type="float" office:value="1.52216792106628" calcext:value-type="float">
            <text:p>1.5221679211</text:p>
          </table:table-cell>
        </table:table-row>
        <table:table-row table:style-name="ro1">
          <table:table-cell table:number-columns-repeated="4"/>
          <table:table-cell office:value-type="float" office:value="1427749568.93342" calcext:value-type="float">
            <text:p>1427749568.93342</text:p>
          </table:table-cell>
          <table:table-cell office:value-type="float" office:value="1427749570.41663" calcext:value-type="float">
            <text:p>1427749570.41663</text:p>
          </table:table-cell>
          <table:table-cell office:value-type="float" office:value="1427749570.45178" calcext:value-type="float">
            <text:p>1427749570.45178</text:p>
          </table:table-cell>
          <table:table-cell/>
          <table:table-cell table:formula="of:=MAX([.B517];[.D517];[.G517])-MAX([.A517];[.C517];[.E517])" office:value-type="float" office:value="1.51835584640503" calcext:value-type="float">
            <text:p>1.5183558464</text:p>
          </table:table-cell>
          <table:table-cell table:formula="of:=IF(ISBLANK([.E517]);&quot;&quot;;[.I517])" office:value-type="float" office:value="1.51835584640503" calcext:value-type="float">
            <text:p>1.5183558464</text:p>
          </table:table-cell>
        </table:table-row>
        <table:table-row table:style-name="ro1">
          <table:table-cell table:number-columns-repeated="4"/>
          <table:table-cell office:value-type="float" office:value="1427749568.93349" calcext:value-type="float">
            <text:p>1427749568.93349</text:p>
          </table:table-cell>
          <table:table-cell office:value-type="float" office:value="1427749570.41646" calcext:value-type="float">
            <text:p>1427749570.41646</text:p>
          </table:table-cell>
          <table:table-cell office:value-type="float" office:value="1427749570.45145" calcext:value-type="float">
            <text:p>1427749570.45145</text:p>
          </table:table-cell>
          <table:table-cell/>
          <table:table-cell table:formula="of:=MAX([.B518];[.D518];[.G518])-MAX([.A518];[.C518];[.E518])" office:value-type="float" office:value="1.51796698570251" calcext:value-type="float">
            <text:p>1.5179669857</text:p>
          </table:table-cell>
          <table:table-cell table:formula="of:=IF(ISBLANK([.E518]);&quot;&quot;;[.I518])" office:value-type="float" office:value="1.51796698570251" calcext:value-type="float">
            <text:p>1.5179669857</text:p>
          </table:table-cell>
        </table:table-row>
        <table:table-row table:style-name="ro1">
          <table:table-cell table:number-columns-repeated="4"/>
          <table:table-cell office:value-type="float" office:value="1427749568.93355" calcext:value-type="float">
            <text:p>1427749568.93355</text:p>
          </table:table-cell>
          <table:table-cell office:value-type="float" office:value="1427749570.41679" calcext:value-type="float">
            <text:p>1427749570.41679</text:p>
          </table:table-cell>
          <table:table-cell office:value-type="float" office:value="1427749570.45438" calcext:value-type="float">
            <text:p>1427749570.45438</text:p>
          </table:table-cell>
          <table:table-cell/>
          <table:table-cell table:formula="of:=MAX([.B519];[.D519];[.G519])-MAX([.A519];[.C519];[.E519])" office:value-type="float" office:value="1.52082705497742" calcext:value-type="float">
            <text:p>1.520827055</text:p>
          </table:table-cell>
          <table:table-cell table:formula="of:=IF(ISBLANK([.E519]);&quot;&quot;;[.I519])" office:value-type="float" office:value="1.52082705497742" calcext:value-type="float">
            <text:p>1.520827055</text:p>
          </table:table-cell>
        </table:table-row>
        <table:table-row table:style-name="ro1">
          <table:table-cell table:number-columns-repeated="2"/>
          <table:table-cell office:value-type="float" office:value="1427749570.53644" calcext:value-type="float">
            <text:p>1427749570.53644</text:p>
          </table:table-cell>
          <table:table-cell office:value-type="float" office:value="1427749572.27626" calcext:value-type="float">
            <text:p>1427749572.27626</text:p>
          </table:table-cell>
          <table:table-cell table:number-columns-repeated="4"/>
          <table:table-cell table:formula="of:=MAX([.B520];[.D520];[.G520])-MAX([.A520];[.C520];[.E520])" office:value-type="float" office:value="1.73981809616089" calcext:value-type="float">
            <text:p>1.7398180962</text:p>
          </table:table-cell>
          <table:table-cell table:formula="of:=IF(ISBLANK([.E520]);&quot;&quot;;[.I520])">
            <text:p/>
          </table:table-cell>
        </table:table-row>
        <table:table-row table:style-name="ro1">
          <table:table-cell table:number-columns-repeated="4"/>
          <table:table-cell office:value-type="float" office:value="1427749570.53645" calcext:value-type="float">
            <text:p>1427749570.53645</text:p>
          </table:table-cell>
          <table:table-cell office:value-type="float" office:value="1427749572.16367" calcext:value-type="float">
            <text:p>1427749572.16367</text:p>
          </table:table-cell>
          <table:table-cell office:value-type="float" office:value="1427749572.19923" calcext:value-type="float">
            <text:p>1427749572.19923</text:p>
          </table:table-cell>
          <table:table-cell/>
          <table:table-cell table:formula="of:=MAX([.B521];[.D521];[.G521])-MAX([.A521];[.C521];[.E521])" office:value-type="float" office:value="1.66278004646301" calcext:value-type="float">
            <text:p>1.6627800465</text:p>
          </table:table-cell>
          <table:table-cell table:formula="of:=IF(ISBLANK([.E521]);&quot;&quot;;[.I521])" office:value-type="float" office:value="1.66278004646301" calcext:value-type="float">
            <text:p>1.6627800465</text:p>
          </table:table-cell>
        </table:table-row>
        <table:table-row table:style-name="ro1">
          <table:table-cell table:number-columns-repeated="4"/>
          <table:table-cell office:value-type="float" office:value="1427749570.53662" calcext:value-type="float">
            <text:p>1427749570.53662</text:p>
          </table:table-cell>
          <table:table-cell office:value-type="float" office:value="1427749572.24782" calcext:value-type="float">
            <text:p>1427749572.24782</text:p>
          </table:table-cell>
          <table:table-cell office:value-type="float" office:value="1427749572.27626" calcext:value-type="float">
            <text:p>1427749572.27626</text:p>
          </table:table-cell>
          <table:table-cell/>
          <table:table-cell table:formula="of:=MAX([.B522];[.D522];[.G522])-MAX([.A522];[.C522];[.E522])" office:value-type="float" office:value="1.73963403701782" calcext:value-type="float">
            <text:p>1.739634037</text:p>
          </table:table-cell>
          <table:table-cell table:formula="of:=IF(ISBLANK([.E522]);&quot;&quot;;[.I522])" office:value-type="float" office:value="1.73963403701782" calcext:value-type="float">
            <text:p>1.739634037</text:p>
          </table:table-cell>
        </table:table-row>
        <table:table-row table:style-name="ro1">
          <table:table-cell table:number-columns-repeated="4"/>
          <table:table-cell office:value-type="float" office:value="1427749570.53676" calcext:value-type="float">
            <text:p>1427749570.53676</text:p>
          </table:table-cell>
          <table:table-cell office:value-type="float" office:value="1427749571.38068" calcext:value-type="float">
            <text:p>1427749571.38068</text:p>
          </table:table-cell>
          <table:table-cell office:value-type="float" office:value="1427749571.41536" calcext:value-type="float">
            <text:p>1427749571.41536</text:p>
          </table:table-cell>
          <table:table-cell/>
          <table:table-cell table:formula="of:=MAX([.B523];[.D523];[.G523])-MAX([.A523];[.C523];[.E523])" office:value-type="float" office:value="0.878598928451538" calcext:value-type="float">
            <text:p>0.8785989285</text:p>
          </table:table-cell>
          <table:table-cell table:formula="of:=IF(ISBLANK([.E523]);&quot;&quot;;[.I523])" office:value-type="float" office:value="0.878598928451538" calcext:value-type="float">
            <text:p>0.8785989285</text:p>
          </table:table-cell>
        </table:table-row>
        <table:table-row table:style-name="ro1">
          <table:table-cell table:number-columns-repeated="4"/>
          <table:table-cell office:value-type="float" office:value="1427749570.5369" calcext:value-type="float">
            <text:p>1427749570.5369</text:p>
          </table:table-cell>
          <table:table-cell office:value-type="float" office:value="1427749572.08073" calcext:value-type="float">
            <text:p>1427749572.08073</text:p>
          </table:table-cell>
          <table:table-cell office:value-type="float" office:value="1427749572.16066" calcext:value-type="float">
            <text:p>1427749572.16066</text:p>
          </table:table-cell>
          <table:table-cell/>
          <table:table-cell table:formula="of:=MAX([.B524];[.D524];[.G524])-MAX([.A524];[.C524];[.E524])" office:value-type="float" office:value="1.62375783920288" calcext:value-type="float">
            <text:p>1.6237578392</text:p>
          </table:table-cell>
          <table:table-cell table:formula="of:=IF(ISBLANK([.E524]);&quot;&quot;;[.I524])" office:value-type="float" office:value="1.62375783920288" calcext:value-type="float">
            <text:p>1.6237578392</text:p>
          </table:table-cell>
        </table:table-row>
        <table:table-row table:style-name="ro1">
          <table:table-cell table:number-columns-repeated="4"/>
          <table:table-cell office:value-type="float" office:value="1427749570.53704" calcext:value-type="float">
            <text:p>1427749570.53704</text:p>
          </table:table-cell>
          <table:table-cell office:value-type="float" office:value="1427749572.16062" calcext:value-type="float">
            <text:p>1427749572.16062</text:p>
          </table:table-cell>
          <table:table-cell office:value-type="float" office:value="1427749572.19926" calcext:value-type="float">
            <text:p>1427749572.19926</text:p>
          </table:table-cell>
          <table:table-cell/>
          <table:table-cell table:formula="of:=MAX([.B525];[.D525];[.G525])-MAX([.A525];[.C525];[.E525])" office:value-type="float" office:value="1.6622200012207" calcext:value-type="float">
            <text:p>1.6622200012</text:p>
          </table:table-cell>
          <table:table-cell table:formula="of:=IF(ISBLANK([.E525]);&quot;&quot;;[.I525])" office:value-type="float" office:value="1.6622200012207" calcext:value-type="float">
            <text:p>1.6622200012</text:p>
          </table:table-cell>
        </table:table-row>
        <table:table-row table:style-name="ro1">
          <table:table-cell table:number-columns-repeated="4"/>
          <table:table-cell office:value-type="float" office:value="1427749570.53718" calcext:value-type="float">
            <text:p>1427749570.53718</text:p>
          </table:table-cell>
          <table:table-cell office:value-type="float" office:value="1427749571.91731" calcext:value-type="float">
            <text:p>1427749571.91731</text:p>
          </table:table-cell>
          <table:table-cell office:value-type="float" office:value="1427749571.99999" calcext:value-type="float">
            <text:p>1427749571.99999</text:p>
          </table:table-cell>
          <table:table-cell/>
          <table:table-cell table:formula="of:=MAX([.B526];[.D526];[.G526])-MAX([.A526];[.C526];[.E526])" office:value-type="float" office:value="1.46281099319458" calcext:value-type="float">
            <text:p>1.4628109932</text:p>
          </table:table-cell>
          <table:table-cell table:formula="of:=IF(ISBLANK([.E526]);&quot;&quot;;[.I526])" office:value-type="float" office:value="1.46281099319458" calcext:value-type="float">
            <text:p>1.4628109932</text:p>
          </table:table-cell>
        </table:table-row>
        <table:table-row table:style-name="ro1">
          <table:table-cell table:number-columns-repeated="4"/>
          <table:table-cell office:value-type="float" office:value="1427749570.53733" calcext:value-type="float">
            <text:p>1427749570.53733</text:p>
          </table:table-cell>
          <table:table-cell office:value-type="float" office:value="1427749571.73829" calcext:value-type="float">
            <text:p>1427749571.73829</text:p>
          </table:table-cell>
          <table:table-cell office:value-type="float" office:value="1427749571.83171" calcext:value-type="float">
            <text:p>1427749571.83171</text:p>
          </table:table-cell>
          <table:table-cell/>
          <table:table-cell table:formula="of:=MAX([.B527];[.D527];[.G527])-MAX([.A527];[.C527];[.E527])" office:value-type="float" office:value="1.29437613487244" calcext:value-type="float">
            <text:p>1.2943761349</text:p>
          </table:table-cell>
          <table:table-cell table:formula="of:=IF(ISBLANK([.E527]);&quot;&quot;;[.I527])" office:value-type="float" office:value="1.29437613487244" calcext:value-type="float">
            <text:p>1.2943761349</text:p>
          </table:table-cell>
        </table:table-row>
        <table:table-row table:style-name="ro1">
          <table:table-cell table:number-columns-repeated="4"/>
          <table:table-cell office:value-type="float" office:value="1427749570.53747" calcext:value-type="float">
            <text:p>1427749570.53747</text:p>
          </table:table-cell>
          <table:table-cell office:value-type="float" office:value="1427749571.99995" calcext:value-type="float">
            <text:p>1427749571.99995</text:p>
          </table:table-cell>
          <table:table-cell office:value-type="float" office:value="1427749572.08077" calcext:value-type="float">
            <text:p>1427749572.08077</text:p>
          </table:table-cell>
          <table:table-cell/>
          <table:table-cell table:formula="of:=MAX([.B528];[.D528];[.G528])-MAX([.A528];[.C528];[.E528])" office:value-type="float" office:value="1.54329514503479" calcext:value-type="float">
            <text:p>1.543295145</text:p>
          </table:table-cell>
          <table:table-cell table:formula="of:=IF(ISBLANK([.E528]);&quot;&quot;;[.I528])" office:value-type="float" office:value="1.54329514503479" calcext:value-type="float">
            <text:p>1.543295145</text:p>
          </table:table-cell>
        </table:table-row>
        <table:table-row table:style-name="ro1">
          <table:table-cell table:number-columns-repeated="4"/>
          <table:table-cell office:value-type="float" office:value="1427749570.53765" calcext:value-type="float">
            <text:p>1427749570.53765</text:p>
          </table:table-cell>
          <table:table-cell office:value-type="float" office:value="1427749571.3007" calcext:value-type="float">
            <text:p>1427749571.3007</text:p>
          </table:table-cell>
          <table:table-cell office:value-type="float" office:value="1427749571.33915" calcext:value-type="float">
            <text:p>1427749571.33915</text:p>
          </table:table-cell>
          <table:table-cell/>
          <table:table-cell table:formula="of:=MAX([.B529];[.D529];[.G529])-MAX([.A529];[.C529];[.E529])" office:value-type="float" office:value="0.80150318145752" calcext:value-type="float">
            <text:p>0.8015031815</text:p>
          </table:table-cell>
          <table:table-cell table:formula="of:=IF(ISBLANK([.E529]);&quot;&quot;;[.I529])" office:value-type="float" office:value="0.80150318145752" calcext:value-type="float">
            <text:p>0.8015031815</text:p>
          </table:table-cell>
        </table:table-row>
        <table:table-row table:style-name="ro1">
          <table:table-cell table:number-columns-repeated="4"/>
          <table:table-cell office:value-type="float" office:value="1427749570.5378" calcext:value-type="float">
            <text:p>1427749570.5378</text:p>
          </table:table-cell>
          <table:table-cell office:value-type="float" office:value="1427749571.73835" calcext:value-type="float">
            <text:p>1427749571.73835</text:p>
          </table:table-cell>
          <table:table-cell office:value-type="float" office:value="1427749571.83174" calcext:value-type="float">
            <text:p>1427749571.83174</text:p>
          </table:table-cell>
          <table:table-cell/>
          <table:table-cell table:formula="of:=MAX([.B530];[.D530];[.G530])-MAX([.A530];[.C530];[.E530])" office:value-type="float" office:value="1.29394388198853" calcext:value-type="float">
            <text:p>1.293943882</text:p>
          </table:table-cell>
          <table:table-cell table:formula="of:=IF(ISBLANK([.E530]);&quot;&quot;;[.I530])" office:value-type="float" office:value="1.29394388198853" calcext:value-type="float">
            <text:p>1.293943882</text:p>
          </table:table-cell>
        </table:table-row>
        <table:table-row table:style-name="ro1">
          <table:table-cell table:number-columns-repeated="2"/>
          <table:table-cell office:value-type="float" office:value="1427749572.27627" calcext:value-type="float">
            <text:p>1427749572.27627</text:p>
          </table:table-cell>
          <table:table-cell office:value-type="float" office:value="1427749573.98716" calcext:value-type="float">
            <text:p>1427749573.98716</text:p>
          </table:table-cell>
          <table:table-cell table:number-columns-repeated="4"/>
          <table:table-cell table:formula="of:=MAX([.B531];[.D531];[.G531])-MAX([.A531];[.C531];[.E531])" office:value-type="float" office:value="1.71088910102844" calcext:value-type="float">
            <text:p>1.710889101</text:p>
          </table:table-cell>
          <table:table-cell table:formula="of:=IF(ISBLANK([.E531]);&quot;&quot;;[.I531])">
            <text:p/>
          </table:table-cell>
        </table:table-row>
        <table:table-row table:style-name="ro1">
          <table:table-cell table:number-columns-repeated="4"/>
          <table:table-cell office:value-type="float" office:value="1427749572.27628" calcext:value-type="float">
            <text:p>1427749572.27628</text:p>
          </table:table-cell>
          <table:table-cell office:value-type="float" office:value="1427749573.86729" calcext:value-type="float">
            <text:p>1427749573.86729</text:p>
          </table:table-cell>
          <table:table-cell office:value-type="float" office:value="1427749573.90355" calcext:value-type="float">
            <text:p>1427749573.90355</text:p>
          </table:table-cell>
          <table:table-cell/>
          <table:table-cell table:formula="of:=MAX([.B532];[.D532];[.G532])-MAX([.A532];[.C532];[.E532])" office:value-type="float" office:value="1.62727189064026" calcext:value-type="float">
            <text:p>1.6272718906</text:p>
          </table:table-cell>
          <table:table-cell table:formula="of:=IF(ISBLANK([.E532]);&quot;&quot;;[.I532])" office:value-type="float" office:value="1.62727189064026" calcext:value-type="float">
            <text:p>1.6272718906</text:p>
          </table:table-cell>
        </table:table-row>
        <table:table-row table:style-name="ro1">
          <table:table-cell table:number-columns-repeated="4"/>
          <table:table-cell office:value-type="float" office:value="1427749572.27645" calcext:value-type="float">
            <text:p>1427749572.27645</text:p>
          </table:table-cell>
          <table:table-cell office:value-type="float" office:value="1427749573.86759" calcext:value-type="float">
            <text:p>1427749573.86759</text:p>
          </table:table-cell>
          <table:table-cell office:value-type="float" office:value="1427749573.90355" calcext:value-type="float">
            <text:p>1427749573.90355</text:p>
          </table:table-cell>
          <table:table-cell/>
          <table:table-cell table:formula="of:=MAX([.B533];[.D533];[.G533])-MAX([.A533];[.C533];[.E533])" office:value-type="float" office:value="1.6271059513092" calcext:value-type="float">
            <text:p>1.6271059513</text:p>
          </table:table-cell>
          <table:table-cell table:formula="of:=IF(ISBLANK([.E533]);&quot;&quot;;[.I533])" office:value-type="float" office:value="1.6271059513092" calcext:value-type="float">
            <text:p>1.6271059513</text:p>
          </table:table-cell>
        </table:table-row>
        <table:table-row table:style-name="ro1">
          <table:table-cell table:number-columns-repeated="4"/>
          <table:table-cell office:value-type="float" office:value="1427749572.27659" calcext:value-type="float">
            <text:p>1427749572.27659</text:p>
          </table:table-cell>
          <table:table-cell office:value-type="float" office:value="1427749573.86742" calcext:value-type="float">
            <text:p>1427749573.86742</text:p>
          </table:table-cell>
          <table:table-cell office:value-type="float" office:value="1427749573.90572" calcext:value-type="float">
            <text:p>1427749573.90572</text:p>
          </table:table-cell>
          <table:table-cell/>
          <table:table-cell table:formula="of:=MAX([.B534];[.D534];[.G534])-MAX([.A534];[.C534];[.E534])" office:value-type="float" office:value="1.62913107872009" calcext:value-type="float">
            <text:p>1.6291310787</text:p>
          </table:table-cell>
          <table:table-cell table:formula="of:=IF(ISBLANK([.E534]);&quot;&quot;;[.I534])" office:value-type="float" office:value="1.62913107872009" calcext:value-type="float">
            <text:p>1.6291310787</text:p>
          </table:table-cell>
        </table:table-row>
        <table:table-row table:style-name="ro1">
          <table:table-cell table:number-columns-repeated="4"/>
          <table:table-cell office:value-type="float" office:value="1427749572.27675" calcext:value-type="float">
            <text:p>1427749572.27675</text:p>
          </table:table-cell>
          <table:table-cell office:value-type="float" office:value="1427749573.86748" calcext:value-type="float">
            <text:p>1427749573.86748</text:p>
          </table:table-cell>
          <table:table-cell office:value-type="float" office:value="1427749573.90739" calcext:value-type="float">
            <text:p>1427749573.90739</text:p>
          </table:table-cell>
          <table:table-cell/>
          <table:table-cell table:formula="of:=MAX([.B535];[.D535];[.G535])-MAX([.A535];[.C535];[.E535])" office:value-type="float" office:value="1.63064193725586" calcext:value-type="float">
            <text:p>1.6306419373</text:p>
          </table:table-cell>
          <table:table-cell table:formula="of:=IF(ISBLANK([.E535]);&quot;&quot;;[.I535])" office:value-type="float" office:value="1.63064193725586" calcext:value-type="float">
            <text:p>1.6306419373</text:p>
          </table:table-cell>
        </table:table-row>
        <table:table-row table:style-name="ro1">
          <table:table-cell table:number-columns-repeated="4"/>
          <table:table-cell office:value-type="float" office:value="1427749572.27688" calcext:value-type="float">
            <text:p>1427749572.27688</text:p>
          </table:table-cell>
          <table:table-cell office:value-type="float" office:value="1427749573.86753" calcext:value-type="float">
            <text:p>1427749573.86753</text:p>
          </table:table-cell>
          <table:table-cell office:value-type="float" office:value="1427749573.90578" calcext:value-type="float">
            <text:p>1427749573.90578</text:p>
          </table:table-cell>
          <table:table-cell/>
          <table:table-cell table:formula="of:=MAX([.B536];[.D536];[.G536])-MAX([.A536];[.C536];[.E536])" office:value-type="float" office:value="1.62890005111694" calcext:value-type="float">
            <text:p>1.6289000511</text:p>
          </table:table-cell>
          <table:table-cell table:formula="of:=IF(ISBLANK([.E536]);&quot;&quot;;[.I536])" office:value-type="float" office:value="1.62890005111694" calcext:value-type="float">
            <text:p>1.6289000511</text:p>
          </table:table-cell>
        </table:table-row>
        <table:table-row table:style-name="ro1">
          <table:table-cell table:number-columns-repeated="4"/>
          <table:table-cell office:value-type="float" office:value="1427749572.27696" calcext:value-type="float">
            <text:p>1427749572.27696</text:p>
          </table:table-cell>
          <table:table-cell office:value-type="float" office:value="1427749573.86737" calcext:value-type="float">
            <text:p>1427749573.86737</text:p>
          </table:table-cell>
          <table:table-cell office:value-type="float" office:value="1427749573.90368" calcext:value-type="float">
            <text:p>1427749573.90368</text:p>
          </table:table-cell>
          <table:table-cell/>
          <table:table-cell table:formula="of:=MAX([.B537];[.D537];[.G537])-MAX([.A537];[.C537];[.E537])" office:value-type="float" office:value="1.62672209739685" calcext:value-type="float">
            <text:p>1.6267220974</text:p>
          </table:table-cell>
          <table:table-cell table:formula="of:=IF(ISBLANK([.E537]);&quot;&quot;;[.I537])" office:value-type="float" office:value="1.62672209739685" calcext:value-type="float">
            <text:p>1.6267220974</text:p>
          </table:table-cell>
        </table:table-row>
        <table:table-row table:style-name="ro1">
          <table:table-cell table:number-columns-repeated="4"/>
          <table:table-cell office:value-type="float" office:value="1427749572.27704" calcext:value-type="float">
            <text:p>1427749572.27704</text:p>
          </table:table-cell>
          <table:table-cell office:value-type="float" office:value="1427749573.86764" calcext:value-type="float">
            <text:p>1427749573.86764</text:p>
          </table:table-cell>
          <table:table-cell office:value-type="float" office:value="1427749573.90732" calcext:value-type="float">
            <text:p>1427749573.90732</text:p>
          </table:table-cell>
          <table:table-cell/>
          <table:table-cell table:formula="of:=MAX([.B538];[.D538];[.G538])-MAX([.A538];[.C538];[.E538])" office:value-type="float" office:value="1.63027787208557" calcext:value-type="float">
            <text:p>1.6302778721</text:p>
          </table:table-cell>
          <table:table-cell table:formula="of:=IF(ISBLANK([.E538]);&quot;&quot;;[.I538])" office:value-type="float" office:value="1.63027787208557" calcext:value-type="float">
            <text:p>1.6302778721</text:p>
          </table:table-cell>
        </table:table-row>
        <table:table-row table:style-name="ro1">
          <table:table-cell table:number-columns-repeated="4"/>
          <table:table-cell office:value-type="float" office:value="1427749572.27713" calcext:value-type="float">
            <text:p>1427749572.27713</text:p>
          </table:table-cell>
          <table:table-cell office:value-type="float" office:value="1427749573.8677" calcext:value-type="float">
            <text:p>1427749573.8677</text:p>
          </table:table-cell>
          <table:table-cell office:value-type="float" office:value="1427749573.89908" calcext:value-type="float">
            <text:p>1427749573.89908</text:p>
          </table:table-cell>
          <table:table-cell/>
          <table:table-cell table:formula="of:=MAX([.B539];[.D539];[.G539])-MAX([.A539];[.C539];[.E539])" office:value-type="float" office:value="1.62195587158203" calcext:value-type="float">
            <text:p>1.6219558716</text:p>
          </table:table-cell>
          <table:table-cell table:formula="of:=IF(ISBLANK([.E539]);&quot;&quot;;[.I539])" office:value-type="float" office:value="1.62195587158203" calcext:value-type="float">
            <text:p>1.6219558716</text:p>
          </table:table-cell>
        </table:table-row>
        <table:table-row table:style-name="ro1">
          <table:table-cell table:number-columns-repeated="4"/>
          <table:table-cell office:value-type="float" office:value="1427749572.27721" calcext:value-type="float">
            <text:p>1427749572.27721</text:p>
          </table:table-cell>
          <table:table-cell office:value-type="float" office:value="1427749573.86775" calcext:value-type="float">
            <text:p>1427749573.86775</text:p>
          </table:table-cell>
          <table:table-cell office:value-type="float" office:value="1427749573.90738" calcext:value-type="float">
            <text:p>1427749573.90738</text:p>
          </table:table-cell>
          <table:table-cell/>
          <table:table-cell table:formula="of:=MAX([.B540];[.D540];[.G540])-MAX([.A540];[.C540];[.E540])" office:value-type="float" office:value="1.63016700744629" calcext:value-type="float">
            <text:p>1.6301670074</text:p>
          </table:table-cell>
          <table:table-cell table:formula="of:=IF(ISBLANK([.E540]);&quot;&quot;;[.I540])" office:value-type="float" office:value="1.63016700744629" calcext:value-type="float">
            <text:p>1.6301670074</text:p>
          </table:table-cell>
        </table:table-row>
        <table:table-row table:style-name="ro1">
          <table:table-cell table:number-columns-repeated="4"/>
          <table:table-cell office:value-type="float" office:value="1427749572.27729" calcext:value-type="float">
            <text:p>1427749572.27729</text:p>
          </table:table-cell>
          <table:table-cell office:value-type="float" office:value="1427749573.95354" calcext:value-type="float">
            <text:p>1427749573.95354</text:p>
          </table:table-cell>
          <table:table-cell office:value-type="float" office:value="1427749573.98715" calcext:value-type="float">
            <text:p>1427749573.98715</text:p>
          </table:table-cell>
          <table:table-cell/>
          <table:table-cell table:formula="of:=MAX([.B541];[.D541];[.G541])-MAX([.A541];[.C541];[.E541])" office:value-type="float" office:value="1.70986008644104" calcext:value-type="float">
            <text:p>1.7098600864</text:p>
          </table:table-cell>
          <table:table-cell table:formula="of:=IF(ISBLANK([.E541]);&quot;&quot;;[.I541])" office:value-type="float" office:value="1.70986008644104" calcext:value-type="float">
            <text:p>1.7098600864</text:p>
          </table:table-cell>
        </table:table-row>
        <table:table-row table:style-name="ro1">
          <table:table-cell table:number-columns-repeated="2"/>
          <table:table-cell office:value-type="float" office:value="1427749573.98718" calcext:value-type="float">
            <text:p>1427749573.98718</text:p>
          </table:table-cell>
          <table:table-cell office:value-type="float" office:value="1427749575.59697" calcext:value-type="float">
            <text:p>1427749575.59697</text:p>
          </table:table-cell>
          <table:table-cell table:number-columns-repeated="4"/>
          <table:table-cell table:formula="of:=MAX([.B542];[.D542];[.G542])-MAX([.A542];[.C542];[.E542])" office:value-type="float" office:value="1.60979104042053" calcext:value-type="float">
            <text:p>1.6097910404</text:p>
          </table:table-cell>
          <table:table-cell table:formula="of:=IF(ISBLANK([.E542]);&quot;&quot;;[.I542])">
            <text:p/>
          </table:table-cell>
        </table:table-row>
        <table:table-row table:style-name="ro1">
          <table:table-cell table:number-columns-repeated="4"/>
          <table:table-cell office:value-type="float" office:value="1427749573.98718" calcext:value-type="float">
            <text:p>1427749573.98718</text:p>
          </table:table-cell>
          <table:table-cell office:value-type="float" office:value="1427749575.48055" calcext:value-type="float">
            <text:p>1427749575.48055</text:p>
          </table:table-cell>
          <table:table-cell office:value-type="float" office:value="1427749575.51945" calcext:value-type="float">
            <text:p>1427749575.51945</text:p>
          </table:table-cell>
          <table:table-cell/>
          <table:table-cell table:formula="of:=MAX([.B543];[.D543];[.G543])-MAX([.A543];[.C543];[.E543])" office:value-type="float" office:value="1.53227019309998" calcext:value-type="float">
            <text:p>1.5322701931</text:p>
          </table:table-cell>
          <table:table-cell table:formula="of:=IF(ISBLANK([.E543]);&quot;&quot;;[.I543])" office:value-type="float" office:value="1.53227019309998" calcext:value-type="float">
            <text:p>1.5322701931</text:p>
          </table:table-cell>
        </table:table-row>
        <table:table-row table:style-name="ro1">
          <table:table-cell table:number-columns-repeated="4"/>
          <table:table-cell office:value-type="float" office:value="1427749573.98739" calcext:value-type="float">
            <text:p>1427749573.98739</text:p>
          </table:table-cell>
          <table:table-cell office:value-type="float" office:value="1427749575.48061" calcext:value-type="float">
            <text:p>1427749575.48061</text:p>
          </table:table-cell>
          <table:table-cell office:value-type="float" office:value="1427749575.51563" calcext:value-type="float">
            <text:p>1427749575.51563</text:p>
          </table:table-cell>
          <table:table-cell/>
          <table:table-cell table:formula="of:=MAX([.B544];[.D544];[.G544])-MAX([.A544];[.C544];[.E544])" office:value-type="float" office:value="1.52823901176453" calcext:value-type="float">
            <text:p>1.5282390118</text:p>
          </table:table-cell>
          <table:table-cell table:formula="of:=IF(ISBLANK([.E544]);&quot;&quot;;[.I544])" office:value-type="float" office:value="1.52823901176453" calcext:value-type="float">
            <text:p>1.5282390118</text:p>
          </table:table-cell>
        </table:table-row>
        <table:table-row table:style-name="ro1">
          <table:table-cell table:number-columns-repeated="4"/>
          <table:table-cell office:value-type="float" office:value="1427749573.98758" calcext:value-type="float">
            <text:p>1427749573.98758</text:p>
          </table:table-cell>
          <table:table-cell office:value-type="float" office:value="1427749575.48083" calcext:value-type="float">
            <text:p>1427749575.48083</text:p>
          </table:table-cell>
          <table:table-cell office:value-type="float" office:value="1427749575.51847" calcext:value-type="float">
            <text:p>1427749575.51847</text:p>
          </table:table-cell>
          <table:table-cell/>
          <table:table-cell table:formula="of:=MAX([.B545];[.D545];[.G545])-MAX([.A545];[.C545];[.E545])" office:value-type="float" office:value="1.53089094161987" calcext:value-type="float">
            <text:p>1.5308909416</text:p>
          </table:table-cell>
          <table:table-cell table:formula="of:=IF(ISBLANK([.E545]);&quot;&quot;;[.I545])" office:value-type="float" office:value="1.53089094161987" calcext:value-type="float">
            <text:p>1.5308909416</text:p>
          </table:table-cell>
        </table:table-row>
        <table:table-row table:style-name="ro1">
          <table:table-cell table:number-columns-repeated="4"/>
          <table:table-cell office:value-type="float" office:value="1427749573.98773" calcext:value-type="float">
            <text:p>1427749573.98773</text:p>
          </table:table-cell>
          <table:table-cell office:value-type="float" office:value="1427749575.48067" calcext:value-type="float">
            <text:p>1427749575.48067</text:p>
          </table:table-cell>
          <table:table-cell office:value-type="float" office:value="1427749575.51841" calcext:value-type="float">
            <text:p>1427749575.51841</text:p>
          </table:table-cell>
          <table:table-cell/>
          <table:table-cell table:formula="of:=MAX([.B546];[.D546];[.G546])-MAX([.A546];[.C546];[.E546])" office:value-type="float" office:value="1.53068089485168" calcext:value-type="float">
            <text:p>1.5306808949</text:p>
          </table:table-cell>
          <table:table-cell table:formula="of:=IF(ISBLANK([.E546]);&quot;&quot;;[.I546])" office:value-type="float" office:value="1.53068089485168" calcext:value-type="float">
            <text:p>1.5306808949</text:p>
          </table:table-cell>
        </table:table-row>
        <table:table-row table:style-name="ro1">
          <table:table-cell table:number-columns-repeated="4"/>
          <table:table-cell office:value-type="float" office:value="1427749573.98789" calcext:value-type="float">
            <text:p>1427749573.98789</text:p>
          </table:table-cell>
          <table:table-cell office:value-type="float" office:value="1427749575.48078" calcext:value-type="float">
            <text:p>1427749575.48078</text:p>
          </table:table-cell>
          <table:table-cell office:value-type="float" office:value="1427749575.51555" calcext:value-type="float">
            <text:p>1427749575.51555</text:p>
          </table:table-cell>
          <table:table-cell/>
          <table:table-cell table:formula="of:=MAX([.B547];[.D547];[.G547])-MAX([.A547];[.C547];[.E547])" office:value-type="float" office:value="1.52766299247742" calcext:value-type="float">
            <text:p>1.5276629925</text:p>
          </table:table-cell>
          <table:table-cell table:formula="of:=IF(ISBLANK([.E547]);&quot;&quot;;[.I547])" office:value-type="float" office:value="1.52766299247742" calcext:value-type="float">
            <text:p>1.5276629925</text:p>
          </table:table-cell>
        </table:table-row>
        <table:table-row table:style-name="ro1">
          <table:table-cell table:number-columns-repeated="4"/>
          <table:table-cell office:value-type="float" office:value="1427749573.98807" calcext:value-type="float">
            <text:p>1427749573.98807</text:p>
          </table:table-cell>
          <table:table-cell office:value-type="float" office:value="1427749574.99465" calcext:value-type="float">
            <text:p>1427749574.99465</text:p>
          </table:table-cell>
          <table:table-cell office:value-type="float" office:value="1427749575.07804" calcext:value-type="float">
            <text:p>1427749575.07804</text:p>
          </table:table-cell>
          <table:table-cell/>
          <table:table-cell table:formula="of:=MAX([.B548];[.D548];[.G548])-MAX([.A548];[.C548];[.E548])" office:value-type="float" office:value="1.08997082710266" calcext:value-type="float">
            <text:p>1.0899708271</text:p>
          </table:table-cell>
          <table:table-cell table:formula="of:=IF(ISBLANK([.E548]);&quot;&quot;;[.I548])" office:value-type="float" office:value="1.08997082710266" calcext:value-type="float">
            <text:p>1.0899708271</text:p>
          </table:table-cell>
        </table:table-row>
        <table:table-row table:style-name="ro1">
          <table:table-cell table:number-columns-repeated="4"/>
          <table:table-cell office:value-type="float" office:value="1427749573.98821" calcext:value-type="float">
            <text:p>1427749573.98821</text:p>
          </table:table-cell>
          <table:table-cell office:value-type="float" office:value="1427749575.48088" calcext:value-type="float">
            <text:p>1427749575.48088</text:p>
          </table:table-cell>
          <table:table-cell office:value-type="float" office:value="1427749575.51562" calcext:value-type="float">
            <text:p>1427749575.51562</text:p>
          </table:table-cell>
          <table:table-cell/>
          <table:table-cell table:formula="of:=MAX([.B549];[.D549];[.G549])-MAX([.A549];[.C549];[.E549])" office:value-type="float" office:value="1.52740287780762" calcext:value-type="float">
            <text:p>1.5274028778</text:p>
          </table:table-cell>
          <table:table-cell table:formula="of:=IF(ISBLANK([.E549]);&quot;&quot;;[.I549])" office:value-type="float" office:value="1.52740287780762" calcext:value-type="float">
            <text:p>1.5274028778</text:p>
          </table:table-cell>
        </table:table-row>
        <table:table-row table:style-name="ro1">
          <table:table-cell table:number-columns-repeated="4"/>
          <table:table-cell office:value-type="float" office:value="1427749573.98839" calcext:value-type="float">
            <text:p>1427749573.98839</text:p>
          </table:table-cell>
          <table:table-cell office:value-type="float" office:value="1427749575.48664" calcext:value-type="float">
            <text:p>1427749575.48664</text:p>
          </table:table-cell>
          <table:table-cell office:value-type="float" office:value="1427749575.51944" calcext:value-type="float">
            <text:p>1427749575.51944</text:p>
          </table:table-cell>
          <table:table-cell/>
          <table:table-cell table:formula="of:=MAX([.B550];[.D550];[.G550])-MAX([.A550];[.C550];[.E550])" office:value-type="float" office:value="1.5310480594635" calcext:value-type="float">
            <text:p>1.5310480595</text:p>
          </table:table-cell>
          <table:table-cell table:formula="of:=IF(ISBLANK([.E550]);&quot;&quot;;[.I550])" office:value-type="float" office:value="1.5310480594635" calcext:value-type="float">
            <text:p>1.5310480595</text:p>
          </table:table-cell>
        </table:table-row>
        <table:table-row table:style-name="ro1">
          <table:table-cell table:number-columns-repeated="4"/>
          <table:table-cell office:value-type="float" office:value="1427749573.98854" calcext:value-type="float">
            <text:p>1427749573.98854</text:p>
          </table:table-cell>
          <table:table-cell office:value-type="float" office:value="1427749575.48072" calcext:value-type="float">
            <text:p>1427749575.48072</text:p>
          </table:table-cell>
          <table:table-cell office:value-type="float" office:value="1427749575.51258" calcext:value-type="float">
            <text:p>1427749575.51258</text:p>
          </table:table-cell>
          <table:table-cell/>
          <table:table-cell table:formula="of:=MAX([.B551];[.D551];[.G551])-MAX([.A551];[.C551];[.E551])" office:value-type="float" office:value="1.52404093742371" calcext:value-type="float">
            <text:p>1.5240409374</text:p>
          </table:table-cell>
          <table:table-cell table:formula="of:=IF(ISBLANK([.E551]);&quot;&quot;;[.I551])" office:value-type="float" office:value="1.52404093742371" calcext:value-type="float">
            <text:p>1.5240409374</text:p>
          </table:table-cell>
        </table:table-row>
        <table:table-row table:style-name="ro1">
          <table:table-cell table:number-columns-repeated="4"/>
          <table:table-cell office:value-type="float" office:value="1427749573.98868" calcext:value-type="float">
            <text:p>1427749573.98868</text:p>
          </table:table-cell>
          <table:table-cell office:value-type="float" office:value="1427749575.5651" calcext:value-type="float">
            <text:p>1427749575.5651</text:p>
          </table:table-cell>
          <table:table-cell office:value-type="float" office:value="1427749575.59696" calcext:value-type="float">
            <text:p>1427749575.59696</text:p>
          </table:table-cell>
          <table:table-cell/>
          <table:table-cell table:formula="of:=MAX([.B552];[.D552];[.G552])-MAX([.A552];[.C552];[.E552])" office:value-type="float" office:value="1.60828185081482" calcext:value-type="float">
            <text:p>1.6082818508</text:p>
          </table:table-cell>
          <table:table-cell table:formula="of:=IF(ISBLANK([.E552]);&quot;&quot;;[.I552])" office:value-type="float" office:value="1.60828185081482" calcext:value-type="float">
            <text:p>1.6082818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1T22:06:14.963316169</dc:date>
    <meta:document-statistic meta:table-count="1" meta:cell-count="2705" meta:object-count="0"/>
    <meta:generator>LibreOffice/4.2.7.2$Linux_X86_64 LibreOffice_project/420m0$Build-2</meta:generator>
  </office:meta>
</office:document-meta>
</file>